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Configurations2/" manifest:media-type="application/vnd.sun.xml.ui.configuration"/>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Object 3/meta.xml" manifest:media-type="text/xml"/>
  <manifest:file-entry manifest:full-path="Object 3/styles.xml" manifest:media-type="text/xml"/>
  <manifest:file-entry manifest:full-path="Object 3/content.xml" manifest:media-type="text/xml"/>
  <manifest:file-entry manifest:full-path="Object 3/" manifest:media-type="application/vnd.oasis.opendocument.chart"/>
  <manifest:file-entry manifest:full-path="Object 4/meta.xml" manifest:media-type="text/xml"/>
  <manifest:file-entry manifest:full-path="Object 4/styles.xml" manifest:media-type="text/xml"/>
  <manifest:file-entry manifest:full-path="Object 4/content.xml" manifest:media-type="text/xml"/>
  <manifest:file-entry manifest:full-path="Object 4/" manifest:media-type="application/vnd.oasis.opendocument.chart"/>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0000003530000064064503C06.png" manifest:media-type="image/png"/>
  <manifest:file-entry manifest:full-path="Pictures/10000000000005000000039947BBCEC0.jpg" manifest:media-type="image/jpeg"/>
  <manifest:file-entry manifest:full-path="Pictures/1000000100000412000006407EBC248C.png" manifest:media-type="image/png"/>
  <manifest:file-entry manifest:full-path="Pictures/1000000100000377000006408874F0AD.png" manifest:media-type="image/png"/>
  <manifest:file-entry manifest:full-path="Pictures/10000001000004040000064074212E02.png" manifest:media-type="image/png"/>
  <manifest:file-entry manifest:full-path="Pictures/1000000100000299000006408375B371.png" manifest:media-type="image/png"/>
  <manifest:file-entry manifest:full-path="Pictures/100000010000030600000640CD727E38.png" manifest:media-type="image/png"/>
  <manifest:file-entry manifest:full-path="Pictures/10000001000002A5000006403A5086B8.png" manifest:media-type="image/png"/>
  <manifest:file-entry manifest:full-path="Pictures/1000000100000560000004601FCBA0CC.png" manifest:media-type="image/png"/>
  <manifest:file-entry manifest:full-path="Pictures/10000001000001A20000029AE1C0543B.png" manifest:media-type="image/png"/>
  <manifest:file-entry manifest:full-path="Pictures/10000001000000650000003513152199.png" manifest:media-type="image/png"/>
  <manifest:file-entry manifest:full-path="Pictures/10000001000003F8000001ECB9A517DF.png" manifest:media-type="image/png"/>
  <manifest:file-entry manifest:full-path="Pictures/10000001000000280000002A1CBF1A1A.png" manifest:media-type="image/png"/>
  <manifest:file-entry manifest:full-path="Pictures/10000001000005DD0000032F7C4F492E.png" manifest:media-type="image/png"/>
  <manifest:file-entry manifest:full-path="Pictures/10000001000003DA0000017AE6A77958.png" manifest:media-type="image/png"/>
  <manifest:file-entry manifest:full-path="Pictures/10000001000005F6000003368857D435.png" manifest:media-type="image/png"/>
  <manifest:file-entry manifest:full-path="Pictures/10000001000005E000000364466D44D0.png" manifest:media-type="image/png"/>
  <manifest:file-entry manifest:full-path="Pictures/100000010000052E000004220CA87549.png" manifest:media-type="image/png"/>
  <manifest:file-entry manifest:full-path="Pictures/10000001000004480000049870D316E0.png" manifest:media-type="image/png"/>
  <manifest:file-entry manifest:full-path="Pictures/10000000000006400000037B1DE37905.png" manifest:media-type="image/png"/>
  <manifest:file-entry manifest:full-path="Pictures/100000010000040A000002481667B2D3.png" manifest:media-type="image/png"/>
  <manifest:file-entry manifest:full-path="Pictures/10000001000003A000000166AFC53194.png" manifest:media-type="image/png"/>
  <manifest:file-entry manifest:full-path="Pictures/10000001000003AE0000013249D422E4.png" manifest:media-type="image/png"/>
  <manifest:file-entry manifest:full-path="Pictures/10000001000002CA000001EE236409C8.png" manifest:media-type="image/png"/>
  <manifest:file-entry manifest:full-path="Pictures/10000001000001D2000003681F109CA6.png" manifest:media-type="image/png"/>
  <manifest:file-entry manifest:full-path="Pictures/10000001000002B800000142799276E9.png" manifest:media-type="image/png"/>
  <manifest:file-entry manifest:full-path="Pictures/100000010000040A0000030CC55BBF7E.png" manifest:media-type="image/png"/>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wiss" style:font-pitch="variable"/>
    <style:font-face style:name="Arial3" svg:font-family="Arial" style:font-family-generic="system" style:font-pitch="variable"/>
    <style:font-face style:name="Arial4" svg:font-family="Arial" style:font-adornments="Bold" style:font-family-generic="swiss" style:font-pitch="variable"/>
    <style:font-face style:name="Arial5" svg:font-family="Arial, sans-serif"/>
    <style:font-face style:name="Arial6" svg:font-family="Arial, sans-serif" style:font-family-generic="swiss" style:font-pitch="variable"/>
    <style:font-face style:name="Consolas" svg:font-family="Consolas" style:font-family-generic="modern" style:font-pitch="fixed"/>
    <style:font-face style:name="Consolas1" svg:font-family="Consolas" style:font-family-generic="swiss" style:font-pitch="fixed"/>
    <style:font-face style:name="Consolas2" svg:font-family="Consolas, 'Courier New', monospace"/>
    <style:font-face style:name="Consolas3" svg:font-family="Consolas, 'Courier New', monospace" style:font-family-generic="modern" style:font-pitch="fixed"/>
    <style:font-face style:name="Consolas4" svg:font-family="Consolas, 'Courier New', monospace" style:font-adornments="Regular"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arial" svg:font-family="arial" style:font-family-generic="swiss"/>
    <style:font-face style:name="consolas" svg:font-family="consolas" style:font-family-generic="modern" style:font-pitch="fixed"/>
  </office:font-face-decls>
  <office:automatic-styles>
    <style:style style:name="P1" style:family="paragraph" style:parent-style-name="Text_20_body">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26pt" fo:font-style="normal" style:text-underline-style="none" fo:font-weight="normal" officeooo:rsid="001b6a6c" officeooo:paragraph-rsid="001b6a6c" style:text-blinking="false" fo:background-color="transparent"/>
    </style:style>
    <style:style style:name="P2" style:family="paragraph" style:parent-style-name="Standard">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26pt" fo:font-style="normal" style:text-underline-style="none" fo:font-weight="normal" officeooo:paragraph-rsid="001b6a6c" style:text-blinking="false" fo:background-color="transparent"/>
    </style:style>
    <style:style style:name="P3" style:family="paragraph" style:parent-style-name="Text_20_body">
      <style:paragraph-properties fo:margin-left="0cm" fo:margin-right="0cm" fo:margin-top="0cm" fo:margin-bottom="0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style:text-blinking="false" fo:background-color="transparent" style:font-size-asian="12pt" style:font-size-complex="12pt"/>
    </style:style>
    <style:style style:name="P4" style:family="paragraph" style:parent-style-name="Text_20_body">
      <style:paragraph-properties fo:margin-left="1.251cm" fo:margin-right="0cm" fo:margin-top="0cm" fo:margin-bottom="0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style:text-blinking="false" fo:background-color="transparent" style:font-size-asian="12pt" style:font-size-complex="12pt"/>
    </style:style>
    <style:style style:name="P5" style:family="paragraph" style:parent-style-name="Text_20_body">
      <style:paragraph-properties fo:margin-left="0cm" fo:margin-right="0cm" fo:margin-top="0cm" fo:margin-bottom="0cm" style:contextual-spacing="false" fo:line-height="138%" fo:text-align="justify" style:justify-single-word="false" fo:text-indent="0cm"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style:text-blinking="false" fo:background-color="transparent" style:font-size-asian="12pt" style:font-size-complex="12pt"/>
    </style:style>
    <style:style style:name="P6" style:family="paragraph" style:parent-style-name="Text_20_body">
      <loext:graphic-properties draw:fill="none" draw:fill-color="#ffffff"/>
      <style:paragraph-properties fo:margin-left="0cm" fo:margin-right="0cm" fo:margin-top="0.564cm" fo:margin-bottom="0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paragraph-rsid="002d0cb9" style:text-blinking="false" fo:background-color="transparent" style:font-size-asian="12pt" style:font-size-complex="12pt"/>
    </style:style>
    <style:style style:name="P7" style:family="paragraph" style:parent-style-name="Text_20_body">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2d0cb9" officeooo:paragraph-rsid="002d0cb9" style:text-blinking="false" fo:background-color="transparent" style:font-size-asian="12pt" style:font-size-complex="12pt"/>
    </style:style>
    <style:style style:name="P8" style:family="paragraph" style:parent-style-name="Standard">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2d0cb9" officeooo:paragraph-rsid="002d0cb9" style:text-blinking="false" fo:background-color="transparent" style:font-size-asian="12pt" style:font-size-complex="12pt"/>
    </style:style>
    <style:style style:name="P9" style:family="paragraph" style:parent-style-name="Text_20_body">
      <loext:graphic-properties draw:fill="none" draw:fill-color="#ffffff"/>
      <style:paragraph-properties fo:margin-left="0cm" fo:margin-right="0cm" fo:margin-top="0.564cm" fo:margin-bottom="0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2e2cd4" officeooo:paragraph-rsid="002e2cd4" style:text-blinking="false" fo:background-color="transparent" style:font-size-asian="12pt" style:font-size-complex="12pt"/>
    </style:style>
    <style:style style:name="P10" style:family="paragraph" style:parent-style-name="Standard">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498be3" officeooo:paragraph-rsid="00498be3" style:text-blinking="false" fo:background-color="transparent" style:font-size-asian="12pt" style:font-size-complex="12pt"/>
    </style:style>
    <style:style style:name="P11" style:family="paragraph" style:parent-style-name="Standard">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4b5d62" officeooo:paragraph-rsid="004b5d62" style:text-blinking="false" fo:background-color="transparent" style:font-size-asian="10.5pt" style:font-size-complex="12pt"/>
    </style:style>
    <style:style style:name="P12" style:family="paragraph" style:parent-style-name="Standard">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4b5d62" officeooo:paragraph-rsid="004b5d62" style:text-blinking="false" fo:background-color="transparent" style:font-size-asian="10.5pt" style:font-size-complex="12pt"/>
    </style:style>
    <style:style style:name="P13" style:family="paragraph" style:parent-style-name="Standard">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4f5fbd" officeooo:paragraph-rsid="00504bf3" style:text-blinking="false" fo:background-color="transparent" style:font-size-asian="10.5pt" style:font-size-complex="12pt"/>
    </style:style>
    <style:style style:name="P14" style:family="paragraph" style:parent-style-name="Standard">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4f5fbd" officeooo:paragraph-rsid="004cdd26" style:text-blinking="false" fo:background-color="transparent" style:font-size-asian="10.5pt" style:font-size-complex="12pt"/>
    </style:style>
    <style:style style:name="P15" style:family="paragraph" style:parent-style-name="Standard">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520330" officeooo:paragraph-rsid="00520330" style:text-blinking="false" fo:background-color="transparent" style:font-size-asian="10.5pt" style:font-size-complex="12pt"/>
    </style:style>
    <style:style style:name="P16" style:family="paragraph" style:parent-style-name="Standard">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413a14" officeooo:paragraph-rsid="0042b483" style:text-blinking="false" fo:background-color="transparent" style:font-size-asian="10.5pt" style:font-size-complex="12pt"/>
    </style:style>
    <style:style style:name="P17" style:family="paragraph" style:parent-style-name="Standard">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42b483" officeooo:paragraph-rsid="0042b483" style:text-blinking="false" fo:background-color="transparent" style:font-size-asian="10.5pt" style:font-size-complex="12pt"/>
    </style:style>
    <style:style style:name="P18" style:family="paragraph" style:parent-style-name="Standard">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45a603" officeooo:paragraph-rsid="0045a603" style:text-blinking="false" fo:background-color="transparent" style:font-size-asian="10.5pt" style:font-size-complex="12pt"/>
    </style:style>
    <style:style style:name="P19" style:family="paragraph" style:parent-style-name="Text_20_body">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6" fo:font-size="14pt" fo:font-style="normal" style:text-underline-style="none" fo:font-weight="bold" officeooo:rsid="0027cc79" officeooo:paragraph-rsid="00297d59" style:text-blinking="false" fo:background-color="transparent" style:font-size-asian="12.25pt" style:font-weight-asian="bold" style:font-size-complex="14pt" style:font-weight-complex="bold"/>
    </style:style>
    <style:style style:name="P20" style:family="paragraph" style:parent-style-name="Standard">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14pt" fo:font-style="normal" style:text-underline-style="none" fo:font-weight="normal" officeooo:rsid="002d0cb9" officeooo:paragraph-rsid="002d0cb9" style:text-blinking="false" fo:background-color="transparent" style:font-size-asian="12.25pt" style:font-size-complex="14pt"/>
    </style:style>
    <style:style style:name="P21" style:family="paragraph" style:parent-style-name="Text_20_body">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14pt" fo:font-style="normal" style:text-underline-style="none" fo:font-weight="normal" officeooo:rsid="002d0cb9" officeooo:paragraph-rsid="002d0cb9" style:text-blinking="false" fo:background-color="transparent" style:font-size-asian="12.25pt" style:font-size-complex="14pt"/>
    </style:style>
    <style:style style:name="P22" style:family="paragraph" style:parent-style-name="Standard">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14pt" fo:font-style="normal" style:text-underline-style="none" fo:font-weight="normal" officeooo:rsid="004793b7" officeooo:paragraph-rsid="00504bf3" style:text-blinking="false" fo:background-color="transparent" style:font-size-asian="12.25pt" style:font-size-complex="14pt"/>
    </style:style>
    <style:style style:name="P23" style:family="paragraph" style:parent-style-name="Standard">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14pt" fo:font-style="normal" style:text-underline-style="none" fo:font-weight="normal" officeooo:rsid="004fbc62" officeooo:paragraph-rsid="004fbc62" style:text-blinking="false" fo:background-color="transparent" style:font-size-asian="12.25pt" style:font-size-complex="14pt"/>
    </style:style>
    <style:style style:name="P24" style:family="paragraph" style:parent-style-name="Standard">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14pt" fo:font-style="normal" style:text-underline-style="none" fo:font-weight="normal" officeooo:rsid="002f4638" officeooo:paragraph-rsid="002f4638" style:text-blinking="false" fo:background-color="transparent" style:font-size-asian="12.25pt" style:font-size-complex="14pt"/>
    </style:style>
    <style:style style:name="P25" style:family="paragraph" style:parent-style-name="Text_20_body">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5" fo:font-size="12pt" fo:font-style="normal" style:text-underline-style="none" fo:font-weight="normal" officeooo:paragraph-rsid="0020311f" style:text-blinking="false" fo:background-color="transparent" style:font-size-asian="12pt" style:font-size-complex="12pt"/>
    </style:style>
    <style:style style:name="P26" style:family="paragraph" style:parent-style-name="Text_20_body">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5" fo:font-size="12pt" fo:font-style="normal" style:text-underline-style="none" fo:font-weight="normal" officeooo:paragraph-rsid="002179e9" style:text-blinking="false" fo:background-color="transparent" style:font-size-asian="12pt" style:font-size-complex="12pt"/>
    </style:style>
    <style:style style:name="P27" style:family="paragraph" style:parent-style-name="Heading_20_3">
      <style:text-properties style:font-name="Arial6" officeooo:paragraph-rsid="001bcd68"/>
    </style:style>
    <style:style style:name="P28" style:family="paragraph" style:parent-style-name="Text_20_body">
      <style:text-properties style:font-name="Arial6"/>
    </style:style>
    <style:style style:name="P29" style:family="paragraph" style:parent-style-name="Standard">
      <style:paragraph-properties fo:margin-left="0cm" fo:margin-right="0cm" fo:text-indent="0cm" style:auto-text-indent="false"/>
      <style:text-properties style:font-name="Arial6" fo:font-size="12pt" style:font-size-asian="12pt" style:font-size-complex="12pt"/>
    </style:style>
    <style:style style:name="P30" style:family="paragraph" style:parent-style-name="Text_20_body">
      <style:text-properties style:font-name="Arial6" fo:font-size="12pt" style:font-size-asian="12pt" style:font-size-complex="12pt"/>
    </style:style>
    <style:style style:name="P31" style:family="paragraph" style:parent-style-name="Standard">
      <loext:graphic-properties draw:fill="none" draw:fill-color="#ffffff"/>
      <style:paragraph-properties fo:margin-left="0cm" fo:margin-right="0cm" fo:margin-top="0.564cm" fo:margin-bottom="0cm" style:contextual-spacing="false" fo:line-height="138%" fo:text-indent="0cm" style:auto-text-indent="false" fo:background-color="transparent" fo:padding="0cm" fo:border="none" style:writing-mode="lr-tb"/>
      <style:text-properties style:font-name="Arial6" fo:font-size="12pt" officeooo:rsid="002e2cd4" officeooo:paragraph-rsid="002e2cd4" style:font-size-asian="12pt" style:font-size-complex="12pt"/>
    </style:style>
    <style:style style:name="P32" style:family="paragraph" style:parent-style-name="Text_20_body">
      <style:text-properties style:font-name="Arial6" fo:font-size="12pt" officeooo:rsid="0038b368" officeooo:paragraph-rsid="0038b368" style:font-size-asian="12pt" style:font-size-complex="12pt"/>
    </style:style>
    <style:style style:name="P33" style:family="paragraph" style:parent-style-name="Text_20_body">
      <style:text-properties style:font-name="Arial6" fo:font-size="12pt" officeooo:rsid="0039fcdc" officeooo:paragraph-rsid="0039fcdc" style:font-size-asian="12pt" style:font-size-complex="12pt"/>
    </style:style>
    <style:style style:name="P34" style:family="paragraph" style:parent-style-name="Standard">
      <style:paragraph-properties fo:margin-left="0cm" fo:margin-right="0cm" fo:margin-top="0cm" fo:margin-bottom="0.106cm" style:contextual-spacing="false" fo:line-height="138%" fo:text-indent="0cm" style:auto-text-indent="false" style:writing-mode="lr-tb"/>
      <style:text-properties style:font-name="Arial6" fo:font-size="12pt" officeooo:rsid="0036eedf" officeooo:paragraph-rsid="0036eedf" style:font-size-asian="10.5pt" style:font-size-complex="12pt"/>
    </style:style>
    <style:style style:name="P35" style:family="paragraph" style:parent-style-name="Text_20_body">
      <style:text-properties style:font-name="Arial6" officeooo:rsid="0027cc79" officeooo:paragraph-rsid="0027cc79"/>
    </style:style>
    <style:style style:name="P36" style:family="paragraph" style:parent-style-name="Text_20_body">
      <loext:graphic-properties draw:fill="none" draw:fill-color="#ffffff"/>
      <style:paragraph-properties fo:margin-left="0cm" fo:margin-right="0cm" fo:margin-top="0.564cm" fo:margin-bottom="0cm" style:contextual-spacing="false" fo:line-height="138%" fo:text-indent="0cm" style:auto-text-indent="false" fo:background-color="transparent" fo:padding="0cm" fo:border="none" style:writing-mode="lr-tb"/>
      <style:text-properties style:font-name="Arial6" officeooo:paragraph-rsid="002e2cd4"/>
    </style:style>
    <style:style style:name="P37" style:family="paragraph" style:parent-style-name="Standard">
      <loext:graphic-properties draw:fill="none" draw:fill-color="#ffffff"/>
      <style:paragraph-properties fo:margin-left="0cm" fo:margin-right="0cm" fo:margin-top="0.564cm" fo:margin-bottom="0cm" style:contextual-spacing="false" fo:line-height="138%" fo:text-indent="0cm" style:auto-text-indent="false" fo:background-color="transparent" fo:padding="0cm" fo:border="none" style:writing-mode="lr-tb"/>
      <style:text-properties style:font-name="Arial6" officeooo:paragraph-rsid="002e2cd4"/>
    </style:style>
    <style:style style:name="P38" style:family="paragraph" style:parent-style-name="Standard">
      <style:paragraph-properties fo:margin-top="0cm" fo:margin-bottom="0.106cm" style:contextual-spacing="false" fo:line-height="138%" style:writing-mode="lr-tb"/>
      <style:text-properties style:font-name="Arial6" officeooo:paragraph-rsid="003d9e49"/>
    </style:style>
    <style:style style:name="P39" style:family="paragraph" style:parent-style-name="Heading">
      <style:text-properties style:font-name="Arial6"/>
    </style:style>
    <style:style style:name="P40" style:family="paragraph" style:parent-style-name="Standard">
      <style:paragraph-properties fo:margin-top="0cm" fo:margin-bottom="0.106cm" style:contextual-spacing="false" fo:line-height="138%" style:writing-mode="lr-tb"/>
      <style:text-properties style:font-name="Arial6" officeooo:rsid="004b5d62" officeooo:paragraph-rsid="004b5d62"/>
    </style:style>
    <style:style style:name="P41" style:family="paragraph" style:parent-style-name="Standard">
      <style:paragraph-properties fo:margin-top="0cm" fo:margin-bottom="0.106cm" style:contextual-spacing="false" fo:line-height="138%" style:writing-mode="lr-tb"/>
      <style:text-properties style:font-name="Arial6" officeooo:rsid="004c5f2f" officeooo:paragraph-rsid="004c5f2f"/>
    </style:style>
    <style:style style:name="P42" style:family="paragraph" style:parent-style-name="Text_20_body">
      <loext:graphic-properties draw:fill="none" draw:fill-color="#ffffff"/>
      <style:paragraph-properties fo:margin-left="0cm" fo:margin-right="0cm" fo:margin-top="0.564cm" fo:margin-bottom="0cm" style:contextual-spacing="false" fo:line-height="138%" fo:text-indent="0cm" style:auto-text-indent="false" fo:background-color="transparent" fo:padding="0cm" fo:border="none" style:writing-mode="lr-tb"/>
      <style:text-properties style:font-name="Arial6" fo:font-size="14pt" officeooo:paragraph-rsid="002e2cd4" style:font-size-asian="14pt" style:font-size-complex="14pt"/>
    </style:style>
    <style:style style:name="P43" style:family="paragraph" style:parent-style-name="Text_20_body">
      <style:text-properties style:font-name="Arial2" fo:font-weight="bold" style:font-weight-asian="bold" style:font-weight-complex="bold"/>
    </style:style>
    <style:style style:name="P44" style:family="paragraph" style:parent-style-name="Text_20_body">
      <style:paragraph-properties fo:margin-top="0cm" fo:margin-bottom="0cm" style:contextual-spacing="false"/>
      <style:text-properties style:font-name="Arial2" fo:font-size="14pt" fo:font-weight="bold" officeooo:rsid="0068857f" officeooo:paragraph-rsid="0068857f" style:font-size-asian="12.25pt" style:font-weight-asian="bold" style:font-size-complex="14pt" style:font-weight-complex="bold"/>
    </style:style>
    <style:style style:name="P45" style:family="paragraph" style:parent-style-name="Text_20_body">
      <style:text-properties style:font-name="Arial2" fo:font-size="14pt" fo:font-weight="bold" officeooo:rsid="006a461e" officeooo:paragraph-rsid="006a461e" style:font-size-asian="12.25pt" style:font-weight-asian="bold" style:font-size-complex="14pt" style:font-weight-complex="bold"/>
    </style:style>
    <style:style style:name="P46" style:family="paragraph" style:parent-style-name="Preformatted_20_Text">
      <style:text-properties style:font-name="Arial2" fo:font-size="14pt" fo:font-weight="bold" officeooo:rsid="006a461e" officeooo:paragraph-rsid="006a461e" style:font-size-asian="12.25pt" style:font-weight-asian="bold" style:font-size-complex="14pt" style:font-weight-complex="bold"/>
    </style:style>
    <style:style style:name="P47" style:family="paragraph" style:parent-style-name="Text_20_body">
      <style:text-properties style:font-name="Arial2" fo:font-size="12pt" fo:font-weight="normal" officeooo:rsid="0068857f" officeooo:paragraph-rsid="0068857f" style:font-size-asian="12pt" style:font-weight-asian="normal" style:font-size-complex="12pt" style:font-weight-complex="normal"/>
    </style:style>
    <style:style style:name="P48" style:family="paragraph" style:parent-style-name="Text_20_body">
      <style:text-properties style:font-name="Arial2" fo:font-size="12pt" officeooo:rsid="006b5079" officeooo:paragraph-rsid="006b5079" style:font-size-asian="12pt" style:font-size-complex="12pt"/>
    </style:style>
    <style:style style:name="P49" style:family="paragraph" style:parent-style-name="Text_20_body">
      <style:text-properties officeooo:paragraph-rsid="001db3a9"/>
    </style:style>
    <style:style style:name="P50" style:family="paragraph" style:parent-style-name="Standard">
      <style:paragraph-properties fo:margin-left="2.501cm" fo:text-indent="0cm" style:auto-text-indent="false"/>
      <style:text-properties officeooo:paragraph-rsid="001ec6d5"/>
    </style:style>
    <style:style style:name="P51" style:family="paragraph" style:parent-style-name="Text_20_body">
      <style:paragraph-properties fo:margin-left="2.501cm" fo:text-indent="0cm" style:auto-text-indent="false"/>
      <style:text-properties officeooo:paragraph-rsid="001ec6d5"/>
    </style:style>
    <style:style style:name="P52" style:family="paragraph" style:parent-style-name="Text_20_body">
      <style:paragraph-properties fo:margin-left="0cm" fo:text-indent="0cm" style:auto-text-indent="false"/>
      <style:text-properties officeooo:paragraph-rsid="001ec6d5"/>
    </style:style>
    <style:style style:name="P53" style:family="paragraph" style:parent-style-name="Text_20_body">
      <style:paragraph-properties fo:margin-left="2.501cm" fo:text-indent="0cm" style:auto-text-indent="false"/>
      <style:text-properties officeooo:paragraph-rsid="0020311f"/>
    </style:style>
    <style:style style:name="P54" style:family="paragraph" style:parent-style-name="Text_20_body">
      <style:paragraph-properties fo:margin-left="0cm" fo:text-indent="0cm" style:auto-text-indent="false"/>
      <style:text-properties officeooo:paragraph-rsid="0020311f"/>
    </style:style>
    <style:style style:name="P55" style:family="paragraph" style:parent-style-name="Text_20_body">
      <style:text-properties officeooo:paragraph-rsid="0070afff"/>
    </style:style>
    <style:style style:name="P56" style:family="paragraph" style:parent-style-name="Text_20_body">
      <style:paragraph-properties fo:margin-top="0cm" fo:margin-bottom="0cm" style:contextual-spacing="false"/>
    </style:style>
    <style:style style:name="P57" style:family="paragraph" style:parent-style-name="Standard">
      <style:paragraph-properties fo:margin-left="0cm" fo:margin-right="0cm" style:line-height-at-least="0.503cm" fo:text-indent="0cm" style:auto-text-indent="false"/>
      <style:text-properties fo:color="#000000" loext:opacity="100%" fo:background-color="transparent"/>
    </style:style>
    <style:style style:name="P58" style:family="paragraph" style:parent-style-name="Standard">
      <style:paragraph-properties style:line-height-at-least="0.503cm"/>
      <style:text-properties fo:color="#000000" loext:opacity="100%" fo:background-color="transparent"/>
    </style:style>
    <style:style style:name="P59" style:family="paragraph" style:parent-style-name="Standard">
      <style:paragraph-properties fo:margin-left="0cm" fo:margin-right="0cm" style:line-height-at-least="0.503cm" fo:text-indent="0cm" style:auto-text-indent="false"/>
      <style:text-properties fo:color="#000000" loext:opacity="100%" officeooo:paragraph-rsid="0061982d" fo:background-color="transparent"/>
    </style:style>
    <style:style style:name="P60" style:family="paragraph" style:parent-style-name="Standard">
      <style:paragraph-properties fo:margin-left="0cm" fo:margin-right="0cm" style:line-height-at-least="0.503cm" fo:text-indent="0cm" style:auto-text-indent="false"/>
      <style:text-properties fo:color="#000000" loext:opacity="100%" style:font-name="Arial2" fo:font-size="10.5pt" fo:font-weight="normal" officeooo:paragraph-rsid="0061982d" fo:background-color="transparent"/>
    </style:style>
    <style:style style:name="P61" style:family="paragraph" style:parent-style-name="Standard">
      <style:paragraph-properties fo:margin-left="0cm" fo:margin-right="0cm" style:line-height-at-least="0.503cm" fo:text-indent="0cm" style:auto-text-indent="false"/>
      <style:text-properties fo:color="#000000" loext:opacity="100%" style:font-name="Arial2" fo:font-size="12pt" fo:font-weight="normal" fo:background-color="transparent" style:font-size-asian="12pt" style:font-size-complex="12pt"/>
    </style:style>
    <style:style style:name="P62" style:family="paragraph" style:parent-style-name="Text_20_body">
      <style:paragraph-properties fo:margin-top="0cm" fo:margin-bottom="0cm" style:contextual-spacing="false"/>
      <style:text-properties fo:color="#000000" loext:opacity="100%" style:font-name="Arial2" fo:font-size="12pt" fo:font-weight="normal" officeooo:rsid="006a461e" officeooo:paragraph-rsid="006a461e" style:font-size-asian="10.5pt" style:font-weight-asian="normal" style:font-size-complex="12pt" style:font-weight-complex="normal"/>
    </style:style>
    <style:style style:name="P63" style:family="paragraph" style:parent-style-name="Standard">
      <style:paragraph-properties fo:margin-left="0cm" fo:margin-right="0cm" style:line-height-at-least="0.503cm" fo:text-indent="0cm" style:auto-text-indent="false"/>
      <style:text-properties fo:color="#000000" loext:opacity="100%" style:font-name="Arial2" fo:font-size="12pt" fo:background-color="transparent" style:font-size-asian="12pt" style:font-size-complex="12pt"/>
    </style:style>
    <style:style style:name="P64" style:family="paragraph" style:parent-style-name="Standard">
      <style:paragraph-properties fo:margin-left="0cm" fo:margin-right="0cm" style:line-height-at-least="0.503cm" fo:text-indent="0cm" style:auto-text-indent="false"/>
      <style:text-properties fo:color="#000000" loext:opacity="100%" style:font-name="Consolas2" fo:font-size="10.5pt" fo:font-weight="normal" officeooo:paragraph-rsid="0061982d" fo:background-color="transparent"/>
    </style:style>
    <style:style style:name="P65" style:family="paragraph" style:parent-style-name="Standard">
      <style:paragraph-properties fo:margin-left="0cm" fo:margin-right="0cm" style:line-height-at-least="0.503cm" fo:text-indent="0cm" style:auto-text-indent="false"/>
      <style:text-properties fo:color="#000000" loext:opacity="100%" style:font-name="Consolas2" fo:font-size="10.5pt" fo:font-weight="normal" fo:background-color="transparent"/>
    </style:style>
    <style:style style:name="P66" style:family="paragraph" style:parent-style-name="Standard">
      <style:paragraph-properties fo:margin-left="0cm" fo:margin-right="0cm" style:line-height-at-least="0.503cm" fo:text-indent="0cm" style:auto-text-indent="false"/>
      <style:text-properties fo:color="#666666" loext:opacity="100%" style:font-name="Consolas2" fo:font-size="10.5pt" fo:font-weight="normal" officeooo:paragraph-rsid="0061982d" fo:background-color="transparent"/>
    </style:style>
    <style:style style:name="P67" style:family="paragraph" style:parent-style-name="Standard">
      <style:paragraph-properties fo:margin-left="0cm" fo:margin-right="0cm" style:line-height-at-least="0.503cm" fo:text-indent="0cm" style:auto-text-indent="false"/>
      <style:text-properties fo:color="#666666" loext:opacity="100%" style:font-name="Consolas2" fo:font-size="10.5pt" fo:font-weight="normal" fo:background-color="transparent"/>
    </style:style>
    <style:style style:name="P68" style:family="paragraph" style:parent-style-name="Standard">
      <style:paragraph-properties fo:margin-left="0cm" fo:margin-right="0cm" style:line-height-at-least="0.503cm" fo:text-indent="0cm" style:auto-text-indent="false"/>
      <style:text-properties fo:color="#666666" loext:opacity="100%" fo:background-color="transparent"/>
    </style:style>
    <style:style style:name="P69" style:family="paragraph" style:parent-style-name="Standard">
      <style:paragraph-properties fo:margin-left="0cm" style:line-height-at-least="0.503cm" fo:text-indent="0cm" style:auto-text-indent="false"/>
      <style:text-properties fo:color="#666666" loext:opacity="100%" fo:background-color="transparent"/>
    </style:style>
    <style:style style:name="P70" style:family="paragraph" style:parent-style-name="Standard">
      <style:paragraph-properties style:line-height-at-least="0.503cm"/>
      <style:text-properties fo:color="#666666" loext:opacity="100%" fo:background-color="transparent"/>
    </style:style>
    <style:style style:name="P71" style:family="paragraph" style:parent-style-name="Text_20_body">
      <style:text-properties officeooo:rsid="006773c2" officeooo:paragraph-rsid="006773c2"/>
    </style:style>
    <style:style style:name="P72" style:family="paragraph" style:parent-style-name="Text_20_body">
      <style:text-properties officeooo:rsid="00669794" officeooo:paragraph-rsid="006773c2"/>
    </style:style>
    <style:style style:name="P73" style:family="paragraph" style:parent-style-name="Text_20_body">
      <style:text-properties officeooo:rsid="00669794" officeooo:paragraph-rsid="0068857f"/>
    </style:style>
    <style:style style:name="P74" style:family="paragraph" style:parent-style-name="Standard">
      <style:text-properties officeooo:rsid="00669794" officeooo:paragraph-rsid="0068857f"/>
    </style:style>
    <style:style style:name="P75" style:family="paragraph" style:parent-style-name="Text_20_body">
      <style:text-properties officeooo:rsid="00669794" officeooo:paragraph-rsid="00669794"/>
    </style:style>
    <style:style style:name="P76" style:family="paragraph" style:parent-style-name="Preformatted_20_Text">
      <style:text-properties officeooo:paragraph-rsid="0068857f"/>
    </style:style>
    <style:style style:name="P77" style:family="paragraph" style:parent-style-name="Preformatted_20_Text">
      <style:paragraph-properties fo:margin-top="0cm" fo:margin-bottom="0.499cm" style:contextual-spacing="false"/>
      <style:text-properties officeooo:paragraph-rsid="0068857f"/>
    </style:style>
    <style:style style:name="P78" style:family="paragraph" style:parent-style-name="Text_20_body">
      <style:text-properties officeooo:paragraph-rsid="0068857f"/>
    </style:style>
    <style:style style:name="P79" style:family="paragraph" style:parent-style-name="Preformatted_20_Text">
      <style:text-properties fo:color="#808080" loext:opacity="100%" style:font-name="Consolas" fo:font-size="10.5pt" officeooo:paragraph-rsid="0068857f" style:font-size-asian="10.5pt" style:font-size-complex="10.5pt"/>
    </style:style>
    <style:style style:name="P80" style:family="paragraph" style:parent-style-name="Preformatted_20_Text">
      <style:text-properties fo:color="#808080" loext:opacity="100%" style:font-name="Consolas" fo:font-size="10.5pt" style:font-size-asian="10.5pt" style:font-size-complex="10.5pt"/>
    </style:style>
    <style:style style:name="P81" style:family="paragraph" style:parent-style-name="Text_20_body">
      <style:paragraph-properties fo:margin-top="0cm" fo:margin-bottom="0.046cm" style:contextual-spacing="false"/>
      <style:text-properties fo:color="#808080" loext:opacity="100%" style:font-name="Consolas" fo:font-size="10.5pt" officeooo:paragraph-rsid="006c5455" style:font-size-asian="10.5pt" style:font-size-complex="10.5pt"/>
    </style:style>
    <style:style style:name="P82" style:family="paragraph" style:parent-style-name="Text_20_body">
      <style:paragraph-properties fo:margin-top="0cm" fo:margin-bottom="0.046cm" style:contextual-spacing="false"/>
      <style:text-properties fo:color="#808080" loext:opacity="100%" style:font-name="Consolas" fo:font-size="10.5pt" officeooo:paragraph-rsid="006c7d36" style:font-size-asian="10.5pt" style:font-size-complex="10.5pt"/>
    </style:style>
    <style:style style:name="P83" style:family="paragraph" style:parent-style-name="Text_20_body">
      <style:paragraph-properties fo:margin-top="0cm" fo:margin-bottom="0cm" style:contextual-spacing="false"/>
      <style:text-properties fo:color="#808080" loext:opacity="100%" style:font-name="Consolas" fo:font-size="10.5pt" officeooo:paragraph-rsid="006c7d36" style:font-size-asian="10.5pt" style:font-size-complex="10.5pt"/>
    </style:style>
    <style:style style:name="P84" style:family="paragraph" style:parent-style-name="Text_20_body">
      <style:paragraph-properties fo:margin-top="0cm" fo:margin-bottom="0cm" style:contextual-spacing="false"/>
      <style:text-properties fo:color="#808080" loext:opacity="100%" style:font-name="Consolas" fo:font-size="10.5pt" officeooo:paragraph-rsid="006d5b88" style:font-size-asian="10.5pt" style:font-size-complex="10.5pt"/>
    </style:style>
    <style:style style:name="P85" style:family="paragraph" style:parent-style-name="Text_20_body">
      <style:paragraph-properties fo:margin-top="0cm" fo:margin-bottom="0.046cm" style:contextual-spacing="false"/>
      <style:text-properties fo:color="#808080" loext:opacity="100%" style:font-name="Consolas" fo:font-size="10.5pt" officeooo:paragraph-rsid="006d5b88" style:font-size-asian="10.5pt" style:font-size-complex="10.5pt"/>
    </style:style>
    <style:style style:name="P86" style:family="paragraph" style:parent-style-name="Text_20_body">
      <style:paragraph-properties fo:margin-top="0cm" fo:margin-bottom="0cm" style:contextual-spacing="false"/>
      <style:text-properties fo:color="#808080" loext:opacity="100%" style:font-name="Consolas" fo:font-size="10.5pt" fo:font-weight="normal" officeooo:rsid="0068857f" officeooo:paragraph-rsid="0068857f" style:font-size-asian="10.5pt" style:font-weight-asian="normal" style:font-size-complex="10.5pt" style:font-weight-complex="normal"/>
    </style:style>
    <style:style style:name="P87" style:family="paragraph" style:parent-style-name="Text_20_body">
      <style:paragraph-properties fo:margin-top="0cm" fo:margin-bottom="0cm" style:contextual-spacing="false"/>
      <style:text-properties fo:color="#808080" loext:opacity="100%" style:font-name="Consolas" fo:font-size="10.5pt" fo:font-weight="normal" officeooo:rsid="006a461e" officeooo:paragraph-rsid="006a461e" style:font-size-asian="10.5pt" style:font-weight-asian="normal" style:font-size-complex="10.5pt" style:font-weight-complex="normal"/>
    </style:style>
    <style:style style:name="P88" style:family="paragraph" style:parent-style-name="Text_20_body">
      <style:text-properties fo:color="#808080" loext:opacity="100%" style:font-name="Arial2" fo:font-size="10.5pt" fo:font-weight="normal" officeooo:rsid="0068857f" officeooo:paragraph-rsid="0068857f" style:font-size-asian="10.5pt" style:font-weight-asian="normal" style:font-size-complex="10.5pt" style:font-weight-complex="normal"/>
    </style:style>
    <style:style style:name="P89" style:family="paragraph" style:parent-style-name="Text_20_body">
      <style:paragraph-properties fo:margin-top="0cm" fo:margin-bottom="0.046cm" style:contextual-spacing="false"/>
      <style:text-properties fo:color="#808080" loext:opacity="100%" style:font-name="Arial2" fo:font-size="12pt" officeooo:paragraph-rsid="006d5b88" style:font-size-asian="12pt" style:font-size-complex="12pt"/>
    </style:style>
    <style:style style:name="P90" style:family="paragraph" style:parent-style-name="Preformatted_20_Text">
      <style:paragraph-properties fo:margin-top="0cm" fo:margin-bottom="0.499cm" style:contextual-spacing="false"/>
    </style:style>
    <style:style style:name="P91" style:family="paragraph" style:parent-style-name="Text_20_body">
      <style:paragraph-properties fo:margin-top="0cm" fo:margin-bottom="0cm" style:contextual-spacing="false"/>
      <style:text-properties officeooo:paragraph-rsid="006b5079"/>
    </style:style>
    <style:style style:name="P92" style:family="paragraph" style:parent-style-name="Text_20_body">
      <style:text-properties officeooo:paragraph-rsid="006c5455"/>
    </style:style>
    <style:style style:name="P93" style:family="paragraph" style:parent-style-name="Text_20_body">
      <style:paragraph-properties fo:margin-top="0cm" fo:margin-bottom="0.046cm" style:contextual-spacing="false"/>
      <style:text-properties officeooo:paragraph-rsid="006c5455"/>
    </style:style>
    <style:style style:name="P94" style:family="paragraph" style:parent-style-name="Text_20_body">
      <style:paragraph-properties fo:margin-top="0cm" fo:margin-bottom="0cm" style:contextual-spacing="false" fo:line-height="115%"/>
      <style:text-properties officeooo:paragraph-rsid="006c5455"/>
    </style:style>
    <style:style style:name="P95" style:family="paragraph" style:parent-style-name="Text_20_body">
      <style:paragraph-properties fo:margin-top="0cm" fo:margin-bottom="0cm" style:contextual-spacing="false" fo:line-height="115%"/>
      <style:text-properties officeooo:paragraph-rsid="0074b2d3"/>
    </style:style>
    <style:style style:name="P96" style:family="paragraph" style:parent-style-name="Text_20_body">
      <style:text-properties officeooo:rsid="006c5455"/>
    </style:style>
    <style:style style:name="P97" style:family="paragraph" style:parent-style-name="Text_20_body">
      <style:text-properties officeooo:paragraph-rsid="006c7d36"/>
    </style:style>
    <style:style style:name="P98" style:family="paragraph" style:parent-style-name="Text_20_body">
      <style:text-properties officeooo:paragraph-rsid="006d5b88"/>
    </style:style>
    <style:style style:name="P99" style:family="paragraph" style:parent-style-name="Text_20_body">
      <style:text-properties style:font-name="arial" officeooo:rsid="0072f670" officeooo:paragraph-rsid="0072f670"/>
    </style:style>
    <style:style style:name="P100" style:family="paragraph" style:parent-style-name="Contents_20_10">
      <style:paragraph-properties>
        <style:tab-stops>
          <style:tab-stop style:position="12.501cm" style:type="right" style:leader-style="dotted" style:leader-text="."/>
        </style:tab-stops>
      </style:paragraph-properties>
    </style:style>
    <style:style style:name="P101" style:family="paragraph" style:parent-style-name="Heading" style:list-style-name="L1"/>
    <style:style style:name="P102" style:family="paragraph" style:parent-style-name="Heading" style:list-style-name="L1">
      <style:paragraph-properties fo:break-before="page"/>
    </style:style>
    <style:style style:name="P103" style:family="paragraph" style:parent-style-name="Heading" style:list-style-name="L1">
      <style:text-properties officeooo:paragraph-rsid="0070afff"/>
    </style:style>
    <style:style style:name="P104" style:family="paragraph" style:parent-style-name="Heading" style:list-style-name="L1">
      <style:text-properties style:font-name="Arial6"/>
    </style:style>
    <style:style style:name="P105" style:family="paragraph" style:parent-style-name="Heading" style:list-style-name="L1">
      <style:text-properties style:font-name="Arial6" officeooo:rsid="00555e35" officeooo:paragraph-rsid="00555e35"/>
    </style:style>
    <style:style style:name="P106" style:family="paragraph" style:parent-style-name="Heading" style:list-style-name="L1">
      <style:text-properties officeooo:rsid="005fbd44" officeooo:paragraph-rsid="00717724"/>
    </style:style>
    <style:style style:name="P107" style:family="paragraph" style:parent-style-name="Heading" style:list-style-name="L1">
      <style:text-properties officeooo:rsid="005fbd44" officeooo:paragraph-rsid="00669794"/>
    </style:style>
    <style:style style:name="P108" style:family="paragraph" style:parent-style-name="Heading" style:list-style-name="L1">
      <style:text-properties fo:color="#000000" loext:opacity="100%" officeooo:paragraph-rsid="00669794" fo:background-color="transparent"/>
    </style:style>
    <style:style style:name="P109" style:family="paragraph" style:parent-style-name="Heading" style:list-style-name="L1">
      <style:text-properties officeooo:rsid="006c5455" officeooo:paragraph-rsid="006c5455"/>
    </style:style>
    <style:style style:name="P110" style:family="paragraph" style:parent-style-name="Heading" style:list-style-name="L1">
      <style:text-properties officeooo:rsid="0072f670" officeooo:paragraph-rsid="0072f670"/>
    </style:style>
    <style:style style:name="P111" style:family="paragraph" style:parent-style-name="Heading" style:list-style-name="L1">
      <style:text-properties officeooo:rsid="007509af" officeooo:paragraph-rsid="007509af"/>
    </style:style>
    <style:style style:name="P112" style:family="paragraph" style:parent-style-name="Heading" style:list-style-name="L1">
      <style:text-properties officeooo:rsid="00763654" officeooo:paragraph-rsid="00763654"/>
    </style:style>
    <style:style style:name="P113"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officeooo:paragraph-rsid="001db3a9"/>
    </style:style>
    <style:style style:name="P114"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officeooo:paragraph-rsid="00498be3"/>
    </style:style>
    <style:style style:name="P115" style:family="paragraph" style:parent-style-name="Standard" style:list-style-name="L19">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297d59" officeooo:paragraph-rsid="00297d59" style:text-blinking="false" fo:background-color="transparent" style:font-size-asian="12pt" style:font-weight-asian="normal" style:font-size-complex="12pt" style:font-weight-complex="normal"/>
    </style:style>
    <style:style style:name="P116" style:family="paragraph" style:parent-style-name="Standard" style:list-style-name="L19">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29ad33" officeooo:paragraph-rsid="0029ad33" style:text-blinking="false" fo:background-color="transparent" style:font-size-asian="12pt" style:font-weight-asian="normal" style:font-size-complex="12pt" style:font-weight-complex="normal"/>
    </style:style>
    <style:style style:name="P117" style:family="paragraph" style:parent-style-name="Standard" style:list-style-name="L21">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29ad33" officeooo:paragraph-rsid="0029ad33" style:text-blinking="false" fo:background-color="transparent" style:font-size-asian="12pt" style:font-weight-asian="normal" style:font-size-complex="12pt" style:font-weight-complex="normal"/>
    </style:style>
    <style:style style:name="P118" style:family="paragraph" style:parent-style-name="Standard" style:list-style-name="L19">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2a1d0b" officeooo:paragraph-rsid="002a1d0b" style:text-blinking="false" fo:background-color="transparent" style:font-size-asian="12pt" style:font-weight-asian="normal" style:font-size-complex="12pt" style:font-weight-complex="normal"/>
    </style:style>
    <style:style style:name="P119"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2e2cd4" officeooo:paragraph-rsid="002e2cd4" style:text-blinking="false" fo:background-color="transparent" style:font-size-asian="12pt" style:font-weight-asian="normal" style:font-size-complex="12pt" style:font-weight-complex="normal"/>
    </style:style>
    <style:style style:name="P120"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2d0cb9" officeooo:paragraph-rsid="002d0cb9" style:text-blinking="false" fo:background-color="transparent" style:font-size-asian="12pt" style:font-size-complex="12pt"/>
    </style:style>
    <style:style style:name="P121" style:family="paragraph" style:parent-style-name="Standard" style:list-style-name="L22">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2d0cb9" officeooo:paragraph-rsid="002d0cb9" style:text-blinking="false" fo:background-color="transparent" style:font-size-asian="12pt" style:font-size-complex="12pt"/>
    </style:style>
    <style:style style:name="P122" style:family="paragraph" style:parent-style-name="Standard" style:list-style-name="L22">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2d0cb9" officeooo:paragraph-rsid="002d277f" style:text-blinking="false" fo:background-color="transparent" style:font-size-asian="12pt" style:font-size-complex="12pt"/>
    </style:style>
    <style:style style:name="P123"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2d277f" officeooo:paragraph-rsid="002d277f" style:text-blinking="false" fo:background-color="transparent" style:font-size-asian="12pt" style:font-size-complex="12pt"/>
    </style:style>
    <style:style style:name="P124"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64bea6" officeooo:paragraph-rsid="0064bea6" style:text-blinking="false" fo:background-color="transparent" style:font-size-asian="12pt" style:font-size-complex="12pt"/>
    </style:style>
    <style:style style:name="P125"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2e2cd4" officeooo:paragraph-rsid="002e2cd4" style:text-blinking="false" fo:background-color="transparent" style:font-size-asian="12pt" style:font-size-complex="12pt"/>
    </style:style>
    <style:style style:name="P126"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498be3" officeooo:paragraph-rsid="00498be3" style:text-blinking="false" fo:background-color="transparent" style:font-size-asian="12pt" style:font-size-complex="12pt"/>
    </style:style>
    <style:style style:name="P127"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4c962b" officeooo:paragraph-rsid="004cdd26" style:text-blinking="false" fo:background-color="transparent" style:font-size-asian="12pt" style:font-size-complex="12pt"/>
    </style:style>
    <style:style style:name="P128"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4c962b" officeooo:paragraph-rsid="00504bf3" style:text-blinking="false" fo:background-color="transparent" style:font-size-asian="12pt" style:font-size-complex="12pt"/>
    </style:style>
    <style:style style:name="P129"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4cdd26" officeooo:paragraph-rsid="00504bf3" style:text-blinking="false" fo:background-color="transparent" style:font-size-asian="12pt" style:font-size-complex="12pt"/>
    </style:style>
    <style:style style:name="P130"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4cdd26" officeooo:paragraph-rsid="004cdd26" style:text-blinking="false" fo:background-color="transparent" style:font-size-asian="12pt" style:font-size-complex="12pt"/>
    </style:style>
    <style:style style:name="P131"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2f4638" officeooo:paragraph-rsid="002f4638" style:text-blinking="false" fo:background-color="transparent" style:font-size-asian="12pt" style:font-size-complex="12pt"/>
    </style:style>
    <style:style style:name="P132"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2f4638" officeooo:paragraph-rsid="0030967f" style:text-blinking="false" fo:background-color="transparent" style:font-size-asian="12pt" style:font-size-complex="12pt"/>
    </style:style>
    <style:style style:name="P133"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30967f" officeooo:paragraph-rsid="0030967f" style:text-blinking="false" fo:background-color="transparent" style:font-size-asian="12pt" style:font-size-complex="12pt"/>
    </style:style>
    <style:style style:name="P134"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30967f" officeooo:paragraph-rsid="0031b24b" style:text-blinking="false" fo:background-color="transparent" style:font-size-asian="12pt" style:font-size-complex="12pt"/>
    </style:style>
    <style:style style:name="P135"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30967f" officeooo:paragraph-rsid="0030967f" style:text-blinking="false" fo:background-color="transparent" style:font-size-asian="12pt" style:font-size-complex="12pt" loext:padding="0cm" loext:border="none"/>
    </style:style>
    <style:style style:name="P136" style:family="paragraph" style:parent-style-name="Standard" style:list-style-name="L20">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29ad33" officeooo:paragraph-rsid="0029ad33" style:text-blinking="false" fo:background-color="transparent" style:font-size-asian="10.5pt" style:font-weight-asian="normal" style:font-size-complex="12pt" style:font-weight-complex="normal"/>
    </style:style>
    <style:style style:name="P137" style:family="paragraph" style:parent-style-name="Standard" style:list-style-name="L23">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4b5d62" officeooo:paragraph-rsid="004b5d62" style:text-blinking="false" fo:background-color="transparent" style:font-size-asian="10.5pt" style:font-size-complex="12pt"/>
    </style:style>
    <style:style style:name="P138"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358369" officeooo:paragraph-rsid="00358369" style:text-blinking="false" fo:background-color="transparent" style:font-size-asian="10.5pt" style:font-size-complex="12pt"/>
    </style:style>
    <style:style style:name="P139"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413a14" officeooo:paragraph-rsid="0042b483" style:text-blinking="false" fo:background-color="transparent" style:font-size-asian="10.5pt" style:font-size-complex="12pt"/>
    </style:style>
    <style:style style:name="P140" style:family="paragraph" style:parent-style-name="Standard" style:list-style-name="L25">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42b483" officeooo:paragraph-rsid="0042b483" style:text-blinking="false" fo:background-color="transparent" style:font-size-asian="10.5pt" style:font-size-complex="12pt"/>
    </style:style>
    <style:style style:name="P141" style:family="paragraph" style:parent-style-name="Standard" style:list-style-name="L25">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45a603" officeooo:paragraph-rsid="0045a603" style:text-blinking="false" fo:background-color="transparent" style:font-size-asian="10.5pt" style:font-size-complex="12pt"/>
    </style:style>
    <style:style style:name="P142"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14pt" fo:font-style="normal" style:text-underline-style="none" fo:font-weight="normal" officeooo:rsid="002d0cb9" officeooo:paragraph-rsid="002d0cb9" style:text-blinking="false" fo:background-color="transparent" style:font-size-asian="12.25pt" style:font-size-complex="14pt"/>
    </style:style>
    <style:style style:name="P143"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14pt" fo:font-style="normal" style:text-underline-style="none" fo:font-weight="normal" officeooo:rsid="002e2cd4" officeooo:paragraph-rsid="002e2cd4" style:text-blinking="false" fo:background-color="transparent" style:font-size-asian="12.25pt" style:font-size-complex="14pt"/>
    </style:style>
    <style:style style:name="P144"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14pt" fo:font-style="normal" style:text-underline-style="none" fo:font-weight="normal" officeooo:rsid="002f4638" officeooo:paragraph-rsid="002f4638" style:text-blinking="false" fo:background-color="transparent" style:font-size-asian="12.25pt" style:font-size-complex="14pt"/>
    </style:style>
    <style:style style:name="P145"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14pt" fo:font-style="normal" style:text-underline-style="none" fo:font-weight="normal" officeooo:rsid="0030967f" officeooo:paragraph-rsid="0030967f" style:text-blinking="false" fo:background-color="transparent" style:font-size-asian="12.25pt" style:font-size-complex="14pt"/>
    </style:style>
    <style:style style:name="P146" style:family="paragraph" style:parent-style-name="Standard">
      <style:paragraph-properties fo:margin-left="2.54cm" fo:margin-right="0cm" fo:margin-top="0cm" fo:margin-bottom="0.106cm" style:contextual-spacing="false" fo:line-height="137%" fo:text-indent="0cm" style:auto-text-indent="false"/>
      <style:text-properties fo:font-variant="normal" fo:text-transform="none" fo:color="#000000" loext:opacity="100%" style:text-line-through-style="none" style:text-line-through-type="none" style:font-name="Arial6" fo:font-size="14pt" fo:font-style="normal" style:text-underline-style="none" fo:font-weight="normal" officeooo:rsid="002e2cd4" style:text-blinking="false" fo:background-color="transparent" style:font-size-asian="14pt" style:font-size-complex="14pt"/>
    </style:style>
    <style:style style:name="P147"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14pt" fo:font-style="normal" style:text-underline-style="none" fo:font-weight="normal" officeooo:rsid="002e2cd4" officeooo:paragraph-rsid="002e2cd4" style:text-blinking="false" fo:background-color="transparent" style:font-size-asian="14pt" style:font-weight-asian="normal" style:font-size-complex="14pt" style:font-weight-complex="normal"/>
    </style:style>
    <style:style style:name="P148"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tyle="normal" style:text-underline-style="none" fo:font-weight="bold" officeooo:paragraph-rsid="00498be3" style:text-blinking="false" style:font-style-asian="normal" style:font-weight-asian="bold" style:font-size-complex="12pt" style:font-weight-complex="bold"/>
    </style:style>
    <style:style style:name="P149" style:family="paragraph" style:parent-style-name="Standard">
      <style:paragraph-properties fo:margin-left="2.54cm" fo:margin-right="0cm" fo:margin-top="0cm" fo:margin-bottom="0.106cm" style:contextual-spacing="false" fo:line-height="137%" fo:text-indent="0cm" style:auto-text-indent="false"/>
      <style:text-properties fo:font-variant="normal" fo:text-transform="none" fo:color="#000000" loext:opacity="100%" style:text-line-through-style="none" style:text-line-through-type="none" style:font-name="Arial6" fo:font-style="normal" style:text-underline-style="none" fo:font-weight="normal" style:text-blinking="false" style:font-style-asian="normal" style:font-weight-asian="normal" style:font-size-complex="12pt"/>
    </style:style>
    <style:style style:name="P150" style:family="paragraph" style:parent-style-name="Standard">
      <style:paragraph-properties fo:margin-left="1.27cm" fo:margin-right="0cm" fo:margin-top="0cm" fo:margin-bottom="0.106cm" style:contextual-spacing="false" fo:line-height="137%" fo:text-indent="0cm" style:auto-text-indent="false"/>
      <style:text-properties fo:font-variant="normal" fo:text-transform="none" fo:color="#000000" loext:opacity="100%" style:text-line-through-style="none" style:text-line-through-type="none" style:font-name="Arial6" fo:font-style="normal" style:text-underline-style="none" fo:font-weight="normal" style:text-blinking="false" style:font-style-asian="normal" style:font-weight-asian="normal" style:font-size-complex="12pt"/>
    </style:style>
    <style:style style:name="P151" style:family="paragraph" style:parent-style-name="Standard">
      <style:paragraph-properties fo:margin-left="0cm" fo:margin-right="0cm" fo:margin-top="0cm" fo:margin-bottom="0.106cm" style:contextual-spacing="false" fo:line-height="137%" fo:text-indent="0cm" style:auto-text-indent="false"/>
      <style:text-properties fo:font-variant="normal" fo:text-transform="none" fo:color="#000000" loext:opacity="100%" style:text-line-through-style="none" style:text-line-through-type="none" style:font-name="Arial6" fo:font-style="normal" style:text-underline-style="none" fo:font-weight="normal" style:text-blinking="false" style:font-style-asian="normal" style:font-weight-asian="normal" style:font-size-complex="12pt" style:font-weight-complex="normal"/>
    </style:style>
    <style:style style:name="P152" style:family="paragraph" style:parent-style-name="Standard">
      <style:paragraph-properties fo:margin-left="1.27cm" fo:margin-right="0cm" fo:margin-top="0cm" fo:margin-bottom="0.106cm" style:contextual-spacing="false" fo:line-height="137%" fo:text-indent="0cm" style:auto-text-indent="false"/>
      <style:text-properties fo:font-variant="normal" fo:text-transform="none" fo:color="#000000" loext:opacity="100%" style:text-line-through-style="none" style:text-line-through-type="none" style:font-name="Arial6" fo:font-style="normal" style:text-underline-style="none" fo:font-weight="normal" style:text-blinking="false" style:font-style-asian="normal" style:font-weight-asian="normal" style:font-size-complex="12pt" style:font-weight-complex="normal"/>
    </style:style>
    <style:style style:name="P153"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style:text-underline-style="none" officeooo:paragraph-rsid="0030967f" style:text-blinking="false" fo:background-color="transparent" loext:padding="0cm" loext:border="none"/>
    </style:style>
    <style:style style:name="P154" style:family="paragraph" style:parent-style-name="Standard">
      <style:paragraph-properties fo:margin-left="1.27cm" fo:margin-right="0cm" fo:margin-top="0cm" fo:margin-bottom="0.106cm" style:contextual-spacing="false" fo:line-height="137%" fo:text-indent="0cm" style:auto-text-indent="false"/>
      <style:text-properties style:font-name="Arial6" officeooo:paragraph-rsid="00498be3"/>
    </style:style>
    <style:style style:name="P155" style:family="paragraph" style:parent-style-name="Standard">
      <style:paragraph-properties fo:margin-left="2.54cm" fo:margin-right="0cm" fo:margin-top="0cm" fo:margin-bottom="0.106cm" style:contextual-spacing="false" fo:line-height="137%" fo:text-indent="0cm" style:auto-text-indent="false"/>
      <style:text-properties style:font-name="Arial6"/>
    </style:style>
    <style:style style:name="P156" style:family="paragraph" style:parent-style-name="Standard">
      <style:paragraph-properties fo:margin-left="1.27cm" fo:margin-right="0cm" fo:margin-top="0cm" fo:margin-bottom="0.106cm" style:contextual-spacing="false" fo:line-height="137%" fo:text-indent="0cm" style:auto-text-indent="false"/>
      <style:text-properties style:font-name="Arial6"/>
    </style:style>
    <style:style style:name="P157"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style:font-name="Arial6" officeooo:paragraph-rsid="0030967f"/>
    </style:style>
    <style:style style:name="P158" style:family="paragraph" style:parent-style-name="Standard" style:list-style-name="L29">
      <style:paragraph-properties fo:margin-left="0cm" fo:margin-right="0cm" fo:margin-top="0cm" fo:margin-bottom="0.106cm" style:contextual-spacing="false" fo:line-height="138%" fo:text-indent="0cm" style:auto-text-indent="false" style:writing-mode="lr-tb"/>
      <style:text-properties style:font-name="Arial6" officeooo:paragraph-rsid="0036eedf"/>
    </style:style>
    <style:style style:name="P159" style:family="paragraph" style:parent-style-name="Standard" style:list-style-name="L30">
      <style:paragraph-properties fo:margin-top="0cm" fo:margin-bottom="0.106cm" style:contextual-spacing="false" fo:line-height="138%" style:writing-mode="lr-tb"/>
      <style:text-properties style:font-name="Arial6" officeooo:paragraph-rsid="003d9e49"/>
    </style:style>
    <style:style style:name="P160"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style:font-name="Arial6" officeooo:rsid="0030967f" officeooo:paragraph-rsid="0030967f"/>
    </style:style>
    <style:style style:name="P161"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style:font-name="Arial6" fo:font-size="12pt" officeooo:rsid="0030967f" officeooo:paragraph-rsid="0030967f" style:font-size-asian="12pt" style:font-size-complex="12pt"/>
    </style:style>
    <style:style style:name="P162"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style:font-name="Arial6" fo:font-size="12pt" officeooo:rsid="0030967f" officeooo:paragraph-rsid="0031b24b" style:font-size-asian="12pt" style:font-size-complex="12pt"/>
    </style:style>
    <style:style style:name="P163"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style:font-name="Arial6" fo:font-size="12pt" officeooo:rsid="0036eedf" officeooo:paragraph-rsid="0036eedf" style:font-size-asian="12pt" style:font-size-complex="12pt"/>
    </style:style>
    <style:style style:name="P164"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style:font-name="Arial6" fo:font-size="12pt" officeooo:rsid="003bf33f" officeooo:paragraph-rsid="003bf33f" style:font-size-asian="12pt" style:font-size-complex="12pt"/>
    </style:style>
    <style:style style:name="P165" style:family="paragraph" style:parent-style-name="Standard" style:list-style-name="L30">
      <style:paragraph-properties fo:margin-top="0cm" fo:margin-bottom="0.106cm" style:contextual-spacing="false" fo:line-height="138%" style:writing-mode="lr-tb"/>
      <style:text-properties style:font-name="Arial6" fo:font-size="12pt" officeooo:rsid="003bf33f" officeooo:paragraph-rsid="003d9e49" style:font-size-asian="12pt" style:font-size-complex="12pt"/>
    </style:style>
    <style:style style:name="P166"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style:font-name="Arial6" fo:font-size="12pt" officeooo:rsid="003e434c" officeooo:paragraph-rsid="003e434c" style:font-size-asian="12pt" style:font-size-complex="12pt"/>
    </style:style>
    <style:style style:name="P167"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style:font-name="Arial6" fo:font-size="12pt" officeooo:rsid="003e434c" officeooo:paragraph-rsid="003e434c" style:font-size-asian="10.5pt" style:font-size-complex="12pt"/>
    </style:style>
    <style:style style:name="P168" style:family="paragraph" style:parent-style-name="Text_20_body" style:list-style-name="L1">
      <style:paragraph-properties fo:margin-left="0cm" fo:margin-right="0cm" fo:margin-top="0cm" fo:margin-bottom="0.106cm" style:contextual-spacing="false" fo:line-height="138%" fo:text-indent="0cm" style:auto-text-indent="false" style:writing-mode="lr-tb"/>
      <style:text-properties style:font-name="Arial6" fo:font-weight="normal" officeooo:paragraph-rsid="001bcd68" style:font-weight-asian="normal" style:font-weight-complex="normal"/>
    </style:style>
    <style:style style:name="P169" style:family="paragraph" style:parent-style-name="Text_20_body" style:list-style-name="L2">
      <style:paragraph-properties fo:margin-top="0cm" fo:margin-bottom="0.106cm" style:contextual-spacing="false" fo:line-height="138%" style:writing-mode="lr-tb"/>
      <style:text-properties style:font-name="Arial6" fo:font-weight="normal" officeooo:paragraph-rsid="001bcd68" style:font-weight-asian="normal" style:font-weight-complex="normal"/>
    </style:style>
    <style:style style:name="P170" style:family="paragraph" style:parent-style-name="Text_20_body" style:list-style-name="L2">
      <style:text-properties style:font-name="Arial6" officeooo:paragraph-rsid="001bcd68"/>
    </style:style>
    <style:style style:name="P171" style:family="paragraph" style:parent-style-name="Text_20_body" style:list-style-name="L3">
      <style:text-properties style:font-name="Arial6"/>
    </style:style>
    <style:style style:name="P172" style:family="paragraph" style:parent-style-name="Text_20_body" style:list-style-name="L3">
      <style:text-properties style:font-name="Arial6" officeooo:paragraph-rsid="001bcd68"/>
    </style:style>
    <style:style style:name="P173" style:family="paragraph" style:parent-style-name="Text_20_body" style:list-style-name="L5">
      <style:text-properties style:font-name="Arial6"/>
    </style:style>
    <style:style style:name="P174" style:family="paragraph" style:parent-style-name="Text_20_body" style:list-style-name="L9">
      <style:text-properties style:font-name="Arial6" fo:font-size="12pt" officeooo:paragraph-rsid="001ec6d5" style:font-size-asian="12pt" style:font-size-complex="12pt"/>
    </style:style>
    <style:style style:name="P175" style:family="paragraph" style:parent-style-name="Text_20_body" style:list-style-name="L10">
      <style:text-properties style:font-name="Arial6" fo:font-size="12pt" officeooo:paragraph-rsid="001ec6d5" style:font-size-asian="12pt" style:font-size-complex="12pt"/>
    </style:style>
    <style:style style:name="P176" style:family="paragraph" style:parent-style-name="Text_20_body" style:list-style-name="L11">
      <style:text-properties style:font-name="Arial6" fo:font-size="12pt" officeooo:paragraph-rsid="001ec6d5" style:font-size-asian="12pt" style:font-size-complex="12pt"/>
    </style:style>
    <style:style style:name="P177" style:family="paragraph" style:parent-style-name="Text_20_body" style:list-style-name="L12">
      <style:text-properties style:font-name="Arial6" fo:font-size="12pt" officeooo:paragraph-rsid="001ec6d5" style:font-size-asian="12pt" style:font-size-complex="12pt"/>
    </style:style>
    <style:style style:name="P178" style:family="paragraph" style:parent-style-name="Text_20_body" style:list-style-name="L13">
      <style:text-properties style:font-name="Arial6" fo:font-size="12pt" officeooo:paragraph-rsid="0020311f" style:font-size-asian="12pt" style:font-size-complex="12pt"/>
    </style:style>
    <style:style style:name="P179" style:family="paragraph" style:parent-style-name="Text_20_body" style:list-style-name="L14">
      <style:text-properties style:font-name="Arial6" fo:font-size="12pt" officeooo:paragraph-rsid="0020311f" style:font-size-asian="12pt" style:font-size-complex="12pt"/>
    </style:style>
    <style:style style:name="P180" style:family="paragraph" style:parent-style-name="Text_20_body" style:list-style-name="L18">
      <style:paragraph-properties fo:margin-top="0cm" fo:margin-bottom="0.106cm" style:contextual-spacing="false" fo:line-height="138%" style:writing-mode="lr-tb"/>
      <style:text-properties style:font-name="Arial6" officeooo:paragraph-rsid="00297d59"/>
    </style:style>
    <style:style style:name="P181" style:family="paragraph" style:parent-style-name="Text_20_body" style:list-style-name="L18">
      <style:paragraph-properties fo:margin-top="0cm" fo:margin-bottom="0.106cm" style:contextual-spacing="false" fo:line-height="138%" style:writing-mode="lr-tb"/>
      <style:text-properties style:font-name="Arial6" officeooo:paragraph-rsid="0029ad33"/>
    </style:style>
    <style:style style:name="P182" style:family="paragraph" style:parent-style-name="Text_20_body" style:list-style-name="L18">
      <style:paragraph-properties fo:margin-top="0cm" fo:margin-bottom="0.106cm" style:contextual-spacing="false" fo:line-height="138%" style:writing-mode="lr-tb"/>
      <style:text-properties style:font-name="Arial6" officeooo:paragraph-rsid="002accc5"/>
    </style:style>
    <style:style style:name="P183" style:family="paragraph" style:parent-style-name="Text_20_body" style:list-style-name="L18">
      <style:paragraph-properties fo:margin-top="0cm" fo:margin-bottom="0.106cm" style:contextual-spacing="false" fo:line-height="138%" style:writing-mode="lr-tb"/>
      <style:text-properties style:font-name="Arial6" officeooo:rsid="0029ad33" officeooo:paragraph-rsid="0029ad33"/>
    </style:style>
    <style:style style:name="P184" style:family="paragraph" style:parent-style-name="Text_20_body" style:list-style-name="L4"/>
    <style:style style:name="P185" style:family="paragraph" style:parent-style-name="Text_20_body" style:list-style-name="L4">
      <style:text-properties officeooo:paragraph-rsid="001bcd68"/>
    </style:style>
    <style:style style:name="P186" style:family="paragraph" style:parent-style-name="Text_20_body" style:list-style-name="L5"/>
    <style:style style:name="P187" style:family="paragraph" style:parent-style-name="Text_20_body" style:list-style-name="L6">
      <loext:graphic-properties draw:fill="none" draw:fill-color="#ffffff"/>
      <style:paragraph-properties fo:margin-left="0cm" fo:margin-right="0cm" fo:margin-top="0cm" fo:margin-bottom="0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6" fo:font-size="12pt" fo:font-style="normal" style:text-underline-style="none" fo:font-weight="normal" style:text-blinking="false" fo:background-color="transparent" style:font-size-asian="12pt" style:font-size-complex="12pt"/>
    </style:style>
    <style:style style:name="P188" style:family="paragraph" style:parent-style-name="Text_20_body" style:list-style-name="L7">
      <loext:graphic-properties draw:fill="none" draw:fill-color="#ffffff"/>
      <style:paragraph-properties fo:margin-left="2.54cm" fo:margin-right="0cm" fo:margin-top="0cm" fo:margin-bottom="0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6" fo:font-size="12pt" fo:font-style="normal" style:text-underline-style="none" fo:font-weight="normal" style:text-blinking="false" fo:background-color="transparent" style:font-size-asian="12pt" style:font-size-complex="12pt"/>
    </style:style>
    <style:style style:name="P189" style:family="paragraph" style:parent-style-name="Text_20_body" style:list-style-name="L8">
      <loext:graphic-properties draw:fill="none" draw:fill-color="#ffffff"/>
      <style:paragraph-properties fo:margin-left="2.54cm" fo:margin-right="0cm" fo:margin-top="0cm" fo:margin-bottom="0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6" fo:font-size="12pt" fo:font-style="normal" style:text-underline-style="none" fo:font-weight="normal" style:text-blinking="false" fo:background-color="transparent" style:font-size-asian="12pt" style:font-size-complex="12pt"/>
    </style:style>
    <style:style style:name="P190" style:family="paragraph" style:parent-style-name="Text_20_body"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paragraph-rsid="002d277f" style:text-blinking="false" fo:background-color="transparent" style:font-size-asian="12pt" style:font-size-complex="12pt"/>
    </style:style>
    <style:style style:name="P191" style:family="paragraph" style:parent-style-name="Text_20_body" style:list-style-name="L26">
      <loext:graphic-properties draw:fill="none" draw:fill-color="#ffffff"/>
      <style:paragraph-properties fo:margin-top="0cm" fo:margin-bottom="0.423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paragraph-rsid="002e2cd4" style:text-blinking="false" fo:background-color="transparent" style:font-size-asian="12pt" style:font-size-complex="12pt"/>
    </style:style>
    <style:style style:name="P192" style:family="paragraph" style:parent-style-name="Text_20_body"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2d0cb9" officeooo:paragraph-rsid="002d0cb9" style:text-blinking="false" fo:background-color="transparent" style:font-size-asian="12pt" style:font-size-complex="12pt"/>
    </style:style>
    <style:style style:name="P193" style:family="paragraph" style:parent-style-name="Text_20_body"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2d277f" officeooo:paragraph-rsid="002d277f" style:text-blinking="false" fo:background-color="transparent" style:font-size-asian="12pt" style:font-size-complex="12pt"/>
    </style:style>
    <style:style style:name="P194" style:family="paragraph" style:parent-style-name="Text_20_body"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2e2cd4" officeooo:paragraph-rsid="002e2cd4" style:text-blinking="false" fo:background-color="transparent" style:font-size-asian="12pt" style:font-size-complex="12pt"/>
    </style:style>
    <style:style style:name="P195" style:family="paragraph" style:parent-style-name="Text_20_body" style:list-style-name="L16">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297d59" officeooo:paragraph-rsid="00297d59" style:text-blinking="false" fo:background-color="transparent" style:font-size-asian="12pt" style:font-weight-asian="normal" style:font-size-complex="12pt" style:font-weight-complex="normal"/>
    </style:style>
    <style:style style:name="P196" style:family="paragraph" style:parent-style-name="Text_20_body" style:list-style-name="L17">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297d59" officeooo:paragraph-rsid="00297d59" style:text-blinking="false" fo:background-color="transparent" style:font-size-asian="12pt" style:font-weight-asian="normal" style:font-size-complex="12pt" style:font-weight-complex="normal"/>
    </style:style>
    <style:style style:name="P197" style:family="paragraph" style:parent-style-name="Text_20_body" style:list-style-name="L18">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297d59" officeooo:paragraph-rsid="00297d59" style:text-blinking="false" fo:background-color="transparent" style:font-size-asian="12pt" style:font-weight-asian="normal" style:font-size-complex="12pt" style:font-weight-complex="normal"/>
    </style:style>
    <style:style style:name="P198" style:family="paragraph" style:parent-style-name="Text_20_body" style:list-style-name="L16">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29ad33" officeooo:paragraph-rsid="0029ad33" style:text-blinking="false" fo:background-color="transparent" style:font-size-asian="12pt" style:font-weight-asian="normal" style:font-size-complex="12pt" style:font-weight-complex="normal"/>
    </style:style>
    <style:style style:name="P199" style:family="paragraph" style:parent-style-name="Text_20_body" style:list-style-name="L18">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29ad33" officeooo:paragraph-rsid="0029ad33" style:text-blinking="false" fo:background-color="transparent" style:font-size-asian="12pt" style:font-weight-asian="normal" style:font-size-complex="12pt" style:font-weight-complex="normal"/>
    </style:style>
    <style:style style:name="P200" style:family="paragraph" style:parent-style-name="Text_20_body" style:list-style-name="L18">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29ad33" officeooo:paragraph-rsid="002a1d0b" style:text-blinking="false" fo:background-color="transparent" style:font-size-asian="12pt" style:font-weight-asian="normal" style:font-size-complex="12pt" style:font-weight-complex="normal"/>
    </style:style>
    <style:style style:name="P201" style:family="paragraph" style:parent-style-name="Text_20_body" style:list-style-name="L16">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2a1d0b" officeooo:paragraph-rsid="002a1d0b" style:text-blinking="false" fo:background-color="transparent" style:font-size-asian="12pt" style:font-weight-asian="normal" style:font-size-complex="12pt" style:font-weight-complex="normal"/>
    </style:style>
    <style:style style:name="P202" style:family="paragraph" style:parent-style-name="Text_20_body" style:list-style-name="L18">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2a1d0b" officeooo:paragraph-rsid="002accc5" style:text-blinking="false" fo:background-color="transparent" style:font-size-asian="12pt" style:font-weight-asian="normal" style:font-size-complex="12pt" style:font-weight-complex="normal"/>
    </style:style>
    <style:style style:name="P203" style:family="paragraph" style:parent-style-name="Text_20_body" style:list-style-name="L16">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2accc5" officeooo:paragraph-rsid="002accc5" style:text-blinking="false" fo:background-color="transparent" style:font-size-asian="12pt" style:font-weight-asian="normal" style:font-size-complex="12pt" style:font-weight-complex="normal"/>
    </style:style>
    <style:style style:name="P204" style:family="paragraph" style:parent-style-name="Text_20_body"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2b03a2" officeooo:paragraph-rsid="002b03a2" style:text-blinking="false" fo:background-color="transparent" style:font-size-asian="10.5pt" style:font-weight-asian="normal" style:font-size-complex="12pt" style:font-weight-complex="normal"/>
    </style:style>
    <style:style style:name="P205" style:family="paragraph" style:parent-style-name="Text_20_body"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rsid="00358369" officeooo:paragraph-rsid="00358369" style:text-blinking="false" fo:background-color="transparent" style:font-size-asian="10.5pt" style:font-size-complex="12pt"/>
    </style:style>
    <style:style style:name="P206" style:family="paragraph" style:parent-style-name="Text_20_body" style:list-style-name="L26">
      <loext:graphic-properties draw:fill="none" draw:fill-color="#ffffff"/>
      <style:paragraph-properties fo:margin-top="0.423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Arial6" fo:font-size="12pt" fo:font-style="normal" style:text-underline-style="none" fo:font-weight="bold" style:text-blinking="false" fo:background-color="transparent" style:font-size-asian="12pt" style:font-size-complex="12pt"/>
    </style:style>
    <style:style style:name="P207" style:family="paragraph" style:parent-style-name="Text_20_body" style:list-style-name="L26">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Arial6" fo:font-size="12pt" fo:font-style="normal" style:text-underline-style="none" fo:font-weight="bold" style:text-blinking="false" fo:background-color="transparent" style:font-size-asian="12pt" style:font-size-complex="12pt"/>
    </style:style>
    <style:style style:name="P208" style:family="paragraph" style:parent-style-name="Text_20_body" style:list-style-name="L26">
      <loext:graphic-properties draw:fill="none" draw:fill-color="#ffffff"/>
      <style:paragraph-properties fo:margin-top="0cm" fo:margin-bottom="0.423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Arial6" fo:font-size="12pt" fo:font-style="normal" style:text-underline-style="none" fo:font-weight="bold" officeooo:paragraph-rsid="002e2cd4" style:text-blinking="false" fo:background-color="transparent" style:font-size-asian="12pt" style:font-size-complex="12pt"/>
    </style:style>
    <style:style style:name="P209" style:family="paragraph" style:parent-style-name="Text_20_body"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14pt" fo:font-style="normal" style:text-underline-style="none" fo:font-weight="bold" officeooo:rsid="002d0cb9" officeooo:paragraph-rsid="002d0cb9" style:text-blinking="false" fo:background-color="transparent" style:font-size-asian="12.25pt" style:font-weight-asian="bold" style:font-size-complex="14pt" style:font-weight-complex="bold"/>
    </style:style>
    <style:style style:name="P210" style:family="paragraph" style:parent-style-name="Text_20_body"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14pt" fo:font-style="normal" style:text-underline-style="none" fo:font-weight="normal" officeooo:rsid="002d0cb9" officeooo:paragraph-rsid="002d0cb9" style:text-blinking="false" fo:background-color="transparent" style:font-size-asian="12.25pt" style:font-size-complex="14pt" loext:padding="0cm" loext:border="none"/>
    </style:style>
    <style:style style:name="P211" style:family="paragraph" style:parent-style-name="Text_20_body"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5" fo:font-size="12pt" fo:font-style="normal" style:text-underline-style="none" fo:font-weight="normal" officeooo:paragraph-rsid="0020311f" style:text-blinking="false" fo:background-color="transparent" style:font-size-asian="12pt" style:font-size-complex="12pt"/>
    </style:style>
    <style:style style:name="P212" style:family="paragraph" style:parent-style-name="Text_20_body"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5" fo:font-size="12pt" fo:font-style="normal" style:text-underline-style="none" fo:font-weight="normal" officeooo:paragraph-rsid="002179e9" style:text-blinking="false" fo:background-color="transparent" style:font-size-asian="12pt" style:font-size-complex="12pt"/>
    </style:style>
    <style:style style:name="P213" style:family="paragraph" style:parent-style-name="Text_20_body"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5" fo:font-size="12pt" fo:font-style="normal" style:text-underline-style="none" fo:font-weight="normal" officeooo:paragraph-rsid="002377fc" style:text-blinking="false" fo:background-color="transparent" style:font-size-asian="12pt" style:font-size-complex="12pt"/>
    </style:style>
    <style:style style:name="P214" style:family="paragraph" style:parent-style-name="Text_20_body" style:list-style-name="L1">
      <style:paragraph-properties fo:margin-left="0cm" fo:margin-right="0cm" fo:margin-top="0cm" fo:margin-bottom="0.106cm" style:contextual-spacing="false" fo:line-height="138%" fo:text-indent="0cm" style:auto-text-indent="false" style:writing-mode="lr-tb"/>
      <style:text-properties officeooo:paragraph-rsid="001db3a9"/>
    </style:style>
    <style:style style:name="P215" style:family="paragraph" style:parent-style-name="Text_20_body" style:list-style-name="L1">
      <style:paragraph-properties fo:margin-left="0cm" fo:margin-right="0cm" fo:margin-top="0cm" fo:margin-bottom="0.106cm" style:contextual-spacing="false" fo:line-height="138%" fo:text-indent="0cm" style:auto-text-indent="false" style:writing-mode="lr-tb"/>
      <style:text-properties officeooo:paragraph-rsid="0022eb38"/>
    </style:style>
    <style:style style:name="P216" style:family="paragraph" style:parent-style-name="Text_20_body" style:list-style-name="L1">
      <style:paragraph-properties fo:margin-left="0cm" fo:margin-right="0cm" fo:margin-top="0cm" fo:margin-bottom="0.106cm" style:contextual-spacing="false" fo:line-height="138%" fo:text-indent="0cm" style:auto-text-indent="false" style:writing-mode="lr-tb"/>
      <style:text-properties officeooo:paragraph-rsid="002377fc"/>
    </style:style>
    <style:style style:name="P217" style:family="paragraph" style:parent-style-name="Text_20_body" style:list-style-name="L15"/>
    <style:style style:name="P218" style:family="paragraph" style:parent-style-name="Text_20_body" style:list-style-name="L24"/>
    <style:style style:name="P219" style:family="paragraph" style:parent-style-name="Text_20_body" style:list-style-name="L27">
      <style:paragraph-properties fo:margin-top="0cm" fo:margin-bottom="0cm" style:contextual-spacing="false"/>
      <style:text-properties officeooo:paragraph-rsid="0038b368"/>
    </style:style>
    <style:style style:name="P220" style:family="paragraph" style:parent-style-name="Text_20_body" style:list-style-name="L27">
      <style:text-properties officeooo:paragraph-rsid="0038b368"/>
    </style:style>
    <style:style style:name="P221" style:family="paragraph" style:parent-style-name="Text_20_body" style:list-style-name="L28"/>
    <style:style style:name="P222" style:family="paragraph" style:parent-style-name="Text_20_body" style:list-style-name="L28">
      <style:paragraph-properties fo:margin-top="0cm" fo:margin-bottom="0cm" style:contextual-spacing="false"/>
    </style:style>
    <style:style style:name="P223" style:family="paragraph" style:parent-style-name="Text_20_body" style:list-style-name="L1">
      <style:text-properties style:font-name="Arial2" fo:font-size="14pt" fo:font-weight="bold" officeooo:rsid="006a461e" officeooo:paragraph-rsid="006a461e" style:font-size-asian="12.25pt" style:font-weight-asian="bold" style:font-size-complex="14pt" style:font-weight-complex="bold"/>
    </style:style>
    <style:style style:name="P224" style:family="paragraph" style:parent-style-name="Text_20_body" style:list-style-name="L31">
      <style:text-properties style:font-name="Arial2" fo:font-size="10.5pt" style:font-size-asian="10.5pt" style:font-size-complex="10.5pt"/>
    </style:style>
    <style:style style:name="P225" style:family="paragraph" style:parent-style-name="Text_20_body" style:list-style-name="L31">
      <style:text-properties officeooo:paragraph-rsid="006b5079"/>
    </style:style>
    <style:style style:name="P226" style:family="paragraph" style:parent-style-name="Text_20_body" style:list-style-name="L32"/>
    <style:style style:name="P227" style:family="paragraph" style:parent-style-name="Text_20_body" style:list-style-name="L1">
      <style:text-properties officeooo:rsid="007509af" officeooo:paragraph-rsid="007509af"/>
    </style:style>
    <style:style style:name="P228" style:family="paragraph" style:parent-style-name="Text_20_body">
      <style:paragraph-properties fo:margin-top="0cm" fo:margin-bottom="0.046cm" style:contextual-spacing="false"/>
      <style:text-properties fo:color="#808080" loext:opacity="100%" style:font-name="Arial2" fo:font-size="10.5pt" officeooo:rsid="007509af" officeooo:paragraph-rsid="007509af" style:font-size-asian="10.5pt" style:font-size-complex="10.5pt"/>
    </style:style>
    <style:style style:name="P229" style:family="paragraph" style:parent-style-name="Text_20_body">
      <style:paragraph-properties fo:margin-top="0cm" fo:margin-bottom="0.046cm" style:contextual-spacing="false"/>
      <style:text-properties fo:color="#808080" loext:opacity="100%" style:font-name="consolas" fo:font-size="10.5pt" officeooo:rsid="007509af" officeooo:paragraph-rsid="007509af" style:font-size-asian="10.5pt" style:font-size-complex="10.5pt"/>
    </style:style>
    <style:style style:name="P230" style:family="paragraph" style:parent-style-name="Text_20_body">
      <style:paragraph-properties fo:margin-top="0cm" fo:margin-bottom="0.046cm" style:contextual-spacing="false"/>
      <style:text-properties fo:color="#808080" loext:opacity="100%" officeooo:rsid="007509af" officeooo:paragraph-rsid="007509af"/>
    </style:style>
    <style:style style:name="P231" style:family="paragraph" style:parent-style-name="Text_20_body">
      <style:paragraph-properties fo:margin-top="0cm" fo:margin-bottom="0.046cm" style:contextual-spacing="false"/>
      <style:text-properties fo:color="#808080" loext:opacity="100%" style:font-name="Consolas" fo:font-size="10.5pt" officeooo:rsid="007509af" officeooo:paragraph-rsid="007509af" style:font-size-asian="10.5pt" style:font-size-complex="10.5pt"/>
    </style:style>
    <style:style style:name="P232" style:family="paragraph" style:parent-style-name="Text_20_body">
      <style:paragraph-properties fo:margin-top="0cm" fo:margin-bottom="0.046cm" style:contextual-spacing="false"/>
      <style:text-properties fo:color="#808080" loext:opacity="100%" style:font-name="Consolas" fo:font-size="10.5pt" officeooo:rsid="00763654" officeooo:paragraph-rsid="00763654" style:font-size-asian="10.5pt" style:font-size-complex="10.5pt"/>
    </style:style>
    <style:style style:name="P233" style:family="paragraph" style:parent-style-name="Text_20_body">
      <style:paragraph-properties fo:margin-top="0cm" fo:margin-bottom="0.046cm" style:contextual-spacing="false"/>
      <style:text-properties fo:color="#000000" loext:opacity="100%" style:font-name="Arial2" fo:font-size="12pt" officeooo:rsid="007509af" officeooo:paragraph-rsid="007509af" style:font-size-asian="10.5pt" style:font-size-complex="12pt"/>
    </style:style>
    <style:style style:name="P234" style:family="paragraph" style:parent-style-name="Text_20_body">
      <style:paragraph-properties fo:margin-top="0cm" fo:margin-bottom="0.046cm" style:contextual-spacing="false"/>
      <style:text-properties fo:color="#000000" loext:opacity="100%" style:font-name="Arial2" fo:font-size="12pt" officeooo:rsid="00756e7e" officeooo:paragraph-rsid="00756e7e" style:font-size-asian="10.5pt" style:font-size-complex="12pt"/>
    </style:style>
    <style:style style:name="P235" style:family="paragraph" style:parent-style-name="Text_20_body">
      <style:paragraph-properties fo:margin-top="0cm" fo:margin-bottom="0.046cm" style:contextual-spacing="false"/>
      <style:text-properties fo:color="#000000" loext:opacity="100%" style:font-name="Arial2" fo:font-size="12pt" officeooo:rsid="00763654" officeooo:paragraph-rsid="00763654" style:font-size-asian="10.5pt" style:font-size-complex="12pt"/>
    </style:style>
    <style:style style:name="P236" style:family="paragraph" style:parent-style-name="Text_20_body">
      <style:paragraph-properties fo:margin-top="0cm" fo:margin-bottom="0.046cm" style:contextual-spacing="false"/>
      <style:text-properties fo:color="#666666" loext:opacity="100%" style:font-name="Consolas" fo:font-size="10.5pt" officeooo:rsid="00756e7e" officeooo:paragraph-rsid="00756e7e" style:font-size-asian="10.5pt" style:font-size-complex="10.5pt"/>
    </style:style>
    <style:style style:name="P237" style:family="paragraph" style:parent-style-name="Text_20_body">
      <style:paragraph-properties fo:margin-top="0cm" fo:margin-bottom="0.146cm" style:contextual-spacing="false"/>
      <style:text-properties officeooo:paragraph-rsid="00787306"/>
    </style:style>
    <style:style style:name="T1" style:family="text">
      <style:text-properties fo:font-variant="normal" fo:text-transform="none" fo:color="#000000" loext:opacity="100%" style:text-line-through-style="none" style:text-line-through-type="none" fo:font-size="14pt" fo:font-style="normal" style:text-underline-style="none" fo:font-weight="bold" officeooo:rsid="001bcd68" style:text-blinking="false" fo:background-color="transparent" loext:char-shading-value="0" style:font-size-asian="14pt" style:font-weight-asian="bold" style:font-size-complex="14pt" style:font-weight-complex="bold"/>
    </style:style>
    <style:style style:name="T2" style:family="text">
      <style:text-properties fo:font-variant="normal" fo:text-transform="none" fo:color="#000000" loext:opacity="100%" style:text-line-through-style="none" style:text-line-through-type="none" fo:font-size="14pt" fo:font-style="normal" style:text-underline-style="none" fo:font-weight="bold" officeooo:rsid="001b6a6c" style:text-blinking="false" fo:background-color="transparent" loext:char-shading-value="0" style:font-size-asian="14pt" style:font-weight-asian="bold" style:font-size-complex="14pt" style:font-weight-complex="bold"/>
    </style:style>
    <style:style style:name="T3" style:family="text">
      <style:text-properties fo:font-variant="normal" fo:text-transform="none" fo:color="#000000" loext:opacity="100%" style:text-line-through-style="none" style:text-line-through-type="none" fo:font-size="14pt" fo:font-style="normal" style:text-underline-style="none" fo:font-weight="normal" officeooo:rsid="004fbc62" style:text-blinking="false" fo:background-color="transparent" loext:char-shading-value="0" style:font-size-asian="12.25pt" style:font-size-complex="14pt"/>
    </style:style>
    <style:style style:name="T4" style:family="text">
      <style:text-properties fo:font-variant="normal" fo:text-transform="none" fo:color="#000000" loext:opacity="100%" style:text-line-through-style="none" style:text-line-through-type="none" fo:font-size="14pt" fo:font-style="normal" style:text-underline-style="none" fo:font-weight="normal" style:text-blinking="false" fo:background-color="transparent" loext:char-shading-value="0" style:font-size-asian="12.25pt" style:font-size-complex="14pt" loext:padding="0cm" loext:border="none"/>
    </style:style>
    <style:style style:name="T5"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style:style>
    <style:style style:name="T6"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loext:padding="0cm" loext:border="none"/>
    </style:style>
    <style:style style:name="T7" style:family="text">
      <style:text-properties fo:font-variant="normal" fo:text-transform="none" fo:color="#000000" loext:opacity="100%" style:text-line-through-style="none" style:text-line-through-type="none" fo:font-style="normal" style:text-underline-style="none" fo:font-weight="normal" style:text-blinking="false" style:font-style-asian="normal" style:font-weight-asian="normal" style:font-size-complex="12pt"/>
    </style:style>
    <style:style style:name="T8" style:family="text">
      <style:text-properties fo:font-variant="normal" fo:text-transform="none" fo:color="#000000" loext:opacity="100%" style:text-line-through-style="none" style:text-line-through-type="none" fo:font-style="normal" style:text-underline-style="none" fo:font-weight="normal" style:text-blinking="false" style:font-style-asian="normal" style:font-weight-asian="normal" style:font-size-complex="12pt" style:font-weight-complex="normal"/>
    </style:style>
    <style:style style:name="T9" style:family="text">
      <style:text-properties fo:font-variant="normal" fo:text-transform="none" fo:color="#000000" loext:opacity="100%" style:text-line-through-style="none" style:text-line-through-type="none" fo:font-style="normal" style:text-underline-style="none" fo:font-weight="bold" style:text-blinking="false" style:font-style-asian="normal" style:font-weight-asian="bold" style:font-size-complex="12pt" style:font-weight-complex="bold"/>
    </style:style>
    <style:style style:name="T10" style:family="text">
      <style:text-properties fo:font-variant="normal" fo:text-transform="none" fo:color="#000000" loext:opacity="100%" style:text-line-through-style="none" style:text-line-through-type="none" style:font-name="Arial6" fo:font-size="12pt" fo:font-style="normal" style:text-underline-style="none" fo:font-weight="normal" officeooo:rsid="001bcd68" style:text-blinking="false" fo:background-color="transparent" loext:char-shading-value="0" style:font-size-asian="12pt" style:font-weight-asian="bold" style:font-size-complex="12pt" style:font-weight-complex="bold"/>
    </style:style>
    <style:style style:name="T11" style:family="text">
      <style:text-properties fo:font-variant="normal" fo:text-transform="none" fo:color="#000000" loext:opacity="100%" style:text-line-through-style="none" style:text-line-through-type="none" style:font-name="Arial6" fo:font-size="12pt" fo:font-style="normal" style:text-underline-style="none" fo:font-weight="normal" officeooo:rsid="001db3a9" style:text-blinking="false" fo:background-color="transparent" loext:char-shading-value="0" style:font-size-asian="12pt" style:font-weight-asian="bold" style:font-size-complex="12pt" style:font-weight-complex="bold"/>
    </style:style>
    <style:style style:name="T12" style:family="text">
      <style:text-properties fo:font-variant="normal" fo:text-transform="none" fo:color="#000000" loext:opacity="100%" style:text-line-through-style="none" style:text-line-through-type="none" style:font-name="Arial6" fo:font-size="12pt" fo:font-style="normal" style:text-underline-style="none" fo:font-weight="normal" officeooo:rsid="002377fc" style:text-blinking="false" fo:background-color="transparent" loext:char-shading-value="0" style:font-size-asian="12pt" style:font-weight-asian="normal" style:font-size-complex="12pt" style:font-weight-complex="normal"/>
    </style:style>
    <style:style style:name="T13" style:family="text">
      <style:text-properties fo:font-variant="normal" fo:text-transform="none" fo:color="#000000" loext:opacity="100%" style:text-line-through-style="none" style:text-line-through-type="none" style:font-name="Arial6" fo:font-size="12pt" fo:font-style="normal" style:text-underline-style="none" fo:font-weight="normal" officeooo:rsid="0022eb38" style:text-blinking="false" fo:background-color="transparent" loext:char-shading-value="0" style:font-size-asian="12pt" style:font-weight-asian="normal" style:font-size-complex="12pt" style:font-weight-complex="normal"/>
    </style:style>
    <style:style style:name="T14" style:family="text">
      <style:text-properties fo:font-variant="normal" fo:text-transform="none" fo:color="#000000" loext:opacity="100%" style:text-line-through-style="none" style:text-line-through-type="none" style:font-name="Arial6" fo:font-size="12pt" fo:font-style="normal" style:text-underline-style="none" fo:font-weight="normal" officeooo:rsid="002e2cd4" style:text-blinking="false" fo:background-color="transparent" loext:char-shading-value="0" style:font-size-asian="12pt" style:font-style-asian="normal" style:font-weight-asian="normal" style:font-size-complex="12pt"/>
    </style:style>
    <style:style style:name="T15" style:family="text">
      <style:text-properties fo:font-variant="normal" fo:text-transform="none" fo:color="#000000" loext:opacity="100%" style:text-line-through-style="none" style:text-line-through-type="none" style:font-name="Arial6" fo:font-size="12pt" fo:font-style="normal" style:text-underline-style="none" fo:font-weight="bold" officeooo:rsid="001bcd68" style:text-blinking="false" fo:background-color="transparent" loext:char-shading-value="0" style:font-size-asian="12pt" style:font-weight-asian="bold" style:font-size-complex="12pt" style:font-weight-complex="bold"/>
    </style:style>
    <style:style style:name="T16" style:family="text">
      <style:text-properties fo:font-variant="normal" fo:text-transform="none" fo:color="#000000" loext:opacity="100%" style:text-line-through-style="none" style:text-line-through-type="none" style:font-name="Arial6" fo:font-style="normal" style:text-underline-style="none" fo:font-weight="normal" style:text-blinking="false" style:font-style-asian="normal" style:font-weight-asian="normal" style:font-size-complex="12pt"/>
    </style:style>
    <style:style style:name="T17" style:family="text">
      <style:text-properties fo:font-variant="normal" fo:text-transform="none" fo:color="#000000" loext:opacity="100%" style:text-line-through-style="none" style:text-line-through-type="none" fo:font-size="12pt" fo:font-style="normal" style:text-underline-style="none" fo:font-weight="normal" style:text-blinking="false" fo:background-color="transparent" loext:char-shading-value="0" style:font-size-asian="12pt" style:font-weight-asian="normal" style:font-size-complex="12pt" style:font-weight-complex="normal"/>
    </style:style>
    <style:style style:name="T18" style:family="text">
      <style:text-properties fo:font-variant="normal" fo:text-transform="none" fo:color="#000000" loext:opacity="100%" style:text-line-through-style="none" style:text-line-through-type="none" fo:font-size="12pt" fo:font-style="normal" style:text-underline-style="none" fo:font-weight="normal" officeooo:rsid="00297d59" style:text-blinking="false" fo:background-color="transparent" loext:char-shading-value="0" style:font-size-asian="12pt" style:font-weight-asian="normal" style:font-size-complex="12pt" style:font-weight-complex="normal"/>
    </style:style>
    <style:style style:name="T19" style:family="text">
      <style:text-properties fo:font-variant="normal" fo:text-transform="none" fo:color="#000000" loext:opacity="100%" style:text-line-through-style="none" style:text-line-through-type="none" fo:font-size="12pt" fo:font-style="normal" style:text-underline-style="none" fo:font-weight="normal" officeooo:rsid="0029ad33" style:text-blinking="false" fo:background-color="transparent" loext:char-shading-value="0" style:font-size-asian="12pt" style:font-weight-asian="normal" style:font-size-complex="12pt" style:font-weight-complex="normal"/>
    </style:style>
    <style:style style:name="T20" style:family="text">
      <style:text-properties fo:font-variant="normal" fo:text-transform="none" fo:color="#000000" loext:opacity="100%" style:text-line-through-style="none" style:text-line-through-type="none" fo:font-size="12pt" fo:font-style="normal" style:text-underline-style="none" fo:font-weight="normal" officeooo:rsid="002accc5" style:text-blinking="false" fo:background-color="transparent" loext:char-shading-value="0" style:font-size-asian="12pt" style:font-weight-asian="normal" style:font-size-complex="12pt" style:font-weight-complex="normal"/>
    </style:style>
    <style:style style:name="T21" style:family="text">
      <style:text-properties fo:font-variant="normal" fo:text-transform="none" fo:color="#000000" loext:opacity="100%" style:text-line-through-style="none" style:text-line-through-type="none" fo:font-size="12pt" fo:font-style="normal" style:text-underline-style="none" fo:font-weight="normal" officeooo:rsid="0027cc79" style:text-blinking="false" fo:background-color="transparent" loext:char-shading-value="0" style:font-size-asian="12pt" style:font-weight-asian="normal" style:font-size-complex="12pt" style:font-weight-complex="normal"/>
    </style:style>
    <style:style style:name="T22" style:family="text">
      <style:text-properties fo:font-variant="normal" fo:text-transform="none" fo:color="#000000" loext:opacity="100%" style:text-line-through-style="none" style:text-line-through-type="none" fo:font-size="12pt" fo:font-style="normal" style:text-underline-style="none" fo:font-weight="normal" officeooo:rsid="0030967f" style:text-blinking="false" fo:background-color="transparent" loext:char-shading-value="0" style:font-size-asian="12pt" style:font-size-complex="12pt"/>
    </style:style>
    <style:style style:name="T23" style:family="text">
      <style:text-properties fo:font-variant="normal" fo:text-transform="none" fo:color="#000000" loext:opacity="100%" style:text-line-through-style="none" style:text-line-through-type="none" fo:font-size="12pt" fo:font-style="normal" style:text-underline-style="none" fo:font-weight="normal" officeooo:rsid="0030967f" style:text-blinking="false" fo:background-color="transparent" loext:char-shading-value="0" style:font-size-asian="12pt" style:font-size-complex="12pt" loext:padding="0cm" loext:border="none"/>
    </style:style>
    <style:style style:name="T24" style:family="text">
      <style:text-properties fo:font-variant="normal" fo:text-transform="none" fo:color="#000000" loext:opacity="100%" style:text-line-through-style="none" style:text-line-through-type="none" fo:font-size="12pt" fo:font-style="normal" style:text-underline-style="none" fo:font-weight="normal" style:text-blinking="false" fo:background-color="transparent" loext:char-shading-value="0" style:font-size-asian="10.5pt" style:font-size-complex="12pt"/>
    </style:style>
    <style:style style:name="T25" style:family="text">
      <style:text-properties fo:font-variant="normal" fo:text-transform="none" fo:color="#000000" loext:opacity="100%" style:text-line-through-style="none" style:text-line-through-type="none" fo:font-size="12pt" fo:font-style="normal" style:text-underline-style="none" fo:font-weight="normal" officeooo:rsid="004c5f2f" style:text-blinking="false" fo:background-color="transparent" loext:char-shading-value="0" style:font-size-asian="10.5pt" style:font-size-complex="12pt"/>
    </style:style>
    <style:style style:name="T26" style:family="text">
      <style:text-properties fo:font-variant="normal" fo:text-transform="none" fo:color="#000000" loext:opacity="100%" style:text-line-through-style="none" style:text-line-through-type="none" fo:font-size="12pt" fo:font-style="normal" style:text-underline-style="none" fo:font-weight="normal" officeooo:rsid="004c962b" style:text-blinking="false" fo:background-color="transparent" loext:char-shading-value="0" style:font-size-asian="10.5pt" style:font-size-complex="12pt"/>
    </style:style>
    <style:style style:name="T27" style:family="text">
      <style:text-properties fo:font-variant="normal" fo:text-transform="none" fo:color="#000000" loext:opacity="100%" style:text-line-through-style="none" style:text-line-through-type="none" style:font-name="Arial" fo:font-size="12pt" fo:font-style="normal" style:text-underline-style="none" fo:font-weight="normal" officeooo:rsid="002e2cd4" style:text-blinking="false" fo:background-color="transparent" loext:char-shading-value="0" style:font-size-asian="12pt" style:font-style-asian="normal" style:font-weight-asian="normal" style:font-size-complex="12pt"/>
    </style:style>
    <style:style style:name="T28" style:family="text">
      <style:text-properties fo:font-variant="normal" fo:text-transform="none" fo:color="#000000" loext:opacity="100%" style:text-line-through-style="none" style:text-line-through-type="none" style:font-name="Arial" fo:font-style="normal" style:text-underline-style="none" fo:font-weight="normal" style:text-blinking="false" style:font-style-asian="normal" style:font-weight-asian="normal" style:font-size-complex="12pt"/>
    </style:style>
    <style:style style:name="T29" style:family="text">
      <style:text-properties fo:font-variant="normal" fo:text-transform="none" fo:color="#000000" loext:opacity="100%" style:text-line-through-style="none" style:text-line-through-type="none" style:font-name="Arial" fo:font-style="normal" style:text-underline-style="none" fo:font-weight="normal" style:text-blinking="false" style:font-style-asian="normal" style:font-weight-asian="normal" style:font-size-complex="12pt" style:font-weight-complex="normal"/>
    </style:style>
    <style:style style:name="T30" style:family="text">
      <style:text-properties fo:font-variant="normal" fo:text-transform="none" fo:color="#000000" loext:opacity="100%" style:text-line-through-style="none" style:text-line-through-type="none" style:text-underline-style="none" style:text-blinking="false" fo:background-color="transparent" loext:char-shading-value="0" loext:padding="0cm" loext:border="none"/>
    </style:style>
    <style:style style:name="T31" style:family="text">
      <style:text-properties style:font-name="Arial6"/>
    </style:style>
    <style:style style:name="T32" style:family="text">
      <style:text-properties style:font-name="Arial6" fo:font-size="12pt" style:font-size-asian="12pt" style:font-size-complex="12pt"/>
    </style:style>
    <style:style style:name="T33" style:family="text">
      <style:text-properties style:font-name="Arial6" fo:font-size="12pt" officeooo:rsid="0025f136" style:font-size-asian="12pt" style:font-size-complex="12pt"/>
    </style:style>
    <style:style style:name="T34" style:family="text">
      <style:text-properties style:font-name="Arial6" fo:font-size="12pt" officeooo:rsid="0038b368" style:font-size-asian="12pt" style:font-size-complex="12pt"/>
    </style:style>
    <style:style style:name="T35" style:family="text">
      <style:text-properties style:font-name="Arial6" fo:font-size="12pt" officeooo:rsid="0039fcdc" style:font-size-asian="12pt" style:font-size-complex="12pt"/>
    </style:style>
    <style:style style:name="T36" style:family="text">
      <style:text-properties style:font-name="Arial6" fo:font-size="14pt" officeooo:rsid="0020311f" style:font-size-asian="14pt" style:font-size-complex="14pt"/>
    </style:style>
    <style:style style:name="T37" style:family="text">
      <style:text-properties style:font-name="Arial6" fo:font-size="14pt" officeooo:rsid="002377fc" style:font-size-asian="14pt" style:font-size-complex="14pt"/>
    </style:style>
    <style:style style:name="T38" style:family="text">
      <style:text-properties style:font-name="Arial6" fo:font-weight="normal" officeooo:rsid="0020311f" style:font-weight-asian="normal" style:font-weight-complex="normal"/>
    </style:style>
    <style:style style:name="T39" style:family="text">
      <style:text-properties style:font-name="Arial6" fo:font-weight="normal" officeooo:rsid="0022eb38" style:font-weight-asian="normal" style:font-weight-complex="normal"/>
    </style:style>
    <style:style style:name="T40" style:family="text">
      <style:text-properties style:font-name="Arial6" fo:font-weight="normal" officeooo:rsid="002377fc" style:font-weight-asian="normal" style:font-weight-complex="normal"/>
    </style:style>
    <style:style style:name="T41" style:family="text">
      <style:text-properties style:font-name="Arial6" officeooo:rsid="00520330"/>
    </style:style>
    <style:style style:name="T42" style:family="text">
      <style:text-properties style:font-name="Arial6" officeooo:rsid="00358369"/>
    </style:style>
    <style:style style:name="T43" style:family="text">
      <style:text-properties style:font-name="Arial6" fo:font-weight="bold" officeooo:rsid="00358369" style:font-weight-asian="bold" style:font-weight-complex="bold"/>
    </style:style>
    <style:style style:name="T44" style:family="text">
      <style:text-properties style:font-name="Arial6" officeooo:rsid="00359118"/>
    </style:style>
    <style:style style:name="T45" style:family="text">
      <style:text-properties fo:font-weight="normal"/>
    </style:style>
    <style:style style:name="T46" style:family="text">
      <style:text-properties fo:font-weight="normal" officeooo:rsid="001db3a9" style:font-weight-asian="normal" style:font-weight-complex="normal"/>
    </style:style>
    <style:style style:name="T47" style:family="text">
      <style:text-properties fo:font-weight="normal" officeooo:rsid="001ec6d5" style:font-weight-asian="normal" style:font-weight-complex="normal"/>
    </style:style>
    <style:style style:name="T48" style:family="text">
      <style:text-properties fo:font-weight="normal" officeooo:rsid="0061982d"/>
    </style:style>
    <style:style style:name="T49" style:family="text">
      <style:text-properties fo:font-weight="normal" officeooo:rsid="00669794"/>
    </style:style>
    <style:style style:name="T50" style:family="text">
      <style:text-properties officeooo:rsid="0070afff"/>
    </style:style>
    <style:style style:name="T51" style:family="text">
      <style:text-properties style:font-name="arial" fo:font-weight="normal" style:font-weight-asian="normal" style:font-weight-complex="normal"/>
    </style:style>
    <style:style style:name="T52" style:family="text">
      <style:text-properties officeooo:rsid="002accc5"/>
    </style:style>
    <style:style style:name="T53" style:family="text">
      <style:text-properties officeooo:rsid="0027cc79"/>
    </style:style>
    <style:style style:name="T54" style:family="text">
      <style:text-properties officeooo:rsid="0029ad33"/>
    </style:style>
    <style:style style:name="T55" style:family="text">
      <style:text-properties officeooo:rsid="003d9e49"/>
    </style:style>
    <style:style style:name="T56" style:family="text">
      <style:text-properties loext:padding="0cm" loext:border="none"/>
    </style:style>
    <style:style style:name="T57" style:family="text">
      <style:text-properties style:font-name="Liberation Serif"/>
    </style:style>
    <style:style style:name="T58" style:family="text">
      <style:text-properties officeooo:rsid="004cdd26"/>
    </style:style>
    <style:style style:name="T59" style:family="text">
      <style:text-properties officeooo:rsid="004d936f"/>
    </style:style>
    <style:style style:name="T60" style:family="text">
      <style:text-properties officeooo:rsid="004fbc62"/>
    </style:style>
    <style:style style:name="T61" style:family="text">
      <style:text-properties officeooo:rsid="00520330"/>
    </style:style>
    <style:style style:name="T62" style:family="text">
      <style:text-properties officeooo:rsid="0035d522"/>
    </style:style>
    <style:style style:name="T63" style:family="text">
      <style:text-properties officeooo:rsid="00358369"/>
    </style:style>
    <style:style style:name="T64" style:family="text">
      <style:text-properties officeooo:rsid="004793b7"/>
    </style:style>
    <style:style style:name="T65" style:family="text">
      <style:text-properties officeooo:rsid="00498be3"/>
    </style:style>
    <style:style style:name="T66" style:family="text">
      <style:text-properties officeooo:rsid="0042b483"/>
    </style:style>
    <style:style style:name="T67" style:family="text">
      <style:text-properties officeooo:rsid="004442c5"/>
    </style:style>
    <style:style style:name="T68" style:family="text">
      <style:text-properties officeooo:rsid="004b5d62"/>
    </style:style>
    <style:style style:name="T69" style:family="text">
      <style:text-properties fo:font-size="12pt" style:font-size-asian="12pt" style:font-size-complex="12pt"/>
    </style:style>
    <style:style style:name="T70" style:family="text">
      <style:text-properties fo:font-size="12pt" officeooo:rsid="003bf33f" style:font-size-asian="12pt" style:font-size-complex="12pt"/>
    </style:style>
    <style:style style:name="T71" style:family="text">
      <style:text-properties fo:font-size="12pt" officeooo:rsid="003d9e49" style:font-size-asian="12pt" style:font-size-complex="12pt"/>
    </style:style>
    <style:style style:name="T72" style:family="text">
      <style:text-properties fo:font-size="12pt" officeooo:rsid="003bf33f" style:font-size-asian="10.5pt" style:font-size-complex="12pt"/>
    </style:style>
    <style:style style:name="T73" style:family="text">
      <style:text-properties fo:font-size="12pt" officeooo:rsid="0036eedf" style:font-size-asian="10.5pt" style:font-size-complex="12pt"/>
    </style:style>
    <style:style style:name="T74" style:family="text">
      <style:text-properties fo:font-size="11pt"/>
    </style:style>
    <style:style style:name="T75" style:family="text">
      <style:text-properties fo:font-size="11pt" fo:font-weight="normal" style:font-size-asian="11pt" style:font-weight-asian="normal" style:font-size-complex="11pt" style:font-weight-complex="normal"/>
    </style:style>
    <style:style style:name="T76" style:family="text">
      <style:text-properties officeooo:rsid="003bf33f"/>
    </style:style>
    <style:style style:name="T77" style:family="text">
      <style:text-properties officeooo:rsid="0040abc1"/>
    </style:style>
    <style:style style:name="T78" style:family="text">
      <style:text-properties fo:color="#000000" loext:opacity="100%" style:font-name="Arial2" fo:font-size="12pt" fo:font-weight="normal" fo:background-color="transparent" loext:char-shading-value="0" style:font-size-asian="12pt" style:font-size-complex="12pt"/>
    </style:style>
    <style:style style:name="T79" style:family="text">
      <style:text-properties fo:color="#000000" loext:opacity="100%" style:font-name="Arial2" fo:font-size="12pt" fo:font-weight="normal" officeooo:rsid="006a461e" style:font-size-asian="10.5pt" style:font-weight-asian="normal" style:font-size-complex="12pt" style:font-weight-complex="normal"/>
    </style:style>
    <style:style style:name="T80" style:family="text">
      <style:text-properties fo:color="#000000" loext:opacity="100%" style:font-name="Arial2" fo:font-size="12pt" fo:font-weight="normal" officeooo:rsid="006b5079" style:font-size-asian="10.5pt" style:font-weight-asian="normal" style:font-size-complex="12pt" style:font-weight-complex="normal"/>
    </style:style>
    <style:style style:name="T81" style:family="text">
      <style:text-properties fo:color="#000000" loext:opacity="100%" style:font-name="Arial2" fo:font-size="12pt" fo:font-weight="normal" officeooo:rsid="00669794" style:font-size-asian="12pt" style:font-weight-asian="normal" style:font-size-complex="12pt" style:font-weight-complex="normal"/>
    </style:style>
    <style:style style:name="T82" style:family="text">
      <style:text-properties style:font-name="Consolas2" fo:font-size="10.5pt" fo:font-weight="normal"/>
    </style:style>
    <style:style style:name="T83" style:family="text">
      <style:text-properties style:font-name="Consolas2" fo:font-size="10.5pt" fo:font-weight="normal" style:font-size-asian="12pt" style:font-size-complex="12pt"/>
    </style:style>
    <style:style style:name="T84" style:family="text">
      <style:text-properties style:font-name="Consolas2" fo:font-size="10.5pt" fo:font-style="italic" fo:font-weight="normal"/>
    </style:style>
    <style:style style:name="T85" style:family="text">
      <style:text-properties style:font-name="Arial2"/>
    </style:style>
    <style:style style:name="T86" style:family="text">
      <style:text-properties style:font-name="Arial2" fo:font-size="12pt" fo:font-weight="normal" style:font-size-asian="12pt" style:font-size-complex="12pt"/>
    </style:style>
    <style:style style:name="T87" style:family="text">
      <style:text-properties style:font-name="Arial2" fo:font-size="12pt" fo:font-weight="normal" officeooo:rsid="0061982d" style:font-size-asian="12pt" style:font-size-complex="12pt"/>
    </style:style>
    <style:style style:name="T88" style:family="text">
      <style:text-properties style:font-name="Arial2" fo:font-size="12pt" fo:font-weight="normal" style:font-size-asian="12pt" style:font-weight-asian="normal" style:font-size-complex="12pt" style:font-weight-complex="normal"/>
    </style:style>
    <style:style style:name="T89" style:family="text">
      <style:text-properties style:font-name="Arial2" fo:font-size="12pt" fo:font-weight="normal" officeooo:rsid="00669794" style:font-size-asian="12pt" style:font-weight-asian="normal" style:font-size-complex="12pt" style:font-weight-complex="normal"/>
    </style:style>
    <style:style style:name="T90" style:family="text">
      <style:text-properties style:font-name="Arial2" fo:font-size="12pt" fo:font-weight="normal" officeooo:rsid="006773c2" style:font-size-asian="12pt" style:font-weight-asian="normal" style:font-size-complex="12pt" style:font-weight-complex="normal"/>
    </style:style>
    <style:style style:name="T91" style:family="text">
      <style:text-properties style:font-name="Arial2" fo:font-size="12pt" fo:font-weight="normal" officeooo:rsid="006b5079" style:font-size-asian="12pt" style:font-weight-asian="normal" style:font-size-complex="12pt" style:font-weight-complex="normal"/>
    </style:style>
    <style:style style:name="T92" style:family="text">
      <style:text-properties style:font-name="Arial2" fo:font-size="12pt" fo:font-weight="normal" officeooo:rsid="006c5455" style:font-size-asian="12pt" style:font-weight-asian="normal" style:font-size-complex="12pt" style:font-weight-complex="normal"/>
    </style:style>
    <style:style style:name="T93" style:family="text">
      <style:text-properties style:font-name="Arial2" fo:font-size="12pt" fo:font-weight="normal" officeooo:rsid="0074b2d3" style:font-size-asian="12pt" style:font-weight-asian="normal" style:font-size-complex="12pt" style:font-weight-complex="normal"/>
    </style:style>
    <style:style style:name="T94" style:family="text">
      <style:text-properties style:font-name="Arial2" fo:font-size="12pt" fo:font-weight="normal" officeooo:rsid="006c7d36" style:font-size-asian="12pt" style:font-weight-asian="normal" style:font-size-complex="12pt" style:font-weight-complex="normal"/>
    </style:style>
    <style:style style:name="T95" style:family="text">
      <style:text-properties style:font-name="Arial2" fo:font-size="12pt" fo:font-weight="normal" officeooo:rsid="00763654" style:font-size-asian="12pt" style:font-weight-asian="normal" style:font-size-complex="12pt" style:font-weight-complex="normal"/>
    </style:style>
    <style:style style:name="T96" style:family="text">
      <style:text-properties style:font-name="Arial2" fo:font-size="12pt" fo:font-weight="normal" officeooo:rsid="00787306" style:font-size-asian="12pt" style:font-weight-asian="normal" style:font-size-complex="12pt" style:font-weight-complex="normal"/>
    </style:style>
    <style:style style:name="T97" style:family="text">
      <style:text-properties style:font-name="Arial2" fo:font-size="12pt" fo:font-weight="normal" officeooo:rsid="006b5079" style:font-size-asian="10.5pt" style:font-weight-asian="normal" style:font-size-complex="12pt" style:font-weight-complex="normal"/>
    </style:style>
    <style:style style:name="T98" style:family="text">
      <style:text-properties style:font-name="Arial2" fo:font-size="12pt" fo:font-weight="normal" officeooo:rsid="00787306" style:font-size-asian="10.5pt" style:font-weight-asian="normal" style:font-size-complex="12pt" style:font-weight-complex="normal"/>
    </style:style>
    <style:style style:name="T99" style:family="text">
      <style:text-properties style:font-name="Arial2" fo:font-size="12pt" style:font-size-asian="12pt" style:font-size-complex="12pt"/>
    </style:style>
    <style:style style:name="T100" style:family="text">
      <style:text-properties style:font-name="Arial2" fo:font-size="12pt" officeooo:rsid="006c5455" style:font-size-asian="12pt" style:font-size-complex="12pt"/>
    </style:style>
    <style:style style:name="T101" style:family="text">
      <style:text-properties style:font-name="Arial2" fo:font-size="12pt" officeooo:rsid="006c7d36" style:font-size-asian="12pt" style:font-size-complex="12pt"/>
    </style:style>
    <style:style style:name="T102" style:family="text">
      <style:text-properties style:font-name="Arial2" fo:font-size="11pt" fo:font-weight="normal" style:font-size-asian="11pt" style:font-weight-asian="normal" style:font-size-complex="11pt" style:font-weight-complex="normal"/>
    </style:style>
    <style:style style:name="T103" style:family="text">
      <style:text-properties style:font-name="Arial2" fo:font-size="11pt" fo:font-weight="normal" officeooo:rsid="00669794" style:font-size-asian="11pt" style:font-weight-asian="normal" style:font-size-complex="11pt" style:font-weight-complex="normal"/>
    </style:style>
    <style:style style:name="T104" style:family="text">
      <style:text-properties style:font-name="Arial2" fo:font-size="11pt" fo:font-weight="normal" officeooo:rsid="0068857f" style:font-size-asian="11pt" style:font-weight-asian="normal" style:font-size-complex="11pt" style:font-weight-complex="normal"/>
    </style:style>
    <style:style style:name="T105" style:family="text">
      <style:text-properties style:font-name="Arial2" fo:font-size="11pt" fo:font-weight="normal" officeooo:rsid="006b5079" style:font-size-asian="11pt" style:font-weight-asian="normal" style:font-size-complex="11pt" style:font-weight-complex="normal"/>
    </style:style>
    <style:style style:name="T106" style:family="text">
      <style:text-properties style:font-name="Arial2" fo:font-size="11pt" fo:font-weight="normal" officeooo:rsid="00787306" style:font-size-asian="11pt" style:font-weight-asian="normal" style:font-size-complex="11pt" style:font-weight-complex="normal"/>
    </style:style>
    <style:style style:name="T107" style:family="text">
      <style:text-properties style:font-name="Arial2" officeooo:rsid="0068857f"/>
    </style:style>
    <style:style style:name="T108" style:family="text">
      <style:text-properties style:font-name="Arial2" officeooo:rsid="006a461e"/>
    </style:style>
    <style:style style:name="T109" style:family="text">
      <style:text-properties style:font-name="Arial2" fo:font-size="10.5pt" style:font-size-asian="10.5pt" style:font-size-complex="10.5pt"/>
    </style:style>
    <style:style style:name="T110" style:family="text">
      <style:text-properties style:font-name="Arial2" fo:font-size="10.5pt" fo:font-weight="bold" style:font-size-asian="10.5pt" style:font-weight-asian="bold" style:font-size-complex="10.5pt" style:font-weight-complex="bold"/>
    </style:style>
    <style:style style:name="T111" style:family="text">
      <style:text-properties style:font-name="Arial2" fo:font-size="10.5pt" fo:font-style="normal" style:font-size-asian="10.5pt" style:font-style-asian="normal" style:font-size-complex="10.5pt" style:font-style-complex="normal"/>
    </style:style>
    <style:style style:name="T112" style:family="text">
      <style:text-properties officeooo:rsid="006773c2"/>
    </style:style>
    <style:style style:name="T113" style:family="text">
      <style:text-properties fo:color="#808080" loext:opacity="100%" style:font-name="Consolas3" fo:font-size="10.5pt" fo:font-weight="normal" officeooo:rsid="00669794" style:font-size-asian="10.5pt" style:font-weight-asian="normal" style:font-size-complex="10.5pt" style:font-weight-complex="normal"/>
    </style:style>
    <style:style style:name="T114" style:family="text">
      <style:text-properties fo:color="#808080" loext:opacity="100%" style:font-name="Consolas" fo:font-size="10.5pt" fo:font-weight="normal" style:font-size-asian="10.5pt" style:font-weight-asian="normal" style:font-size-complex="10.5pt" style:font-weight-complex="normal"/>
    </style:style>
    <style:style style:name="T115" style:family="text">
      <style:text-properties fo:color="#808080" loext:opacity="100%" style:font-name="Consolas" fo:font-size="10.5pt" fo:font-weight="normal" officeooo:rsid="00669794" style:font-size-asian="10.5pt" style:font-weight-asian="normal" style:font-size-complex="10.5pt" style:font-weight-complex="normal"/>
    </style:style>
    <style:style style:name="T116" style:family="text">
      <style:text-properties fo:color="#808080" loext:opacity="100%" style:font-name="Consolas" fo:font-size="10.5pt" style:font-size-asian="10.5pt" style:font-size-complex="10.5pt"/>
    </style:style>
    <style:style style:name="T117" style:family="text">
      <style:text-properties fo:color="#808080" loext:opacity="100%" style:font-name="Consolas1" fo:font-size="10.5pt" fo:font-weight="normal" officeooo:rsid="0074b2d3" style:font-size-asian="10.5pt" style:font-weight-asian="normal" style:font-size-complex="10.5pt" style:font-weight-complex="normal"/>
    </style:style>
    <style:style style:name="T118" style:family="text">
      <style:text-properties fo:color="#808080" loext:opacity="100%" style:font-name="Consolas" fo:font-size="10.5pt" fo:font-weight="normal" officeooo:rsid="00787306" style:font-size-asian="10.5pt" style:font-weight-asian="normal" style:font-size-complex="10.5pt" style:font-weight-complex="normal"/>
    </style:style>
    <style:style style:name="T119" style:family="text">
      <style:text-properties fo:color="#808080" loext:opacity="100%" style:font-name="Consolas" fo:font-size="10.5pt" fo:font-weight="normal" officeooo:rsid="00669794" style:font-size-asian="10.5pt" style:font-weight-asian="normal" style:font-size-complex="10.5pt" style:font-weight-complex="normal"/>
    </style:style>
    <style:style style:name="T120" style:family="text">
      <style:text-properties fo:color="#808080" loext:opacity="100%" style:font-name="Consolas" fo:font-size="10.5pt" officeooo:rsid="00669794" style:font-size-asian="10.5pt" style:font-size-complex="10.5pt"/>
    </style:style>
    <style:style style:name="T121" style:family="text">
      <style:text-properties style:font-name="Consolas" fo:font-size="10.5pt" style:font-size-asian="10.5pt" style:font-size-complex="10.5pt"/>
    </style:style>
    <style:style style:name="T122" style:family="text">
      <style:text-properties officeooo:rsid="006a461e"/>
    </style:style>
    <style:style style:name="T123" style:family="text">
      <style:text-properties fo:font-weight="bold" style:font-weight-asian="bold" style:font-weight-complex="bold"/>
    </style:style>
    <style:style style:name="T124" style:family="text">
      <style:text-properties style:font-name="Consolas" fo:font-size="10.5pt" style:font-size-asian="10.5pt" style:font-size-complex="10.5pt"/>
    </style:style>
    <style:style style:name="T125" style:family="text">
      <style:text-properties fo:color="#666666" loext:opacity="100%" style:font-name="Consolas" fo:font-size="10.5pt" style:font-size-complex="10.5pt"/>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OLE">
      <style:graphic-properties style:horizontal-pos="center" style:horizontal-rel="paragraph" draw:ole-draw-aspect="1"/>
    </style:style>
    <style:style style:name="fr5" style:family="graphic" style:parent-style-name="OLE">
      <style:graphic-properties style:vertical-pos="from-top" style:vertical-rel="paragraph" style:horizontal-pos="from-left" style:horizontal-rel="paragraph" draw:ole-draw-aspect="1"/>
    </style:style>
    <style:style style:name="fr6" style:family="graphic" style:parent-style-name="OLE">
      <style:graphic-properties style:vertical-pos="top" style:vertical-rel="paragraph" style:horizontal-pos="center" style:horizontal-rel="paragraph" draw:ole-draw-aspect="1"/>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loext:num-list-format="%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1%.%2%"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1%.%2%.%3%.%4%"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1%.%2%.%3%.%4%.%5%"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1%.%2%.%3%.%4%.%5%.%6%"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1%.%2%.%3%.%4%.%5%.%6%.%7%"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1%.%2%.%3%.%4%.%5%.%6%.%7%.%8%"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1%.%2%.%3%.%4%.%5%.%6%.%7%.%8%.%9%"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2%.%3%.%4%.%5%.%6%.%7%.%8%.%9%.%10%"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1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number text:level="1" text:style-name="Numbering_20_Symbols" loext:num-list-format="%1%)" style:num-suffix=")" style:num-format="a">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2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6" text:use-outline-level="false" text:use-index-source-styles="true">
          <text:index-title-template text:style-name="Heading">Table of Contents</text:index-title-template>
          <text:table-of-content-entry-template text:outline-level="1" text:style-name="Heading">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Heading">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Heading">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Heading">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Heading">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Heading">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Heading">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Heading">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0">
            <text:index-source-style text:style-name="Heading"/>
          </text:index-source-styles>
        </text:table-of-content-source>
        <text:index-body>
          <text:index-title text:style-name="Sect2" text:name="Table of Contents1_Head" text:protected="true">
            <text:p text:style-name="Heading">Table of Contents</text:p>
          </text:index-title>
          <text:p text:style-name="P100"><text:a xlink:type="simple" xlink:href="#__RefHeading___Toc3731_117426026" text:style-name="Index_20_Link" text:visited-style-name="Index_20_Link">1 Analysis<text:tab/>4</text:a></text:p>
          <text:p text:style-name="P100"><text:a xlink:type="simple" xlink:href="#__RefHeading___Toc3729_117426026" text:style-name="Index_20_Link" text:visited-style-name="Index_20_Link">1.1 Identifying the Problem<text:tab/>4</text:a></text:p>
          <text:p text:style-name="P100"><text:a xlink:type="simple" xlink:href="#__RefHeading___Toc3727_117426026" text:style-name="Index_20_Link" text:visited-style-name="Index_20_Link">1.1.1. Background:<text:tab/>4</text:a></text:p>
          <text:p text:style-name="P100"><text:a xlink:type="simple" xlink:href="#__RefHeading___Toc3725_117426026" text:style-name="Index_20_Link" text:visited-style-name="Index_20_Link">1.1.2. Identification<text:tab/>4</text:a></text:p>
          <text:p text:style-name="P100"><text:a xlink:type="simple" xlink:href="#__RefHeading___Toc3723_117426026" text:style-name="Index_20_Link" text:visited-style-name="Index_20_Link">1.2 Identifying the End Users<text:tab/>4</text:a></text:p>
          <text:p text:style-name="P100"><text:a xlink:type="simple" xlink:href="#__RefHeading___Toc3721_117426026" text:style-name="Index_20_Link" text:visited-style-name="Index_20_Link">1.3 Research<text:tab/>5</text:a></text:p>
          <text:p text:style-name="P100"><text:a xlink:type="simple" xlink:href="#__RefHeading___Toc3719_117426026" text:style-name="Index_20_Link" text:visited-style-name="Index_20_Link">1.3.1. Key Insights from Research<text:tab/>5</text:a></text:p>
          <text:p text:style-name="P100"><text:a xlink:type="simple" xlink:href="#__RefHeading___Toc3717_117426026" text:style-name="Index_20_Link" text:visited-style-name="Index_20_Link">1.3.1.1 Books<text:tab/>5</text:a></text:p>
          <text:p text:style-name="P100"><text:a xlink:type="simple" xlink:href="#__RefHeading___Toc3715_117426026" text:style-name="Index_20_Link" text:visited-style-name="Index_20_Link">1.3.1.1.1 Building a Second Brain<text:tab/>5</text:a></text:p>
          <text:p text:style-name="P100"><text:a xlink:type="simple" xlink:href="#__RefHeading___Toc3713_117426026" text:style-name="Index_20_Link" text:visited-style-name="Index_20_Link">1.3.1.1.1.1 The CODE Method<text:tab/>5</text:a></text:p>
          <text:p text:style-name="P100"><text:a xlink:type="simple" xlink:href="#__RefHeading___Toc3711_117426026" text:style-name="Index_20_Link" text:visited-style-name="Index_20_Link">1.3.1.1.1.2 The PARA Method<text:tab/>6</text:a></text:p>
          <text:p text:style-name="P100"><text:a xlink:type="simple" xlink:href="#__RefHeading___Toc3709_117426026" text:style-name="Index_20_Link" text:visited-style-name="Index_20_Link">1.3.1.1.2 The Bullet Journal Method<text:tab/>6</text:a></text:p>
          <text:p text:style-name="P100"><text:a xlink:type="simple" xlink:href="#__RefHeading___Toc3707_117426026" text:style-name="Index_20_Link" text:visited-style-name="Index_20_Link">1.3.1.2 In-depth analysis of existing software<text:tab/>6</text:a></text:p>
          <text:p text:style-name="P100"><text:a xlink:type="simple" xlink:href="#__RefHeading___Toc3705_117426026" text:style-name="Index_20_Link" text:visited-style-name="Index_20_Link">1.3.1.2.1 Notion<text:tab/>6</text:a></text:p>
          <text:p text:style-name="P100"><text:a xlink:type="simple" xlink:href="#__RefHeading___Toc3703_117426026" text:style-name="Index_20_Link" text:visited-style-name="Index_20_Link">1.3.1.2.2 Google Keep:<text:tab/>7</text:a></text:p>
          <text:p text:style-name="P100"><text:a xlink:type="simple" xlink:href="#__RefHeading___Toc3701_117426026" text:style-name="Index_20_Link" text:visited-style-name="Index_20_Link">1.3.1.2.3 Evernote:<text:tab/>7</text:a></text:p>
          <text:p text:style-name="P100"><text:a xlink:type="simple" xlink:href="#__RefHeading___Toc3699_117426026" text:style-name="Index_20_Link" text:visited-style-name="Index_20_Link">1.3.1.2.4 Apple Notes:<text:tab/>8</text:a></text:p>
          <text:p text:style-name="P100"><text:a xlink:type="simple" xlink:href="#__RefHeading___Toc3697_117426026" text:style-name="Index_20_Link" text:visited-style-name="Index_20_Link">1.3.2. Survey results<text:tab/>8</text:a></text:p>
          <text:p text:style-name="P100"><text:a xlink:type="simple" xlink:href="#__RefHeading___Toc3695_117426026" text:style-name="Index_20_Link" text:visited-style-name="Index_20_Link">1.3.2.1 How do you currently organise your tasks and notes?<text:tab/>9</text:a></text:p>
          <text:p text:style-name="P100"><text:a xlink:type="simple" xlink:href="#__RefHeading___Toc3693_117426026" text:style-name="Index_20_Link" text:visited-style-name="Index_20_Link">1.3.2.2 What features do you value most in a notetaking app? (Multiple choices allowed)<text:tab/>9</text:a></text:p>
          <text:p text:style-name="P100"><text:a xlink:type="simple" xlink:href="#__RefHeading___Toc3691_117426026" text:style-name="Index_20_Link" text:visited-style-name="Index_20_Link">1.3.2.3 What are the biggest challenges with your current notetaking method?<text:tab/>10</text:a></text:p>
          <text:p text:style-name="P100"><text:a xlink:type="simple" xlink:href="#__RefHeading___Toc3689_117426026" text:style-name="Index_20_Link" text:visited-style-name="Index_20_Link">1.3.2.4 How likely are you to use an app that combines notetaking and statistics?<text:tab/>10</text:a></text:p>
          <text:p text:style-name="P100"><text:a xlink:type="simple" xlink:href="#__RefHeading___Toc3687_117426026" text:style-name="Index_20_Link" text:visited-style-name="Index_20_Link">1.3.2.5 Conclusion<text:tab/>11</text:a></text:p>
          <text:p text:style-name="P100"><text:a xlink:type="simple" xlink:href="#__RefHeading___Toc3685_117426026" text:style-name="Index_20_Link" text:visited-style-name="Index_20_Link">1.4 Interview with Anton Kogun<text:tab/>11</text:a></text:p>
          <text:p text:style-name="P100"><text:a xlink:type="simple" xlink:href="#__RefHeading___Toc7343_3908388459" text:style-name="Index_20_Link" text:visited-style-name="Index_20_Link">1.5 Modelling the problem<text:tab/>12</text:a></text:p>
          <text:p text:style-name="P100"><text:a xlink:type="simple" xlink:href="#__RefHeading___Toc3869_117426026" text:style-name="Index_20_Link" text:visited-style-name="Index_20_Link">1.6 Coding objectives<text:tab/>13</text:a></text:p>
          <text:p text:style-name="P100"><text:a xlink:type="simple" xlink:href="#__RefHeading___Toc3867_117426026" text:style-name="Index_20_Link" text:visited-style-name="Index_20_Link">1.6.1. Database<text:tab/>13</text:a></text:p>
          <text:p text:style-name="P100"><text:a xlink:type="simple" xlink:href="#__RefHeading___Toc3865_117426026" text:style-name="Index_20_Link" text:visited-style-name="Index_20_Link">1.6.1.1 Configuration and Security<text:tab/>13</text:a></text:p>
          <text:p text:style-name="P100"><text:a xlink:type="simple" xlink:href="#__RefHeading___Toc3863_117426026" text:style-name="Index_20_Link" text:visited-style-name="Index_20_Link">1.6.1.2 Create tables for:<text:tab/>14</text:a></text:p>
          <text:p text:style-name="P100"><text:a xlink:type="simple" xlink:href="#__RefHeading___Toc3861_117426026" text:style-name="Index_20_Link" text:visited-style-name="Index_20_Link">1.6.2. Design the backend functionality:<text:tab/>14</text:a></text:p>
          <text:p text:style-name="P100"><text:a xlink:type="simple" xlink:href="#__RefHeading___Toc3859_117426026" text:style-name="Index_20_Link" text:visited-style-name="Index_20_Link">1.6.3. User Interface<text:tab/>14</text:a></text:p>
          <text:p text:style-name="P100"><text:a xlink:type="simple" xlink:href="#__RefHeading___Toc3857_117426026" text:style-name="Index_20_Link" text:visited-style-name="Index_20_Link">1.6.4. Validation<text:tab/>15</text:a></text:p>
          <text:p text:style-name="P100"><text:a xlink:type="simple" xlink:href="#__RefHeading___Toc3855_117426026" text:style-name="Index_20_Link" text:visited-style-name="Index_20_Link">1.6.4.1 Frontend Validation<text:tab/>15</text:a></text:p>
          <text:p text:style-name="P100"><text:a xlink:type="simple" xlink:href="#__RefHeading___Toc3853_117426026" text:style-name="Index_20_Link" text:visited-style-name="Index_20_Link">1.6.4.2 Backend Validation<text:tab/>15</text:a></text:p>
          <text:p text:style-name="P100"><text:a xlink:type="simple" xlink:href="#__RefHeading___Toc3851_117426026" text:style-name="Index_20_Link" text:visited-style-name="Index_20_Link">1.7 Proposed solution<text:tab/>15</text:a></text:p>
          <text:p text:style-name="P100"><text:a xlink:type="simple" xlink:href="#__RefHeading___Toc3849_117426026" text:style-name="Index_20_Link" text:visited-style-name="Index_20_Link">2 Documented Design<text:tab/>16</text:a></text:p>
          <text:p text:style-name="P100"><text:a xlink:type="simple" xlink:href="#__RefHeading___Toc3847_117426026" text:style-name="Index_20_Link" text:visited-style-name="Index_20_Link">2.1 User data flow<text:tab/>16</text:a></text:p>
          <text:p text:style-name="P100"><text:a xlink:type="simple" xlink:href="#__RefHeading___Toc3845_117426026" text:style-name="Index_20_Link" text:visited-style-name="Index_20_Link">2.1.1. Determining frontend-backend communication<text:tab/>16</text:a></text:p>
          <text:p text:style-name="P100"><text:a xlink:type="simple" xlink:href="#__RefHeading___Toc3843_117426026" text:style-name="Index_20_Link" text:visited-style-name="Index_20_Link">2.1.1.1 Optimistic updating<text:tab/>16</text:a></text:p>
          <text:p text:style-name="P100"><text:a xlink:type="simple" xlink:href="#__RefHeading___Toc3841_117426026" text:style-name="Index_20_Link" text:visited-style-name="Index_20_Link">2.1.1.2 Pessimistic updating<text:tab/>16</text:a></text:p>
          <text:p text:style-name="P100"><text:a xlink:type="simple" xlink:href="#__RefHeading___Toc3839_117426026" text:style-name="Index_20_Link" text:visited-style-name="Index_20_Link">2.1.1.3 Why I chose optimistic updating<text:tab/>16</text:a></text:p>
          <text:p text:style-name="P100"><text:a xlink:type="simple" xlink:href="#__RefHeading___Toc3837_117426026" text:style-name="Index_20_Link" text:visited-style-name="Index_20_Link">2.1.2. Creating data flow diagrams<text:tab/>17</text:a></text:p>
          <text:p text:style-name="P100"><text:a xlink:type="simple" xlink:href="#__RefHeading___Toc3835_117426026" text:style-name="Index_20_Link" text:visited-style-name="Index_20_Link">2.1.2.1 Note creation<text:tab/>17</text:a></text:p>
          <text:p text:style-name="P100"><text:a xlink:type="simple" xlink:href="#__RefHeading___Toc3833_117426026" text:style-name="Index_20_Link" text:visited-style-name="Index_20_Link">2.1.2.2 Editing a note<text:tab/>18</text:a></text:p>
          <text:p text:style-name="P100"><text:a xlink:type="simple" xlink:href="#__RefHeading___Toc3831_117426026" text:style-name="Index_20_Link" text:visited-style-name="Index_20_Link">2.1.2.3 Fetch all notes of a specific type<text:tab/>19</text:a></text:p>
          <text:p text:style-name="P100"><text:a xlink:type="simple" xlink:href="#__RefHeading___Toc3829_117426026" text:style-name="Index_20_Link" text:visited-style-name="Index_20_Link">2.1.2.4 Fetch one note<text:tab/>20</text:a></text:p>
          <text:p text:style-name="P100"><text:a xlink:type="simple" xlink:href="#__RefHeading___Toc3827_117426026" text:style-name="Index_20_Link" text:visited-style-name="Index_20_Link"><text:soft-page-break/>2.1.2.5 Delete a note<text:tab/>21</text:a></text:p>
          <text:p text:style-name="P100"><text:a xlink:type="simple" xlink:href="#__RefHeading___Toc3825_117426026" text:style-name="Index_20_Link" text:visited-style-name="Index_20_Link">2.1.2.6 Searching for a note<text:tab/>22</text:a></text:p>
          <text:p text:style-name="P100"><text:a xlink:type="simple" xlink:href="#__RefHeading___Toc3823_117426026" text:style-name="Index_20_Link" text:visited-style-name="Index_20_Link">2.1.2.7 Tag workflow<text:tab/>24</text:a></text:p>
          <text:p text:style-name="P100"><text:a xlink:type="simple" xlink:href="#__RefHeading___Toc3821_117426026" text:style-name="Index_20_Link" text:visited-style-name="Index_20_Link">2.1.2.8 Registering and logging users in<text:tab/>25</text:a></text:p>
          <text:p text:style-name="P100"><text:a xlink:type="simple" xlink:href="#__RefHeading___Toc3819_117426026" text:style-name="Index_20_Link" text:visited-style-name="Index_20_Link">2.2 Backend<text:tab/>25</text:a></text:p>
          <text:p text:style-name="P100"><text:a xlink:type="simple" xlink:href="#__RefHeading___Toc3817_117426026" text:style-name="Index_20_Link" text:visited-style-name="Index_20_Link">2.2.1. Designing the database<text:tab/>25</text:a></text:p>
          <text:p text:style-name="P100"><text:a xlink:type="simple" xlink:href="#__RefHeading___Toc3815_117426026" text:style-name="Index_20_Link" text:visited-style-name="Index_20_Link">2.2.1.1 Detecting patterns in data representation<text:tab/>25</text:a></text:p>
          <text:p text:style-name="P100"><text:a xlink:type="simple" xlink:href="#__RefHeading___Toc3813_117426026" text:style-name="Index_20_Link" text:visited-style-name="Index_20_Link">2.2.1.2 Choosing the database<text:tab/>25</text:a></text:p>
          <text:p text:style-name="P100"><text:a xlink:type="simple" xlink:href="#__RefHeading___Toc3811_117426026" text:style-name="Index_20_Link" text:visited-style-name="Index_20_Link">2.2.1.3 Efficiency<text:tab/>25</text:a></text:p>
          <text:p text:style-name="P100"><text:a xlink:type="simple" xlink:href="#__RefHeading___Toc3809_117426026" text:style-name="Index_20_Link" text:visited-style-name="Index_20_Link">2.2.1.4 Data Types and Functions:<text:tab/>26</text:a></text:p>
          <text:p text:style-name="P100"><text:a xlink:type="simple" xlink:href="#__RefHeading___Toc3807_117426026" text:style-name="Index_20_Link" text:visited-style-name="Index_20_Link">2.2.1.5 Why use UUID?<text:tab/>26</text:a></text:p>
          <text:p text:style-name="P100"><text:a xlink:type="simple" xlink:href="#__RefHeading___Toc3805_117426026" text:style-name="Index_20_Link" text:visited-style-name="Index_20_Link">2.2.1.6 Performance:<text:tab/>26</text:a></text:p>
          <text:p text:style-name="P100"><text:a xlink:type="simple" xlink:href="#__RefHeading___Toc3803_117426026" text:style-name="Index_20_Link" text:visited-style-name="Index_20_Link">2.2.1.7 Security:<text:tab/>26</text:a></text:p>
          <text:p text:style-name="P100"><text:a xlink:type="simple" xlink:href="#__RefHeading___Toc3801_117426026" text:style-name="Index_20_Link" text:visited-style-name="Index_20_Link">2.2.2. Database relationships<text:tab/>27</text:a></text:p>
          <text:p text:style-name="P100"><text:a xlink:type="simple" xlink:href="#__RefHeading___Toc3799_117426026" text:style-name="Index_20_Link" text:visited-style-name="Index_20_Link">2.2.2.1 User data<text:tab/>27</text:a></text:p>
          <text:p text:style-name="P100"><text:a xlink:type="simple" xlink:href="#__RefHeading___Toc3797_117426026" text:style-name="Index_20_Link" text:visited-style-name="Index_20_Link">2.2.2.2 Notes<text:tab/>28</text:a></text:p>
          <text:p text:style-name="P100"><text:a xlink:type="simple" xlink:href="#__RefHeading___Toc3795_117426026" text:style-name="Index_20_Link" text:visited-style-name="Index_20_Link">2.2.2.3 Tagging<text:tab/>30</text:a></text:p>
          <text:p text:style-name="P100"><text:a xlink:type="simple" xlink:href="#__RefHeading___Toc3793_117426026" text:style-name="Index_20_Link" text:visited-style-name="Index_20_Link">2.2.2.4 Statistics<text:tab/>30</text:a></text:p>
          <text:p text:style-name="P100"><text:a xlink:type="simple" xlink:href="#__RefHeading___Toc3791_117426026" text:style-name="Index_20_Link" text:visited-style-name="Index_20_Link">2.2.2.5 Conclusion<text:tab/>31</text:a></text:p>
          <text:p text:style-name="P100"><text:a xlink:type="simple" xlink:href="#__RefHeading___Toc3789_117426026" text:style-name="Index_20_Link" text:visited-style-name="Index_20_Link">2.2.3. Backend file structure<text:tab/>31</text:a></text:p>
          <text:p text:style-name="P100"><text:a xlink:type="simple" xlink:href="#__RefHeading___Toc3787_117426026" text:style-name="Index_20_Link" text:visited-style-name="Index_20_Link">2.2.4. OOP<text:tab/>32</text:a></text:p>
          <text:p text:style-name="P100"><text:a xlink:type="simple" xlink:href="#__RefHeading___Toc3785_117426026" text:style-name="Index_20_Link" text:visited-style-name="Index_20_Link">2.2.4.1 Constructing note processing code<text:tab/>33</text:a></text:p>
          <text:p text:style-name="P100"><text:a xlink:type="simple" xlink:href="#__RefHeading___Toc3783_117426026" text:style-name="Index_20_Link" text:visited-style-name="Index_20_Link">2.2.4.2 Simplifying validation schemas<text:tab/>34</text:a></text:p>
          <text:p text:style-name="P100"><text:a xlink:type="simple" xlink:href="#__RefHeading___Toc3781_117426026" text:style-name="Index_20_Link" text:visited-style-name="Index_20_Link">2.3 Frontend<text:tab/>34</text:a></text:p>
          <text:p text:style-name="P100"><text:a xlink:type="simple" xlink:href="#__RefHeading___Toc3779_117426026" text:style-name="Index_20_Link" text:visited-style-name="Index_20_Link">2.3.1. User data on the frontend<text:tab/>34</text:a></text:p>
          <text:p text:style-name="P100"><text:a xlink:type="simple" xlink:href="#__RefHeading___Toc3777_117426026" text:style-name="Index_20_Link" text:visited-style-name="Index_20_Link">2.3.2. Frontend file structure<text:tab/>35</text:a></text:p>
          <text:p text:style-name="P100"><text:a xlink:type="simple" xlink:href="#__RefHeading___Toc3775_117426026" text:style-name="Index_20_Link" text:visited-style-name="Index_20_Link">2.4 User Interface<text:tab/>37</text:a></text:p>
          <text:p text:style-name="P100"><text:a xlink:type="simple" xlink:href="#__RefHeading___Toc3773_117426026" text:style-name="Index_20_Link" text:visited-style-name="Index_20_Link">2.4.1. The 10 principles of good design<text:tab/>37</text:a></text:p>
          <text:p text:style-name="P100"><text:a xlink:type="simple" xlink:href="#__RefHeading___Toc3771_117426026" text:style-name="Index_20_Link" text:visited-style-name="Index_20_Link">2.4.2. Design as an iterative process<text:tab/>37</text:a></text:p>
          <text:p text:style-name="P100"><text:a xlink:type="simple" xlink:href="#__RefHeading___Toc3769_117426026" text:style-name="Index_20_Link" text:visited-style-name="Index_20_Link">2.4.3. Creating wireframes<text:tab/>38</text:a></text:p>
          <text:p text:style-name="P100"><text:a xlink:type="simple" xlink:href="#__RefHeading___Toc3767_117426026" text:style-name="Index_20_Link" text:visited-style-name="Index_20_Link">2.4.3.1 A generic note viewing and editing page, which supports organization by tagging, additional form fields and timestamps.<text:tab/>39</text:a></text:p>
          <text:p text:style-name="P100"><text:a xlink:type="simple" xlink:href="#__RefHeading___Toc3765_117426026" text:style-name="Index_20_Link" text:visited-style-name="Index_20_Link">2.4.3.1.1 Viewing all notes<text:tab/>39</text:a></text:p>
          <text:p text:style-name="P100"><text:a xlink:type="simple" xlink:href="#__RefHeading___Toc3763_117426026" text:style-name="Index_20_Link" text:visited-style-name="Index_20_Link">2.4.3.1.2 Editing a note<text:tab/>39</text:a></text:p>
          <text:p text:style-name="P100"><text:a xlink:type="simple" xlink:href="#__RefHeading___Toc3761_117426026" text:style-name="Index_20_Link" text:visited-style-name="Index_20_Link">2.4.3.2 An account page where the user can edit their details<text:tab/>40</text:a></text:p>
          <text:p text:style-name="P100"><text:a xlink:type="simple" xlink:href="#__RefHeading___Toc3759_117426026" text:style-name="Index_20_Link" text:visited-style-name="Index_20_Link">2.4.3.3 A sidebar and other popups, such as alerts or search widgets<text:tab/>41</text:a></text:p>
          <text:p text:style-name="P100"><text:a xlink:type="simple" xlink:href="#__RefHeading___Toc3757_117426026" text:style-name="Index_20_Link" text:visited-style-name="Index_20_Link">2.4.3.4 A note statistics page<text:tab/>41</text:a></text:p>
          <text:p text:style-name="P100"><text:a xlink:type="simple" xlink:href="#__RefHeading___Toc3755_117426026" text:style-name="Index_20_Link" text:visited-style-name="Index_20_Link">2.4.3.4.1 Charts<text:tab/>42</text:a></text:p>
          <text:p text:style-name="P100"><text:a xlink:type="simple" xlink:href="#__RefHeading___Toc3753_117426026" text:style-name="Index_20_Link" text:visited-style-name="Index_20_Link">2.4.3.4.2 Numbers<text:tab/>43</text:a></text:p>
          <text:p text:style-name="P100"><text:a xlink:type="simple" xlink:href="#__RefHeading___Toc3751_117426026" text:style-name="Index_20_Link" text:visited-style-name="Index_20_Link">2.4.3.4.3 Progress Bars<text:tab/>43</text:a></text:p>
          <text:p text:style-name="P100"><text:a xlink:type="simple" xlink:href="#__RefHeading___Toc3749_117426026" text:style-name="Index_20_Link" text:visited-style-name="Index_20_Link">2.4.3.4.4 Streaks<text:tab/>44</text:a></text:p>
          <text:p text:style-name="P100"><text:a xlink:type="simple" xlink:href="#__RefHeading___Toc3747_117426026" text:style-name="Index_20_Link" text:visited-style-name="Index_20_Link">2.4.3.4.5 Mobile design<text:tab/>44</text:a></text:p>
          <text:p text:style-name="P100"><text:a xlink:type="simple" xlink:href="#__RefHeading___Toc3745_117426026" text:style-name="Index_20_Link" text:visited-style-name="Index_20_Link">2.4.4. Choosing the color and fonts<text:tab/>47</text:a></text:p>
          <text:p text:style-name="P100"><text:a xlink:type="simple" xlink:href="#__RefHeading___Toc3743_117426026" text:style-name="Index_20_Link" text:visited-style-name="Index_20_Link">2.4.4.1 Core color palette<text:tab/>47</text:a></text:p>
          <text:p text:style-name="P100"><text:a xlink:type="simple" xlink:href="#__RefHeading___Toc3741_117426026" text:style-name="Index_20_Link" text:visited-style-name="Index_20_Link">2.4.4.2 Typeface: Open Sans<text:tab/>49</text:a></text:p>
          <text:p text:style-name="P100"><text:a xlink:type="simple" xlink:href="#__RefHeading___Toc3739_117426026" text:style-name="Index_20_Link" text:visited-style-name="Index_20_Link">2.4.4.2.1 Introduction<text:tab/>49</text:a></text:p>
          <text:p text:style-name="P100"><text:a xlink:type="simple" xlink:href="#__RefHeading___Toc3737_117426026" text:style-name="Index_20_Link" text:visited-style-name="Index_20_Link">2.4.4.2.2 Character set support<text:tab/>49</text:a></text:p>
          <text:p text:style-name="P100"><text:a xlink:type="simple" xlink:href="#__RefHeading___Toc3735_117426026" text:style-name="Index_20_Link" text:visited-style-name="Index_20_Link">2.4.4.2.3 Licensing<text:tab/>49</text:a></text:p>
          <text:p text:style-name="P100"><text:a xlink:type="simple" xlink:href="#__RefHeading___Toc3733_117426026" text:style-name="Index_20_Link" text:visited-style-name="Index_20_Link">2.4.4.2.4 Performance<text:tab/>49</text:a></text:p>
          <text:p text:style-name="P100"><text:a xlink:type="simple" xlink:href="#__RefHeading___Toc5720_2740364088" text:style-name="Index_20_Link" text:visited-style-name="Index_20_Link">2.4.4.2.5 A<text:tab/>50</text:a></text:p>
          <text:p text:style-name="P100"><text:a xlink:type="simple" xlink:href="#__RefHeading___Toc5718_2740364088" text:style-name="Index_20_Link" text:visited-style-name="Index_20_Link">3 Technical solution<text:tab/>50</text:a></text:p>
          <text:p text:style-name="P100"><text:a xlink:type="simple" xlink:href="#__RefHeading___Toc7341_3908388459" text:style-name="Index_20_Link" text:visited-style-name="Index_20_Link"><text:soft-page-break/>3.1 Backend<text:tab/>50</text:a></text:p>
          <text:p text:style-name="P100"><text:a xlink:type="simple" xlink:href="#__RefHeading___Toc11544_1229836567" text:style-name="Index_20_Link" text:visited-style-name="Index_20_Link">3.1.1. app.py<text:tab/>50</text:a></text:p>
          <text:p text:style-name="P100"><text:a xlink:type="simple" xlink:href="#__RefHeading___Toc11542_1229836567" text:style-name="Index_20_Link" text:visited-style-name="Index_20_Link">3.1.1. modules/universal.py<text:tab/>51</text:a></text:p>
          <text:p text:style-name="P100"><text:a xlink:type="simple" xlink:href="#__RefHeading___Toc11540_1229836567" text:style-name="Index_20_Link" text:visited-style-name="Index_20_Link">3.1.1.1 BaseNote class<text:tab/>52</text:a></text:p>
          <text:p text:style-name="P100"><text:a xlink:type="simple" xlink:href="#__RefHeading___Toc11538_1229836567" text:style-name="Index_20_Link" text:visited-style-name="Index_20_Link">3.1.1.2 Universal note functionality<text:tab/>53</text:a></text:p>
          <text:p text:style-name="P100"><text:a xlink:type="simple" xlink:href="#__RefHeading___Toc11536_1229836567" text:style-name="Index_20_Link" text:visited-style-name="Index_20_Link">3.1.1.3 Searching<text:tab/>54</text:a></text:p>
          <text:p text:style-name="P100"><text:a xlink:type="simple" xlink:href="#__RefHeading___Toc11534_1229836567" text:style-name="Index_20_Link" text:visited-style-name="Index_20_Link">3.1.1.4 Recents<text:tab/>56</text:a></text:p>
          <text:p text:style-name="P100"><text:a xlink:type="simple" xlink:href="#__RefHeading___Toc11532_1229836567" text:style-name="Index_20_Link" text:visited-style-name="Index_20_Link">3.1.2. modules/notes.py<text:tab/>59</text:a></text:p>
          <text:p text:style-name="P100"><text:a xlink:type="simple" xlink:href="#__RefHeading___Toc11530_1229836567" text:style-name="Index_20_Link" text:visited-style-name="Index_20_Link">3.1.2.1 Create Note<text:tab/>61</text:a></text:p>
          <text:p text:style-name="P100"><text:a xlink:type="simple" xlink:href="#__RefHeading___Toc11528_1229836567" text:style-name="Index_20_Link" text:visited-style-name="Index_20_Link">3.1.2.2 Update Note<text:tab/>62</text:a></text:p>
          <text:p text:style-name="P100"><text:a xlink:type="simple" xlink:href="#__RefHeading___Toc11526_1229836567" text:style-name="Index_20_Link" text:visited-style-name="Index_20_Link">3.1.2.3 Delete Note<text:tab/>63</text:a></text:p>
          <text:p text:style-name="P100"><text:a xlink:type="simple" xlink:href="#__RefHeading___Toc11524_1229836567" text:style-name="Index_20_Link" text:visited-style-name="Index_20_Link">3.1.2.4 Get a specific note<text:tab/>63</text:a></text:p>
          <text:p text:style-name="P100"><text:a xlink:type="simple" xlink:href="#__RefHeading___Toc11522_1229836567" text:style-name="Index_20_Link" text:visited-style-name="Index_20_Link">3.1.2.5 Get Note previews<text:tab/>64</text:a></text:p>
          <text:p text:style-name="P100"><text:a xlink:type="simple" xlink:href="#__RefHeading___Toc7339_3908388459" text:style-name="Index_20_Link" text:visited-style-name="Index_20_Link">3.1.3. modules/tasks.py<text:tab/>66</text:a></text:p>
        </text:index-body>
      </text:table-of-content>
      <text:p text:style-name="P1"/>
      <text:list xml:id="list1603439099" text:style-name="L1">
        <text:list-item>
          <text:p text:style-name="P102"><text:bookmark-start text:name="__RefHeading___Toc3731_117426026"/>Analysis<text:bookmark-end text:name="__RefHeading___Toc3731_117426026"/></text:p>
          <text:list>
            <text:list-item>
              <text:p text:style-name="P101"><text:bookmark-start text:name="__RefHeading___Toc3729_117426026"/>Identifying the Problem<text:bookmark-end text:name="__RefHeading___Toc3729_117426026"/></text:p>
              <text:list>
                <text:list-item>
                  <text:p text:style-name="P101"><text:bookmark-start text:name="__RefHeading___Toc3727_117426026"/>Background: <text:bookmark-end text:name="__RefHeading___Toc3727_117426026"/></text:p>
                  <text:p text:style-name="P168">Anton is an A-level student who does not have much time on his hands. With tasks and life goals snowballing around him, he needs to keep track of his progress on everything all at once. His current methods, which are paper-based or reliant on scattered digital tools, are inefficient and make it difficult to:</text:p>
                </text:list-item>
              </text:list>
            </text:list-item>
          </text:list>
        </text:list-item>
      </text:list>
      <text:list text:style-name="L2">
        <text:list-item>
          <text:p text:style-name="P170">Centralise and organise his tasks, goals, and habits in one place.</text:p>
        </text:list-item>
        <text:list-item>
          <text:p text:style-name="P170">Visualise his progress towards short-term and long-term objectives.</text:p>
        </text:list-item>
        <text:list-item>
          <text:p text:style-name="P170">Stay motivated by tracking his habits and achievements.</text:p>
        </text:list-item>
        <text:list-item>
          <text:p text:style-name="P169">Access his information across different devices (e.g., laptop, smartphone).</text:p>
        </text:list-item>
      </text:list>
      <text:list xml:id="list194154574289541" text:continue-list="list1603439099" text:style-name="L1">
        <text:list-item>
          <text:list>
            <text:list-item>
              <text:list>
                <text:list-item>
                  <text:p text:style-name="P101"><text:bookmark-start text:name="__RefHeading___Toc3725_117426026"/>Identification<text:bookmark-end text:name="__RefHeading___Toc3725_117426026"/></text:p>
                </text:list-item>
              </text:list>
            </text:list-item>
          </text:list>
        </text:list-item>
      </text:list>
      <text:p text:style-name="P28">Anton’s requirements for a notetaking app include:</text:p>
      <text:list text:style-name="L3">
        <text:list-item>
          <text:p text:style-name="P171">An all-in-one solution for both short-term and long-term tasks and goals.</text:p>
        </text:list-item>
        <text:list-item>
          <text:p text:style-name="P171">Easy organisation and accessibility of notes.</text:p>
        </text:list-item>
        <text:list-item>
          <text:p text:style-name="P171">Features to motivate and track progress, such as habit tracking.</text:p>
        </text:list-item>
        <text:list-item>
          <text:p text:style-name="P172">A user-friendly, cross-platform experience.</text:p>
        </text:list-item>
      </text:list>
      <text:list xml:id="list194154089356526" text:continue-list="list194154574289541" text:style-name="L1">
        <text:list-item>
          <text:list>
            <text:list-item>
              <text:p text:style-name="P101"><text:bookmark-start text:name="__RefHeading___Toc3723_117426026"/><text:span text:style-name="T1">Id</text:span><text:span text:style-name="T2">entifying the </text:span><text:span text:style-name="T1">End Users</text:span><text:bookmark-end text:name="__RefHeading___Toc3723_117426026"/></text:p>
            </text:list-item>
          </text:list>
        </text:list-item>
      </text:list>
      <text:p text:style-name="P28">The primary end users of this notetaking app include:</text:p>
      <text:list text:style-name="L4">
        <text:list-item>
          <text:p text:style-name="P184"><text:span text:style-name="Strong_20_Emphasis"><text:span text:style-name="T31">Students</text:span></text:span><text:span text:style-name="T31">: Students like Anton who juggle multiple tasks, assignments, and projects can use the app to organise their workload, set goals, maintain habits, and track progress.</text:span></text:p>
        </text:list-item>
        <text:list-item>
          <text:p text:style-name="P184"><text:span text:style-name="Strong_20_Emphasis"><text:span text:style-name="T31">Professionals</text:span></text:span><text:span text:style-name="T31">: Busy professionals can benefit from managing their tasks, projects, and goals to improve productivity.</text:span></text:p>
        </text:list-item>
        <text:list-item>
          <text:p text:style-name="P184"><text:span text:style-name="Strong_20_Emphasis"><text:span text:style-name="T31">Individuals Seeking Personal Organisation</text:span></text:span><text:span text:style-name="T31">: People aiming to enhance their daily routines and achieve personal goals can utilise features like habit tracking and progress visualisation.</text:span></text:p>
        </text:list-item>
        <text:list-item>
          <text:p text:style-name="P185"><text:span text:style-name="Strong_20_Emphasis"><text:span text:style-name="T31">Individuals with Specific Needs</text:span></text:span><text:span text:style-name="T31">: Those with conditions like ADHD or difficulties with time management can use the app’s features (e.g., summarisation, advanced lookup, and sorting) to stay productive.</text:span></text:p>
        </text:list-item>
      </text:list>
      <text:h text:style-name="P27" text:outline-level="3"><text:soft-page-break/></text:h>
      <text:list xml:id="list194155342661185" text:continue-list="list194154089356526" text:style-name="L1">
        <text:list-item>
          <text:list>
            <text:list-item>
              <text:p text:style-name="P101"><text:bookmark-start text:name="__RefHeading___Toc3721_117426026"/>Research<text:bookmark-end text:name="__RefHeading___Toc3721_117426026"/></text:p>
            </text:list-item>
          </text:list>
        </text:list-item>
      </text:list>
      <text:p text:style-name="P43"><text:bookmark-start text:name="__RefHeading___Toc3181_117426026"/>Research Methodology:<text:bookmark-end text:name="__RefHeading___Toc3181_117426026"/></text:p>
      <text:p text:style-name="P28">To thoroughly understand the problem and design a suitable solution, I:</text:p>
      <text:list text:style-name="L5">
        <text:list-item>
          <text:p text:style-name="P173">Explored existing notetaking apps (e.g., Notion, Obsidian, Evernote, Google Keep) to identify their strengths and weaknesses.</text:p>
        </text:list-item>
        <text:list-item>
          <text:p text:style-name="P186"><text:span text:style-name="T31">Read notable books on notetaking systems, such as </text:span><text:span text:style-name="Emphasis"><text:span text:style-name="T31">Building a Second Brain</text:span></text:span><text:span text:style-name="T31"> by Tiago Forte and </text:span><text:span text:style-name="Emphasis"><text:span text:style-name="T31">The Bullet Journal Method</text:span></text:span><text:span text:style-name="T31"> by Ryder Carroll.</text:span></text:p>
        </text:list-item>
        <text:list-item>
          <text:p text:style-name="P173">Conducted interviews with potential users, including Anton and other students, to gather insights into their preferences and pain points.</text:p>
        </text:list-item>
        <text:list-item>
          <text:p text:style-name="P173">Analysed feedback from online communities and forums discussing productivity tools.</text:p>
        </text:list-item>
        <text:list-item>
          <text:p text:style-name="P173">Created prototypes and tested them with users to refine the app’s features.</text:p>
        </text:list-item>
      </text:list>
      <text:p text:style-name="P29"><text:bookmark text:name="docs-internal-guid-9caa9442-7fff-c145-d0c2-948190b5fdf9"/><text:span text:style-name="T5">My app was greatly inspired by books such as Building a Second Brain by Tiago Forte and The Bullet Journal Method by Ryder Caroll. However, such systems as one were too complex to me and I could not make myself use my physical Bullet journal for long enough due to the objective superiority of note taking apps, that were always in my pocket or my computer. As a result, I took some ideas from these two books and implemented them in my app.</text:span> </text:p>
      <text:p text:style-name="P28"/>
      <text:p text:style-name="Heading"/>
      <text:list xml:id="list194153747159866" text:continue-list="list194155342661185" text:style-name="L1">
        <text:list-item>
          <text:list>
            <text:list-item>
              <text:list>
                <text:list-item>
                  <text:p text:style-name="P101"><text:bookmark-start text:name="__RefHeading___Toc3719_117426026"/>Key Insights from Research<text:bookmark-end text:name="__RefHeading___Toc3719_117426026"/></text:p>
                  <text:list>
                    <text:list-item>
                      <text:p text:style-name="P101"><text:bookmark-start text:name="__RefHeading___Toc3717_117426026"/><text:span text:style-name="Strong_20_Emphasis">Books</text:span><text:bookmark-end text:name="__RefHeading___Toc3717_117426026"/></text:p>
                      <text:list>
                        <text:list-item>
                          <text:p text:style-name="P101"><text:bookmark-start text:name="__RefHeading___Toc3715_117426026"/><text:span text:style-name="Strong_20_Emphasis">Building a Second Brain</text:span><text:bookmark-end text:name="__RefHeading___Toc3715_117426026"/></text:p>
                          <text:list>
                            <text:list-item>
                              <text:p text:style-name="P101"><text:bookmark-start text:name="__RefHeading___Toc3713_117426026"/><text:span text:style-name="Strong_20_Emphasis">The CODE Method</text:span><text:bookmark-end text:name="__RefHeading___Toc3713_117426026"/></text:p>
                            </text:list-item>
                          </text:list>
                        </text:list-item>
                      </text:list>
                    </text:list-item>
                  </text:list>
                </text:list-item>
              </text:list>
            </text:list-item>
          </text:list>
        </text:list-item>
      </text:list>
      <text:p text:style-name="P3">One of the concepts in this book is the four-step CODE method, which is an acronym for Capture, Organise, Distill, Express. </text:p>
      <text:list text:style-name="L6">
        <text:list-item>
          <text:p text:style-name="P187">The first step in the Building a Second brain method is seeing the recurring themes and determining which knowledge does one want to interconnect. This information, most importantly, must be kept in one place. This is why my app must have different types of notes for various use cases.</text:p>
        </text:list-item>
        <text:list-item>
          <text:p text:style-name="P187">According to the author, an approach with folders may look good, but is not practical. Therefore, in the Organise part of the CODE method, a flexible organisation method is more preferable. As a result, using a tagging system would be more flexible and would allow a note to be shared across multiple categories. <text:soft-page-break/>Finally, adding tags such as “Active” or “Inactive” would help organise projects by their urgency.</text:p>
        </text:list-item>
        <text:list-item>
          <text:p text:style-name="P187">Distilling notes into bite-sized summaries would significantly speed up the process of obtaining and retrieving valuable knowledge. One possible solution for summarising notes would be to use AI language models, such as ChatGPT or Gemini to quickly summarise the notes based on a predetermined and optimised prompt. The prompt could automatically:</text:p>
          <text:list>
            <text:list-item>
              <text:p text:style-name="P187">Highlight key terms</text:p>
            </text:list-item>
            <text:list-item>
              <text:p text:style-name="P187">Retain links to websites</text:p>
            </text:list-item>
            <text:list-item>
              <text:p text:style-name="P187">Insert placeholders if the initial note is incomplete</text:p>
            </text:list-item>
          </text:list>
        </text:list-item>
      </text:list>
      <text:p text:style-name="P4">By using the following summarization feature, the notes can be readable for the user even in a long time</text:p>
      <text:p text:style-name="P4"/>
      <text:list text:continue-list="list194153747159866" text:style-name="L1">
        <text:list-item>
          <text:list>
            <text:list-item>
              <text:list>
                <text:list-item>
                  <text:list>
                    <text:list-item>
                      <text:list>
                        <text:list-item>
                          <text:list>
                            <text:list-item>
                              <text:p text:style-name="P101"><text:bookmark-start text:name="__RefHeading___Toc3711_117426026"/><text:span text:style-name="Strong_20_Emphasis">The PARA Method</text:span><text:bookmark-end text:name="__RefHeading___Toc3711_117426026"/></text:p>
                            </text:list-item>
                          </text:list>
                        </text:list-item>
                      </text:list>
                    </text:list-item>
                  </text:list>
                </text:list-item>
              </text:list>
            </text:list-item>
          </text:list>
        </text:list-item>
      </text:list>
      <text:p text:style-name="P3">Using tags for the Organise step will aid with organising data from most actionable to the least actionable using the Projects-&gt;Areas-&gt;Resources-&gt;Archive. Additionally, to separate forgotten notes and automatically clean them up, a separate archive section should be introduced, which will also delete unused notes after some period of time.</text:p>
      <text:list xml:id="list194153508871241" text:continue-numbering="true" text:style-name="L1">
        <text:list-item>
          <text:list>
            <text:list-item>
              <text:list>
                <text:list-item>
                  <text:list>
                    <text:list-item>
                      <text:list>
                        <text:list-item>
                          <text:p text:style-name="P101"><text:bookmark-start text:name="__RefHeading___Toc3709_117426026"/><text:span text:style-name="Strong_20_Emphasis">The Bullet Journal Method</text:span><text:bookmark-end text:name="__RefHeading___Toc3709_117426026"/></text:p>
                          <text:p text:style-name="P113"><text:bookmark text:name="docs-internal-guid-21801a52-7fff-20a6-e222-67d3f9d9f727"/><text:span text:style-name="Strong_20_Emphasis"><text:span text:style-name="T10">Even though the author is against the digital approach and bases their book on an analogue notebook, it is impossible to deny that digital is the future. Some concepts in this book are very specific to the Bullet Journal method and would be complicated to understand for users that haven’t read the book prior to opening the app. However, some concepts, such as Collections and Migration can be implemented, keeping the app usable for everyone. Just like in the previous example, Collections can be solved by sorting notes by types and using tags to group them together. Meanwhile, migrating tasks to the future or present would require a changeable due date on a note.</text:span></text:span><text:span text:style-name="Strong_20_Emphasis"><text:span text:style-name="T15"> </text:span></text:span></text:p>
                          <text:p text:style-name="P113"><text:span text:style-name="Strong_20_Emphasis"><text:span text:style-name="T15"/></text:span></text:p>
                        </text:list-item>
                      </text:list>
                    </text:list-item>
                    <text:list-item>
                      <text:p text:style-name="P101"><text:bookmark-start text:name="__RefHeading___Toc3707_117426026"/><text:span text:style-name="Strong_20_Emphasis">In-depth analysis of existing software</text:span><text:bookmark-end text:name="__RefHeading___Toc3707_117426026"/></text:p>
                      <text:list>
                        <text:list-item>
                          <text:p text:style-name="P101"><text:bookmark-start text:name="__RefHeading___Toc3705_117426026"/><text:span text:style-name="Strong_20_Emphasis">Notion</text:span><text:bookmark-end text:name="__RefHeading___Toc3705_117426026"/></text:p>
                          <text:p text:style-name="P214"><text:bookmark text:name="docs-internal-guid-868862d6-7fff-9696-53ab-393a27481cb0"/><text:span text:style-name="Strong_20_Emphasis"><text:span text:style-name="T11">Notion is a cross-platform tool developed by Notion Labs, Inc. It allows the user to create their own note templates and organise their data in databases, tables. Advanced users can create completely custom solutions that can be considered their own websites. </text:span></text:span></text:p>
                        </text:list-item>
                      </text:list>
                    </text:list-item>
                  </text:list>
                </text:list-item>
              </text:list>
            </text:list-item>
          </text:list>
        </text:list-item>
      </text:list>
      <text:p text:style-name="P49"><text:span text:style-name="T31"><text:tab/><text:tab/></text:span><text:span text:style-name="Strong_20_Emphasis"><text:span text:style-name="T31">Advantages</text:span></text:span><text:span text:style-name="T31">:</text:span></text:p>
      <text:list text:style-name="L7">
        <text:list-item>
          <text:p text:style-name="P188">Notion is customizable</text:p>
        </text:list-item>
        <text:list-item>
          <text:p text:style-name="P188"><text:soft-page-break/>Has AI tools to summarise notes and generate text</text:p>
        </text:list-item>
        <text:list-item>
          <text:p text:style-name="P188">Has support for organising entries in tables by tags</text:p>
        </text:list-item>
        <text:list-item>
          <text:p text:style-name="P188">Is cross platform</text:p>
        </text:list-item>
      </text:list>
      <text:p text:style-name="P49"><text:span text:style-name="Strong_20_Emphasis"><text:span text:style-name="T32"/></text:span></text:p>
      <text:p text:style-name="P49"><text:span text:style-name="Strong_20_Emphasis"><text:span text:style-name="T32"><text:tab/><text:tab/>Disadvantages</text:span></text:span><text:span text:style-name="T32">:</text:span></text:p>
      <text:list text:style-name="L8">
        <text:list-item>
          <text:p text:style-name="P189">Notion is very complicated to set up, so base users cannot use most of these features fully. Customization is very time consuming, so most users rely on paid templates to get any advanced functionality.</text:p>
        </text:list-item>
        <text:list-item>
          <text:p text:style-name="P189">From my experience, and experience of other Notion users I interviewed, the cross-platform experience is mediocre. The app is not optimised for touchscreens.</text:p>
        </text:list-item>
        <text:list-item>
          <text:p text:style-name="P189">The AI features are a paid subscription. Some users may underutilize the features and overpay for services they never use.</text:p>
          <text:p text:style-name="P189"/>
        </text:list-item>
      </text:list>
      <text:list xml:id="list194153476063404" text:continue-list="list194153508871241" text:style-name="L1">
        <text:list-item>
          <text:list>
            <text:list-item>
              <text:list>
                <text:list-item>
                  <text:list>
                    <text:list-item>
                      <text:list>
                        <text:list-item>
                          <text:p text:style-name="P101"><text:bookmark-start text:name="__RefHeading___Toc3703_117426026"/><text:span text:style-name="Strong_20_Emphasis">Google Keep:</text:span><text:bookmark-end text:name="__RefHeading___Toc3703_117426026"/></text:p>
                        </text:list-item>
                      </text:list>
                    </text:list-item>
                  </text:list>
                </text:list-item>
              </text:list>
            </text:list-item>
          </text:list>
        </text:list-item>
      </text:list>
      <text:p text:style-name="P50"><text:span text:style-name="Strong_20_Emphasis"><text:span text:style-name="T32">Advantages</text:span></text:span><text:span text:style-name="T32">:</text:span></text:p>
      <text:list text:style-name="L9">
        <text:list-item>
          <text:p text:style-name="P174">Simple and intuitive to use, making it accessible to users of all technical levels.</text:p>
        </text:list-item>
        <text:list-item>
          <text:p text:style-name="P174">Well-integrated with Google’s ecosystem, allowing seamless synchronisation across devices.</text:p>
        </text:list-item>
        <text:list-item>
          <text:p text:style-name="P174">Offers dedicated apps for Android, iOS, and WearOS, ensuring availability on most platforms.</text:p>
        </text:list-item>
      </text:list>
      <text:p text:style-name="P52"><text:span text:style-name="Strong_20_Emphasis"><text:span text:style-name="T32"><text:tab/><text:tab/>Disadvantages</text:span></text:span><text:span text:style-name="T32">:</text:span></text:p>
      <text:list text:style-name="L10">
        <text:list-item>
          <text:p text:style-name="P175">Limited to basic note types, which restricts functionality for advanced users.</text:p>
        </text:list-item>
        <text:list-item>
          <text:p text:style-name="P175">Lacks features for tracking statistics, such as task completion or habit trends.</text:p>
        </text:list-item>
        <text:list-item>
          <text:p text:style-name="P175">Minimal options for customisation or organisation, making it less suitable for complex workflows.</text:p>
        </text:list-item>
      </text:list>
      <text:list xml:id="list194155064625500" text:continue-list="list194153476063404" text:style-name="L1">
        <text:list-item>
          <text:list>
            <text:list-item>
              <text:list>
                <text:list-item>
                  <text:list>
                    <text:list-item>
                      <text:list>
                        <text:list-item>
                          <text:p text:style-name="P101"><text:bookmark-start text:name="__RefHeading___Toc3701_117426026"/><text:span text:style-name="Strong_20_Emphasis">Evernote:</text:span><text:bookmark-end text:name="__RefHeading___Toc3701_117426026"/></text:p>
                        </text:list-item>
                      </text:list>
                    </text:list-item>
                  </text:list>
                </text:list-item>
              </text:list>
            </text:list-item>
          </text:list>
        </text:list-item>
      </text:list>
      <text:p text:style-name="P51"><text:span text:style-name="Strong_20_Emphasis"><text:span text:style-name="T32">Advantages</text:span></text:span><text:span text:style-name="T32">:</text:span></text:p>
      <text:list text:style-name="L11">
        <text:list-item>
          <text:p text:style-name="P176">Offers robust organisational tools, including notebooks, tags, and advanced search capabilities.</text:p>
        </text:list-item>
        <text:list-item>
          <text:p text:style-name="P176">Supports multimedia notes, allowing users to attach images, audio, and files.</text:p>
        </text:list-item>
        <text:list-item>
          <text:p text:style-name="P176"><text:soft-page-break/>Cross-platform support with apps for desktop, mobile, and web.</text:p>
        </text:list-item>
        <text:list-item>
          <text:p text:style-name="P176">Allows integration with third-party apps and services, enhancing functionality.</text:p>
        </text:list-item>
      </text:list>
      <text:p text:style-name="P51"><text:span text:style-name="Strong_20_Emphasis"><text:span text:style-name="T32">Disadvantages</text:span></text:span><text:span text:style-name="T32">:</text:span></text:p>
      <text:list text:style-name="L12">
        <text:list-item>
          <text:p text:style-name="P177">Free version has significant limitations, such as device restrictions and reduced storage capacity.</text:p>
        </text:list-item>
        <text:list-item>
          <text:p text:style-name="P177">Interface can feel cluttered and overwhelming for new users.</text:p>
        </text:list-item>
        <text:list-item>
          <text:p text:style-name="P177"><text:span text:style-name="Strong_20_Emphasis"><text:span text:style-name="T46">Fe</text:span></text:span><text:span text:style-name="Strong_20_Emphasis"><text:span text:style-name="T47">a</text:span></text:span><text:span text:style-name="Strong_20_Emphasis"><text:span text:style-name="T46">tures, like AI tools and offline access, are locked behind a premium subscription.</text:span></text:span></text:p>
        </text:list-item>
      </text:list>
      <text:list xml:id="list194153966153388" text:continue-list="list194155064625500" text:style-name="L1">
        <text:list-item>
          <text:list>
            <text:list-item>
              <text:list>
                <text:list-item>
                  <text:list>
                    <text:list-item>
                      <text:list>
                        <text:list-item>
                          <text:p text:style-name="P101"><text:bookmark-start text:name="__RefHeading___Toc3699_117426026"/><text:span text:style-name="Strong_20_Emphasis">Apple Notes:</text:span><text:bookmark-end text:name="__RefHeading___Toc3699_117426026"/></text:p>
                        </text:list-item>
                      </text:list>
                    </text:list-item>
                  </text:list>
                </text:list-item>
              </text:list>
            </text:list-item>
          </text:list>
        </text:list-item>
      </text:list>
      <text:p text:style-name="P53"><text:span text:style-name="Strong_20_Emphasis"><text:span text:style-name="T32">Advantages</text:span></text:span><text:span text:style-name="T32">:</text:span></text:p>
      <text:list text:style-name="L13">
        <text:list-item>
          <text:p text:style-name="P178">Seamlessly integrated into Apple’s ecosystem, providing excellent synchronisation across iPhone, iPad, and Mac devices.</text:p>
        </text:list-item>
        <text:list-item>
          <text:p text:style-name="P178">Simple and straightforward interface, ideal for quick note-taking.</text:p>
        </text:list-item>
        <text:list-item>
          <text:p text:style-name="P178">Supports rich text formatting, drawing tools, and file attachments.</text:p>
        </text:list-item>
        <text:list-item>
          <text:p text:style-name="P178">Includes collaborative features, allowing multiple users to edit notes in real time.</text:p>
        </text:list-item>
      </text:list>
      <text:p text:style-name="P53"><text:span text:style-name="Strong_20_Emphasis"><text:span text:style-name="T32">Disadvantages</text:span></text:span><text:span text:style-name="T32">:</text:span></text:p>
      <text:list text:style-name="L14">
        <text:list-item>
          <text:p text:style-name="P179">Limited to Apple devices, restricting cross-platform usability.</text:p>
        </text:list-item>
        <text:list-item>
          <text:p text:style-name="P179">Organisation features are basic compared to competitors like Notion or Evernote.</text:p>
        </text:list-item>
        <text:list-item>
          <text:p text:style-name="P179"><text:span text:style-name="Strong_20_Emphasis"><text:span text:style-name="T47">Lacks advanced capabilities, such as tagging or detailed analytics for tracking progress.</text:span></text:span></text:p>
        </text:list-item>
      </text:list>
      <text:list text:continue-list="list194153966153388" text:style-name="L1">
        <text:list-item>
          <text:list>
            <text:list-item>
              <text:list>
                <text:list-item>
                  <text:p text:style-name="P101"><text:bookmark-start text:name="__RefHeading___Toc3697_117426026"/><text:span text:style-name="Strong_20_Emphasis"><text:span text:style-name="T36">Survey </text:span></text:span><text:span text:style-name="Strong_20_Emphasis"><text:span text:style-name="T37">results</text:span></text:span><text:bookmark-end text:name="__RefHeading___Toc3697_117426026"/></text:p>
                </text:list-item>
              </text:list>
            </text:list-item>
          </text:list>
        </text:list-item>
      </text:list>
      <text:p text:style-name="P54"><text:span text:style-name="Strong_20_Emphasis"><text:span text:style-name="T38">To gather direct input from end users, I conducted a survey with </text:span></text:span><text:span text:style-name="Strong_20_Emphasis"><text:span text:style-name="T39">around</text:span></text:span><text:span text:style-name="Strong_20_Emphasis"><text:span text:style-name="T38"> 50 respondents among my friends, their parents and my classmates. I tried to include people of various age groups to be able to account for the needs of as many users as possible. Below are the results of some conducted surveys:</text:span></text:span></text:p>
      <text:list text:continue-numbering="true" text:style-name="L1">
        <text:list-item>
          <text:list>
            <text:list-item>
              <text:list>
                <text:list-item>
                  <text:list>
                    <text:list-item>
                      <text:p text:style-name="P101"><text:bookmark-start text:name="__RefHeading___Toc3695_117426026"/><text:soft-page-break/><text:span text:style-name="Strong_20_Emphasis">How do you currently organise your tasks and notes?</text:span><text:bookmark-end text:name="__RefHeading___Toc3695_117426026"/></text:p>
                      <text:p text:style-name="P211"><draw:frame draw:style-name="fr5" draw:name="Object1" text:anchor-type="char" svg:x="3.309cm" svg:y="-0.018cm" svg:width="13.331cm" svg:height="7.502cm" draw:z-index="0"><draw:object xlink:href="./Object 1" xlink:type="simple" xlink:show="embed" xlink:actuate="onLoad"/><draw:image xlink:href="./ObjectReplacements/Object 1" xlink:type="simple" xlink:show="embed" xlink:actuate="onLoad"/></draw:frame><text:span text:style-name="Strong_20_Emphasis"><text:span text:style-name="T36"/></text:span></text:p>
                    </text:list-item>
                  </text:list>
                </text:list-item>
              </text:list>
            </text:list-item>
          </text:list>
        </text:list-item>
      </text:list>
      <text:p text:style-name="P25"><text:span text:style-name="Strong_20_Emphasis"><text:span text:style-name="T36"/></text:span></text:p>
      <text:p text:style-name="P25"><text:span text:style-name="Strong_20_Emphasis"><text:span text:style-name="T36"/></text:span></text:p>
      <text:p text:style-name="P25"><text:span text:style-name="Strong_20_Emphasis"><text:span text:style-name="T36"/></text:span></text:p>
      <text:p text:style-name="P25"><text:span text:style-name="Strong_20_Emphasis"><text:span text:style-name="T36"/></text:span></text:p>
      <text:p text:style-name="P25"><text:span text:style-name="Strong_20_Emphasis"><text:span text:style-name="T36"/></text:span></text:p>
      <text:p text:style-name="P25"><text:span text:style-name="Strong_20_Emphasis"><text:span text:style-name="T36"/></text:span></text:p>
      <text:list text:continue-numbering="true" text:style-name="L1">
        <text:list-item>
          <text:list>
            <text:list-item>
              <text:list>
                <text:list-item>
                  <text:list>
                    <text:list-item>
                      <text:p text:style-name="P101"><text:bookmark-start text:name="__RefHeading___Toc3693_117426026"/><text:span text:style-name="Strong_20_Emphasis">What features do you value most in a notetaking app? (Multiple choices allowed)</text:span><text:bookmark-end text:name="__RefHeading___Toc3693_117426026"/></text:p>
                      <text:p text:style-name="P211"><text:span text:style-name="Strong_20_Emphasis"><text:span text:style-name="T36"/></text:span></text:p>
                    </text:list-item>
                    <text:list-item>
                      <text:p text:style-name="P101"><text:bookmark-start text:name="__RefHeading___Toc3691_117426026"/><draw:frame draw:style-name="fr6" draw:name="Object2" text:anchor-type="char" svg:width="15.998cm" svg:height="8.999cm" draw:z-index="1"><draw:object xlink:href="./Object 2" xlink:type="simple" xlink:show="embed" xlink:actuate="onLoad"/><draw:image xlink:href="./ObjectReplacements/Object 2" xlink:type="simple" xlink:show="embed" xlink:actuate="onLoad"/></draw:frame><text:soft-page-break/><text:span text:style-name="Strong_20_Emphasis">What are the biggest challenges with your current notetaking method?</text:span><text:bookmark-end text:name="__RefHeading___Toc3691_117426026"/></text:p>
                      <text:p text:style-name="P212"><draw:frame draw:style-name="fr5" draw:name="Object3" text:anchor-type="char" svg:x="0.143cm" svg:y="0.256cm" svg:width="15.998cm" svg:height="8.999cm" draw:z-index="2"><draw:object xlink:href="./Object 3" xlink:type="simple" xlink:show="embed" xlink:actuate="onLoad"/><draw:image xlink:href="./ObjectReplacements/Object 3" xlink:type="simple" xlink:show="embed" xlink:actuate="onLoad"/></draw:frame><text:span text:style-name="Strong_20_Emphasis"><text:span text:style-name="T36"/></text:span></text:p>
                    </text:list-item>
                  </text:list>
                </text:list-item>
              </text:list>
            </text:list-item>
          </text:list>
        </text:list-item>
      </text:list>
      <text:p text:style-name="P26"><text:span text:style-name="Strong_20_Emphasis"><text:span text:style-name="T36"/></text:span></text:p>
      <text:list text:continue-numbering="true" text:style-name="L1">
        <text:list-item>
          <text:list>
            <text:list-item>
              <text:list>
                <text:list-item>
                  <text:list>
                    <text:list-item>
                      <text:p text:style-name="P101"><text:bookmark-start text:name="__RefHeading___Toc3689_117426026"/><text:span text:style-name="Strong_20_Emphasis">How likely are you to use an app that combines notetaking and statistics?</text:span><text:bookmark-end text:name="__RefHeading___Toc3689_117426026"/></text:p>
                      <text:p text:style-name="P211"><text:span text:style-name="Strong_20_Emphasis"><text:span text:style-name="T36"/></text:span></text:p>
                    </text:list-item>
                    <text:list-item>
                      <text:p text:style-name="P101"><text:bookmark-start text:name="__RefHeading___Toc3687_117426026"/><draw:frame draw:style-name="fr4" draw:name="Object4" text:anchor-type="char" svg:width="15.998cm" svg:height="8.999cm" draw:z-index="3"><draw:object xlink:href="./Object 4" xlink:type="simple" xlink:show="embed" xlink:actuate="onLoad"/><draw:image xlink:href="./ObjectReplacements/Object 4" xlink:type="simple" xlink:show="embed" xlink:actuate="onLoad"/></draw:frame><text:soft-page-break/><text:span text:style-name="Strong_20_Emphasis">Conclusion</text:span><text:bookmark-end text:name="__RefHeading___Toc3687_117426026"/></text:p>
                      <text:p text:style-name="P215"><text:span text:style-name="Strong_20_Emphasis"><text:span text:style-name="T12">T</text:span></text:span><text:span text:style-name="Strong_20_Emphasis"><text:span text:style-name="T13">his small survey reveals key insights into users current task and note organization habits, </text:span></text:span><text:span text:style-name="Strong_20_Emphasis"><text:span text:style-name="T12">and favourite features in notetaking tools.</text:span></text:span><text:span text:style-name="Strong_20_Emphasis"><text:span text:style-name="T13"> The data suggests a strong preference for digital solutions, with 50% of respondents utilizing digital tools, compared to 40% relying on paper-based methods and only 10% employing a hybrid approach. </text:span></text:span><text:span text:style-name="Strong_20_Emphasis"><text:span text:style-name="T12">The findings of the survey confirmed my ideas regarding</text:span></text:span><text:span text:style-name="Strong_20_Emphasis"><text:span text:style-name="T39"> t</text:span></text:span><text:span text:style-name="Strong_20_Emphasis"><text:span text:style-name="T40">he importance of usability and efficiency for modern-day users.</text:span></text:span><text:span text:style-name="Strong_20_Emphasis"><text:span text:style-name="T39"> The most valued feature among respondents was a simple and intuitive interface (85%), indicating a </text:span></text:span><text:span text:style-name="Strong_20_Emphasis"><text:span text:style-name="T40">search</text:span></text:span><text:span text:style-name="Strong_20_Emphasis"><text:span text:style-name="T39"> for user-friendly tools that minimize friction and maximize productivity. </text:span></text:span><text:span text:style-name="Strong_20_Emphasis"><text:span text:style-name="T40">Finally, a combined 90% of respondents expressed at least some level of likelihood (70% very likely, 20% somewhat likely) to use an app that combines notetaking and progress tracking in a simple way. This response suggests a significant market opportunity for such a tool. </text:span></text:span></text:p>
                      <text:p text:style-name="P216"><text:span text:style-name="Strong_20_Emphasis"><text:span text:style-name="T40">To sum up, the survey results point to a clear demand for efficient, user-friendly, and digitally accessible notetaking solutions. Users prioritize easy organization, cross-platform accessibility, and intuitive interfaces. </text:span></text:span></text:p>
                    </text:list-item>
                  </text:list>
                  <text:p text:style-name="P213"><text:span text:style-name="Strong_20_Emphasis"><text:span text:style-name="T36"/></text:span></text:p>
                </text:list-item>
              </text:list>
            </text:list-item>
            <text:list-item>
              <text:p text:style-name="P103"><text:bookmark-start text:name="__RefHeading___Toc3685_117426026"/><text:span text:style-name="Strong_20_Emphasis"><text:span text:style-name="T50">Interview with Anton Kogun</text:span></text:span><text:bookmark-end text:name="__RefHeading___Toc3685_117426026"/></text:p>
            </text:list-item>
          </text:list>
        </text:list-item>
      </text:list>
      <text:p text:style-name="P55"><text:span text:style-name="Strong_20_Emphasis"><text:span text:style-name="T51">Having concluded the survey on a wider potential customer base, I decided to probe deeper into the wants of potential users, so I conducted a short interview with the A-level student, Anton Kogun, from 1.1. <text:s/>Below, will be the results of this interview in a question-answer format:</text:span></text:span></text:p>
      <text:p text:style-name="P55"><text:span text:style-name="Strong_20_Emphasis"><text:span text:style-name="T51"/></text:span></text:p>
      <text:p text:style-name="P55"><text:span text:style-name="Strong_20_Emphasis"><text:span text:style-name="T51">What's the biggest problem you face with managing your schoolwork digitally?</text:span></text:span></text:p>
      <text:p text:style-name="P55"><text:soft-page-break/><text:span text:style-name="Strong_20_Emphasis"><text:span text:style-name="T51"/></text:span></text:p>
      <text:p text:style-name="P55"><text:span text:style-name="Strong_20_Emphasis"><text:span text:style-name="T51">Definitely the organization. I have notes scattered everywhere – some in Word docs, some in Google Docs, others in random note-taking apps. <text:s/>Plus, I use different task management apps, so <text:s/>I end up forgetting deadlines and losing track of what I've actually done.</text:span></text:span></text:p>
      <text:p text:style-name="P55"><text:span text:style-name="Strong_20_Emphasis"><text:span text:style-name="T51"/></text:span></text:p>
      <text:p text:style-name="P55"><text:span text:style-name="Strong_20_Emphasis"><text:span text:style-name="T51">If you had a magic wand and could create the perfect app for yourself, what's the one feature it absolutely must have?</text:span></text:span></text:p>
      <text:p text:style-name="P55"><text:span text:style-name="Strong_20_Emphasis"><text:span text:style-name="T51"/></text:span></text:p>
      <text:p text:style-name="P55"><text:span text:style-name="Strong_20_Emphasis"><text:span text:style-name="T51">A way to bring it all together. Notes, assignments, to-do lists, even my habit tracker – all in one place. <text:s/>And it needs to be easy to find what I need, fast.</text:span></text:span></text:p>
      <text:p text:style-name="P55"><text:span text:style-name="Strong_20_Emphasis"><text:span text:style-name="T51"/></text:span></text:p>
      <text:p text:style-name="P55"><text:span text:style-name="Strong_20_Emphasis"><text:span text:style-name="T51">And what about accessing your notes and assignments? Do you use multiple devices?</text:span></text:span></text:p>
      <text:p text:style-name="P55"><text:span text:style-name="Strong_20_Emphasis"><text:span text:style-name="T51"/></text:span></text:p>
      <text:p text:style-name="P55"><text:span text:style-name="Strong_20_Emphasis"><text:span text:style-name="T51"><text:s/>All the time! I use my laptop at home, my tablet at school, and sometimes even my phone. <text:s/>It needs to work seamlessly across all of them, without any ssues or syncing problems.</text:span></text:span></text:p>
      <text:p text:style-name="P55"><text:span text:style-name="Strong_20_Emphasis"><text:span text:style-name="T51"/></text:span></text:p>
      <text:p text:style-name="P55"><text:span text:style-name="Strong_20_Emphasis"><text:span text:style-name="T51">What would be your preferred way of accessing the application?</text:span></text:span></text:p>
      <text:p text:style-name="P55"><text:span text:style-name="Strong_20_Emphasis"><text:span text:style-name="T51"/></text:span></text:p>
      <text:p text:style-name="P55"><text:span text:style-name="Strong_20_Emphasis"><text:span text:style-name="T51">On PC, it would probably be a website. Web apps are fast and I can use my browser plugins to customize them to my liking. It is also to switche between tabs than multiple screens if I need to jor something down quickly. On the other hand, on my phone I would rather have an app, since some websites are not optimized for the smaller phone screens.</text:span></text:span></text:p>
      <text:p text:style-name="P55"><text:span text:style-name="Strong_20_Emphasis"><text:span text:style-name="T51"/></text:span></text:p>
      <text:p text:style-name="P55"><text:span text:style-name="Strong_20_Emphasis"><text:span text:style-name="T51">Imagine you've got hundreds of notes and tasks in this app. How would you quickly find the one you need?</text:span></text:span></text:p>
      <text:p text:style-name="P55"><text:span text:style-name="Strong_20_Emphasis"><text:span text:style-name="T51"/></text:span></text:p>
      <text:p text:style-name="P55"><text:span text:style-name="Strong_20_Emphasis"><text:span text:style-name="T51">Search is crucial, of course. But it needs to be smart. <text:s/>Searching by keywords is good, but what if I can't remember the exact words? <text:s/>Maybe something that understands the context of my notes. That would be amazing.</text:span></text:span></text:p>
      <text:list xml:id="list194154036561105" text:continue-numbering="true" text:style-name="L1">
        <text:list-item>
          <text:list>
            <text:list-item>
              <text:p text:style-name="P103"><text:bookmark-start text:name="__RefHeading___Toc7343_3908388459"/><text:span text:style-name="Strong_20_Emphasis"><text:span text:style-name="T50">Modelling the problem</text:span></text:span><text:bookmark-end text:name="__RefHeading___Toc7343_3908388459"/></text:p>
            </text:list-item>
          </text:list>
        </text:list-item>
      </text:list>
      <text:p text:style-name="P30">Here's how each objective addresses specific issues and integrates research findings:</text:p>
      <text:list text:style-name="L15">
        <text:list-item>
          <text:p text:style-name="P217"><text:span text:style-name="Strong_20_Emphasis"><text:span text:style-name="T32">Provide a tagging system to categorise notes flexibly:</text:span></text:span><text:span text:style-name="T32"> </text:span><text:span text:style-name="T33">Helps users with</text:span><text:span text:style-name="T32"> easy organization (80% in the survey) and aligns with the "Building a Second Brain" emphasis on tags over folders. This also addresses Anton's need for centralization.</text:span></text:p>
        </text:list-item>
        <text:list-item>
          <text:p text:style-name="P217"><text:soft-page-break/><text:span text:style-name="Strong_20_Emphasis"><text:span text:style-name="T32">Support multiple note types (e.g., text notes, checklists, habit trackers):</text:span></text:span><text:span text:style-name="T32"> Addresses the need for an all-in-one solution for tasks, goals, and habits (Anton's requirement) and directly responds to the 90% survey interest in combined habit tracking and notetaking.</text:span></text:p>
        </text:list-item>
        <text:list-item>
          <text:p text:style-name="P217"><text:span text:style-name="Strong_20_Emphasis"><text:span text:style-name="T32">Record and display metadata (e.g., creation dates, due dates):</text:span></text:span><text:span text:style-name="T32"> Supports task management and progress tracking, addressing the challenges identified in the survey (40% difficulty tracking progress) and the Bullet Journal concept of migration (managing tasks over time).</text:span></text:p>
        </text:list-item>
        <text:list-item>
          <text:p text:style-name="P217"><text:span text:style-name="Strong_20_Emphasis"><text:span text:style-name="T32">Allow summarisation of notes using AI to highlight key information:</text:span></text:span><text:span text:style-name="T32"> </text:span><text:span text:style-name="T33">Helps users perform the</text:span><text:span text:style-name="T32"> "Distill" step of the CODE method from "Building a Second Brain" and helps with quick lookup and long-term readability of notes.</text:span></text:p>
        </text:list-item>
        <text:list-item>
          <text:p text:style-name="P217"><text:span text:style-name="Strong_20_Emphasis"><text:span text:style-name="T32">Enable quick and advanced note lookup based on context and keywords:</text:span></text:span><text:span text:style-name="T32"> Addresses the need for easy accessibility of notes (Anton's requirement) and improves upon the limitations of basic search in some existing apps.</text:span></text:p>
        </text:list-item>
        <text:list-item>
          <text:p text:style-name="P217"><text:span text:style-name="Strong_20_Emphasis"><text:span text:style-name="T32">Ensure cross-platform compatibility with automatic interface adjustments:</text:span></text:span><text:span text:style-name="T32"> </text:span><text:span text:style-name="T33">From the surveys conducted, </text:span><text:span text:style-name="T32">(70% value cross-platform accessibility, 35% cite poor cross-device support as a challenge) and Anton's need for access across devices.</text:span></text:p>
        </text:list-item>
        <text:list-item>
          <text:p text:style-name="P217"><text:span text:style-name="Strong_20_Emphasis"><text:span text:style-name="T32">Display user statistics, such as note completion rates and habit trends:</text:span></text:span><text:span text:style-name="T32"> Directly addresses the need for progress visualization (Anton's requirement) and the survey results (40% difficulty tracking progress, 60% desire habit tracking/goal visualization).</text:span></text:p>
        </text:list-item>
        <text:list-item>
          <text:p text:style-name="P217"><text:span text:style-name="Strong_20_Emphasis"><text:span text:style-name="T32">Allow users to customise the app’s appearance and preferences:</text:span></text:span><text:span text:style-name="T32"> While not a primary pain point, this improves user experience </text:span><text:span text:style-name="T33">and lets users</text:span></text:p>
        </text:list-item>
        <text:list-item>
          <text:p text:style-name="P217"><text:span text:style-name="Strong_20_Emphasis"><text:span text:style-name="T32">Include an archive feature to manage unused or outdated notes:</text:span></text:span><text:span text:style-name="T32"> Directly addresses the "Archive" component of the PARA method from "Building a Second Brain" .</text:span></text:p>
        </text:list-item>
        <text:list-item>
          <text:p text:style-name="P217"><text:span text:style-name="Strong_20_Emphasis"><text:span text:style-name="T32">Implement security measures to protect user data:</text:span></text:span><text:span text:style-name="T32"> </text:span><text:span text:style-name="T33">Users will have an expectation of privacy while using the app to store their personal data</text:span></text:p>
        </text:list-item>
      </text:list>
      <text:p text:style-name="P35">Keeping these 10 main objectives in mind, I formulated a list of tasks that I will need to complete in order to successfully implement this application.</text:p>
      <text:list xml:id="list194155414186569" text:continue-list="list194154036561105" text:style-name="L1">
        <text:list-item>
          <text:list>
            <text:list-item>
              <text:p text:style-name="P101"><text:bookmark-start text:name="__RefHeading___Toc3869_117426026"/>Coding objectives<text:bookmark-end text:name="__RefHeading___Toc3869_117426026"/></text:p>
              <text:list>
                <text:list-item>
                  <text:p text:style-name="P101"><text:bookmark-start text:name="__RefHeading___Toc3867_117426026"/>Database<text:bookmark-end text:name="__RefHeading___Toc3867_117426026"/></text:p>
                  <text:list>
                    <text:list-item>
                      <text:p text:style-name="P101"><text:bookmark-start text:name="__RefHeading___Toc3865_117426026"/>Configuration and Security<text:bookmark-end text:name="__RefHeading___Toc3865_117426026"/></text:p>
                    </text:list-item>
                  </text:list>
                </text:list-item>
              </text:list>
            </text:list-item>
          </text:list>
        </text:list-item>
      </text:list>
      <text:list text:style-name="L16">
        <text:list-item>
          <text:list>
            <text:list-item>
              <text:list>
                <text:list-item>
                  <text:p text:style-name="P195">Create algorithms to generate unique IDs.</text:p>
                </text:list-item>
                <text:list-item>
                  <text:p text:style-name="P195">Configure usage access by limiting permissions of clients that will be used with the databases.</text:p>
                </text:list-item>
                <text:list-item>
                  <text:p text:style-name="P195"><text:soft-page-break/>Ensure that the database is encrypted and adheres to modern security standards.</text:p>
                </text:list-item>
                <text:list-item>
                  <text:p text:style-name="P198">Have a hashing algorithm to further encrypt user passwords.</text:p>
                </text:list-item>
                <text:list-item>
                  <text:p text:style-name="P198">Implement input sanitization to prevent attacks, such as SQL injection.</text:p>
                </text:list-item>
                <text:list-item>
                  <text:p text:style-name="P198">Use HTTPS for all communication.</text:p>
                </text:list-item>
                <text:list-item>
                  <text:p text:style-name="P201">Upon login, provide users with an identity token to keep them logged in.</text:p>
                </text:list-item>
                <text:list-item>
                  <text:p text:style-name="P203">Create functions to search notes by their vector representation instead of text.</text:p>
                </text:list-item>
              </text:list>
            </text:list-item>
          </text:list>
        </text:list-item>
      </text:list>
      <text:list xml:id="list194155363083969" text:continue-list="list194155414186569" text:style-name="L1">
        <text:list-item>
          <text:list>
            <text:list-item>
              <text:list>
                <text:list-item>
                  <text:list>
                    <text:list-item>
                      <text:p text:style-name="P101"><text:bookmark-start text:name="__RefHeading___Toc3863_117426026"/>Create tables for:<text:bookmark-end text:name="__RefHeading___Toc3863_117426026"/></text:p>
                    </text:list-item>
                  </text:list>
                </text:list-item>
              </text:list>
            </text:list-item>
          </text:list>
        </text:list-item>
      </text:list>
      <text:list text:style-name="L17">
        <text:list-item>
          <text:list>
            <text:list-item>
              <text:list>
                <text:list-item>
                  <text:p text:style-name="P196">Users</text:p>
                </text:list-item>
                <text:list-item>
                  <text:p text:style-name="P196">Notes</text:p>
                </text:list-item>
                <text:list-item>
                  <text:p text:style-name="P196">Tags</text:p>
                </text:list-item>
                <text:list-item>
                  <text:p text:style-name="P196">Habits</text:p>
                </text:list-item>
                <text:list-item>
                  <text:p text:style-name="P196">Statistics</text:p>
                </text:list-item>
                <text:list-item>
                  <text:p text:style-name="P196">Goals</text:p>
                </text:list-item>
                <text:list-item>
                  <text:p text:style-name="P196">Tasks</text:p>
                </text:list-item>
              </text:list>
            </text:list-item>
          </text:list>
        </text:list-item>
      </text:list>
      <text:list xml:id="list194154814413104" text:continue-list="list194155363083969" text:style-name="L1">
        <text:list-item>
          <text:list>
            <text:list-item>
              <text:list>
                <text:list-item>
                  <text:p text:style-name="P101"><text:bookmark-start text:name="__RefHeading___Toc3861_117426026"/>Design <text:span text:style-name="T52">the backend functionality</text:span>:<text:bookmark-end text:name="__RefHeading___Toc3861_117426026"/></text:p>
                </text:list-item>
              </text:list>
            </text:list-item>
          </text:list>
        </text:list-item>
      </text:list>
      <text:list text:style-name="L18">
        <text:list-item>
          <text:list>
            <text:list-item>
              <text:list>
                <text:list-item>
                  <text:p text:style-name="P180"><text:span text:style-name="T18">Have functionality to retrieve, create, update and delete various note types and tags, </text:span><text:span text:style-name="T19">using filters and pagination where needed.</text:span></text:p>
                </text:list-item>
                <text:list-item>
                  <text:p text:style-name="P183"><text:span text:style-name="T18">B</text:span><text:span text:style-name="T17">e able to authentify and register new users.</text:span></text:p>
                </text:list-item>
                <text:list-item>
                  <text:p text:style-name="P197">Link and unlink tags to and from notes.</text:p>
                </text:list-item>
                <text:list-item>
                  <text:p text:style-name="P197">Complete/uncomplete tasks.</text:p>
                </text:list-item>
                <text:list-item>
                  <text:p text:style-name="P181"><text:span text:style-name="T18">Retrieve user statistics </text:span><text:span text:style-name="T19">for several note types.</text:span></text:p>
                </text:list-item>
                <text:list-item>
                  <text:p text:style-name="P199">Be able to save user preferences.</text:p>
                </text:list-item>
                <text:list-item>
                  <text:p text:style-name="P200">Communicate with other APIs, such as one from Google or OpenAI to be able to pass submitted notes for AI summarization and return the result to the user.</text:p>
                </text:list-item>
                <text:list-item>
                  <text:p text:style-name="P202">Implement an archiving function.</text:p>
                </text:list-item>
                <text:list-item>
                  <text:p text:style-name="P182"><text:span text:style-name="T20">Create algorithms to vectorize notes for context-based searches</text:span><text:span text:style-name="T21"><text:line-break/></text:span></text:p>
                </text:list-item>
              </text:list>
            </text:list-item>
          </text:list>
        </text:list-item>
      </text:list>
      <text:list xml:id="list194155370927493" text:continue-list="list194154814413104" text:style-name="L1">
        <text:list-item>
          <text:list>
            <text:list-item>
              <text:list>
                <text:list-item>
                  <text:p text:style-name="P101"><text:bookmark-start text:name="__RefHeading___Toc3859_117426026"/>User Interface<text:bookmark-end text:name="__RefHeading___Toc3859_117426026"/></text:p>
                </text:list-item>
              </text:list>
            </text:list-item>
          </text:list>
        </text:list-item>
      </text:list>
      <text:list text:style-name="L19">
        <text:list-item>
          <text:list>
            <text:list-item>
              <text:list>
                <text:list-item>
                  <text:p text:style-name="P115">Design the overall layout of the app.</text:p>
                </text:list-item>
                <text:list-item>
                  <text:p text:style-name="P116"><text:soft-page-break/>Have a screen to view all notes for a selected note type with pagination and filter controls, along with the titles and tags of the notes displayed</text:p>
                </text:list-item>
                <text:list-item>
                  <text:p text:style-name="P116">Have a<text:span text:style-name="T53"> rich text editor for creating and editing notes (support for checklists and habit trackers).</text:span></text:p>
                </text:list-item>
                <text:list-item>
                  <text:p text:style-name="P115">Design a navigation bar, searching screens and alerts.</text:p>
                </text:list-item>
                <text:list-item>
                  <text:p text:style-name="P115">Have an account page where the user can edit their <text:span text:style-name="T54">d</text:span>etails.</text:p>
                </text:list-item>
                <text:list-item>
                  <text:p text:style-name="P116">Design the statistics page and unique widgets with information for each note type.</text:p>
                </text:list-item>
                <text:list-item>
                  <text:p text:style-name="P116">Ensure that the designs will adhere to accessibility standards.</text:p>
                </text:list-item>
                <text:list-item>
                  <text:p text:style-name="P118">Make the application cross-platform compatible by choosing a technology that supports such development natively, such as React.</text:p>
                </text:list-item>
                <text:list-item>
                  <text:p text:style-name="P118">Have error handling in place to prevent the app from crashing and communicate any errors to the user.</text:p>
                  <text:p text:style-name="P116"/>
                </text:list-item>
              </text:list>
            </text:list-item>
          </text:list>
        </text:list-item>
      </text:list>
      <text:list xml:id="list194153565513109" text:continue-list="list194155370927493" text:style-name="L1">
        <text:list-item>
          <text:list>
            <text:list-item>
              <text:list>
                <text:list-item>
                  <text:p text:style-name="P101"><text:bookmark-start text:name="__RefHeading___Toc3857_117426026"/>Validation<text:bookmark-end text:name="__RefHeading___Toc3857_117426026"/></text:p>
                  <text:list>
                    <text:list-item>
                      <text:p text:style-name="P101"><text:bookmark-start text:name="__RefHeading___Toc3855_117426026"/>Frontend Validation<text:bookmark-end text:name="__RefHeading___Toc3855_117426026"/></text:p>
                    </text:list-item>
                  </text:list>
                </text:list-item>
              </text:list>
            </text:list-item>
          </text:list>
        </text:list-item>
      </text:list>
      <text:list text:style-name="L20">
        <text:list-item>
          <text:list>
            <text:list-item>
              <text:list>
                <text:list-item>
                  <text:p text:style-name="P136">Form validation on the UI to provide immediate feedback to users if data was incorrectly entered.</text:p>
                </text:list-item>
                <text:list-item>
                  <text:p text:style-name="P136">Validate passwords and emails to avoid unnecessary requests.</text:p>
                </text:list-item>
              </text:list>
            </text:list-item>
          </text:list>
        </text:list-item>
      </text:list>
      <text:list xml:id="list194153484839393" text:continue-list="list194153565513109" text:style-name="L1">
        <text:list-item>
          <text:list>
            <text:list-item>
              <text:list>
                <text:list-item>
                  <text:list>
                    <text:list-item>
                      <text:p text:style-name="P101"><text:bookmark-start text:name="__RefHeading___Toc3853_117426026"/>Backend Validation<text:bookmark-end text:name="__RefHeading___Toc3853_117426026"/></text:p>
                    </text:list-item>
                  </text:list>
                </text:list-item>
              </text:list>
            </text:list-item>
          </text:list>
        </text:list-item>
      </text:list>
      <text:list text:style-name="L21">
        <text:list-item>
          <text:list>
            <text:list-item>
              <text:list>
                <text:list-item>
                  <text:p text:style-name="P117">Input validation for all API endpoints.</text:p>
                </text:list-item>
                <text:list-item>
                  <text:p text:style-name="P117">Authentication and authorization checks to ensure users can only access their own data.</text:p>
                </text:list-item>
                <text:list-item>
                  <text:p text:style-name="P117">Ensure that new entries have unique IDs before inserting them to the database.</text:p>
                </text:list-item>
                <text:list-item>
                  <text:p text:style-name="P117">Impose a limit on the character length of submitted notes.</text:p>
                </text:list-item>
              </text:list>
            </text:list-item>
          </text:list>
        </text:list-item>
      </text:list>
      <text:p text:style-name="P19"><text:line-break/></text:p>
      <text:list text:continue-list="list194153484839393" text:style-name="L1">
        <text:list-item>
          <text:list>
            <text:list-item>
              <text:p text:style-name="P101"><text:bookmark-start text:name="__RefHeading___Toc3851_117426026"/>Proposed solution<text:bookmark-end text:name="__RefHeading___Toc3851_117426026"/></text:p>
              <text:p text:style-name="P204">My solution this feature-rich note-taking application leverages a robust and scalable technology stack. For the user interface, I will utilize ReactJS, a powerful JavaScript library for building dynamic and responsive single-page applications. <text:span text:style-name="T55">To speed up design, I will </text:span><text:soft-page-break/><text:span text:style-name="T55">use a component library called shadcn, which is open source, modern, adheres to acceccibility guidelines such as WCAG and is highly customizable.</text:span> This choice ensures a smooth and intuitive user experience across various platforms. The backend will be constructed using Python and Flask, a lightweight and flexible microframework that allows for rapid development and efficient API creation. This combination provides a strong foundation for handling complex logic, data processing, and communication with the database. Data persistence and management will be handled by PostgreSQL, a powerful and reliable relational database system known for its data integrity, scalability, and support for complex queries. This technology stack offers a balanced approach, combining a modern frontend framework with a robust backend and database, enabling us to deliver a performant, scalable, and maintainable application that effectively addresses all the specified requirements above.</text:p>
            </text:list-item>
            <text:list-item>
              <text:p text:style-name="P209">A</text:p>
            </text:list-item>
          </text:list>
        </text:list-item>
        <text:list-item>
          <text:p text:style-name="P101"><text:bookmark-start text:name="__RefHeading___Toc3849_117426026"/>Documented Design<text:bookmark-end text:name="__RefHeading___Toc3849_117426026"/></text:p>
          <text:list>
            <text:list-item>
              <text:p text:style-name="P101"><text:bookmark-start text:name="__RefHeading___Toc3847_117426026"/>User data flow<text:bookmark-end text:name="__RefHeading___Toc3847_117426026"/></text:p>
              <text:list>
                <text:list-item>
                  <text:p text:style-name="P101"><text:bookmark-start text:name="__RefHeading___Toc3845_117426026"/>Determining frontend-backend communication<text:bookmark-end text:name="__RefHeading___Toc3845_117426026"/></text:p>
                  <text:list>
                    <text:list-item>
                      <text:p text:style-name="P101"><text:bookmark-start text:name="__RefHeading___Toc3843_117426026"/>Optimistic updating<text:bookmark-end text:name="__RefHeading___Toc3843_117426026"/></text:p>
                      <text:p text:style-name="P192">Optimistic updating is a design pattern where a user interface is immediately updated based on the user's actions, assuming that the backend operation will succeed. This gives a more responsive user experience by avoiding unnecessary delays, especially when it comes to saving or creating notes. However, it will need careful error handling to prevent inconsistencies between the frontend and backend in case of errors.</text:p>
                    </text:list-item>
                    <text:list-item>
                      <text:p text:style-name="P101"><text:bookmark-start text:name="__RefHeading___Toc3841_117426026"/>Pessimistic updating<text:bookmark-end text:name="__RefHeading___Toc3841_117426026"/></text:p>
                      <text:p text:style-name="P192">Pessimistic updating is a design pattern where the user interface is not updated until the backend operation has been successfully completed. This approach ensures data consistency but can lead to perceived delays, especially in scenarios with slow network connections or complex backend processing, which, for tasks such as vectorization, may take significant time and can be left for later.</text:p>
                    </text:list-item>
                    <text:list-item>
                      <text:p text:style-name="P101"><text:bookmark-start text:name="__RefHeading___Toc3839_117426026"/>Why I chose optimistic updating<text:bookmark-end text:name="__RefHeading___Toc3839_117426026"/></text:p>
                      <text:p text:style-name="P192">With optimistic updating, changes made by the user are immediately reflected in the app's interface, providing a seamless and responsive experience. This is very beneficial for notetaking, where the user does not want to be concerned with the processing of their notes and just needs to write them down as quickly as possible. Pessimistic updating, on the other hand, requires the backend to process and validate the changes before they are <text:soft-page-break/>displayed, leading to delays, amplified by poor connectivity. However, most of the benefits of pessimistic updating such as data validation can be addressed on the frontend too. For example, input text can be firstly validated on the frontend, displaying a message to the user if some values are missing or of wrong datatype. Using a type safe language such as TypeScript would ensure that the data types passed within the frontend are also correct. Finally, data can be additionally validated on the backend, which would allow for more complicated validation algorithms, as there is no longer a time constraint.</text:p>
                    </text:list-item>
                  </text:list>
                </text:list-item>
                <text:list-item>
                  <text:p text:style-name="P101"><text:bookmark-start text:name="__RefHeading___Toc3837_117426026"/>Creating data flow diagrams<text:bookmark-end text:name="__RefHeading___Toc3837_117426026"/></text:p>
                  <text:list>
                    <text:list-item>
                      <text:p text:style-name="P101"><text:bookmark-start text:name="__RefHeading___Toc3835_117426026"/>Note creation<text:bookmark-end text:name="__RefHeading___Toc3835_117426026"/></text:p>
                      <text:p text:style-name="P210"><text:bookmark text:name="docs-internal-guid-068aa1cd-7fff-ef89-0300-254b1807b0d4"/><draw:frame draw:style-name="fr1" draw:name="Image1" text:anchor-type="as-char" svg:width="11.404cm" svg:height="17.489cm" draw:z-index="4"><draw:image xlink:href="Pictures/1000000100000412000006407EBC248C.png" xlink:type="simple" xlink:show="embed" xlink:actuate="onLoad" draw:mime-type="image/png"/></draw:frame></text:p>
                    </text:list-item>
                  </text:list>
                </text:list-item>
              </text:list>
            </text:list-item>
          </text:list>
        </text:list-item>
      </text:list>
      <text:p text:style-name="P5"><text:soft-page-break/>When the user clicks on “Create” button on the home page for a note type, a screen should be opened with the necessary fields, such as title, content, etc. Once the user enters all the details for a note to be considered valid by the validation script and all the validation errors have been resolved, the “Save” button is enabled allowing the user to click it and send the data to the backend. If the data gets to the backend successfully, it is again validated using and stored in the database. Additionally, meaningful parts of the note, such as its content, title and information from any additional fields are added to the queue to be vectorized. At the same time, the unique IDs, generated by the database, are returned to the frontend and, along the data entered by the user, are stored in a corresponding array for fast retrieval. The gui changes necessary elements from “Create” to “Edit” to mirror the success of the process and a success toast is displayed and the user can continue editing the note using the process mentioned below. Finally, when the server has the resources, data is vectorized and stored in the Notes table along the non-vectorized parts of the note.</text:p>
      <text:list text:continue-numbering="true" text:style-name="L1">
        <text:list-item>
          <text:list>
            <text:list-item>
              <text:list>
                <text:list-item>
                  <text:list>
                    <text:list-item>
                      <text:p text:style-name="P101"><text:bookmark-start text:name="__RefHeading___Toc3833_117426026"/>Editing a note<text:bookmark-end text:name="__RefHeading___Toc3833_117426026"/></text:p>
                      <text:p text:style-name="P142"><text:bookmark text:name="docs-internal-guid-7fa89df9-7fff-9fa6-9492-15862a69dad5"/><text:span text:style-name="T56"><draw:frame draw:style-name="fr1" draw:name="Image2" text:anchor-type="as-char" svg:width="8.969cm" svg:height="13.951cm" draw:z-index="5"><draw:image xlink:href="Pictures/10000001000004040000064074212E02.png" xlink:type="simple" xlink:show="embed" xlink:actuate="onLoad" draw:mime-type="image/png"/></draw:frame></text:span><text:s/></text:p>
                    </text:list-item>
                  </text:list>
                </text:list-item>
              </text:list>
            </text:list-item>
          </text:list>
        </text:list-item>
      </text:list>
      <text:p text:style-name="P7"><text:soft-page-break/>Generally, the note editing data flow is similar to creation, apart from first few details. To begin with, the “Save” button will not be enabled if no additional data was entered into the note. This is done to prevent unnecessary edit requests to the backend. In addition, if the database was updated correctly, instead of the IDs, a simple https code is sent to the frontend to indicate the success of the program. No additional toasts are shown to the user and the process can be repeated indefinitely as long as the saved note is valid.</text:p>
      <text:list text:continue-numbering="true" text:style-name="L1">
        <text:list-item>
          <text:list>
            <text:list-item>
              <text:list>
                <text:list-item>
                  <text:list>
                    <text:list-item>
                      <text:p text:style-name="P101"><text:bookmark-start text:name="__RefHeading___Toc3831_117426026"/>Fetch all notes of a specific type<text:bookmark-end text:name="__RefHeading___Toc3831_117426026"/></text:p>
                      <text:p text:style-name="P142"><text:bookmark text:name="docs-internal-guid-c0e41830-7fff-706e-2966-012a1c328c42"/><text:span text:style-name="T56"><draw:frame draw:style-name="fr1" draw:name="Image3" text:anchor-type="as-char" svg:width="7.934cm" svg:height="19.126cm" draw:z-index="6"><draw:image xlink:href="Pictures/1000000100000299000006408375B371.png" xlink:type="simple" xlink:show="embed" xlink:actuate="onLoad" draw:mime-type="image/png"/></draw:frame></text:span><text:s/></text:p>
                      <text:p text:style-name="P192"><text:soft-page-break/>Every time a user loads a page of a specific note type, such as Tasks or Goals, a GET request is sent to the server alongside a JSON Web Token containing encoded user Id and information about the session. If the token is valid and the user exists in the database, all notes from a specific note type are fetched from the main Notes table and connected tables, such as Tasks and Subtasks for a Tasks note type. If the retrieval is successful. Since this page would only be used to find the correct note and then click on it to open a note editing page, there is no need to fetch the whole note, it makes more sense to fetch the first n characters from each field that would fit on the user’s screen and then fetch the rest once the note is clicked. Therefore, before sending the data back to the frontend, some fields' contents are cut. Finally, data is returned as an array of JSON dictionaries and notes are displayed to a user.</text:p>
                    </text:list-item>
                    <text:list-item>
                      <text:p text:style-name="P101"><text:bookmark-start text:name="__RefHeading___Toc3829_117426026"/>Fetch one note<text:bookmark-end text:name="__RefHeading___Toc3829_117426026"/></text:p>
                    </text:list-item>
                  </text:list>
                </text:list-item>
              </text:list>
            </text:list-item>
          </text:list>
        </text:list-item>
      </text:list>
      <text:p text:style-name="P21"/>
      <text:p text:style-name="P2"><text:bookmark text:name="docs-internal-guid-a474ed06-7fff-4799-bdec-8dcd63dd5f4b"/><text:span text:style-name="T56"><draw:frame draw:style-name="fr1" draw:name="Image4" text:anchor-type="as-char" svg:width="7.467cm" svg:height="15.478cm" draw:z-index="7"><draw:image xlink:href="Pictures/100000010000030600000640CD727E38.png" xlink:type="simple" xlink:show="embed" xlink:actuate="onLoad" draw:mime-type="image/png"/></draw:frame></text:span><text:s/></text:p>
      <text:p text:style-name="P6"><text:soft-page-break/>When the user chooses the note to edit, when they click, the GUI changes into an editing mode and a GET request is sent to the backend containing the ID of the clicked note along the JWT mentioned above. The main difference between fetching all notes and one note is that the fields are not shortened and only one note is returned. When the request succeeds, the user can continue to edit the note.</text:p>
      <text:list xml:id="list194154128514604" text:continue-numbering="true" text:style-name="L1">
        <text:list-item>
          <text:list>
            <text:list-item>
              <text:list>
                <text:list-item>
                  <text:list>
                    <text:list-item>
                      <text:p text:style-name="P101"><text:bookmark-start text:name="__RefHeading___Toc3827_117426026"/>Delete a note<text:bookmark-end text:name="__RefHeading___Toc3827_117426026"/></text:p>
                      <text:p text:style-name="P142"><text:bookmark text:name="docs-internal-guid-b8c60e8a-7fff-3137-0c20-093ccd0458ed"/><text:span text:style-name="T56"><draw:frame draw:style-name="fr1" draw:name="Image5" text:anchor-type="as-char" svg:width="10.954cm" svg:height="19.731cm" draw:z-index="8"><draw:image xlink:href="Pictures/1000000100000377000006408874F0AD.png" xlink:type="simple" xlink:show="embed" xlink:actuate="onLoad" draw:mime-type="image/png"/></draw:frame></text:span><text:s/></text:p>
                      <text:p text:style-name="P120"><text:soft-page-break/>When a user attempts to delete a note, they should be first greeted by a dialogue which allows them to either cancel the deletion, continue with it or put the note into an archive instead. If the user chooses to proceed with the deletion, the note is removed from the corresponding notes array on the frontend and the DELETE request with a token, containing a user id and the ID of the note to be deleted. If the token is valid and the user is the owner of the note, its data is deleted from all corresponding tables. Finally, the success or error message is returned to the user as a toast.</text:p>
                    </text:list-item>
                    <text:list-item>
                      <text:p text:style-name="P101"><text:bookmark-start text:name="__RefHeading___Toc3825_117426026"/>Searching for a note<text:bookmark-end text:name="__RefHeading___Toc3825_117426026"/></text:p>
                    </text:list-item>
                  </text:list>
                </text:list-item>
              </text:list>
            </text:list-item>
          </text:list>
        </text:list-item>
      </text:list>
      <text:list text:style-name="L22">
        <text:list-header>
          <text:p text:style-name="P121">To search for a note, the user will have to click a search icon that will always be present in the header of the page. Upon clicking, a popup will appear over the page with the search bar alongside a toggle. The user is provided with an option to choose between “Approximate” and “Exact” searching modes, the latter of which is toggled by default and stored in the component state. Then, the user enters their query and presses the enter key or a corresponding button. The query, user token and the search mode are sent to the server. If the token is valid, the server reads the value of the search mode and processes the query accordingly:</text:p>
        </text:list-header>
        <text:list-item>
          <text:p text:style-name="P121">“Exact” search mode. The query will be used to look up title or content fields in the database using SQL querying</text:p>
        </text:list-item>
        <text:list-item>
          <text:p text:style-name="P122">“Approximate” search mode. The query will be vectorized with a pretrained model and its vector representation will be compared to the stored vector representations of notes in the database using a function such as cosine similarity.</text:p>
        </text:list-item>
      </text:list>
      <text:list text:continue-list="list194154128514604" text:style-name="L1">
        <text:list-item>
          <text:list>
            <text:list-item>
              <text:list>
                <text:list-item>
                  <text:list>
                    <text:list-header>
                      <text:p text:style-name="P120">Once the notes have been retrieved, they are split into pages of 5 or 10 notes and, along with its pagination data, are sent to the user to be displayed. The user can use a selector on the window to switch pages of notes.</text:p>
                    </text:list-header>
                  </text:list>
                </text:list-item>
              </text:list>
            </text:list-item>
          </text:list>
        </text:list-item>
      </text:list>
      <text:p text:style-name="P8"/>
      <text:p text:style-name="P8"/>
      <text:p text:style-name="P8"/>
      <text:p text:style-name="P8"/>
      <text:p text:style-name="P8"/>
      <text:p text:style-name="P8"/>
      <text:p text:style-name="P8"/>
      <text:p text:style-name="P8"/>
      <text:p text:style-name="P8"/>
      <text:p text:style-name="P8"/>
      <text:p text:style-name="P8"><text:soft-page-break/></text:p>
      <text:list text:continue-numbering="true" text:style-name="L1">
        <text:list-item>
          <text:list>
            <text:list-item>
              <text:list>
                <text:list-item>
                  <text:list>
                    <text:list-header>
                      <text:p text:style-name="P142"><text:bookmark text:name="docs-internal-guid-cdf87131-7fff-b354-26da-af4879d25468"/><text:span text:style-name="T56"><draw:frame draw:style-name="fr1" draw:name="Image6" text:anchor-type="as-char" svg:width="10.705cm" svg:height="22.601cm" draw:z-index="9"><draw:image xlink:href="Pictures/10000001000002A5000006403A5086B8.png" xlink:type="simple" xlink:show="embed" xlink:actuate="onLoad" draw:mime-type="image/png"/></draw:frame></text:span><text:s/></text:p>
                    </text:list-header>
                  </text:list>
                </text:list-item>
              </text:list>
            </text:list-item>
          </text:list>
        </text:list-item>
      </text:list>
      <text:p text:style-name="P20"/>
      <text:p text:style-name="P20"><text:soft-page-break/></text:p>
      <text:list text:continue-numbering="true" text:style-name="L1">
        <text:list-item>
          <text:list>
            <text:list-item>
              <text:list>
                <text:list-item>
                  <text:list>
                    <text:list-item>
                      <text:p text:style-name="P101"><text:bookmark-start text:name="__RefHeading___Toc3823_117426026"/>Tag workflow<text:bookmark-end text:name="__RefHeading___Toc3823_117426026"/></text:p>
                      <text:p text:style-name="P123">In general, the workflow associated with tags is similar to notes. Tags can be created, edited, viewed and deleted. Tags come with an additional field, which has their colour to be distinguishable not only by name. More differences start when notes need to be linked to tags. One way to do so is to have a state which stores the selected tags when a note is opened or created. Then, the ids are passed to the backend whenever the note is saved and then linked to their note id in a separate table, which will be stored in the database.</text:p>
                      <text:p text:style-name="P123"><text:bookmark text:name="docs-internal-guid-7891c39b-7fff-1493-4500-7c846abaeac2"/><text:span text:style-name="T56"><draw:frame draw:style-name="fr1" draw:name="Image7" text:anchor-type="as-char" svg:width="8.853cm" svg:height="16.662cm" draw:z-index="10"><draw:image xlink:href="Pictures/10000000000003530000064064503C06.png" xlink:type="simple" xlink:show="embed" xlink:actuate="onLoad" draw:mime-type="image/png"/></draw:frame></text:span><text:s/></text:p>
                      <text:p text:style-name="P123">This procedure is executed alongside any note creation or editing procedure whenever the selected tag ids differ from the fetched ones.</text:p>
                      <text:p text:style-name="P123"/>
                    </text:list-item>
                    <text:list-item>
                      <text:p text:style-name="P101"><text:bookmark-start text:name="__RefHeading___Toc3821_117426026"/><text:soft-page-break/>Registering and logging users in<text:bookmark-end text:name="__RefHeading___Toc3821_117426026"/></text:p>
                      <text:p text:style-name="P193"><text:bookmark text:name="docs-internal-guid-150de743-7fff-00dd-d8f0-6fcd65fd79b0"/>One way to ensure that users are correctly logged in, we can store a JWT (Json web token) in the browsers cookies. The token will be passed alongside any user request to the server, would include the user identity and expire after a set time period. This will cause the user to log in again, which would protect their personal information from being accesses by third parties. </text:p>
                      <text:p text:style-name="P190">The user data will be stored in the Users table. This may include their username, email and encrypted password to prevent it from being compromised in case of a data breach. Additionally, each user field in the table may store their preferences, such as dark or light themes and any additional information.</text:p>
                    </text:list-item>
                  </text:list>
                </text:list-item>
              </text:list>
            </text:list-item>
            <text:list-item>
              <text:p text:style-name="P101"><text:bookmark-start text:name="__RefHeading___Toc3819_117426026"/>Backend<text:bookmark-end text:name="__RefHeading___Toc3819_117426026"/></text:p>
              <text:list>
                <text:list-item>
                  <text:p text:style-name="P101"><text:bookmark-start text:name="__RefHeading___Toc3817_117426026"/>Designing the database<text:bookmark-end text:name="__RefHeading___Toc3817_117426026"/></text:p>
                  <text:list>
                    <text:list-item>
                      <text:p text:style-name="P101"><text:bookmark-start text:name="__RefHeading___Toc3815_117426026"/>Detecting patterns in data representation<text:bookmark-end text:name="__RefHeading___Toc3815_117426026"/></text:p>
                    </text:list-item>
                  </text:list>
                  <text:p text:style-name="P123">In order for my database to accommodate multiple note types without wasting space, we can use multiple tables to split the data from one note into multiple parts. Since any note can have a title, some basic content, an owner and tags, information, concerning the note, can be put into a table called Notes. Then, any other task types will pass the id of the note further into the database into note type specific tables, which will contain additional fields for a note.</text:p>
                  <text:p text:style-name="P123">Since the same tag can be used for many notes, it is unnecessary to store all the tags for each note in the Notes table. As a result, a Tags table needs to be created and connected to the Notes table with a one to many relationship.</text:p>
                  <text:list text:continue-numbering="true">
                    <text:list-item>
                      <text:p text:style-name="P101"><text:bookmark-start text:name="__RefHeading___Toc3813_117426026"/>Choosing the database<text:bookmark-end text:name="__RefHeading___Toc3813_117426026"/></text:p>
                    </text:list-item>
                  </text:list>
                  <text:p text:style-name="P123">There are many different databases available with their own pros and cons. However, after trying multiple databases, such as MySQL and MongoDB, which had their own pros and cons, I finally landed on PostgreSQL, which satisfied all of my requirements for the notetaking app due to its robust features and capabilities:</text:p>
                  <text:list text:continue-numbering="true">
                    <text:list-item>
                      <text:p text:style-name="P101"><text:bookmark-start text:name="__RefHeading___Toc3811_117426026"/>Efficiency<text:bookmark-end text:name="__RefHeading___Toc3811_117426026"/></text:p>
                    </text:list-item>
                  </text:list>
                  <text:p text:style-name="P123">It efficiently handles complex relationships between tables, such as one-to-many, many-to-many, and hierarchical structures, which will be useful in my app. Moreover, Postgres offers numerous built-in functions for data manipulation, aggregation, and analysis, simplifying tasks like searching, filtering, and sorting notes.</text:p>
                  <text:list text:continue-numbering="true">
                    <text:list-item>
                      <text:p text:style-name="P101"><text:bookmark-start text:name="__RefHeading___Toc3809_117426026"/><text:soft-page-break/>Data Types and Functions:<text:bookmark-end text:name="__RefHeading___Toc3809_117426026"/></text:p>
                    </text:list-item>
                  </text:list>
                  <text:p text:style-name="P123">Postgres supports a wide range of data types such as UUID for primary keys, which will accommodate various note content formats and use cases.</text:p>
                  <text:list text:continue-numbering="true">
                    <text:list-item>
                      <text:p text:style-name="P101"><text:bookmark-start text:name="__RefHeading___Toc3807_117426026"/>Why use UUID?<text:bookmark-end text:name="__RefHeading___Toc3807_117426026"/></text:p>
                    </text:list-item>
                  </text:list>
                  <text:p text:style-name="P123">UUIDs (Universally Unique Identifiers) are highly beneficial for generating unique IDs. UUID ensures that no two IDs will ever be the same, even across different systems or networks. UUIDs are also generated randomly, making it extremely difficult to predict or guess their values, which can improve security. Finally, they can be generated efficiently, making them suitable for high-performance applications.</text:p>
                  <text:list text:continue-numbering="true">
                    <text:list-item>
                      <text:p text:style-name="P101"><text:bookmark-start text:name="__RefHeading___Toc3805_117426026"/>Performance:<text:bookmark-end text:name="__RefHeading___Toc3805_117426026"/></text:p>
                    </text:list-item>
                  </text:list>
                  <text:p text:style-name="P123">The database is designed to scale efficiently, handling large volumes of data and supporting high-performance queries, which will speed up note loading and retrieval.</text:p>
                  <text:list text:continue-numbering="true">
                    <text:list-item>
                      <text:p text:style-name="P101"><text:bookmark-start text:name="__RefHeading___Toc3803_117426026"/>Security:<text:bookmark-end text:name="__RefHeading___Toc3803_117426026"/></text:p>
                    </text:list-item>
                  </text:list>
                  <text:p text:style-name="P123">Postgres supports user authentication, role based access control and encryption, which will encrypt sensitive user information in the notes and limit the extent to which the server can access the database to stop potentially malicious requests.</text:p>
                </text:list-item>
                <text:list-item>
                  <text:p text:style-name="P101"><text:bookmark-start text:name="__RefHeading___Toc3801_117426026"/><text:soft-page-break/>Database relationships<text:bookmark-end text:name="__RefHeading___Toc3801_117426026"/></text:p>
                  <text:p text:style-name="P143"><text:bookmark text:name="docs-internal-guid-600616be-7fff-c615-c856-caf18041429b"/><text:span text:style-name="T56"><draw:frame draw:style-name="fr1" draw:name="Image8" text:anchor-type="as-char" svg:width="17.33cm" svg:height="12.462cm" draw:z-index="11"><draw:image xlink:href="Pictures/10000000000005000000039947BBCEC0.jpg" xlink:type="simple" xlink:show="embed" xlink:actuate="onLoad" draw:mime-type="image/jpeg"/></draw:frame></text:span><text:s/></text:p>
                  <text:p text:style-name="P124">It is important to note that tables, such as events, eventtasks, and goalhistory were later removed from the design during the creation of the program as they were found redundant. For example, goalhistory would simply copy the completion timestamp of a goal, which is unnecessary repetition. In addition, several tables to store widgets were added</text:p>
                  <text:p text:style-name="P125"/>
                  <text:p text:style-name="P125">After picking the appropriate database, I started planning the tables that could be possibly useful for storing note and user data.</text:p>
                  <text:list>
                    <text:list-item>
                      <text:p text:style-name="P101"><text:bookmark-start text:name="__RefHeading___Toc3799_117426026"/>User data<text:bookmark-end text:name="__RefHeading___Toc3799_117426026"/></text:p>
                    </text:list-item>
                  </text:list>
                  <text:p text:style-name="P125">Firstly, the user must be able to create their account. In order to keep records of users, each account must have a unique id, which will be generated using the UUIDv4 module of the UUID library in the database whenever a user is created. Each user must have a unique username, an email and an encrypted password. Additionally, each user table may also store their preferences and other optional data which may not need its own column in the preferences field.</text:p>
                  <text:p text:style-name="P125"/>
                  <text:p text:style-name="P125"><text:soft-page-break/>CREATE TABLE users (<text:line-break/> <text:s text:c="3"/>id uuid DEFAULT uuid_generate_v4() NOT NULL,<text:line-break/> <text:s text:c="3"/>username character varying(50) NOT NULL,<text:line-break/> <text:s text:c="3"/>email character varying(100) NOT NULL,<text:line-break/> <text:s text:c="3"/>password character varying(255) NOT NULL,<text:line-break/> <text:s text:c="3"/>preferences json DEFAULT '{}'::json<text:line-break/>);<text:line-break/></text:p>
                  <text:list text:continue-numbering="true">
                    <text:list-item>
                      <text:p text:style-name="P101"><text:bookmark-start text:name="__RefHeading___Toc3797_117426026"/>Notes<text:bookmark-end text:name="__RefHeading___Toc3797_117426026"/></text:p>
                      <text:p text:style-name="P114"><text:span text:style-name="T27">The main table for each note, no matter its note type, is the Notes table. It contains the fields universal for all note types, such as the title, content, type and the vector </text:span><text:span text:style-name="T14">representation of the note. Finally, each note is connected to a user using the user_id foreign key and has a few other fields, such as creation and update timestamps and whether a note is archived or not. Additionally, note type tables, such as habits, milestones, events and goals reference the note_id of a corresponding note in the notes table to store additional data specific for this note type, such as a due date, location or whether a task is completed or not. </text:span><text:span text:style-name="T16">Finally, some note types may have their own little notes, such as subtasks in tasks or milestones in goals. These tables are usually similar to their parent note, as they may also have a completion boolean and a description, but they reference the corresponding Task or Goal id.</text:span></text:p>
                      <text:list>
                        <text:list-item>
                          <text:list>
                            <text:list-item>
                              <text:list>
                                <text:list-item>
                                  <text:list>
                                    <text:list-item>
                                      <text:list>
                                        <text:list-header>
                                          <text:p text:style-name="P148">Main notes table:</text:p>
                                        </text:list-header>
                                      </text:list>
                                    </text:list-item>
                                  </text:list>
                                </text:list-item>
                              </text:list>
                            </text:list-item>
                          </text:list>
                        </text:list-item>
                      </text:list>
                    </text:list-item>
                  </text:list>
                </text:list-item>
              </text:list>
            </text:list-item>
          </text:list>
        </text:list-item>
      </text:list>
      <text:p text:style-name="P154" loext:marker-style-name="T57"><text:span text:style-name="T7">CREATE TABLE notes (<text:line-break/> <text:s text:c="3"/>id uuid DEFAULT uuid_generate_v4() NOT NULL,<text:line-break/> <text:s text:c="3"/>user_id uuid,<text:line-break/> <text:s text:c="3"/>title character varying(100),<text:line-break/> <text:s text:c="3"/>content text,<text:line-break/> <text:s text:c="3"/>type note_type NOT NULL,<text:line-break/> <text:s text:c="3"/>archived boolean DEFAULT false,<text:line-break/> <text:s text:c="3"/>created_at timestamp without time zone DEFAULT CURRENT_TIMESTAMP,<text:line-break/> <text:s text:c="3"/>updated_at timestamp without time zone DEFAULT CURRENT_TIMESTAMP,<text:line-break/> <text:s text:c="3"/>vector double precision[]<text:line-break/>);</text:span></text:p>
      <text:p text:style-name="P154" loext:marker-style-name="T57"><text:span text:style-name="T9">Tables for the “Task” note type:</text:span></text:p>
      <text:p text:style-name="P155" loext:marker-style-name="T57"><text:span text:style-name="T7">CREATE TABLE tasks (<text:line-break/> id uuid DEFAULT uuid_generate_v4() NOT NULL,<text:line-break/> note_id uuid,<text:line-break/></text:span><text:soft-page-break/><text:span text:style-name="T7"> completed boolean DEFAULT false,<text:line-break/> due_date timestamp without time zone,<text:line-break/> completion_timestamp timestamp without time zone<text:line-break/>);</text:span></text:p>
      <text:p text:style-name="P149" loext:marker-style-name="T28"/>
      <text:p text:style-name="P156" loext:marker-style-name="T57"><text:span text:style-name="T7">CREATE TABLE subtasks (<text:line-break/> <text:s text:c="3"/>id uuid DEFAULT uuid_generate_v4() NOT NULL,<text:line-break/> <text:s text:c="3"/>task_id uuid,<text:line-break/> <text:s text:c="3"/>description text,<text:line-break/> <text:s text:c="3"/>completed boolean DEFAULT false,<text:line-break/> <text:s text:c="3"/>st_index integer<text:line-break/>);</text:span></text:p>
      <text:p text:style-name="P150" loext:marker-style-name="T28"/>
      <text:p text:style-name="P156" loext:marker-style-name="T57"><text:span text:style-name="T9">Tables for the “Habit” note type:</text:span></text:p>
      <text:p text:style-name="P156" loext:marker-style-name="T57"><text:span text:style-name="T8">CREATE TABLE habits (<text:line-break/> id uuid DEFAULT uuid_generate_v4() NOT NULL,<text:line-break/> note_id uuid,<text:line-break/> reminder_time time without time zone,<text:line-break/> streak integer DEFAULT 0,<text:line-break/> repetition character varying(7)<text:line-break/>);</text:span></text:p>
      <text:p text:style-name="P151" loext:marker-style-name="T29"/>
      <text:p text:style-name="P151" loext:marker-style-name="T29"/>
      <text:p text:style-name="P156" loext:marker-style-name="T57"><text:span text:style-name="T9">Ability to link multiple tasks to a single habit</text:span></text:p>
      <text:p text:style-name="P156" loext:marker-style-name="T57"><text:span text:style-name="T8">CREATE TABLE habittasks ( <text:line-break/> <text:s text:c="3"/>habit_id uuid,<text:line-break/> <text:s text:c="3"/>task_id uuid<text:line-break/>);</text:span></text:p>
      <text:p text:style-name="P152" loext:marker-style-name="T29"/>
      <text:p text:style-name="P156" loext:marker-style-name="T57"><text:span text:style-name="T9">Tables for the “Goal” note type:</text:span></text:p>
      <text:p text:style-name="P155" loext:marker-style-name="T57"><text:span text:style-name="T7">CREATE TABLE goals (<text:line-break/> id uuid DEFAULT uuid_generate_v4() NOT NULL,<text:line-break/> note_id uuid,<text:line-break/> completion_timestamp timestamp without time zone,<text:line-break/> due_date timestamp without time zone<text:line-break/>);</text:span></text:p>
      <text:p text:style-name="P156" loext:marker-style-name="T57"><text:soft-page-break/><text:span text:style-name="T9"/></text:p>
      <text:p text:style-name="P156" loext:marker-style-name="T57"><text:span text:style-name="T9">A table for subgoals(checkpoints)</text:span></text:p>
      <text:p text:style-name="P155" loext:marker-style-name="T57"><text:span text:style-name="T7">CREATE TABLE milestones (<text:line-break/> id uuid DEFAULT uuid_generate_v4() NOT NULL,<text:line-break/> goal_id uuid,<text:line-break/> description text,<text:line-break/> ms_index integer,<text:line-break/> completed boolean DEFAULT false<text:line-break/>);</text:span></text:p>
      <text:p text:style-name="P155" loext:marker-style-name="T57"><text:span text:style-name="T7"/></text:p>
      <text:p text:style-name="P146" loext:marker-style-name="T57"><text:span text:style-name="T7"/></text:p>
      <text:list text:continue-numbering="true" text:style-name="L1">
        <text:list-item>
          <text:list>
            <text:list-item>
              <text:list>
                <text:list-item>
                  <text:list>
                    <text:list-item>
                      <text:p text:style-name="P104"><text:bookmark-start text:name="__RefHeading___Toc3795_117426026"/>Tagging<text:bookmark-end text:name="__RefHeading___Toc3795_117426026"/></text:p>
                      <text:p text:style-name="P126">Tags are independent from notes, so a corresponding table containing data about tags, such as their name and color, will be connected to notes using a separate table, called NoteTags, where note and tag ids are linked together.</text:p>
                      <text:p text:style-name="P126"/>
                      <text:p text:style-name="P126">CREATE TABLE tags (</text:p>
                      <text:p text:style-name="P126">id uuid DEFAULT uuid_generate_v4() NOT NULL,</text:p>
                      <text:p text:style-name="P126">name character varying(50) NOT NULL,</text:p>
                      <text:p text:style-name="P126">color character varying(7) NOT NULL,user_id uuid);</text:p>
                      <text:p text:style-name="P126"/>
                      <text:p text:style-name="P126">CREATE TABLE notetags (</text:p>
                      <text:p text:style-name="P126">note_id uuid NOT NULL,tag_id </text:p>
                      <text:p text:style-name="P126">uuid NOT NULL</text:p>
                      <text:p text:style-name="P126">);</text:p>
                      <text:p text:style-name="P126"/>
                    </text:list-item>
                    <text:list-item>
                      <text:p text:style-name="P104"><text:bookmark-start text:name="__RefHeading___Toc3793_117426026"/>Statistics<text:bookmark-end text:name="__RefHeading___Toc3793_117426026"/></text:p>
                      <text:p text:style-name="P126">Finally, some tables containing data, such as statistics on goal, task and habit completion, are linked to each user and a corresponding note to provide the users with a history of their progress, even if the initial note is deleted.</text:p>
                    </text:list-item>
                  </text:list>
                </text:list-item>
              </text:list>
            </text:list-item>
          </text:list>
        </text:list-item>
      </text:list>
      <text:p text:style-name="P10"><text:s text:c="7"/></text:p>
      <text:p text:style-name="P10">CREATE TABLE taskstatistics (</text:p>
      <text:p text:style-name="P10"><text:s text:c="4"/>user_id uuid,</text:p>
      <text:p text:style-name="P10"><text:soft-page-break/><text:s text:c="4"/>total_completed_tasks integer DEFAULT 0,</text:p>
      <text:p text:style-name="P10"><text:s text:c="4"/>weekly_completed_tasks integer DEFAULT 0,</text:p>
      <text:p text:style-name="P10"><text:s text:c="4"/>monthly_completed_tasks integer DEFAULT 0</text:p>
      <text:p text:style-name="P10">);</text:p>
      <text:p text:style-name="P10"><text:s text:c="15"/></text:p>
      <text:p text:style-name="P10">CREATE TABLE goalhistory (</text:p>
      <text:p text:style-name="P10"><text:s/>user_id uuid,</text:p>
      <text:p text:style-name="P10"><text:s/>goal_id uuid,</text:p>
      <text:p text:style-name="P10"><text:s/>completion_timestamp timestamp without time zone</text:p>
      <text:p text:style-name="P10">);</text:p>
      <text:p text:style-name="P10"><text:s text:c="15"/></text:p>
      <text:p text:style-name="P10">CREATE TABLE habitcompletion (</text:p>
      <text:p text:style-name="P10"><text:s/>habit_id uuid,</text:p>
      <text:p text:style-name="P10"><text:s/>completion_date date</text:p>
      <text:p text:style-name="P10">);</text:p>
      <text:p text:style-name="P10"><text:s text:c="7"/></text:p>
      <text:list xml:id="list194154595529971" text:continue-numbering="true" text:style-name="L1">
        <text:list-item>
          <text:list>
            <text:list-item>
              <text:list>
                <text:list-item>
                  <text:list>
                    <text:list-item>
                      <text:p text:style-name="P104"><text:bookmark-start text:name="__RefHeading___Toc3791_117426026"/>Conclusion<text:bookmark-end text:name="__RefHeading___Toc3791_117426026"/></text:p>
                      <text:p text:style-name="P125">This database design prioritizes normalization by separating data into distinct tables, minimizing redundancy and improving data integrity. For instance, user data is stored separately from notes, and note types have their own tables, negating data duplication. This approach enhances data consistency and simplifies updates. Furthermore, the use of foreign keys establishes clear relationships between tables, enabling efficient data retrieval and querying. By optimizing table structures and utilizing appropriate indexing, this design aims to ensure efficient data storage and retrieval, providing a robust foundation for the application.</text:p>
                      <text:p text:style-name="P125"/>
                    </text:list-item>
                  </text:list>
                </text:list-item>
                <text:list-item>
                  <text:p text:style-name="P104"><text:bookmark-start text:name="__RefHeading___Toc3789_117426026"/>Backend file structure<text:bookmark-end text:name="__RefHeading___Toc3789_117426026"/></text:p>
                </text:list-item>
              </text:list>
            </text:list-item>
          </text:list>
        </text:list-item>
      </text:list>
      <text:p text:style-name="P11">The structure I came up with follows common Python project conventions and uses a combination of modules for separation of concerns and a utils directory for reusable utility functions:</text:p>
      <text:list text:style-name="L23">
        <text:list-item>
          <text:p text:style-name="P137">models</text:p>
          <text:list>
            <text:list-item>
              <text:p text:style-name="P137">w2v.model</text:p>
            </text:list-item>
          </text:list>
        </text:list-item>
        <text:list-item>
          <text:p text:style-name="P137">modules</text:p>
          <text:list>
            <text:list-item>
              <text:p text:style-name="P137"><text:soft-page-break/>__init__.py</text:p>
            </text:list-item>
            <text:list-item>
              <text:p text:style-name="P137">goals.py</text:p>
            </text:list-item>
            <text:list-item>
              <text:p text:style-name="P137">tasks.py</text:p>
            </text:list-item>
            <text:list-item>
              <text:p text:style-name="P137">universal.py</text:p>
            </text:list-item>
            <text:list-item>
              <text:p text:style-name="P137">etc</text:p>
            </text:list-item>
          </text:list>
        </text:list-item>
        <text:list-item>
          <text:p text:style-name="P137">utils</text:p>
          <text:list>
            <text:list-item>
              <text:p text:style-name="P137">__init__.py</text:p>
            </text:list-item>
            <text:list-item>
              <text:p text:style-name="P137">word2vec.py</text:p>
            </text:list-item>
            <text:list-item>
              <text:p text:style-name="P137">utils.py</text:p>
            </text:list-item>
            <text:list-item>
              <text:p text:style-name="P137">etc</text:p>
            </text:list-item>
          </text:list>
        </text:list-item>
        <text:list-item>
          <text:p text:style-name="P137">app.py</text:p>
        </text:list-item>
        <text:list-item>
          <text:p text:style-name="P137">config.py</text:p>
        </text:list-item>
        <text:list-item>
          <text:p text:style-name="P137">validation.py</text:p>
        </text:list-item>
      </text:list>
      <text:p text:style-name="P40"><text:span text:style-name="T24"/></text:p>
      <text:p text:style-name="P12">In this system, models will be used to store pre-trained models for NLP (natural language processing) tasks such as note vectorization for context-based search. The main logic will be happening in the modules folder, where the __init__.py file signifies that this directory is a Python package. Goals, Tasks and other files will handle functionality related to similarly named note types. These files contain all the CRUD (create, read,update,delete) functionality for each note type respectively and will interact with the SQL database and process request sent by the frontend. Universal.py will contain ‘universal’ endpoints such as site-wide search that are not significant enough to be put in a separate file.</text:p>
      <text:p text:style-name="P40"><text:span text:style-name="T24">On the other hand, more complicated algorithms, such as text vectorization do deserve a separate file, which will be placed in the utils folder of the root directory. </text:span><text:span text:style-name="T25">Any remaining functions without an endpoint will be put in utils.py.</text:span></text:p>
      <text:p text:style-name="P41"><text:span text:style-name="T24">Additionally, app.py will host the Flask application and be the place where all the routes are defined and the Flask application is initialised. Config.py is excluded from source control as in contains confidential configuration settings, such as database connection credentials and other enviroment variables. Finally, validation.</text:span><text:span text:style-name="T26">py</text:span><text:span text:style-name="T24"> will contain validation forms for user submitted data to sanitize the inputs in notes or to add an additional layer of type safety and security before inserting data into the database.</text:span></text:p>
      <text:list text:continue-list="list194154595529971" text:style-name="L1">
        <text:list-item>
          <text:list>
            <text:list-item>
              <text:list>
                <text:list-item>
                  <text:p text:style-name="P104"><text:bookmark-start text:name="__RefHeading___Toc3787_117426026"/>OOP<text:bookmark-end text:name="__RefHeading___Toc3787_117426026"/></text:p>
                  <text:p text:style-name="P127">OOP <text:span text:style-name="T58">(object oriented programming)</text:span> is a programming paradigm that organizes software design around objects (instances of classes), rather than functions. By using OOP, we can <text:soft-page-break/>structure the code in a modular and organized manner. This improves code reusability, maintainability, and flexibility.</text:p>
                  <text:list>
                    <text:list-item>
                      <text:p text:style-name="P104"><text:bookmark-start text:name="__RefHeading___Toc3785_117426026"/>Constructing note processing code<text:bookmark-end text:name="__RefHeading___Toc3785_117426026"/></text:p>
                    </text:list-item>
                  </text:list>
                  <text:p text:style-name="P128">In the context of my note-taking app, we can apply OOP by creating classes to represent key entities like Notes, Users, and Tags. These classes would encapsulate data and methods that operate on that data.</text:p>
                  <text:p text:style-name="P129">However, <text:span text:style-name="T59">I noticed that most notes share similar base characteristics, such as tags, content and title and decided to use classes to mix and match actual api components to create an object that will be able to work with a specific note type. By doing that, I will encapsulate all logic for a note type in one place and create multiple classes for any note type by inheriting some properties, such as tag functionality or data cleanup for vectorization from the base class.</text:span></text:p>
                  <text:p text:style-name="P129"><draw:frame draw:style-name="fr3" draw:name="Image26" text:anchor-type="char" svg:x="0.455cm" svg:y="0.113cm" svg:width="16.009cm" svg:height="12.217cm" draw:z-index="29"><draw:image xlink:href="Pictures/1000000100000560000004601FCBA0CC.png" xlink:type="simple" xlink:show="embed" xlink:actuate="onLoad" draw:mime-type="image/png"/></draw:frame></text:p>
                </text:list-item>
              </text:list>
            </text:list-item>
          </text:list>
        </text:list-item>
      </text:list>
      <text:p text:style-name="P22"/>
      <text:p text:style-name="P22"/>
      <text:p text:style-name="P22"/>
      <text:p text:style-name="P22"/>
      <text:p text:style-name="P13">With the implementation above each note api inherits or composes all the necessary connections and managers, along with commonly used methods. In each case, a tokenization function is created that adjusts for the note type’s unique attributes (e.g. apart from note title and content on a task note type, the contents of the subtasks may also be read). All the endpoints that contain the logic are in the routes() function of each clas<text:span text:style-name="T60">s</text:span>.</text:p>
      <text:list text:continue-numbering="true" text:style-name="L1">
        <text:list-item>
          <text:list>
            <text:list-item>
              <text:list>
                <text:list-item>
                  <text:list>
                    <text:list-item>
                      <text:p text:style-name="P104"><text:bookmark-start text:name="__RefHeading___Toc3783_117426026"/><text:soft-page-break/>Simplifying validation schemas<text:bookmark-end text:name="__RefHeading___Toc3783_117426026"/></text:p>
                    </text:list-item>
                  </text:list>
                  <text:p text:style-name="P130">Object-Oriented Programming <text:span text:style-name="T61">can also be uset so implify</text:span> validation schemas by creating a <text:span text:style-name="Source_20_Text"><text:span text:style-name="T41">base schema</text:span></text:span> class. This class acts like a blueprint, defining common fields <text:span text:style-name="T61">such as </text:span>title, content, tags and their validation rules . Other schema classes inherit from <text:span text:style-name="T61">the base class, just like in the processing part of the backend,</text:span> reusing the common field definitions and validations. This reduces code duplication and makes it easier to maintain the validation rules. If a schema needs additional fields, it can simply add them to its own class definition. <text:span text:style-name="T61">Based on the designed database and encapsulating any repeating fields or datastructures, here is an example of how such approach may be used to create a validation schema for an incoming request to validate and store a new Task note:</text:span></text:p>
                </text:list-item>
              </text:list>
            </text:list-item>
          </text:list>
        </text:list-item>
      </text:list>
      <text:p text:style-name="P14"><draw:frame draw:style-name="fr2" draw:name="Image27" text:anchor-type="char" svg:x="4.242cm" svg:y="0.333cm" svg:width="5.53cm" svg:height="8.811cm" draw:z-index="30"><draw:image xlink:href="Pictures/10000001000001A20000029AE1C0543B.png" xlink:type="simple" xlink:show="embed" xlink:actuate="onLoad" draw:mime-type="image/png"/></draw:frame><text:span text:style-name="T3"/></text:p>
      <text:p text:style-name="P14"><text:span text:style-name="T3"/></text:p>
      <text:p text:style-name="P14"><text:span text:style-name="T3"/></text:p>
      <text:p text:style-name="P14"><text:span text:style-name="T3"/></text:p>
      <text:p text:style-name="P14"><text:span text:style-name="T3"/></text:p>
      <text:p text:style-name="P14"><text:span text:style-name="T3"/></text:p>
      <text:p text:style-name="P23"/>
      <text:p text:style-name="P23"/>
      <text:p text:style-name="P23"/>
      <text:p text:style-name="P23"/>
      <text:p text:style-name="P23"/>
      <text:p text:style-name="P15">It is important to note that in this implementation the datatypes on attributes are the valid datatypes that are checked for in incoming data. In the Technical Solution, this will be expanded on further and the actual datatypes of the properties may turn out different due to the logic of the chosen validation library.</text:p>
      <text:list xml:id="list194155563189017" text:continue-numbering="true" text:style-name="L1">
        <text:list-item>
          <text:list>
            <text:list-item>
              <text:p text:style-name="P104"><text:bookmark-start text:name="__RefHeading___Toc3781_117426026"/>Frontend<text:bookmark-end text:name="__RefHeading___Toc3781_117426026"/></text:p>
              <text:list>
                <text:list-item>
                  <text:p text:style-name="P104"><text:bookmark-start text:name="__RefHeading___Toc3779_117426026"/>User data on the frontend<text:bookmark-end text:name="__RefHeading___Toc3779_117426026"/></text:p>
                  <text:p text:style-name="P138">Now that we’ve established how the data will be stored and processed on the backend, it’s time to delve deeper into how will it be collected and displayed to users.</text:p>
                  <text:p text:style-name="P205">Frontend applications often employ a state management system to efficiently handle and update data displayed to the user. This <text:span text:style-name="T62">may include information about the</text:span> current<text:span text:style-name="T62">ly selected</text:span> note, a list of notes, loading status, and any validation errors.</text:p>
                </text:list-item>
              </text:list>
            </text:list-item>
          </text:list>
        </text:list-item>
      </text:list>
      <text:p text:style-name="P28"><text:soft-page-break/>The data flow <text:span text:style-name="T63">involves these</text:span> steps:</text:p>
      <text:list text:style-name="L24">
        <text:list-item>
          <text:p text:style-name="P218"><text:span text:style-name="Strong_20_Emphasis"><text:span text:style-name="T31">Fetching Data:</text:span></text:span><text:span text:style-name="T31"> When the application starts or when the user r</text:span><text:span text:style-name="T42">eloads the page</text:span><text:span text:style-name="T31"> to view notes, the application fetches an initial set of note </text:span><text:span text:style-name="T42">previews</text:span><text:span text:style-name="T31"> from a backend API </text:span><text:span text:style-name="T42">based on the user’s pagination settings and the size of the display. Previews will have the note title and contents cut to speed up loading times and avoid loading long notes. </text:span><text:span text:style-name="T31">This data is then stored in the application's state.</text:span></text:p>
        </text:list-item>
        <text:list-item>
          <text:p text:style-name="P218"><text:span text:style-name="Strong_20_Emphasis"><text:span text:style-name="T31">User Interaction:</text:span></text:span><text:span text:style-name="T31"> As the user interacts with the application (e.g., creating, editing, or deleting notes), the application updates its internal state </text:span><text:span text:style-name="T42">optimistically </text:span><text:span text:style-name="T31">to reflect these changes. For example, when a user starts creating a new note, a new note object is created and added to the state </text:span><text:span text:style-name="T42">and a request is sent to the backend to process and store the submitted data or reflect any changes, following one of the flowcharts in </text:span><text:span text:style-name="T43">2.1.2</text:span><text:span text:style-name="T31">.</text:span></text:p>
        </text:list-item>
        <text:list-item>
          <text:p text:style-name="P218"><text:span text:style-name="Strong_20_Emphasis"><text:span text:style-name="T31">Data Display:</text:span></text:span><text:span text:style-name="T31"> The application uses the updated state to render the user interface. For example, the list of notes is dynamically updated as new notes are created or existing ones are modified, </text:span><text:span text:style-name="T44">all while the request may not have even reached the backend</text:span><text:span text:style-name="T31">. </text:span><text:span text:style-name="T44">Any changes are reverted if the request fails and an error message is displayed</text:span></text:p>
        </text:list-item>
      </text:list>
      <text:p text:style-name="P28">This general data flow ensures that the user interface always reflects the latest state of the application's data, providing a seamless and responsive user experience.</text:p>
      <text:list xml:id="list194154238615678" text:continue-list="list194155563189017" text:style-name="L1">
        <text:list-item>
          <text:list>
            <text:list-item>
              <text:list>
                <text:list-item>
                  <text:p text:style-name="P104"><text:bookmark-start text:name="__RefHeading___Toc3777_117426026"/>Frontend <text:span text:style-name="T64">file structure</text:span><text:bookmark-end text:name="__RefHeading___Toc3777_117426026"/></text:p>
                  <text:p text:style-name="P139">Since the frontend of the application will be built with the React framework using JavaScript and TypeScript, the file structure will be predetermined by web application generation tools, such as Vite, <text:span text:style-name="T65">unlike on the backend</text:span>. Vite and similar tools provide a faster development experience for modern web projects. Running a simple command would create the basic components of a web ap<text:span text:style-name="T66">p, such as index.html which is the default file that web servers look for on a website, along with installing NodeJS modules, creating a Git repository and providing the developer with a few sample components to start development. By some convention and from my experience, I arrived to the following file structure of the web app:</text:span></text:p>
                </text:list-item>
              </text:list>
            </text:list-item>
          </text:list>
        </text:list-item>
      </text:list>
      <text:p text:style-name="P16"/>
      <text:list text:style-name="L25">
        <text:list-item>
          <text:p text:style-name="P140">node_modules</text:p>
        </text:list-item>
        <text:list-item>
          <text:p text:style-name="P140">components</text:p>
        </text:list-item>
        <text:list-item>
          <text:p text:style-name="P140">public</text:p>
        </text:list-item>
        <text:list-item>
          <text:p text:style-name="P140">src</text:p>
          <text:list>
            <text:list-item>
              <text:p text:style-name="P140">api</text:p>
            </text:list-item>
            <text:list-item>
              <text:p text:style-name="P141">types</text:p>
              <text:list>
                <text:list-item>
                  <text:p text:style-name="P141"><text:soft-page-break/>taskTypes.ts</text:p>
                </text:list-item>
              </text:list>
            </text:list-item>
            <text:list-item>
              <text:p text:style-name="P141">tasksApi.ts</text:p>
            </text:list-item>
            <text:list-item>
              <text:p text:style-name="P140">Pages</text:p>
              <text:list>
                <text:list-item>
                  <text:p text:style-name="P140">Tasks</text:p>
                  <text:list>
                    <text:list-item>
                      <text:p text:style-name="P140">Components</text:p>
                    </text:list-item>
                    <text:list-item>
                      <text:p text:style-name="P140">Tasks.tsx</text:p>
                    </text:list-item>
                    <text:list-item>
                      <text:p text:style-name="P140">useTasks.ts</text:p>
                    </text:list-item>
                  </text:list>
                </text:list-item>
                <text:list-item>
                  <text:p text:style-name="P140">Account</text:p>
                </text:list-item>
                <text:list-item>
                  <text:p text:style-name="P140">Dashboard</text:p>
                </text:list-item>
              </text:list>
            </text:list-item>
            <text:list-item>
              <text:p text:style-name="P140">index.css</text:p>
            </text:list-item>
            <text:list-item>
              <text:p text:style-name="P140">routes.tsx</text:p>
            </text:list-item>
            <text:list-item>
              <text:p text:style-name="P140">main.tsx</text:p>
            </text:list-item>
            <text:list-item>
              <text:p text:style-name="P140">etc</text:p>
            </text:list-item>
          </text:list>
        </text:list-item>
        <text:list-item>
          <text:p text:style-name="P140">index.html</text:p>
        </text:list-item>
        <text:list-item>
          <text:p text:style-name="P140">.gitignore</text:p>
        </text:list-item>
        <text:list-item>
          <text:p text:style-name="P140">other configuration files</text:p>
        </text:list-item>
      </text:list>
      <text:p text:style-name="P17"/>
      <text:p text:style-name="P17">In the root directory of my app, I will have configuration files, such as package-lock.json, which will have the NodeJs libraries used in the project written down or .gitignore, which cofigures the folders that will be tracked by my source control scripts. One such folder is node_modules, which contains the actual NodeJs libraries and their files. These files are to be configured once and rarely touched during the development process.</text:p>
      <text:p text:style-name="P17">The first folder necessarily involved with development of the app would be components, which would contain any reusable components such as buttons, cards or layout components. <text:span text:style-name="T67">Public conventionally contains fonts, any images used in the website, documents or icons, so the user’s web browser would know in advance about the media it would have to load.</text:span></text:p>
      <text:p text:style-name="P18">The most important folder of the project is src, containing files such as index.css, which would store the color codes for the main theme of the website, along with the router in routes.tsx to predetermine the routes the users would be able to follow on the website. In addition, main.tsx will act as the ‘brain’ of the application, where the most important tools such as contexts and providers will be imported and the core of the React app is set up. This will also be the file which renders the website on the webpage. The Pages folder will store the page components of the website, such as the Accounts page along with any <text:soft-page-break/>components uniquely used in this page. Any logic involving interaction with accounts will be stored in a hook named useAccounts, which may involve api calls or changes to the state of the application. This hook can be called in other componetns or pages to retrieve some information from the Accounts state. </text:p>
      <text:p text:style-name="P18">Finally, the api folder will contain files involved with moving data between frontend and backend. It will contain <text:span text:style-name="T64">interfaces and schemas for type safety and validation, as well as CRUD (create, re</text:span><text:span text:style-name="T68">ad</text:span><text:span text:style-name="T64">, update, delete) methods on predetermined backend endpoints.</text:span></text:p>
      <text:list xml:id="list194153562807923" text:continue-list="list194154238615678" text:style-name="L1">
        <text:list-item>
          <text:list>
            <text:list-item>
              <text:list>
                <text:list-item>
                  <text:p text:style-name="P104"/>
                </text:list-item>
                <text:list-item>
                  <text:p text:style-name="P104"/>
                </text:list-item>
              </text:list>
            </text:list-item>
            <text:list-item>
              <text:p text:style-name="P104"><text:bookmark-start text:name="__RefHeading___Toc3775_117426026"/>User Interface<text:bookmark-end text:name="__RefHeading___Toc3775_117426026"/></text:p>
              <text:list>
                <text:list-item>
                  <text:p text:style-name="P104"><text:bookmark-start text:name="__RefHeading___Toc3773_117426026"/>The 10 principles of good design<text:bookmark-end text:name="__RefHeading___Toc3773_117426026"/></text:p>
                </text:list-item>
              </text:list>
              <text:p text:style-name="P194"><text:bookmark text:name="docs-internal-guid-d6730936-7fff-487c-7431-f522f66c27e1"/>Design is more than aesthetics—it's a philosophy that governs how users interact with and perceive a product. Dieter Rams' 10 principles of good design, though originally conceived for physical products, are still used in the web design industry. Here are the 10 principles that will be used during the design of the user interface of the app:</text:p>
            </text:list-item>
          </text:list>
        </text:list-item>
      </text:list>
      <text:list text:style-name="L26">
        <text:list-item>
          <text:p text:style-name="P206">Good design is innovative</text:p>
        </text:list-item>
        <text:list-item>
          <text:p text:style-name="P207">Good design makes a product useful</text:p>
        </text:list-item>
        <text:list-item>
          <text:p text:style-name="P207">Good design is aesthetic</text:p>
        </text:list-item>
        <text:list-item>
          <text:p text:style-name="P207">Good design makes a product understandable</text:p>
        </text:list-item>
        <text:list-item>
          <text:p text:style-name="P207">Good design is unobtrusive</text:p>
        </text:list-item>
        <text:list-item>
          <text:p text:style-name="P207">Good design is honest</text:p>
        </text:list-item>
        <text:list-item>
          <text:p text:style-name="P207">Good design is long-lasting</text:p>
        </text:list-item>
        <text:list-item>
          <text:p text:style-name="P207">Good design is thorough down to the last detail</text:p>
        </text:list-item>
        <text:list-item>
          <text:p text:style-name="P207">Good design is environmentally friendly</text:p>
        </text:list-item>
        <text:list-item>
          <text:p text:style-name="P208">Good design is as little design as possible</text:p>
          <text:p text:style-name="P191">Even though not all of these principles can apply to digital designs or this specific scenario, they will still be referred to throughout the design process.</text:p>
        </text:list-item>
      </text:list>
      <text:list text:continue-list="list194153562807923" text:style-name="L1">
        <text:list-item>
          <text:list>
            <text:list-item>
              <text:list>
                <text:list-item>
                  <text:p text:style-name="P104"><text:bookmark-start text:name="__RefHeading___Toc3771_117426026"/>Design as an iterative process<text:bookmark-end text:name="__RefHeading___Toc3771_117426026"/></text:p>
                  <text:p text:style-name="P125">Design should be an iterative process because it allows for continuous refinement and improvement, ensuring that the final product meets user needs effectively. This approach helps developers to not get tunnel visioned and obsess over their own design, but rather <text:soft-page-break/>take advice from the end users of the product, keeping the final design as little as possible. Furthermore, iterative design is flexible, adapting to changing requirements or technologies, and ensures that the end product remains long-lasting, understandable and thorough.</text:p>
                </text:list-item>
                <text:list-item>
                  <text:p text:style-name="P104"><text:bookmark-start text:name="__RefHeading___Toc3769_117426026"/>Creating wireframes<text:bookmark-end text:name="__RefHeading___Toc3769_117426026"/></text:p>
                </text:list-item>
              </text:list>
            </text:list-item>
          </text:list>
        </text:list-item>
      </text:list>
      <text:p text:style-name="P36">Wireframes are an excellent first step in designing a website because they provide a clear, simplified visual blueprint of the layout and structure before investing time in detailed design or coding. By focusing on functionality and user flow, wireframes allow designers to map out where key elements like navigation, content, and receive user feedback, allowing the design of the website to quickly change without editing the code and being distracted by colors or typography. Wireframes save time and resources by laying a solid foundation for further development.</text:p>
      <text:p text:style-name="P36">Before beginning with the wireframes, let’s establish a simple code which will be used to denote various elements on the webpage, in accordance with industry standards:</text:p>
      <text:p text:style-name="P42">Button</text:p>
      <text:p text:style-name="P37"><text:bookmark text:name="docs-internal-guid-8205fcd4-7fff-38d2-51b8-68ca219d40aa"/><text:span text:style-name="T30"><draw:frame draw:style-name="fr1" draw:name="Image9" text:anchor-type="as-char" svg:width="2.672cm" svg:height="1.402cm" draw:z-index="12"><draw:image xlink:href="Pictures/10000001000000650000003513152199.png" xlink:type="simple" xlink:show="embed" xlink:actuate="onLoad" draw:mime-type="image/png"/></draw:frame></text:span><text:s/></text:p>
      <text:p text:style-name="P36">A button is denoted by a black box with or without any text inside</text:p>
      <text:p text:style-name="P42">Icon </text:p>
      <text:p text:style-name="P37"><text:bookmark text:name="docs-internal-guid-a54d986e-7fff-9d20-312f-d527417b60ad"/><text:span text:style-name="T30"><draw:frame draw:style-name="fr1" draw:name="Image10" text:anchor-type="as-char" svg:width="1.058cm" svg:height="1.111cm" draw:z-index="13"><draw:image xlink:href="Pictures/10000001000000280000002A1CBF1A1A.png" xlink:type="simple" xlink:show="embed" xlink:actuate="onLoad" draw:mime-type="image/png"/></draw:frame></text:span><text:s/></text:p>
      <text:p text:style-name="P36">Icons or images are crossed wireframe boxes</text:p>
      <text:p text:style-name="P42">Legend</text:p>
      <text:p text:style-name="P36">The left of each wireframe is designated to the legend of the wireframe, which contains descriptions of primary components of the wireframe.</text:p>
      <text:p text:style-name="P36"><text:soft-page-break/>On the other hand, the right side of the screen may be used for additional notes, such as explaining the usage of buttons which were too small to have text inside.</text:p>
      <text:p text:style-name="P42">Cards</text:p>
      <text:p text:style-name="P36">Each different card or element which is not a button or an icon is colored in a different shade of gray to be easier to distinguish from other elements of the design.</text:p>
      <text:p text:style-name="P31">Having considered the objectives in Analysis, I came to the following pages and elements that need to be sketched out first:</text:p>
      <text:p text:style-name="P9"/>
      <text:list text:continue-numbering="true" text:style-name="L1">
        <text:list-item>
          <text:list>
            <text:list-item>
              <text:list>
                <text:list-item>
                  <text:list>
                    <text:list-item>
                      <text:p text:style-name="P104"><text:bookmark text:name="docs-internal-guid-0743045d-7fff-97d0-3700-a0947db25c55"/><text:bookmark-start text:name="__RefHeading___Toc3767_117426026"/><text:span text:style-name="T69">A generic note viewing and editing page, which supports organization by tagging, additional form fields and timestamps</text:span><text:span text:style-name="T74">.</text:span> <text:bookmark-end text:name="__RefHeading___Toc3767_117426026"/></text:p>
                      <text:list>
                        <text:list-item>
                          <text:p text:style-name="P104"><text:bookmark text:name="docs-internal-guid-0806f577-7fff-c638-6ac3-272ad1476604"/><text:bookmark-start text:name="__RefHeading___Toc3765_117426026"/>Viewing all notes <text:bookmark-end text:name="__RefHeading___Toc3765_117426026"/></text:p>
                          <text:p text:style-name="P147"><text:bookmark text:name="docs-internal-guid-75dbd106-7fff-fbf1-b13a-b7122e0052d4"/><text:span text:style-name="T56"><draw:frame draw:style-name="fr1" draw:name="Image11" text:anchor-type="as-char" svg:width="17.096cm" svg:height="9.296cm" draw:z-index="14"><draw:image xlink:href="Pictures/10000001000005DD0000032F7C4F492E.png" xlink:type="simple" xlink:show="embed" xlink:actuate="onLoad" draw:mime-type="image/png"/></draw:frame></text:span><text:s/></text:p>
                          <text:p text:style-name="P119">This wireframe represents the screen which will be containing all of user’s notes of a specific type, along with pagination controls, ability to create new notes, view their previews (such as a cropped title and content, if they exceed a certain character limit) and open each note in a separate screen for editing or viewing.</text:p>
                        </text:list-item>
                        <text:list-item>
                          <text:p text:style-name="P104"><text:bookmark-start text:name="__RefHeading___Toc3763_117426026"/>Editing a note<text:bookmark-end text:name="__RefHeading___Toc3763_117426026"/></text:p>
                          <text:p text:style-name="P131"><text:bookmark text:name="docs-internal-guid-4d7fa031-7fff-178f-0b2d-95a20e2d4e87"/>In the note editing page, the user will be able to alter the contents of each note, as long as organize tags, delete or archive it </text:p>
                          <text:p text:style-name="P131"><text:soft-page-break/></text:p>
                          <text:p text:style-name="P144"><text:bookmark text:name="docs-internal-guid-884591ff-7fff-9314-3c88-b38d6b70facf"/><text:span text:style-name="T56"><draw:frame draw:style-name="fr1" draw:name="Image12" text:anchor-type="as-char" svg:width="16.99cm" svg:height="9.137cm" draw:z-index="15"><draw:image xlink:href="Pictures/10000001000005F6000003368857D435.png" xlink:type="simple" xlink:show="embed" xlink:actuate="onLoad" draw:mime-type="image/png"/></draw:frame></text:span><text:s/></text:p>
                        </text:list-item>
                      </text:list>
                    </text:list-item>
                    <text:list-item>
                      <text:p text:style-name="P104"><text:bookmark-start text:name="__RefHeading___Toc3761_117426026"/>An account page where the user can edit their details<text:bookmark-end text:name="__RefHeading___Toc3761_117426026"/></text:p>
                      <text:p text:style-name="P144"><text:bookmark text:name="docs-internal-guid-e31f6bc3-7fff-8b31-447a-7f8198dca0cd"/><text:span text:style-name="T56"><draw:frame draw:style-name="fr1" draw:name="Image13" text:anchor-type="as-char" svg:width="17.039cm" svg:height="9.839cm" draw:z-index="16"><draw:image xlink:href="Pictures/10000001000005E000000364466D44D0.png" xlink:type="simple" xlink:show="embed" xlink:actuate="onLoad" draw:mime-type="image/png"/></draw:frame></text:span><text:s/></text:p>
                      <text:p text:style-name="P131">The account page will be divided into multiple sections, such as a form section (Section 1), where the user can edit text-based details such as their display name or email, Section 2 with preferences, such as font sizes or theme and finally a security section, which is outlined in red to warn users that it contains buttons such as changing the password.</text:p>
                    </text:list-item>
                    <text:list-item>
                      <text:p text:style-name="P104"><text:bookmark-start text:name="__RefHeading___Toc3759_117426026"/><text:soft-page-break/>A sidebar and other popups, such as alerts or search widgets<text:bookmark-end text:name="__RefHeading___Toc3759_117426026"/></text:p>
                    </text:list-item>
                  </text:list>
                </text:list-item>
              </text:list>
            </text:list-item>
          </text:list>
        </text:list-item>
      </text:list>
      <text:p text:style-name="P39"/>
      <text:p text:style-name="P24"><text:bookmark text:name="docs-internal-guid-44825099-7fff-0a82-e82a-2af0817e9be9"/><text:span text:style-name="T56"><draw:frame draw:style-name="fr1" draw:name="Image14" text:anchor-type="as-char" svg:width="18.937cm" svg:height="15.111cm" draw:z-index="17"><draw:image xlink:href="Pictures/100000010000052E000004220CA87549.png" xlink:type="simple" xlink:show="embed" xlink:actuate="onLoad" draw:mime-type="image/png"/></draw:frame></text:span><text:s/></text:p>
      <text:list xml:id="list194155327107173" text:continue-numbering="true" text:style-name="L1">
        <text:list-item>
          <text:list>
            <text:list-item>
              <text:list>
                <text:list-item>
                  <text:list>
                    <text:list-header>
                      <text:p text:style-name="P132"/>
                      <text:p text:style-name="P133">This wireframe contains reusable components, such as alerts, a searching popup with an ability to search notes, select types and edit them and a navbar, which can be used by the user at any time to navigate through the website.</text:p>
                    </text:list-header>
                    <text:list-item>
                      <text:p text:style-name="P104"><text:bookmark-start text:name="__RefHeading___Toc3757_117426026"/>A note statistics page<text:bookmark-end text:name="__RefHeading___Toc3757_117426026"/></text:p>
                      <text:p text:style-name="P133">The requirement for accountability and statistics can be further expanded into a dashboard, which will contain widgets with statistics and other information. The general look for such a page should be as follows:</text:p>
                      <text:p text:style-name="P145"><text:bookmark text:name="docs-internal-guid-09b3dd7f-7fff-9478-aec6-6358626e5cc8"/><text:soft-page-break/><text:span text:style-name="T56"><draw:frame draw:style-name="fr1" draw:name="Image15" text:anchor-type="as-char" svg:width="16.995cm" svg:height="9.456cm" draw:z-index="18"><draw:image xlink:href="Pictures/10000000000006400000037B1DE37905.png" xlink:type="simple" xlink:show="embed" xlink:actuate="onLoad" draw:mime-type="image/png"/></draw:frame></text:span><text:s/></text:p>
                      <text:p text:style-name="P133">The page can be a grid with customizable widgets of various sizes. There are plenty of widget options, but most of them can be simplified to several types:</text:p>
                      <text:list>
                        <text:list-item>
                          <text:p text:style-name="P104"><text:bookmark-start text:name="__RefHeading___Toc3755_117426026"/>Charts<text:bookmark-end text:name="__RefHeading___Toc3755_117426026"/></text:p>
                          <text:p text:style-name="P145"><text:bookmark text:name="docs-internal-guid-d523f966-7fff-2f08-22b7-d924759a6ee4"/><text:span text:style-name="T56"><draw:frame draw:style-name="fr1" draw:name="Image16" text:anchor-type="as-char" svg:width="10.451cm" svg:height="5.874cm" draw:z-index="19"><draw:image xlink:href="Pictures/100000010000040A000002481667B2D3.png" xlink:type="simple" xlink:show="embed" xlink:actuate="onLoad" draw:mime-type="image/png"/></draw:frame></text:span><text:s/></text:p>
                          <text:p text:style-name="P133">Charts can take the form of bar or graph charts and may be used to represent data such as task completion, activity, streaks etc. Depending on the size of the widget, several key features such as the scale may be dynamically added as the user scales the widget.</text:p>
                        </text:list-item>
                        <text:list-item>
                          <text:p text:style-name="P104"><text:bookmark-start text:name="__RefHeading___Toc3753_117426026"/><text:soft-page-break/>Numbers<text:bookmark-end text:name="__RefHeading___Toc3753_117426026"/><text:bookmark text:name="docs-internal-guid-9e1197e5-7fff-7391-5ae2-f95d8f77065b"/></text:p>
                          <text:p text:style-name="P157"><text:bookmark text:name="docs-internal-guid-41bbbdef-7fff-c6f1-ade2-550efb95c62d"/><text:span text:style-name="T30"><draw:frame draw:style-name="fr1" draw:name="Image17" text:anchor-type="as-char" svg:width="10.266cm" svg:height="4.974cm" draw:z-index="20"><draw:image xlink:href="Pictures/10000001000003F8000001ECB9A517DF.png" xlink:type="simple" xlink:show="embed" xlink:actuate="onLoad" draw:mime-type="image/png"/></draw:frame></text:span><text:span text:style-name="T30"><text:s/></text:span></text:p>
                          <text:p text:style-name="P153">The smallest possible gridcell may be used to store a simple numerical value, such as the numbers provided above. In the examples, the widgets represent the total of tasks completed for a user and the length of their streak of using the app or a specific habit</text:p>
                        </text:list-item>
                        <text:list-item>
                          <text:p text:style-name="P104"><text:bookmark text:name="docs-internal-guid-9e1197e5-7fff-7391-5ae2-f95d8f77065b Copy 1"/><text:bookmark-start text:name="__RefHeading___Toc3751_117426026"/>Progress Bars<text:bookmark-end text:name="__RefHeading___Toc3751_117426026"/></text:p>
                          <text:p text:style-name="P160"><text:bookmark text:name="docs-internal-guid-7b144f37-7fff-c2c6-4b41-2b49cec43779"/><text:span text:style-name="T4"><draw:frame draw:style-name="fr1" draw:name="Image18" text:anchor-type="as-char" svg:width="10.478cm" svg:height="3.387cm" draw:z-index="21"><draw:image xlink:href="Pictures/10000001000003AE0000013249D422E4.png" xlink:type="simple" xlink:show="embed" xlink:actuate="onLoad" draw:mime-type="image/png"/></draw:frame></text:span><text:span text:style-name="T4"><text:s/></text:span></text:p>
                          <text:p text:style-name="P133"><text:bookmark text:name="docs-internal-guid-fbb07ee4-7fff-dd05-5c71-11409963eba3"/>Such a simple thing as a progress bar may motivate users to continue with their commitments and provide gratification when they see their progress move after successfully completing a task.</text:p>
                          <text:p text:style-name="P157"><text:bookmark text:name="docs-internal-guid-615a45ae-7fff-9086-2572-6cdfa8fac6bb"/><text:span text:style-name="T23"><draw:frame draw:style-name="fr1" draw:name="Image19" text:anchor-type="as-char" svg:width="10.451cm" svg:height="3.995cm" draw:z-index="22"><draw:image xlink:href="Pictures/10000001000003DA0000017AE6A77958.png" xlink:type="simple" xlink:show="embed" xlink:actuate="onLoad" draw:mime-type="image/png"/></draw:frame></text:span><text:span text:style-name="T22"><text:s/></text:span></text:p>
                          <text:p text:style-name="P133">This idea may be expanded with the addition of milestones for goals, which may further motivate the user. Additionally, this example maybe used to highlight the ease of adapting these components for different sizes by stacking the milestones vertically:</text:p>
                          <text:p text:style-name="P157"><text:bookmark text:name="docs-internal-guid-90d58863-7fff-c9db-7dd3-a17e48b9dd98 Copy 1"/><text:soft-page-break/><text:span text:style-name="T23"><draw:frame draw:style-name="fr1" draw:name="Image20" text:anchor-type="as-char" svg:width="8.996cm" svg:height="6.218cm" draw:z-index="23"><draw:image xlink:href="Pictures/10000001000002CA000001EE236409C8.png" xlink:type="simple" xlink:show="embed" xlink:actuate="onLoad" draw:mime-type="image/png"/></draw:frame></text:span><text:span text:style-name="T23"><text:s/></text:span></text:p>
                          <text:p text:style-name="P135">It is also important to remember that these widgets are drafts/wireframes and will look differently after being implemented in code.</text:p>
                        </text:list-item>
                        <text:list-item>
                          <text:p text:style-name="P104"><text:bookmark-start text:name="__RefHeading___Toc3749_117426026"/>Streaks<text:bookmark-end text:name="__RefHeading___Toc3749_117426026"/></text:p>
                          <text:p text:style-name="P133">The following type can only be used to very specific notes that require daily commitment, allowing the user to visualise their progress in a simple way.</text:p>
                          <text:p text:style-name="P161"><text:bookmark text:name="docs-internal-guid-f8962a62-7fff-1dc1-ece9-46453ee31319"/><text:span text:style-name="T6"><draw:frame draw:style-name="fr1" draw:name="Image21" text:anchor-type="as-char" svg:width="10.954cm" svg:height="4.233cm" draw:z-index="24"><draw:image xlink:href="Pictures/10000001000003A000000166AFC53194.png" xlink:type="simple" xlink:show="embed" xlink:actuate="onLoad" draw:mime-type="image/png"/></draw:frame></text:span><text:span text:style-name="T5"><text:s/></text:span></text:p>
                        </text:list-item>
                        <text:list-item>
                          <text:p text:style-name="P104"><text:bookmark-start text:name="__RefHeading___Toc3747_117426026"/>Mobile design<text:bookmark-end text:name="__RefHeading___Toc3747_117426026"/></text:p>
                          <text:p text:style-name="P134">In addition, there should be design options for devices of different display sizes, to ensure that the products is long-lasting and thorough. Even though the app should be able to auto-adapt to various display sizes, some components must be moved around or replaced to accommodate for smaller screens. </text:p>
                          <text:p text:style-name="P134">Several elements of the interface have to be rearranged in order to keep everything readable. The biggest change was done to the navbar, where the theme toggle and account buttons have been moved to the sidebar to make more space for the logo on the narrower navbar.</text:p>
                          <text:p text:style-name="P162"><text:bookmark text:name="docs-internal-guid-bc999537-7fff-80c2-52d4-747b2e64d763"/><text:soft-page-break/><text:span text:style-name="T6"><draw:frame draw:style-name="fr1" draw:name="Image22" text:anchor-type="as-char" svg:width="13.917cm" svg:height="14.923cm" draw:z-index="25"><draw:image xlink:href="Pictures/10000001000004480000049870D316E0.png" xlink:type="simple" xlink:show="embed" xlink:actuate="onLoad" draw:mime-type="image/png"/></draw:frame></text:span><text:span text:style-name="T5"><text:s/></text:span></text:p>
                          <text:p text:style-name="P162"><text:bookmark text:name="docs-internal-guid-050689be-7fff-a059-b36f-4c83d2b8c59b"/><text:soft-page-break/><text:span text:style-name="T6"><draw:frame draw:style-name="fr1" draw:name="Image23" text:anchor-type="as-char" svg:width="8.149cm" svg:height="15.187cm" draw:z-index="26"><draw:image xlink:href="Pictures/10000001000001D2000003681F109CA6.png" xlink:type="simple" xlink:show="embed" xlink:actuate="onLoad" draw:mime-type="image/png"/></draw:frame></text:span><text:span text:style-name="T5"><text:s/></text:span></text:p>
                          <text:p text:style-name="P134">A similar refactoring happened to the note cards themselves. For example, there are less characters displayed per line as the screen shrinks to make the note cards grow in height instead of width. Moreover, additional whitespace can be found by shrinking the tag labels and just leaving small colored badges, with the actual tag titles being accessible only on click or hover:</text:p>
                          <text:p text:style-name="P162"><text:bookmark text:name="docs-internal-guid-ee6a0b7e-7fff-f214-493f-1d993e055138"/><text:span text:style-name="T6"><draw:frame draw:style-name="fr1" draw:name="Image24" text:anchor-type="as-char" svg:width="8.281cm" svg:height="3.836cm" draw:z-index="27"><draw:image xlink:href="Pictures/10000001000002B800000142799276E9.png" xlink:type="simple" xlink:show="embed" xlink:actuate="onLoad" draw:mime-type="image/png"/></draw:frame></text:span><text:span text:style-name="T5"><text:s/></text:span></text:p>
                          <text:p text:style-name="P134">Other components such as widgets, editing screens or other pages without moving components or popups can be dynamically resized by the software or rearranged using adjustable grids for various display sizes</text:p>
                          <text:p text:style-name="P162"><text:soft-page-break/><text:span text:style-name="T5">Finally, some components, that were previously used as popups on wider screens, such as search popups or alerts now can take the full width of the device</text:span></text:p>
                          <text:p text:style-name="P162"><text:bookmark text:name="docs-internal-guid-e0863dea-7fff-60d3-1cac-90d3b1da6df1"/><text:span text:style-name="T6"><draw:frame draw:style-name="fr1" draw:name="Image25" text:anchor-type="as-char" svg:width="16.898cm" svg:height="12.734cm" draw:z-index="28"><draw:image xlink:href="Pictures/100000010000040A0000030CC55BBF7E.png" xlink:type="simple" xlink:show="embed" xlink:actuate="onLoad" draw:mime-type="image/png"/></draw:frame></text:span><text:span text:style-name="T5"><text:s/></text:span></text:p>
                        </text:list-item>
                      </text:list>
                    </text:list-item>
                  </text:list>
                </text:list-item>
                <text:list-item>
                  <text:p text:style-name="P104"><text:bookmark-start text:name="__RefHeading___Toc3745_117426026"/>Choosing the color and fonts<text:bookmark-end text:name="__RefHeading___Toc3745_117426026"/></text:p>
                  <text:list>
                    <text:list-item>
                      <text:p text:style-name="P104"><text:bookmark-start text:name="__RefHeading___Toc3743_117426026"/>Core color palette<text:bookmark-end text:name="__RefHeading___Toc3743_117426026"/></text:p>
                    </text:list-item>
                  </text:list>
                  <text:p text:style-name="P163">Foreground, background, primary, and other colors are essential components of any visual design, serving crucial roles in creating a functional, visually appealing, and accessible user experience.</text:p>
                  <text:p text:style-name="P163">Foreground typically represents the text or content that users need to read or interact with. It's crucial for it to have a high contrast with the background color, making the text easily legible and reducing eye strain. Meanwhile, background sets the overall tone and provides a visual foundation for the design. The most prominent color in the design is called the primary color, often used for buttons, calls to action, and brand elements. It helps guide the user's attention to important areas of the interface.</text:p>
                  <text:p text:style-name="P163">There are a few optional colors that may be included in the color palette of a design. These colors are used to add visual interest and distinguish different elements within the design. They might include secondary colors for less prominent elements, accent colors <text:soft-page-break/>for highlighting specific features, and neutral colors for borders or subtle background elements.</text:p>
                </text:list-item>
              </text:list>
            </text:list-item>
          </text:list>
        </text:list-item>
      </text:list>
      <text:p text:style-name="P32">Since the users will have an ability to edit the colors of the tags that they create, I opted for a simple black and white color theme for light mode, and dark blue-light gray for the dark mode, to avoid the colors of the design from interfering with user’s note tag colors. In addition to that, the colors were chosen based on the following guidelines:</text:p>
      <text:list text:style-name="L27">
        <text:list-item>
          <text:p text:style-name="P219"><text:span text:style-name="Strong_20_Emphasis"><text:span text:style-name="T32">Contrast:</text:span></text:span><text:span text:style-name="T32"> The color choices </text:span><text:span text:style-name="T34">ensure</text:span><text:span text:style-name="T32"> contrast between foreground and background elements </text:span><text:span text:style-name="T34">for</text:span><text:span text:style-name="T32"> readability and accessibility </text:span><text:span text:style-name="T34">by</text:span><text:span text:style-name="T32"> all users.</text:span></text:p>
        </text:list-item>
        <text:list-item>
          <text:p text:style-name="P219"><text:span text:style-name="Strong_20_Emphasis"><text:span text:style-name="T32">Accessibility:</text:span></text:span><text:span text:style-name="T32"> The color palette adheres to accessibility guidelines, aiming to meet WCAG contrast ratios to ensure sufficient color differentiation for users with visual impairments. </text:span></text:p>
        </text:list-item>
        <text:list-item>
          <text:p text:style-name="P219"><text:span text:style-name="Strong_20_Emphasis"><text:span text:style-name="T32">Aesthetics:</text:span></text:span><text:span text:style-name="T32"> The colors were selected to create a visually appealing and cohesive aesthetic. </text:span><text:span text:style-name="T34">The colors allow for a clean and relaxed look, without any attention-grabbing hues that would interfere with user’</text:span><text:span text:style-name="T35">s focus.</text:span></text:p>
        </text:list-item>
        <text:list-item>
          <text:p text:style-name="P220"><text:span text:style-name="Strong_20_Emphasis"><text:span text:style-name="T32">User Experience:</text:span></text:span><text:span text:style-name="T32"> The inclusion of a dark mode option provides users with greater flexibility to customize the interface to their preferences </text:span><text:span text:style-name="T35">or in dark environments, which would </text:span><text:span text:style-name="T32">improve their overall experience.</text:span></text:p>
        </text:list-item>
      </text:list>
      <text:p text:style-name="P33">The following colors will be provided using the HSL color model (Hue, Saturation, Lightness), which would allow me to intuitively tweak the color palette, ensuring harmony and flexubility during the design process.</text:p>
      <text:p text:style-name="P56"><text:span text:style-name="Strong_20_Emphasis"><text:span text:style-name="T32">Background:</text:span></text:span><text:span text:style-name="T32"> </text:span></text:p>
      <text:list text:style-name="L28">
        <text:list-item>
          <text:p text:style-name="P222"><text:span text:style-name="T32">Light Mode: </text:span><text:span text:style-name="Source_20_Text"><text:span text:style-name="T32">0 0% 100%</text:span></text:span><text:span text:style-name="T32"> (white) </text:span></text:p>
        </text:list-item>
        <text:list-item>
          <text:p text:style-name="P222"><text:span text:style-name="T32">Dark Mode: </text:span><text:span text:style-name="Source_20_Text"><text:span text:style-name="T32">222.2 84% 4.9%</text:span></text:span><text:span text:style-name="T32"> (dark gray) </text:span></text:p>
        </text:list-item>
      </text:list>
      <text:p text:style-name="P56"><text:span text:style-name="Strong_20_Emphasis"><text:span text:style-name="T32">Foreground:</text:span></text:span><text:span text:style-name="T32"> </text:span></text:p>
      <text:list text:continue-numbering="true" text:style-name="L28">
        <text:list-item>
          <text:p text:style-name="P222"><text:span text:style-name="T32">Light Mode: </text:span><text:span text:style-name="Source_20_Text"><text:span text:style-name="T32">222.2 84% 4.9%</text:span></text:span><text:span text:style-name="T32"> (dark gray) </text:span></text:p>
        </text:list-item>
        <text:list-item>
          <text:p text:style-name="P222"><text:span text:style-name="T32">Dark Mode: </text:span><text:span text:style-name="Source_20_Text"><text:span text:style-name="T32">210 40% 98%</text:span></text:span><text:span text:style-name="T32"> (light gray) </text:span></text:p>
        </text:list-item>
      </text:list>
      <text:p text:style-name="P56"><text:span text:style-name="Strong_20_Emphasis"><text:span text:style-name="T32">Primary:</text:span></text:span><text:span text:style-name="T32"> </text:span><text:span text:style-name="Source_20_Text"><text:span text:style-name="T32">222.2 47.4% 11.2%</text:span></text:span><text:span text:style-name="T32"> (a dark blue/purple hue) </text:span></text:p>
      <text:p text:style-name="P56"><text:span text:style-name="Strong_20_Emphasis"><text:span text:style-name="T32">Secondary:</text:span></text:span><text:span text:style-name="T32"> </text:span></text:p>
      <text:list text:continue-numbering="true" text:style-name="L28">
        <text:list-item>
          <text:p text:style-name="P222"><text:span text:style-name="T32">Light Mode: </text:span><text:span text:style-name="Source_20_Text"><text:span text:style-name="T32">210 40% 96.1%</text:span></text:span><text:span text:style-name="T32"> (light gray) </text:span></text:p>
        </text:list-item>
        <text:list-item>
          <text:p text:style-name="P222"><text:span text:style-name="T32">Dark Mode: </text:span><text:span text:style-name="Source_20_Text"><text:span text:style-name="T32">217.2 32.6% 17.5%</text:span></text:span><text:span text:style-name="T32"> (darker gray) </text:span></text:p>
        </text:list-item>
      </text:list>
      <text:p text:style-name="P56"><text:span text:style-name="Strong_20_Emphasis"><text:span text:style-name="T32">Muted:</text:span></text:span><text:span text:style-name="T32"> </text:span></text:p>
      <text:list text:continue-numbering="true" text:style-name="L28">
        <text:list-item>
          <text:p text:style-name="P222"><text:span text:style-name="T32">Light Mode: </text:span><text:span text:style-name="Source_20_Text"><text:span text:style-name="T32">210 40% 96.1%</text:span></text:span><text:span text:style-name="T32"> (light gray) </text:span></text:p>
        </text:list-item>
        <text:list-item>
          <text:p text:style-name="P222"><text:span text:style-name="T32">Dark Mode: </text:span><text:span text:style-name="Source_20_Text"><text:span text:style-name="T32">217.2 32.6% 17.5%</text:span></text:span><text:span text:style-name="T32"> (darker gray) </text:span></text:p>
        </text:list-item>
      </text:list>
      <text:p text:style-name="P56"><text:span text:style-name="Strong_20_Emphasis"><text:span text:style-name="T32">Accent:</text:span></text:span><text:span text:style-name="T32"> </text:span></text:p>
      <text:list text:continue-numbering="true" text:style-name="L28">
        <text:list-item>
          <text:p text:style-name="P222"><text:span text:style-name="T32">Light Mode: </text:span><text:span text:style-name="Source_20_Text"><text:span text:style-name="T32">210 40% 96.1%</text:span></text:span><text:span text:style-name="T32"> (light gray) </text:span></text:p>
        </text:list-item>
        <text:list-item>
          <text:p text:style-name="P222"><text:span text:style-name="T32">Dark Mode: </text:span><text:span text:style-name="Source_20_Text"><text:span text:style-name="T32">217.2 32.6% 17.5%</text:span></text:span><text:span text:style-name="T32"> (darker gray) </text:span></text:p>
        </text:list-item>
      </text:list>
      <text:p text:style-name="P56"><text:span text:style-name="Strong_20_Emphasis"><text:span text:style-name="T32">Destructive:</text:span></text:span><text:span text:style-name="T32"> </text:span><text:span text:style-name="T35">(warning)</text:span></text:p>
      <text:list text:continue-numbering="true" text:style-name="L28">
        <text:list-item>
          <text:p text:style-name="P222"><text:span text:style-name="T32">Light Mode: </text:span><text:span text:style-name="Source_20_Text"><text:span text:style-name="T32">0 84.2% 60.2%</text:span></text:span><text:span text:style-name="T32"> (red) </text:span></text:p>
        </text:list-item>
        <text:list-item>
          <text:p text:style-name="P221"><text:span text:style-name="T32">Dark Mode: </text:span><text:span text:style-name="Source_20_Text"><text:span text:style-name="T32">0 62.8% 50.6%</text:span></text:span><text:span text:style-name="T32"> (red) </text:span></text:p>
        </text:list-item>
      </text:list>
      <text:p text:style-name="Text_20_body"><text:span text:style-name="Strong_20_Emphasis"><text:span text:style-name="T32"/></text:span></text:p>
      <text:p text:style-name="Text_20_body"><text:span text:style-name="Strong_20_Emphasis"><text:span text:style-name="T32"/></text:span></text:p>
      <text:list xml:id="list194155020020274" text:continue-list="list194155327107173" text:style-name="L1">
        <text:list-item>
          <text:list>
            <text:list-item>
              <text:list>
                <text:list-item>
                  <text:list>
                    <text:list-item>
                      <text:p text:style-name="P104"><text:bookmark-start text:name="__RefHeading___Toc3741_117426026"/><text:soft-page-break/>Typeface: <text:span text:style-name="T55">Open Sans</text:span><text:bookmark-end text:name="__RefHeading___Toc3741_117426026"/></text:p>
                      <text:list>
                        <text:list-item>
                          <text:p text:style-name="P104"><text:bookmark-start text:name="__RefHeading___Toc3739_117426026"/>Intro<text:span text:style-name="T55">d</text:span>uction<text:bookmark-end text:name="__RefHeading___Toc3739_117426026"/></text:p>
                        </text:list-item>
                      </text:list>
                    </text:list-item>
                  </text:list>
                </text:list-item>
              </text:list>
            </text:list-item>
          </text:list>
        </text:list-item>
      </text:list>
      <text:p text:style-name="P34">Sans-serif fonts, <text:span text:style-name="T55">which is the category that Open Sans is part of, is</text:span> characterized by their clean lines and lack of decorative flourishes (serifs), are commonly used <text:span text:style-name="T76">in web development </text:span>for several key reasons:</text:p>
      <text:list text:style-name="L29">
        <text:list-header>
          <text:p text:style-name="P158"><text:span text:style-name="T72">To begin with, sans</text:span><text:span text:style-name="T73"> fonts easier to read quickly </text:span><text:span text:style-name="T72">due to their simplicity</text:span><text:span text:style-name="T73"> and reduces eye strain, crucial for comfortable digital experiences. </text:span><text:span text:style-name="T72">Simplicity is</text:span><text:span text:style-name="T73"> often associated with technology, innovation, and minimalist design, </text:span><text:span text:style-name="T72">which would align well with the preferences of the target user base (students and professionals that may not have time to decypher a complex font). Finally, these fonts</text:span><text:span text:style-name="T73"> can be used effectively for headlines, body text, and interface elements, <text:s/></text:span><text:span text:style-name="T72">ensuring consistency throughout the design while adhering to modern web accessibility standards.</text:span></text:p>
        </text:list-header>
      </text:list>
      <text:list xml:id="list194154236242534" text:continue-list="list194155020020274" text:style-name="L1">
        <text:list-item>
          <text:list>
            <text:list-item>
              <text:list>
                <text:list-item>
                  <text:list>
                    <text:list-item>
                      <text:list>
                        <text:list-item>
                          <text:p text:style-name="P104"><text:bookmark-start text:name="__RefHeading___Toc3737_117426026"/>Character set support<text:bookmark-end text:name="__RefHeading___Toc3737_117426026"/></text:p>
                          <text:p text:style-name="P164"><text:span text:style-name="T55">F</text:span>ont's character set support <text:span text:style-name="T55">is a crucial consideration for a project where users are allowed to enter their own information in their language</text:span>. The chosen font must encompass a broad range of characters, including:</text:p>
                        </text:list-item>
                      </text:list>
                    </text:list-item>
                  </text:list>
                </text:list-item>
              </text:list>
            </text:list-item>
          </text:list>
        </text:list-item>
      </text:list>
      <text:list text:style-name="L30">
        <text:list-item>
          <text:list>
            <text:list-item>
              <text:list>
                <text:list-item>
                  <text:p text:style-name="P165">Support for all Latin characters, including accented characters and diacritics</text:p>
                </text:list-item>
                <text:list-item>
                  <text:p text:style-name="P165">Support for common special characters such as punctuation, symbols, and mathematical symbols.</text:p>
                </text:list-item>
                <text:list-item>
                  <text:p text:style-name="P159"><text:span text:style-name="T70">Comprehensive Unicode support to ensure accurate rendering across different platforms and operating systems </text:span><text:span text:style-name="T71">and allowing users to write non-latin characters</text:span><text:span text:style-name="T70">.</text:span></text:p>
                </text:list-item>
              </text:list>
            </text:list-item>
          </text:list>
        </text:list-item>
      </text:list>
      <text:p text:style-name="P38"><text:span text:style-name="T70">L</text:span><text:span text:style-name="T71">uckily, Open Sans supports 586 languages at the time of writing and alphabets, such as Greek, Cyrillic, Latin, Hebrew with many math operators and punctuation signs. As a result, it is safe to say that most is not all of the characters that users write will be supported.</text:span></text:p>
      <text:list text:continue-list="list194154236242534" text:style-name="L1">
        <text:list-item>
          <text:list>
            <text:list-item>
              <text:list>
                <text:list-item>
                  <text:list>
                    <text:list-item>
                      <text:list>
                        <text:list-item>
                          <text:p text:style-name="P104"><text:bookmark-start text:name="__RefHeading___Toc3735_117426026"/>Licensing<text:bookmark-end text:name="__RefHeading___Toc3735_117426026"/></text:p>
                          <text:p text:style-name="P166">Open Sans is an open-source font, licensed under the OFL (Open Font License), so I can use use it for free for both personal and commercial projects, completely eliminating any licensing costs.</text:p>
                        </text:list-item>
                        <text:list-item>
                          <text:p text:style-name="P104"><text:bookmark-start text:name="__RefHeading___Toc3733_117426026"/>Perfo<text:span text:style-name="T77">r</text:span>mance<text:bookmark-end text:name="__RefHeading___Toc3733_117426026"/></text:p>
                          <text:p text:style-name="P167">One more consideration when picking a font for a project may be performance, as complex fonts may take a longer time to render, resulting in a worse user experience. On most <text:soft-page-break/>modern computers this change in performance may be negligible, but this decision may be impactful on mobile phones or old computers.</text:p>
                        </text:list-item>
                        <text:list-item>
                          <text:p text:style-name="P105"><text:bookmark-start text:name="__RefHeading___Toc5720_2740364088"/>A<text:bookmark-end text:name="__RefHeading___Toc5720_2740364088"/></text:p>
                        </text:list-item>
                      </text:list>
                    </text:list-item>
                  </text:list>
                </text:list-item>
              </text:list>
            </text:list-item>
          </text:list>
        </text:list-item>
        <text:list-item>
          <text:p text:style-name="P105"><text:bookmark-start text:name="__RefHeading___Toc5718_2740364088"/>Technical solution<text:bookmark-end text:name="__RefHeading___Toc5718_2740364088"/></text:p>
          <text:list>
            <text:list-item>
              <text:p text:style-name="P106"><text:bookmark-start text:name="__RefHeading___Toc7341_3908388459"/>Backend<text:bookmark-end text:name="__RefHeading___Toc7341_3908388459"/></text:p>
              <text:list>
                <text:list-item>
                  <text:p text:style-name="P107"><text:bookmark-start text:name="__RefHeading___Toc11544_1229836567"/>app.py<text:bookmark-end text:name="__RefHeading___Toc11544_1229836567"/></text:p>
                </text:list-item>
              </text:list>
            </text:list-item>
          </text:list>
          <text:p text:style-name="P108"><text:span text:style-name="T78"/></text:p>
        </text:list-item>
      </text:list>
      <text:p text:style-name="P60">backend/app.py: This file is the main entry point for the backend application, built using the Flask framework in Python. It sets up the core application instance, configures middleware, initializes database connections, loads models, and defines the application's routes. The file starts by importing necessary modules and classes.</text:p>
      <text:p text:style-name="P66">         </text:p>
      <text:p text:style-name="P66">app = Flask(__name__)</text:p>
      <text:p text:style-name="P67">app.config.from_object(Config)</text:p>
      <text:p text:style-name="P57">    </text:p>
      <text:p text:style-name="P61">This creates the Flask application instance and loads configuration settings from the `Config` class.</text:p>
      <text:p text:style-name="P58"/>
      <text:p text:style-name="P68"><text:span text:style-name="T82">CORS(app, </text:span><text:span text:style-name="T84">resources</text:span><text:span text:style-name="T82">={</text:span><text:span text:style-name="T84">r</text:span><text:span text:style-name="T82">"/api/*": {"origins": ["http://localhost:5173"]}} , </text:span><text:span text:style-name="T84">supports_credentials</text:span><text:span text:style-name="T82">=True)</text:span></text:p>
      <text:p text:style-name="P57"><text:span text:style-name="T82"/></text:p>
      <text:p text:style-name="P61">This configures CORS to allow requests from `http://localhost:5173`, which is the default port for the React frontend during development. The `supports_credentials=True` allows sending cookies and authorization headers.</text:p>
      <text:p text:style-name="P58"/>
      <text:p text:style-name="P67">jwt = JWTManager(app)</text:p>
      <text:p text:style-name="P68">              </text:p>
      <text:p text:style-name="P68"><text:s/><text:span text:style-name="T82">conn = psycopg2.connect(</text:span></text:p>
      <text:p text:style-name="P68">                    <text:span text:style-name="T84">host</text:span><text:span text:style-name="T82">=Config.host,</text:span></text:p>
      <text:p text:style-name="P68">                    <text:span text:style-name="T84">database</text:span><text:span text:style-name="T82">=Config.database,</text:span></text:p>
      <text:p text:style-name="P68">                    <text:span text:style-name="T84">user</text:span><text:span text:style-name="T82">=Config.user,</text:span></text:p>
      <text:p text:style-name="P68">                    <text:span text:style-name="T84">password</text:span><text:span text:style-name="T82">=Config.password,</text:span></text:p>
      <text:p text:style-name="P68">                    <text:span text:style-name="T84">port</text:span><text:span text:style-name="T82">=Config.port</text:span></text:p>
      <text:p text:style-name="P68">                <text:span text:style-name="T82">)</text:span></text:p>
      <text:p text:style-name="P57"><text:span text:style-name="T82"/></text:p>
      <text:p text:style-name="P59"><text:span text:style-name="T86">This initializes the JWT manager for handling authenticatio</text:span><text:span text:style-name="T87">n and</text:span><text:span text:style-name="T86"> establishes a connection to the PostgreSQL database using credentials from the </text:span><text:span text:style-name="T87">configuration file</text:span></text:p>
      <text:p text:style-name="P58"><text:span text:style-name="T82"/></text:p>
      <text:p text:style-name="P59">               </text:p>
      <text:p text:style-name="P64">model = load_or_train_model()</text:p>
      <text:p text:style-name="P65">tokenization_manager = TokenizationTaskManager(Config,model)</text:p>
      <text:p text:style-name="P65">recents_manager = RecentNotesManager()</text:p>
      <text:p text:style-name="P57"><text:span text:style-name="T82"/></text:p>
      <text:p text:style-name="P63"><text:soft-page-break/><text:span text:style-name="T45">This section loads </text:span><text:span text:style-name="T48">the vectorization </text:span><text:span text:style-name="T45">model and initializes the `TokenizationTaskManager` and `RecentNotesManager`, <text:s/></text:span><text:span text:style-name="T49">modules that will encapsulate logic, concerning note vectorization and recent notes manaers</text:span><text:span text:style-name="T45">.</text:span></text:p>
      <text:p text:style-name="P58"><text:span text:style-name="T82"/></text:p>
      <text:p text:style-name="P67">notes = NoteApi(app, conn, tokenization_manager, recents_manager)</text:p>
      <text:p text:style-name="P67">tasks = TaskApi(app, conn, tokenization_manager, recents_manager)</text:p>
      <text:p text:style-name="P67">habits = HabitApi(app, conn, tokenization_manager, recents_manager)</text:p>
      <text:p text:style-name="P67">goals = GoalApi(app,  conn, tokenization_manager, recents_manager)</text:p>
      <text:p text:style-name="P69"/>
      <text:p text:style-name="P67">tag_routes(app, conn, tokenization_manager)</text:p>
      <text:p text:style-name="P67">user_routes(app, conn)</text:p>
      <text:p text:style-name="P67">archive_routes(app, conn, tokenization_manager)</text:p>
      <text:p text:style-name="P67">universal_routes(app, conn, model, recents_manager)</text:p>
      <text:p text:style-name="P57"><text:span text:style-name="T82"/></text:p>
      <text:p text:style-name="P63"><text:span text:style-name="T45">API endpoints for different resources (notes, tasks, habits, goals, tags, users, archive, and universal routes) </text:span><text:span text:style-name="T48">are initialised</text:span><text:span text:style-name="T45">. It passes the Flask app instance, the database connection, and other managers to the route handlers.</text:span></text:p>
      <text:p text:style-name="P58"><text:span text:style-name="T82"/></text:p>
      <text:p text:style-name="P68"><text:span text:style-name="T82">@app.errorhandler(</text:span><text:span text:style-name="T84">Exception</text:span><text:span text:style-name="T82">)</text:span></text:p>
      <text:p text:style-name="P68"><text:span text:style-name="T84">def</text:span><text:span text:style-name="T82"> handle_exception(</text:span><text:span text:style-name="T84">error</text:span><text:span text:style-name="T82">):</text:span></text:p>
      <text:p text:style-name="P68">        <text:span text:style-name="T82">return jsonify({'message': 'An error occurred', 'details': </text:span><text:span text:style-name="T84">str</text:span><text:span text:style-name="T82">(error)}), 500</text:span></text:p>
      <text:p text:style-name="P70"/>
      <text:p text:style-name="P67">@app.errorhandler(429)</text:p>
      <text:p text:style-name="P68"><text:span text:style-name="T84">def</text:span><text:span text:style-name="T82"> ratelimit_handler(</text:span><text:span text:style-name="T84">e</text:span><text:span text:style-name="T82">):</text:span></text:p>
      <text:p text:style-name="P68">         <text:span text:style-name="T82">return jsonify({'message': 'An error occurred', 'details' : "Rate limit exceeded"}), 429</text:span></text:p>
      <text:p text:style-name="P57"><text:span text:style-name="T82"/></text:p>
      <text:p text:style-name="P63"><text:s/><text:span text:style-name="T45">These define global error handlers for catching exceptions and rate limit errors, providing consistent JSON error responses.</text:span></text:p>
      <text:p text:style-name="P58"/>
      <text:p text:style-name="P57"><text:span text:style-name="T82"/></text:p>
      <text:p text:style-name="P67">if __name__ == '__main__':</text:p>
      <text:p text:style-name="P68">          <text:span text:style-name="T82">app.run(</text:span><text:span text:style-name="T84">debug</text:span><text:span text:style-name="T82">=True, </text:span><text:span text:style-name="T84">port</text:span><text:span text:style-name="T82">=5000)</text:span></text:p>
      <text:p text:style-name="P57"><text:span text:style-name="T83"/></text:p>
      <text:p text:style-name="P57"><text:span text:style-name="T86">This starts the Flask development server when the script is executed directly. The `debug=True` option enables debugging features, and the </text:span><text:span text:style-name="T87">development</text:span><text:span text:style-name="T86"> server runs on port 5000.</text:span></text:p>
      <text:list text:continue-numbering="true" text:style-name="L1">
        <text:list-item>
          <text:list>
            <text:list-item>
              <text:list>
                <text:list-item>
                  <text:p text:style-name="P101"><text:bookmark-start text:name="__RefHeading___Toc11542_1229836567"/>modules/universal.p<text:span text:style-name="T112">y</text:span><text:bookmark-end text:name="__RefHeading___Toc11542_1229836567"/></text:p>
                </text:list-item>
              </text:list>
            </text:list-item>
          </text:list>
        </text:list-item>
      </text:list>
      <text:p text:style-name="P71"><text:span text:style-name="Strong_20_Emphasis"><text:span text:style-name="T113">from datetime import datetime<text:line-break/>import os<text:line-break/>import sys<text:line-break/><text:line-break/>import psycopg2<text:line-break/>from flask import g, jsonify, request<text:line-break/>from flask_jwt_extended import jwt_required<text:line-break/><text:line-break/>sys.path.append(os.path.abspath(os.path.join(os.path.dirname(__file__), os.path.pardir)))<text:line-break/><text:line-break/></text:span></text:span><text:soft-page-break/><text:span text:style-name="Strong_20_Emphasis"><text:span text:style-name="T113">from flask import g, jsonify, request<text:line-break/>from flask_jwt_extended import jwt_required<text:line-break/><text:line-break/>from formsValidation import GeminiSummarySchema<text:line-break/>from utils.utils import process_universal_notes, token_required<text:line-break/>from utils.word2vec import combine_strings_to_vector<text:line-break/>```</text:span></text:span><text:span text:style-name="Strong_20_Emphasis"><text:span text:style-name="T103"><text:line-break/><text:line-break/></text:span></text:span><text:span text:style-name="Strong_20_Emphasis"><text:span text:style-name="T89">This section imports necessary libraries. `datetime` handles dates and times. `os` and `sys` are for operating system interactions (file paths, etc.). `psycopg2` is the PostgreSQL database adapter. `flask`, `jsonify`, and `request` are from the Flask framework for building web APIs. `flask_jwt_extended` manages JWT authentication. The `sys.path` modification adds a parent directory to the Python path. `process_universal_notes` and `token_required` are custom utility functions, </text:span></text:span><text:span text:style-name="Strong_20_Emphasis"><text:span text:style-name="T88">that will be talked about later</text:span></text:span></text:p>
      <text:list text:continue-numbering="true" text:style-name="L1">
        <text:list-item>
          <text:list>
            <text:list-item>
              <text:list>
                <text:list-item>
                  <text:list>
                    <text:list-item>
                      <text:p text:style-name="P101"><text:bookmark-start text:name="__RefHeading___Toc11540_1229836567"/>BaseNote class<text:bookmark-end text:name="__RefHeading___Toc11540_1229836567"/></text:p>
                    </text:list-item>
                  </text:list>
                </text:list-item>
              </text:list>
            </text:list-item>
          </text:list>
        </text:list-item>
      </text:list>
      <text:p text:style-name="P72"><text:span text:style-name="Strong_20_Emphasis"><text:span text:style-name="T75"><text:line-break/></text:span></text:span><text:span text:style-name="Strong_20_Emphasis"><text:span text:style-name="T114">class BaseNote:<text:line-break/> <text:s text:c="3"/>def __init__(self, app, conn, tokenization_manager, recents_manager):<text:line-break/> <text:s text:c="7"/>self.app = app<text:line-break/> <text:s text:c="7"/>self.conn = conn<text:line-break/> <text:s text:c="7"/>self.tokenization_manager = tokenization_manager<text:line-break/> <text:s text:c="7"/>self.recents_manager = recents_manager<text:line-break/><text:line-break/> <text:s text:c="7"/>self.tags_cte = """TagsCTE AS (<text:line-break/> <text:s text:c="27"/>SELECT<text:line-break/> <text:s text:c="31"/>nt.note_id,<text:line-break/> <text:s text:c="31"/>json_agg(json_build_object(<text:line-break/> <text:s text:c="35"/>'tagid', tg.id,<text:line-break/> <text:s text:c="35"/>'name', tg.name,<text:line-break/> <text:s text:c="35"/>'color', tg.color<text:line-break/> <text:s text:c="31"/>)) AS tags<text:line-break/> <text:s text:c="27"/>FROM NoteTags nt<text:line-break/> <text:s text:c="27"/>JOIN Tags tg ON nt.tag_id = tg.id<text:line-break/> <text:s text:c="27"/>GROUP BY nt.note_id<text:line-break/> <text:s text:c="23"/>)"""<text:line-break/><text:line-break/> <text:s text:c="3"/>def create_note(self, cur, userId, title, content, noteType, tags):<text:line-break/> <text:s text:c="7"/>cur.execute( # Insert into Notes table<text:line-break/> <text:s text:c="11"/>"INSERT INTO Notes (user_id, title, content, type) VALUES (%s, %s, %s, %s) RETURNING id",<text:line-break/> <text:s text:c="11"/>(userId, title, content, noteType)<text:line-break/> <text:s text:c="7"/>)<text:line-break/> <text:s text:c="7"/>noteId = str(cur.fetchone()[0])<text:line-break/><text:line-break/> <text:s text:c="7"/>self.update_notetags(cur, noteId,tags, withDelete=False)<text:line-break/><text:line-break/> <text:s text:c="7"/>return noteId<text:line-break/> <text:s text:c="3"/>def fetch_total_notes(self, cur,note_type, userId, page,offset,per_page):<text:line-break/></text:span></text:span><text:soft-page-break/><text:span text:style-name="Strong_20_Emphasis"><text:span text:style-name="T114"> <text:s text:c="7"/>cur.execute("""<text:line-break/> <text:s text:c="23"/>SELECT COUNT(DISTINCT n.id) AS total<text:line-break/> <text:s text:c="23"/>FROM Notes n<text:line-break/> <text:s text:c="23"/>WHERE n.user_id = %s AND n.type = %s AND n.archived = FALSE<text:line-break/> <text:s text:c="19"/>""", (userId,note_type,))<text:line-break/> <text:s text:c="7"/>total = cur.fetchone()['total']<text:line-break/> <text:s text:c="7"/>nextPage = page + 1 if (offset + per_page) &lt; total else None<text:line-break/> <text:s text:c="7"/>return total, nextPage<text:line-break/><text:line-break/> <text:s text:c="3"/>def update_notetags(self, cur, note_id, tags, withDelete=True):<text:line-break/><text:line-break/> <text:s text:c="7"/>if withDelete:<text:line-break/> <text:s text:c="11"/>cur.execute("DELETE FROM NoteTags WHERE note_id = %s", (note_id,))<text:line-break/> <text:s text:c="7"/>if tags:<text:line-break/> <text:s text:c="11"/>tag_tuples = [(note_id, str(tagId)) for tagId in tags]<text:line-break/> <text:s text:c="11"/>cur.executemany(<text:line-break/> <text:s text:c="15"/>"""<text:line-break/> <text:s text:c="15"/>INSERT INTO NoteTags (note_id, tag_id)<text:line-break/> <text:s text:c="15"/>VALUES (%s, %s)<text:line-break/> <text:s text:c="15"/>""",<text:line-break/> <text:s text:c="15"/>tag_tuples<text:line-break/> <text:s text:c="11"/>)</text:span></text:span><text:span text:style-name="Strong_20_Emphasis"><text:span text:style-name="T75"><text:line-break/>```<text:line-break/><text:line-break/></text:span></text:span><text:span text:style-name="Strong_20_Emphasis"><text:span text:style-name="T88">The `BaseNote` class provides core functionality for managing notes, </text:span></text:span><text:span text:style-name="Strong_20_Emphasis"><text:span text:style-name="T90">that will be incorporated into other note types in the application</text:span></text:span><text:span text:style-name="Strong_20_Emphasis"><text:span text:style-name="T88">. <text:s/>The `__init__` method initializes the class with the Flask app, a database connection (`conn`), a `tokenization_manager`, and a `recents_manager`. <text:s/>`tags_cte` defines a Common Table Expression (CTE) for efficiently retrieving note tags from the database, </text:span></text:span><text:span text:style-name="Strong_20_Emphasis"><text:span text:style-name="T90">since the tag functionality is the same for all note types</text:span></text:span><text:span text:style-name="Strong_20_Emphasis"><text:span text:style-name="T88">. `create_note` inserts a new note into the `Notes` table and then calls `update_notetags`. `fetch_total_notes` retrieves the total number of notes for a given user and note type, used for pagination. `update_notetags` updates the `NoteTags` table, associating tags with a note. It can either delete existing tags for the note before adding new ones or just add new tags.</text:span></text:span></text:p>
      <text:list text:continue-numbering="true" text:style-name="L1">
        <text:list-item>
          <text:list>
            <text:list-item>
              <text:list>
                <text:list-item>
                  <text:list>
                    <text:list-item>
                      <text:p text:style-name="P101"><text:bookmark-start text:name="__RefHeading___Toc11538_1229836567"/>Universal note functionality<text:bookmark-end text:name="__RefHeading___Toc11538_1229836567"/></text:p>
                    </text:list-item>
                  </text:list>
                </text:list-item>
              </text:list>
            </text:list-item>
          </text:list>
        </text:list-item>
      </text:list>
      <text:p text:style-name="P73"><text:span text:style-name="Strong_20_Emphasis"><text:span text:style-name="T75"><text:line-break/></text:span></text:span><text:span text:style-name="Strong_20_Emphasis"><text:span text:style-name="T114">def universal_routes(app, conn, model, recents_manager,genai):<text:line-break/> <text:s text:c="3"/>@app.route('/api/search', methods=['GET'])<text:line-break/> <text:s text:c="3"/>@jwt_required()<text:line-break/> <text:s text:c="3"/>@token_required<text:line-break/> <text:s text:c="3"/>def search():<text:line-break/> <text:s text:c="5"/># ... </text:span></text:span></text:p>
      <text:p text:style-name="P73"><text:span text:style-name="Strong_20_Emphasis"><text:span text:style-name="T114"><text:line-break/> <text:s text:c="3"/>@app.route('/api/recents', methods=['GET'])<text:line-break/> <text:s text:c="3"/>@jwt_required()<text:line-break/> <text:s text:c="3"/>@token_required<text:line-break/></text:span></text:span><text:soft-page-break/><text:span text:style-name="Strong_20_Emphasis"><text:span text:style-name="T114"> <text:s text:c="3"/>def get_recents():<text:line-break/> <text:s text:c="5"/># ... </text:span></text:span></text:p>
      <text:p text:style-name="P73"><text:span text:style-name="Strong_20_Emphasis"><text:span text:style-name="T114"><text:line-break/> <text:s text:c="3"/>@app.route('/api/calendar', methods=['GET'])<text:line-break/> <text:s text:c="3"/>@jwt_required()<text:line-break/> <text:s text:c="3"/>@token_required<text:line-break/> <text:s text:c="3"/>def get_calendar_notes():<text:line-break/> <text:s text:c="6"/># ... </text:span></text:span></text:p>
      <text:p text:style-name="P73"><text:span text:style-name="Strong_20_Emphasis"><text:span text:style-name="T114"><text:line-break/> <text:s text:c="3"/>@app.route('/api/summarize', methods=['POST'])<text:line-break/> <text:s text:c="3"/>@jwt_required()<text:line-break/> <text:s text:c="3"/>@token_required<text:line-break/> <text:s text:c="3"/>def summarize():<text:line-break/> <text:s text:c="7"/># ... </text:span></text:span><text:span text:style-name="Strong_20_Emphasis"><text:span text:style-name="T75"><text:line-break/><text:line-break/></text:span></text:span><text:span text:style-name="Strong_20_Emphasis"><text:span text:style-name="T102">The `universal_routes` function sets up the API endpoints using Flask. It takes the Flask app instance, the database connection, a word2vec model </text:span></text:span><text:span text:style-name="Strong_20_Emphasis"><text:span text:style-name="T104">(for note vectorization)</text:span></text:span><text:span text:style-name="Strong_20_Emphasis"><text:span text:style-name="T102">, a `recents_manager`, and a `genai` object (</text:span></text:span><text:span text:style-name="Strong_20_Emphasis"><text:span text:style-name="T104">part of Google’s AI libraries)</text:span></text:span><text:span text:style-name="Strong_20_Emphasis"><text:span text:style-name="T102">. <text:s/>It defines four routes: `/api/search`, `/api/recents`, `/api/calendar`, and `/api/summarize`. <text:s/>Each route is decorated with `@app.route`, specifying the URL and HTTP method. <text:s/>`@jwt_required()` and `@token_required` ensure that the user is authenticated before accessing these routes. <text:s/></text:span></text:span><text:span text:style-name="Strong_20_Emphasis"><text:span text:style-name="T104">Here is how each function works:</text:span></text:span></text:p>
      <text:list text:continue-numbering="true" text:style-name="L1">
        <text:list-item>
          <text:list>
            <text:list-item>
              <text:list>
                <text:list-item>
                  <text:list>
                    <text:list-item>
                      <text:p text:style-name="P101"><text:bookmark-start text:name="__RefHeading___Toc11536_1229836567"/>Searching<text:bookmark-end text:name="__RefHeading___Toc11536_1229836567"/></text:p>
                    </text:list-item>
                  </text:list>
                </text:list-item>
              </text:list>
            </text:list-item>
          </text:list>
        </text:list-item>
      </text:list>
      <text:p text:style-name="P74"><text:span text:style-name="Strong_20_Emphasis"><text:span text:style-name="T114"><text:line-break/> <text:s text:c="3"/>@app.route('/api/search', methods=['GET'])<text:line-break/> <text:s text:c="3"/>@jwt_required()<text:line-break/> <text:s text:c="3"/>@token_required<text:line-break/> <text:s text:c="3"/>def search():<text:line-break/> <text:s text:c="7"/>try:<text:line-break/> <text:s text:c="11"/>user_id = g.userId<text:line-break/> <text:s text:c="11"/>cur = conn.cursor(cursor_factory=psycopg2.extras.DictCursor)<text:line-break/> <text:s text:c="11"/>search_query = request.args.get('searchQuery')<text:line-break/> <text:s text:c="11"/>search_mode = request.args.get('searchMode')<text:line-break/> <text:s text:c="11"/>page = int(request.args.get('pageParam', 1))<text:line-break/> <text:s text:c="11"/>per_page = int(request.args.get('perPage', 5))<text:line-break/> <text:s text:c="11"/>offset = (page - 1) * per_page<text:line-break/><text:line-break/> <text:s text:c="11"/>if search_mode == "approximate":<text:line-break/> <text:s text:c="15"/>query_vector = combine_strings_to_vector(search_query.split(),</text:span></text:span></text:p>
      <text:p text:style-name="P74"><text:span text:style-name="Strong_20_Emphasis"><text:span text:style-name="T114">model, False)<text:line-break/><text:line-break/> <text:s text:c="15"/>cur.execute("""<text:line-break/> <text:s text:c="19"/>SELECT n.id AS note_id, n.title, n.content, n.type,<text:line-break/> <text:s text:c="19"/>t.id AS tagid,<text:line-break/> <text:s text:c="19"/>t.name,<text:line-break/> <text:s text:c="19"/>t.color,<text:line-break/> <text:s text:c="19"/>cosine_similarity(n.vector, %s) as similarity<text:line-break/> <text:s text:c="19"/>FROM Notes n<text:line-break/> <text:s text:c="19"/>LEFT JOIN NoteTags nt ON n.id = nt.note_id<text:line-break/> <text:s text:c="19"/>LEFT JOIN Tags t ON nt.tag_id = t.id<text:line-break/> <text:s text:c="19"/>WHERE n.user_id = %s AND n.archived = FALSE AND n.vector IS NOT </text:span></text:span><text:soft-page-break/><text:span text:style-name="Strong_20_Emphasis"><text:span text:style-name="T114">NULL<text:line-break/> <text:s text:c="19"/>ORDER BY similarity DESC<text:line-break/> <text:s text:c="19"/>LIMIT %s OFFSET %s;<text:line-break/> <text:s text:c="15"/>""", (query_vector, user_id, per_page, offset))<text:line-break/><text:line-break/> <text:s text:c="11"/>else:<text:line-break/> <text:s text:c="15"/>cur.execute("""<text:line-break/> <text:s text:c="19"/>SELECT n.id AS note_id, n.title, n.content, n.type,<text:line-break/> <text:s text:c="23"/>t.id AS tagid,<text:line-break/> <text:s text:c="23"/>t.name,<text:line-break/> <text:s text:c="23"/>t.color<text:line-break/> <text:s text:c="19"/>FROM Notes n<text:line-break/> <text:s text:c="23"/>LEFT JOIN NoteTags nt ON n.id = nt.note_id<text:line-break/> <text:s text:c="23"/>LEFT JOIN Tags t ON nt.tag_id = t.id<text:line-break/> <text:s text:c="19"/>WHERE n.user_id = %s AND n.archived = FALSE<text:line-break/> <text:s text:c="23"/>AND (n.title ILIKE %s OR n.content ILIKE %s)<text:line-break/> <text:s text:c="19"/>LIMIT %s OFFSET %s;<text:line-break/> <text:s text:c="15"/>""", (user_id, f"%{search_query}%", f"%{search_query}%", per_page, offset))<text:line-break/><text:line-break/> <text:s text:c="11"/>rows = cur.fetchall()<text:line-break/><text:line-break/> <text:s text:c="11"/># Get the total number of results for pagination<text:line-break/> <text:s text:c="11"/>if search_mode == "approximate":<text:line-break/> <text:s text:c="15"/>cur.execute("""<text:line-break/> <text:s text:c="19"/>SELECT COUNT(*) FROM Notes n<text:line-break/> <text:s text:c="19"/>WHERE n.user_id = %s AND n.archived = FALSE AND n.vector IS NOT NULL;<text:line-break/> <text:s text:c="15"/>""", (user_id,))<text:line-break/> <text:s text:c="11"/>else:<text:line-break/> <text:s text:c="15"/>cur.execute("""<text:line-break/> <text:s text:c="19"/>SELECT COUNT(*) FROM Notes n<text:line-break/><text:tab/><text:tab/></text:span></text:span><text:span text:style-name="Source_20_Text"><text:span text:style-name="T114">WHERE n.user_id = %s AND n.archived = FALSE</text:span></text:span></text:p>
      <text:p text:style-name="P76"><text:span text:style-name="Source_20_Text"><text:span text:style-name="T116"><text:s text:c="24"/>AND (n.title ILIKE %s OR n.content ILIKE %s);</text:span></text:span></text:p>
      <text:p text:style-name="P76"><text:span text:style-name="Source_20_Text"><text:span text:style-name="T116"><text:s text:c="16"/>""", (user_id, f"%{search_query}%", f"%{search_query}%"))</text:span></text:span></text:p>
      <text:p text:style-name="P79"/>
      <text:p text:style-name="P76"><text:span text:style-name="Source_20_Text"><text:span text:style-name="T116"><text:s text:c="12"/>total = cur.fetchone()[0]</text:span></text:span></text:p>
      <text:p text:style-name="P76"><text:span text:style-name="Source_20_Text"><text:span text:style-name="T116"><text:s text:c="12"/>next_page = page + 1 if offset + per_page &lt; total else None</text:span></text:span></text:p>
      <text:p text:style-name="P79"/>
      <text:p text:style-name="P76"><text:span text:style-name="Source_20_Text"><text:span text:style-name="T116"><text:s text:c="12"/>if rows:</text:span></text:span></text:p>
      <text:p text:style-name="P76"><text:span text:style-name="Source_20_Text"><text:span text:style-name="T116"><text:s text:c="16"/>notes=process_universal_notes(rows,cur)</text:span></text:span></text:p>
      <text:p text:style-name="P79"/>
      <text:p text:style-name="P76"><text:span text:style-name="Source_20_Text"><text:span text:style-name="T116"><text:s text:c="12"/>return jsonify({'message': 'Notes retrieved successfully', 'data': notes,</text:span></text:span></text:p>
      <text:p text:style-name="P76"><text:span text:style-name="Source_20_Text"><text:span text:style-name="T116"><text:s text:c="28"/>'pagination': {</text:span></text:span></text:p>
      <text:p text:style-name="P76"><text:span text:style-name="Source_20_Text"><text:span text:style-name="T116"><text:s text:c="36"/>'total': total,</text:span></text:span></text:p>
      <text:p text:style-name="P76"><text:span text:style-name="Source_20_Text"><text:span text:style-name="T116"><text:s text:c="36"/>'page': page,</text:span></text:span></text:p>
      <text:p text:style-name="P76"><text:span text:style-name="Source_20_Text"><text:span text:style-name="T116"><text:s text:c="36"/>'perPage': per_page,</text:span></text:span></text:p>
      <text:p text:style-name="P76"><text:span text:style-name="Source_20_Text"><text:span text:style-name="T116"><text:s text:c="36"/>'nextPage': next_page</text:span></text:span></text:p>
      <text:p text:style-name="P76"><text:span text:style-name="Source_20_Text"><text:span text:style-name="T116"><text:s text:c="32"/>}</text:span></text:span></text:p>
      <text:p text:style-name="P76"><text:span text:style-name="Source_20_Text"><text:span text:style-name="T116"><text:s text:c="28"/>}), 200</text:span></text:span></text:p>
      <text:p text:style-name="P76"><text:span text:style-name="Source_20_Text"><text:span text:style-name="T116"><text:s text:c="8"/>except Exception as e:</text:span></text:span></text:p>
      <text:p text:style-name="P76"><text:span text:style-name="Source_20_Text"><text:span text:style-name="T116"><text:s text:c="12"/>conn.rollback()</text:span></text:span></text:p>
      <text:p text:style-name="P76"><text:span text:style-name="Source_20_Text"><text:span text:style-name="T116"><text:s text:c="12"/>print(f"An error occurred: {e}")</text:span></text:span></text:p>
      <text:p text:style-name="P76"><text:span text:style-name="Source_20_Text"><text:span text:style-name="T116"><text:s text:c="12"/>return jsonify({'message': 'An error occurred', 'error': str(e)}), 500</text:span></text:span></text:p>
      <text:p text:style-name="P76"><text:span text:style-name="Source_20_Text"><text:span text:style-name="T116"><text:s text:c="8"/>finally:</text:span></text:span></text:p>
      <text:p text:style-name="P77"><text:span text:style-name="Source_20_Text"><text:span text:style-name="T116"><text:s text:c="12"/>cur.close()</text:span></text:span></text:p>
      <text:p text:style-name="P78"><text:soft-page-break/><text:span text:style-name="T85">The </text:span><text:span text:style-name="Source_20_Text"><text:span text:style-name="T85">/api/search</text:span></text:span><text:span text:style-name="T85"> route handles searching for notes. It retrieves the user ID from the JWT (</text:span><text:span text:style-name="Source_20_Text"><text:span text:style-name="T85">g.userId</text:span></text:span><text:span text:style-name="T85">), gets the search query and mode (approximate or regular) from the request arguments, and sets up pagination. If the search mode is "approximate," it uses a cosine similarity search against pre-calculated note vectors (</text:span><text:span text:style-name="T107">more about it later</text:span><text:span text:style-name="T85">). Otherwise, it performs a standard case-insensitive search using </text:span><text:span text:style-name="Source_20_Text"><text:span text:style-name="T85">ILIKE</text:span></text:span><text:span text:style-name="T85"> on the note title and content. It fetches the results, </text:span><text:span text:style-name="T107">sorts them</text:span><text:span text:style-name="T85">, calculates the total number of results for pagination, and calls </text:span><text:span text:style-name="Source_20_Text"><text:span text:style-name="T85">process_universal_notes</text:span></text:span><text:span text:style-name="T85"> to format the data. Finally, it returns the notes and pagination information as a JSON response. </text:span></text:p>
      <text:list text:continue-numbering="true" text:style-name="L1">
        <text:list-item>
          <text:list>
            <text:list-item>
              <text:list>
                <text:list-item>
                  <text:list>
                    <text:list-item>
                      <text:p text:style-name="P101"><text:bookmark-start text:name="__RefHeading___Toc11534_1229836567"/>Recents<text:bookmark-end text:name="__RefHeading___Toc11534_1229836567"/></text:p>
                    </text:list-item>
                  </text:list>
                </text:list-item>
              </text:list>
            </text:list-item>
          </text:list>
        </text:list-item>
      </text:list>
      <text:p text:style-name="P44"><text:s text:c="2"/><text:span text:style-name="T121"><text:s/></text:span><text:span text:style-name="T114"><text:s text:c="2"/>@app.route('/api/recents', methods=['GET'])</text:span></text:p>
      <text:p text:style-name="P86"><text:s text:c="4"/>@jwt_required()</text:p>
      <text:p text:style-name="P86"><text:s text:c="4"/>@token_required</text:p>
      <text:p text:style-name="P86"><text:s text:c="4"/>def get_recents():</text:p>
      <text:p text:style-name="P86"><text:s text:c="8"/>try:</text:p>
      <text:p text:style-name="P86"><text:s text:c="12"/>userId=g.userId</text:p>
      <text:p text:style-name="P86"><text:s text:c="12"/>noteIds = recents_manager.get_recent_notes_for_user(userId)</text:p>
      <text:p text:style-name="P86"><text:s text:c="12"/>cur = conn.cursor(cursor_factory=psycopg2.extras.DictCursor)</text:p>
      <text:p text:style-name="P86"/>
      <text:p text:style-name="P86"><text:s text:c="12"/>notes = []</text:p>
      <text:p text:style-name="P86"><text:s text:c="12"/>for note_id in noteIds:</text:p>
      <text:p text:style-name="P86"><text:s text:c="16"/>cur.execute("""</text:p>
      <text:p text:style-name="P86"><text:s text:c="20"/>SELECT n.id AS note_id, n.title, n.content, n.type,</text:p>
      <text:p text:style-name="P86"><text:s text:c="24"/>t.id AS tagid,</text:p>
      <text:p text:style-name="P86"><text:s text:c="24"/>t.name,</text:p>
      <text:p text:style-name="P86"><text:s text:c="24"/>t.color</text:p>
      <text:p text:style-name="P86"><text:s text:c="20"/>FROM Notes n</text:p>
      <text:p text:style-name="P86"><text:s text:c="24"/>LEFT JOIN NoteTags nt ON n.id = nt.note_id</text:p>
      <text:p text:style-name="P86"><text:s text:c="24"/>LEFT JOIN Tags t ON nt.tag_id = t.id</text:p>
      <text:p text:style-name="P86"><text:s text:c="20"/>WHERE n.user_id = %s AND n.id = %s;</text:p>
      <text:p text:style-name="P86"><text:s text:c="16"/>""", (userId, note_id))</text:p>
      <text:p text:style-name="P86"/>
      <text:p text:style-name="P86"><text:s text:c="16"/>row = cur.fetchone()</text:p>
      <text:p text:style-name="P86"><text:s text:c="16"/>if row:</text:p>
      <text:p text:style-name="P86"><text:s text:c="20"/>note = process_universal_notes([row], cur)[0]</text:p>
      <text:p text:style-name="P86"><text:s text:c="20"/>notes.append(note)</text:p>
      <text:p text:style-name="P86"/>
      <text:p text:style-name="P86"><text:s text:c="12"/>return jsonify({'message': 'Recent notes retrieved successfully', 'data': notes}), 200</text:p>
      <text:p text:style-name="P86"><text:s text:c="8"/>except Exception as e:</text:p>
      <text:p text:style-name="P86"><text:s text:c="12"/>conn.rollback()</text:p>
      <text:p text:style-name="P86"><text:s text:c="12"/>raise</text:p>
      <text:p text:style-name="P88"/>
      <text:p text:style-name="P47">The /api/recents route retrieves recently accessed notes. <text:s/>It gets the user ID, uses the recents_manager to fetch a list of recent note IDs, and then retrieves the full note details from the database for each ID. <text:s/>It <text:span text:style-name="T122">works as an endpoint to retrieve recently accessed notes </text:span><text:soft-page-break/><text:span text:style-name="T122">by the user from the recents_manager(more about it later), then</text:span> format the notes and return them as a JSON response.</text:p>
      <text:list text:continue-numbering="true" text:style-name="L1">
        <text:list-item>
          <text:list>
            <text:list-item>
              <text:list>
                <text:list-item>
                  <text:list>
                    <text:list-item>
                      <text:p text:style-name="P223">Calendar functionality</text:p>
                    </text:list-item>
                  </text:list>
                </text:list-item>
              </text:list>
            </text:list-item>
          </text:list>
        </text:list-item>
      </text:list>
      <text:p text:style-name="P46"><text:span text:style-name="Source_20_Text"><text:span text:style-name="T116"><text:s/></text:span></text:span><text:span text:style-name="Source_20_Text"><text:span text:style-name="T114"><text:s text:c="3"/>@app.route('/api/calendar', methods=['GET'])</text:span></text:span></text:p>
      <text:p text:style-name="Preformatted_20_Text"><text:span text:style-name="Source_20_Text"><text:span text:style-name="T116"><text:s text:c="4"/>@jwt_required()</text:span></text:span></text:p>
      <text:p text:style-name="Preformatted_20_Text"><text:span text:style-name="Source_20_Text"><text:span text:style-name="T116"><text:s text:c="4"/>@token_required</text:span></text:span></text:p>
      <text:p text:style-name="Preformatted_20_Text"><text:span text:style-name="Source_20_Text"><text:span text:style-name="T116"><text:s text:c="4"/>def get_calendar_notes():</text:span></text:span></text:p>
      <text:p text:style-name="Preformatted_20_Text"><text:span text:style-name="Source_20_Text"><text:span text:style-name="T116"><text:s text:c="8"/>try:</text:span></text:span></text:p>
      <text:p text:style-name="Preformatted_20_Text"><text:span text:style-name="Source_20_Text"><text:span text:style-name="T116"><text:s text:c="12"/>userId = g.userId</text:span></text:span></text:p>
      <text:p text:style-name="Preformatted_20_Text"><text:span text:style-name="Source_20_Text"><text:span text:style-name="T116"><text:s text:c="12"/>start_date = request.args.get('startDate')</text:span></text:span></text:p>
      <text:p text:style-name="Preformatted_20_Text"><text:span text:style-name="Source_20_Text"><text:span text:style-name="T116"><text:s text:c="12"/>end_date = request.args.get('endDate')</text:span></text:span></text:p>
      <text:p text:style-name="P80"/>
      <text:p text:style-name="Preformatted_20_Text"><text:span text:style-name="Source_20_Text"><text:span text:style-name="T116"><text:s text:c="12"/># Convert start and end dates to datetime objects</text:span></text:span></text:p>
      <text:p text:style-name="Preformatted_20_Text"><text:span text:style-name="Source_20_Text"><text:span text:style-name="T116"><text:s text:c="12"/>start_date = datetime.fromisoformat(str(start_date))</text:span></text:span></text:p>
      <text:p text:style-name="Preformatted_20_Text"><text:span text:style-name="Source_20_Text"><text:span text:style-name="T116"><text:s text:c="12"/>end_date = datetime.fromisoformat(str(end_date))</text:span></text:span></text:p>
      <text:p text:style-name="P80"/>
      <text:p text:style-name="Preformatted_20_Text"><text:span text:style-name="Source_20_Text"><text:span text:style-name="T116"><text:s text:c="12"/>with conn.cursor(cursor_factory=psycopg2.extras.DictCursor) as cur:</text:span></text:span></text:p>
      <text:p text:style-name="Preformatted_20_Text"><text:span text:style-name="Source_20_Text"><text:span text:style-name="T116"><text:s text:c="16"/># Fetch notes from goals table</text:span></text:span></text:p>
      <text:p text:style-name="Preformatted_20_Text"><text:span text:style-name="Source_20_Text"><text:span text:style-name="T116"><text:s text:c="16"/>cur.execute("""</text:span></text:span></text:p>
      <text:p text:style-name="Preformatted_20_Text"><text:span text:style-name="Source_20_Text"><text:span text:style-name="T116"><text:s text:c="20"/>SELECT n.id AS note_id, n.title, n.content, n.type, g.due_date</text:span></text:span></text:p>
      <text:p text:style-name="Preformatted_20_Text"><text:span text:style-name="Source_20_Text"><text:span text:style-name="T116"><text:s text:c="20"/>FROM Notes n</text:span></text:span></text:p>
      <text:p text:style-name="Preformatted_20_Text"><text:span text:style-name="Source_20_Text"><text:span text:style-name="T116"><text:s text:c="20"/>JOIN Goals g ON n.id = g.note_id</text:span></text:span></text:p>
      <text:p text:style-name="Preformatted_20_Text"><text:span text:style-name="Source_20_Text"><text:span text:style-name="T116"><text:s text:c="20"/>WHERE n.user_id = %s AND g.due_date BETWEEN %s AND %s</text:span></text:span></text:p>
      <text:p text:style-name="Preformatted_20_Text"><text:span text:style-name="Source_20_Text"><text:span text:style-name="T116"><text:s text:c="16"/>""", (userId, start_date, end_date))</text:span></text:span></text:p>
      <text:p text:style-name="Preformatted_20_Text"><text:span text:style-name="Source_20_Text"><text:span text:style-name="T116"><text:s text:c="16"/>goal_notes = cur.fetchall()</text:span></text:span></text:p>
      <text:p text:style-name="P80"/>
      <text:p text:style-name="Preformatted_20_Text"><text:span text:style-name="Source_20_Text"><text:span text:style-name="T116"><text:s text:c="16"/># Fetch notes from tasks table</text:span></text:span></text:p>
      <text:p text:style-name="Preformatted_20_Text"><text:span text:style-name="Source_20_Text"><text:span text:style-name="T116"><text:s text:c="16"/>cur.execute("""</text:span></text:span></text:p>
      <text:p text:style-name="Preformatted_20_Text"><text:span text:style-name="Source_20_Text"><text:span text:style-name="T116"><text:s text:c="20"/>SELECT n.id AS note_id, n.title, n.type, n.content, t.due_date</text:span></text:span></text:p>
      <text:p text:style-name="Preformatted_20_Text"><text:span text:style-name="Source_20_Text"><text:span text:style-name="T116"><text:s text:c="20"/>FROM Notes n</text:span></text:span></text:p>
      <text:p text:style-name="Preformatted_20_Text"><text:span text:style-name="Source_20_Text"><text:span text:style-name="T116"><text:s text:c="20"/>JOIN Tasks t ON n.id = t.note_id</text:span></text:span></text:p>
      <text:p text:style-name="Preformatted_20_Text"><text:span text:style-name="Source_20_Text"><text:span text:style-name="T116"><text:s text:c="20"/>WHERE n.user_id = %s AND t.due_date BETWEEN %s AND %s</text:span></text:span></text:p>
      <text:p text:style-name="Preformatted_20_Text"><text:span text:style-name="Source_20_Text"><text:span text:style-name="T116"><text:s text:c="16"/>""", (userId, start_date, end_date))</text:span></text:span></text:p>
      <text:p text:style-name="Preformatted_20_Text"><text:span text:style-name="Source_20_Text"><text:span text:style-name="T116"><text:s text:c="16"/>task_notes = cur.fetchall()</text:span></text:span></text:p>
      <text:p text:style-name="P80"/>
      <text:p text:style-name="Preformatted_20_Text"><text:span text:style-name="Source_20_Text"><text:span text:style-name="T116"><text:s text:c="16"/># Combine results</text:span></text:span></text:p>
      <text:p text:style-name="Preformatted_20_Text"><text:span text:style-name="Source_20_Text"><text:span text:style-name="T116"><text:s text:c="16"/>notes = []</text:span></text:span></text:p>
      <text:p text:style-name="Preformatted_20_Text"><text:span text:style-name="Source_20_Text"><text:span text:style-name="T116"><text:s text:c="16"/>for row in goal_notes + task_notes:</text:span></text:span></text:p>
      <text:p text:style-name="Preformatted_20_Text"><text:span text:style-name="Source_20_Text"><text:span text:style-name="T116"><text:s text:c="20"/>note = {</text:span></text:span></text:p>
      <text:p text:style-name="Preformatted_20_Text"><text:span text:style-name="Source_20_Text"><text:span text:style-name="T116"><text:s text:c="24"/>'noteid': row['note_id'],</text:span></text:span></text:p>
      <text:p text:style-name="Preformatted_20_Text"><text:span text:style-name="Source_20_Text"><text:span text:style-name="T116"><text:s text:c="24"/>'title': row['title'][:50] + '...' if len(row['title']) &gt; 50 else row['title'],</text:span></text:span></text:p>
      <text:p text:style-name="Preformatted_20_Text"><text:span text:style-name="Source_20_Text"><text:span text:style-name="T116"><text:s text:c="24"/>'content': row['content'],</text:span></text:span></text:p>
      <text:p text:style-name="Preformatted_20_Text"><text:span text:style-name="Source_20_Text"><text:span text:style-name="T116"><text:s text:c="24"/>'due_date': row['due_date'],</text:span></text:span></text:p>
      <text:p text:style-name="Preformatted_20_Text"><text:span text:style-name="Source_20_Text"><text:span text:style-name="T116"><text:s text:c="24"/>'type': row['type'],</text:span></text:span></text:p>
      <text:p text:style-name="Preformatted_20_Text"><text:span text:style-name="Source_20_Text"><text:span text:style-name="T116"><text:s text:c="24"/>'tags' : []</text:span></text:span></text:p>
      <text:p text:style-name="Preformatted_20_Text"><text:span text:style-name="Source_20_Text"><text:span text:style-name="T116"><text:s text:c="20"/>}</text:span></text:span></text:p>
      <text:p text:style-name="Preformatted_20_Text"><text:span text:style-name="Source_20_Text"><text:span text:style-name="T116"><text:s text:c="20"/>#Select tags</text:span></text:span></text:p>
      <text:p text:style-name="Preformatted_20_Text"><text:span text:style-name="Source_20_Text"><text:span text:style-name="T116"><text:s text:c="20"/>cur.execute("""</text:span></text:span></text:p>
      <text:p text:style-name="Preformatted_20_Text"><text:span text:style-name="Source_20_Text"><text:span text:style-name="T116"><text:s text:c="24"/>SELECT</text:span></text:span></text:p>
      <text:p text:style-name="Preformatted_20_Text"><text:span text:style-name="Source_20_Text"><text:span text:style-name="T116"><text:s text:c="28"/>json_agg(json_build_object(</text:span></text:span></text:p>
      <text:p text:style-name="Preformatted_20_Text"><text:span text:style-name="Source_20_Text"><text:span text:style-name="T116"><text:s text:c="32"/>'tagid', tg.id,</text:span></text:span></text:p>
      <text:p text:style-name="Preformatted_20_Text"><text:span text:style-name="Source_20_Text"><text:span text:style-name="T116"><text:s text:c="32"/>'name', tg.name,</text:span></text:span></text:p>
      <text:p text:style-name="Preformatted_20_Text"><text:span text:style-name="Source_20_Text"><text:span text:style-name="T116"><text:s text:c="32"/>'color', tg.color</text:span></text:span></text:p>
      <text:p text:style-name="Preformatted_20_Text"><text:span text:style-name="Source_20_Text"><text:span text:style-name="T116"><text:s text:c="28"/>)) AS tags</text:span></text:span></text:p>
      <text:p text:style-name="Preformatted_20_Text"><text:soft-page-break/><text:span text:style-name="Source_20_Text"><text:span text:style-name="T116"><text:s text:c="24"/>FROM NoteTags nt</text:span></text:span></text:p>
      <text:p text:style-name="Preformatted_20_Text"><text:span text:style-name="Source_20_Text"><text:span text:style-name="T116"><text:s text:c="24"/>JOIN Tags tg ON nt.tag_id = tg.id</text:span></text:span></text:p>
      <text:p text:style-name="Preformatted_20_Text"><text:span text:style-name="Source_20_Text"><text:span text:style-name="T116"><text:s text:c="24"/>WHERE nt.note_id = %s</text:span></text:span></text:p>
      <text:p text:style-name="Preformatted_20_Text"><text:span text:style-name="Source_20_Text"><text:span text:style-name="T116"><text:s text:c="24"/>GROUP BY nt.note_id</text:span></text:span></text:p>
      <text:p text:style-name="Preformatted_20_Text"><text:span text:style-name="Source_20_Text"><text:span text:style-name="T116"><text:s text:c="20"/>""", (row['note_id'],))</text:span></text:span></text:p>
      <text:p text:style-name="Preformatted_20_Text"><text:span text:style-name="Source_20_Text"><text:span text:style-name="T116"><text:s text:c="20"/>note['tags'] = cur.fetchone()</text:span></text:span></text:p>
      <text:p text:style-name="Preformatted_20_Text"><text:span text:style-name="Source_20_Text"><text:span text:style-name="T116"><text:s text:c="20"/>notes.append(note)</text:span></text:span></text:p>
      <text:p text:style-name="P80"/>
      <text:p text:style-name="Preformatted_20_Text"><text:span text:style-name="Source_20_Text"><text:span text:style-name="T116"><text:s text:c="16"/>return jsonify({'message': 'Notes retrieved successfully', 'data': notes}), 200</text:span></text:span></text:p>
      <text:p text:style-name="P80"/>
      <text:p text:style-name="Preformatted_20_Text"><text:span text:style-name="Source_20_Text"><text:span text:style-name="T116"><text:s text:c="8"/>except Exception as e:</text:span></text:span></text:p>
      <text:p text:style-name="Preformatted_20_Text"><text:span text:style-name="Source_20_Text"><text:span text:style-name="T116"><text:s text:c="12"/>conn.rollback()</text:span></text:span></text:p>
      <text:p text:style-name="Preformatted_20_Text"><text:span text:style-name="Source_20_Text"><text:span text:style-name="T116"><text:s text:c="12"/>print(f"An error occurred: {e}")</text:span></text:span></text:p>
      <text:p text:style-name="P90"><text:span text:style-name="Source_20_Text"><text:span text:style-name="T116"><text:s text:c="12"/>return jsonify({'message': 'An error occurred', 'error': str(e)}), 500</text:span></text:span></text:p>
      <text:p text:style-name="Text_20_body"><text:span text:style-name="T85">The </text:span><text:span text:style-name="Source_20_Text"><text:span text:style-name="T85">/api/calendar</text:span></text:span><text:span text:style-name="T85"> route retrieves notes associated with goals and tasks that fall within a specified date range. It gets the start and end dates from the request arguments, converts them to </text:span><text:span text:style-name="Source_20_Text"><text:span text:style-name="T85">datetime</text:span></text:span><text:span text:style-name="T85"> objects, and then queries the </text:span><text:span text:style-name="Source_20_Text"><text:span text:style-name="T85">Goals</text:span></text:span><text:span text:style-name="T85"> and </text:span><text:span text:style-name="Source_20_Text"><text:span text:style-name="T85">Tasks</text:span></text:span><text:span text:style-name="T85"> tables to retrieve the relevant notes. It combines the results, truncates long titles, and fetches tags for each note. The notes with their due dates are then returned as a JSON response, </text:span><text:span text:style-name="T108">and will be displayed on the calenar component on the website.</text:span></text:p>
      <text:p text:style-name="P45"/>
      <text:list xml:id="list194153823370366" text:continue-numbering="true" text:style-name="L1">
        <text:list-item>
          <text:list>
            <text:list-item>
              <text:list>
                <text:list-item>
                  <text:list>
                    <text:list-item>
                      <text:p text:style-name="P223">Summarization</text:p>
                    </text:list-item>
                  </text:list>
                </text:list-item>
              </text:list>
            </text:list-item>
          </text:list>
        </text:list-item>
      </text:list>
      <text:p text:style-name="P87"><text:s text:c="4"/>@app.route('/api/summarize', methods=['POST'])</text:p>
      <text:p text:style-name="P87"><text:s text:c="4"/>@jwt_required()</text:p>
      <text:p text:style-name="P87"><text:s text:c="4"/>@token_required</text:p>
      <text:p text:style-name="P87"><text:s text:c="4"/>def summarize():</text:p>
      <text:p text:style-name="P87"><text:s text:c="12"/>try:</text:p>
      <text:p text:style-name="P87"><text:s text:c="88"/></text:p>
      <text:p text:style-name="P87"><text:s text:c="16"/>gemini_schema = GeminiSummarySchema()</text:p>
      <text:p text:style-name="P87"><text:s text:c="16"/>data = gemini_schema.load(request.json)</text:p>
      <text:p text:style-name="P87"><text:s text:c="16"/>title <text:s/>= data['title']</text:p>
      <text:p text:style-name="P87"><text:s text:c="16"/>selection = <text:s/>data['selection']</text:p>
      <text:p text:style-name="P87"/>
      <text:p text:style-name="P87"><text:s text:c="16"/>model = genai.GenerativeModel("gemini-2.0-flash")</text:p>
      <text:p text:style-name="P87"><text:s text:c="16"/>response = model.generate_content("""</text:p>
      <text:p text:style-name="P87"><text:s text:c="20"/>Please summarize the following extract from a note titled <text:tab/><text:tab/><text:tab/><text:tab/>{title}, delimeted by three backticks:</text:p>
      <text:p text:style-name="P87"/>
      <text:p text:style-name="P87"><text:s text:c="20"/>```{selection}```</text:p>
      <text:p text:style-name="P87"/>
      <text:p text:style-name="P87"><text:s text:c="20"/>Please include:</text:p>
      <text:p text:style-name="P87"/>
      <text:p text:style-name="P87"><text:s text:c="24"/>Key points: What are the most important things mentioned in <text:tab/><text:tab/><text:tab/><text:tab/>the extract?</text:p>
      <text:p text:style-name="P87"/>
      <text:p text:style-name="P87"><text:s text:c="24"/>Context: How does this extract relate to the note as a <text:tab/><text:tab/><text:tab/><text:tab/><text:tab/>whole?</text:p>
      <text:p text:style-name="P87"><text:soft-page-break/></text:p>
      <text:p text:style-name="P87"><text:s text:c="24"/>Purpose: What is the purpose of this particular extract <text:tab/><text:tab/><text:tab/><text:tab/>within the note?</text:p>
      <text:p text:style-name="P87"/>
      <text:p text:style-name="P87"><text:s text:c="20"/>Keep the summary concise, clear and below 1000 characters.</text:p>
      <text:p text:style-name="P87"><text:s text:c="20"/>""".format(title=title, selection=selection),</text:p>
      <text:p text:style-name="P87"><text:s text:c="20"/># stream=True,</text:p>
      <text:p text:style-name="P87"><text:s text:c="20"/>generation_config = genai.types.GenerationConfig(</text:p>
      <text:p text:style-name="P87"><text:s text:c="24"/>temperature=0.2,</text:p>
      <text:p text:style-name="P87"><text:s text:c="24"/>top_p=0.95,</text:p>
      <text:p text:style-name="P87"><text:s text:c="24"/>max_output_tokens=256,</text:p>
      <text:p text:style-name="P87"><text:s text:c="20"/>),</text:p>
      <text:p text:style-name="P87"/>
      <text:p text:style-name="P87"><text:s text:c="20"/>)</text:p>
      <text:p text:style-name="P87"><text:s text:c="16"/>return jsonify({'message': 'Summary generated successfully', 'data': response}), 200</text:p>
      <text:p text:style-name="P87"><text:s text:c="12"/>except Exception as e:</text:p>
      <text:p text:style-name="P87"><text:s text:c="16"/>raise</text:p>
      <text:p text:style-name="P87"/>
      <text:p text:style-name="P91"><text:span text:style-name="T79">The Summarization function is used to summarize the contents of the note a user selects on the website. It first checks whether the data is of valid type and length through the Schema, then extracts the relevant information. After that, a model is loaded from Google’s genai library. This model is a Large Language Model (LLM) called Gemini. The model is provided with a specific prompt, that was engineered to avoid prompt injection by telling the model that any text inside the backticks must be summarized. Moreover, extra instructions are given to ensure that summaries are generated with consistent formatting and the model knows maximum length of data it has to generate. Finally, the model is configured to match the task at hand </text:span><text:span text:style-name="T80">with the following properties:</text:span></text:p>
      <text:p text:style-name="P91"><text:span text:style-name="T109"/></text:p>
      <text:list text:style-name="L31">
        <text:list-item>
          <text:p text:style-name="P224"><text:span text:style-name="T123">temperature=0.2</text:span>: Temperature controls the "randomness" of the generated text. A lower temperature (closer to 0) makes the output more deterministic and predictable, sticking closely to the most likely next words. It tends to produce more focused and conservative text.</text:p>
        </text:list-item>
        <text:list-item>
          <text:p text:style-name="P225"><text:span text:style-name="Source_20_Text"><text:span text:style-name="T110">top_p=0.95</text:span></text:span><text:span text:style-name="T109">: This is the nucleus sampling parameter. Nucleus sampling considers the most likely words whose</text:span><text:span text:style-name="T111"> </text:span><text:span text:style-name="Emphasis"><text:span text:style-name="T111">cumulative</text:span></text:span><text:span text:style-name="T109"> probability exceeds </text:span><text:span text:style-name="Source_20_Text"><text:span text:style-name="T109">top_p</text:span></text:span><text:span text:style-name="T109">. In this case, it considers the words whose probabilities add up to 95%. A value of 0.95 means the model will consider a wider range of possible next tokens, but still constrain the selection to the most probable ones.</text:span></text:p>
        </text:list-item>
      </text:list>
      <text:list text:style-name="L32">
        <text:list-item>
          <text:p text:style-name="P226"><text:span text:style-name="Strong_20_Emphasis"><text:span text:style-name="Source_20_Text"><text:span text:style-name="T109">max_output_tokens=256</text:span></text:span></text:span><text:span text:style-name="T109">: This sets a hard limit on the number of tokens (roughly words or sub-words) that the model can generate. This prevents the model from running indefinitely and helps to control the length of the output. 256 tokens is a moderate length and likely corresponds to a few paragraphs of text.</text:span></text:p>
        </text:list-item>
      </text:list>
      <text:p text:style-name="P48">When the <text:s/>response is generated, data returns to the user in form of a JSON object</text:p>
      <text:p text:style-name="P62"/>
      <text:list text:continue-list="list194153823370366" text:style-name="L1">
        <text:list-item>
          <text:list>
            <text:list-item>
              <text:list>
                <text:list-item>
                  <text:p text:style-name="P101"><text:bookmark-start text:name="__RefHeading___Toc11532_1229836567"/>modules/notes.py<text:bookmark-end text:name="__RefHeading___Toc11532_1229836567"/></text:p>
                </text:list-item>
              </text:list>
            </text:list-item>
          </text:list>
        </text:list-item>
      </text:list>
      <text:p text:style-name="P92"><text:span text:style-name="Strong_20_Emphasis"><text:span text:style-name="T97">Ge</text:span></text:span><text:span text:style-name="Strong_20_Emphasis"><text:span text:style-name="T91">n</text:span></text:span><text:span text:style-name="Strong_20_Emphasis"><text:span text:style-name="T103">e</text:span></text:span><text:span text:style-name="Strong_20_Emphasis"><text:span text:style-name="T105">rally, most endpoints </text:span></text:span><text:span text:style-name="Strong_20_Emphasis"><text:span text:style-name="T91">for different note types use similar logic, as each note has a create, update, edit and delete functionality. This is why the BaseNote class, and its predetermined functions to create a note in the Notes table, edit tags, etc. exists. Before </text:span></text:span><text:soft-page-break/><text:span text:style-name="Strong_20_Emphasis"><text:span text:style-name="T91">we dive deeper into more complex note processing logic, I would like to first present the ‘simplest’ module, which is notes. By definition, this note type has no extra fields except for the usual title, contents and tags, to be used as a way to quickly jot down information and use advanced searching and summarization techniques that were briefly mentioned above. </text:span></text:span></text:p>
      <text:p text:style-name="P92"><text:span text:style-name="Strong_20_Emphasis"><text:span text:style-name="T91"/></text:span></text:p>
      <text:p text:style-name="P94"><text:span text:style-name="Strong_20_Emphasis"><text:span text:style-name="T115">from datetime import datetime</text:span></text:span></text:p>
      <text:p text:style-name="P94"><text:span text:style-name="Strong_20_Emphasis"><text:span text:style-name="T115">import os</text:span></text:span></text:p>
      <text:p text:style-name="P94"><text:span text:style-name="Strong_20_Emphasis"><text:span text:style-name="T115">import sys</text:span></text:span></text:p>
      <text:p text:style-name="P94"><text:span text:style-name="Strong_20_Emphasis"><text:span text:style-name="T115">from flask import Blueprint, g, jsonify, request</text:span></text:span></text:p>
      <text:p text:style-name="P94"><text:span text:style-name="Strong_20_Emphasis"><text:span text:style-name="T115">from flask_jwt_extended import jwt_required</text:span></text:span></text:p>
      <text:p text:style-name="P94"><text:span text:style-name="Strong_20_Emphasis"><text:span text:style-name="T115"/></text:span></text:p>
      <text:p text:style-name="P94"><text:span text:style-name="Strong_20_Emphasis"><text:span text:style-name="T115">from modules.universal import BaseNote</text:span></text:span></text:p>
      <text:p text:style-name="P94"><text:span text:style-name="Strong_20_Emphasis"><text:span text:style-name="T115">from utils.userDeleteGraph import delete_notes_with_backoff, delete_user_data_with_backoff</text:span></text:span></text:p>
      <text:p text:style-name="P94"><text:span text:style-name="Strong_20_Emphasis"><text:span text:style-name="T115">sys.path.append(os.path.abspath(os.path.join(os.path.dirname(__file__), os.path.pardir)))</text:span></text:span></text:p>
      <text:p text:style-name="P94"><text:span text:style-name="Strong_20_Emphasis"><text:span text:style-name="T115">from formsValidation import BaseSchema</text:span></text:span></text:p>
      <text:p text:style-name="P94"><text:span text:style-name="Strong_20_Emphasis"><text:span text:style-name="T115">from utils.utils import token_required</text:span></text:span></text:p>
      <text:p text:style-name="P94"><text:span text:style-name="Strong_20_Emphasis"><text:span text:style-name="T115">import psycopg2</text:span></text:span></text:p>
      <text:p text:style-name="P94"><text:span text:style-name="Strong_20_Emphasis"><text:span text:style-name="T115"/></text:span></text:p>
      <text:p text:style-name="P94"><text:span text:style-name="Strong_20_Emphasis"><text:span text:style-name="T115">class NoteApi(BaseNote):</text:span></text:span></text:p>
      <text:p text:style-name="P94"><text:span text:style-name="Strong_20_Emphasis"><text:span text:style-name="T115"><text:s text:c="4"/>def __init__(self, app, conn, tokenization_manager, recents_manager):</text:span></text:span></text:p>
      <text:p text:style-name="P94"><text:span text:style-name="Strong_20_Emphasis"><text:span text:style-name="T115"><text:s text:c="8"/>super().__init__(app, conn, tokenization_manager, recents_manager)</text:span></text:span></text:p>
      <text:p text:style-name="P94"><text:span text:style-name="Strong_20_Emphasis"><text:span text:style-name="T115"><text:s text:c="8"/>self.note_schema = BaseSchema()</text:span></text:span></text:p>
      <text:p text:style-name="P94"><text:span text:style-name="Strong_20_Emphasis"><text:span text:style-name="T115"><text:s text:c="8"/>self.note_routes()</text:span></text:span></text:p>
      <text:p text:style-name="P94"><text:span text:style-name="Strong_20_Emphasis"><text:span text:style-name="T115"/></text:span></text:p>
      <text:p text:style-name="P94"><text:span text:style-name="Strong_20_Emphasis"><text:span text:style-name="T115"><text:s text:c="4"/>def tokenize(self,noteId,title,content):</text:span></text:span></text:p>
      <text:p text:style-name="P94"><text:span text:style-name="Strong_20_Emphasis"><text:span text:style-name="T115"><text:s text:c="8"/>text = [title, content]</text:span></text:span></text:p>
      <text:p text:style-name="P94"><text:span text:style-name="Strong_20_Emphasis"><text:span text:style-name="T115"><text:s text:c="8"/>priority = sum(len(string) for string in text)</text:span></text:span></text:p>
      <text:p text:style-name="P94"><text:span text:style-name="Strong_20_Emphasis"><text:span text:style-name="T115"><text:s text:c="8"/>self.tokenization_manager.add_note(</text:span></text:span></text:p>
      <text:p text:style-name="P94"><text:span text:style-name="Strong_20_Emphasis"><text:span text:style-name="T115"><text:s text:c="12"/>text=text,</text:span></text:span></text:p>
      <text:p text:style-name="P94"><text:span text:style-name="Strong_20_Emphasis"><text:span text:style-name="T115"><text:s text:c="12"/>priority=priority,</text:span></text:span></text:p>
      <text:p text:style-name="P94"><text:span text:style-name="Strong_20_Emphasis"><text:span text:style-name="T115"><text:s text:c="12"/>note_id=noteId</text:span></text:span></text:p>
      <text:p text:style-name="P94"><text:span text:style-name="Strong_20_Emphasis"><text:span text:style-name="T115"><text:s text:c="12"/>)</text:span></text:span></text:p>
      <text:p text:style-name="P94"><text:span text:style-name="Strong_20_Emphasis"><text:span text:style-name="T92">The NoteApi class inherits the methods and properties of BaseNote and initializes them. The Tokenize function will be used for text vectorization and contains the fields that exist in this note type and will be relevant for the tokenization function</text:span></text:span></text:p>
      <text:p text:style-name="P94"><text:span text:style-name="Strong_20_Emphasis"><text:span text:style-name="T92"/></text:span></text:p>
      <text:p text:style-name="P95"><text:span text:style-name="Strong_20_Emphasis"><text:span text:style-name="T93">To sanitize and validate all the inputs, I am using a validation library called Marshmallow. With this library, I create schemas that validate the type, length and other properties of the input data. All the schemas are stored in a separate file named formsValidation.py. I will not explicitly mention this file, just provide relevant validation schemas along each module. For example, for notes, the following validation schemais used, which is then inherited into other schemas, that build on the BaseNote class:<text:line-break/><text:line-break/></text:span></text:span><text:span text:style-name="Strong_20_Emphasis"><text:span text:style-name="T117">from marshmallow import Schema, fields, ValidationError</text:span></text:span></text:p>
      <text:p text:style-name="P95"><text:soft-page-break/><text:span text:style-name="Strong_20_Emphasis"><text:span text:style-name="T117"/></text:span></text:p>
      <text:p text:style-name="P95"><text:span text:style-name="Strong_20_Emphasis"><text:span text:style-name="T117"># Base Schema for common fields</text:span></text:span></text:p>
      <text:p text:style-name="P95"><text:span text:style-name="Strong_20_Emphasis"><text:span text:style-name="T117">class BaseSchema(Schema):</text:span></text:span></text:p>
      <text:p text:style-name="P95"><text:span text:style-name="Strong_20_Emphasis"><text:span text:style-name="T117"><text:s text:c="4"/>title = fields.Str(required=True, validate=lambda s: 100 &gt;= len(s) &gt; 0)</text:span></text:span></text:p>
      <text:p text:style-name="P95"><text:span text:style-name="Strong_20_Emphasis"><text:span text:style-name="T117"><text:s text:c="4"/>content = fields.Str(required=False, validate=lambda s: len(s) &lt;= 1000)</text:span></text:span></text:p>
      <text:p text:style-name="P95"><text:span text:style-name="Strong_20_Emphasis"><text:span text:style-name="T117"><text:s text:c="4"/>tags = fields.List(fields.UUID(), required=False)</text:span></text:span></text:p>
      <text:p text:style-name="P95"><text:span text:style-name="Strong_20_Emphasis"><text:span text:style-name="T117"><text:s text:c="4"/>noteid = fields.UUID(required=False)</text:span></text:span></text:p>
      <text:p text:style-name="P94"><text:span text:style-name="Strong_20_Emphasis"><text:span text:style-name="T93"/></text:span></text:p>
      <text:p text:style-name="P94"><text:span text:style-name="Strong_20_Emphasis"><text:span text:style-name="T89"><text:line-break/></text:span></text:span><text:span text:style-name="Strong_20_Emphasis"><text:span text:style-name="T92">Additionally, </text:span></text:span><text:span text:style-name="Source_20_Text"><text:span text:style-name="T92">note_routes</text:span></text:span><text:span text:style-name="Strong_20_Emphasis"><text:span text:style-name="T92"> method defines the following API endpoints. </text:span></text:span><text:span text:style-name="Strong_20_Emphasis"><text:span text:style-name="T94">By convention, all modules that require a token are decorated by @token_required function, and each endpoint features error handling algorithms that display the error to the user, roll back any database transactions and safely exit the function</text:span></text:span><text:span text:style-name="Strong_20_Emphasis"><text:span text:style-name="T92">:</text:span></text:span></text:p>
      <text:p text:style-name="P94"><text:span text:style-name="Strong_20_Emphasis"><text:span text:style-name="T92"/></text:span></text:p>
      <text:list text:continue-numbering="true" text:style-name="L1">
        <text:list-item>
          <text:list>
            <text:list-item>
              <text:list>
                <text:list-item>
                  <text:list>
                    <text:list-item>
                      <text:p text:style-name="P109"><text:bookmark-start text:name="__RefHeading___Toc11530_1229836567"/>Create Note<text:bookmark-end text:name="__RefHeading___Toc11530_1229836567"/></text:p>
                    </text:list-item>
                  </text:list>
                </text:list-item>
              </text:list>
            </text:list-item>
          </text:list>
        </text:list-item>
      </text:list>
      <text:p text:style-name="P92"><text:span text:style-name="Source_20_Text"><text:span text:style-name="T100">I</text:span></text:span><text:span text:style-name="Source_20_Text"><text:span text:style-name="T99">/api/notes/create</text:span></text:span><text:span text:style-name="Strong_20_Emphasis"><text:span text:style-name="T99"> (POST):</text:span></text:span><text:span text:style-name="T99"> Creates a new note. It validates the request data using </text:span><text:span text:style-name="Source_20_Text"><text:span text:style-name="T99">self.note_schema.load()</text:span></text:span><text:span text:style-name="T99">, retrieves the user ID from the JWT, creates the note in the database using the </text:span><text:span text:style-name="Source_20_Text"><text:span text:style-name="T99">create_note</text:span></text:span><text:span text:style-name="T99"> method (inherited from </text:span><text:span text:style-name="Source_20_Text"><text:span text:style-name="T99">BaseNote</text:span></text:span><text:span text:style-name="T99">), adds the note text to the tokenization manager, commits the transaction, and returns the new note's ID </text:span><text:span text:style-name="T100">It uses the functions from BaseNote, as there are no extra properties in the Notes type</text:span><text:span text:style-name="T99">:</text:span></text:p>
      <text:p text:style-name="P81"><text:s text:c="8"/>@self.app.route('/api/notes/create', methods=['POST'])</text:p>
      <text:p text:style-name="P81"><text:s text:c="8"/>@jwt_required()</text:p>
      <text:p text:style-name="P81"><text:s text:c="8"/>@token_required</text:p>
      <text:p text:style-name="P81"><text:s text:c="8"/>def create_note():</text:p>
      <text:p text:style-name="P81"><text:s text:c="12"/>try:</text:p>
      <text:p text:style-name="P81"><text:s text:c="16"/>userId = str(g.userId)</text:p>
      <text:p text:style-name="P81"><text:s text:c="16"/>data = self.note_schema.load(request.get_json())</text:p>
      <text:p text:style-name="P81"><text:s text:c="16"/>title = data['title']</text:p>
      <text:p text:style-name="P81"><text:s text:c="16"/>tags = data['tags']</text:p>
      <text:p text:style-name="P81"><text:s text:c="16"/>content = data['content']</text:p>
      <text:p text:style-name="P81"><text:s text:c="16"/>with self.conn.cursor(cursor_factory=psycopg2.extras.DictCursor) as cur:</text:p>
      <text:p text:style-name="P81"><text:s text:c="20"/>noteId = self.create_note(cur, userId, title, content, 'note', tags)</text:p>
      <text:p text:style-name="P81"/>
      <text:p text:style-name="P81"><text:s text:c="16"/>self.tokenize(noteId,title,content)</text:p>
      <text:p text:style-name="P81"><text:s text:c="16"/>self.conn.commit()</text:p>
      <text:p text:style-name="P81"/>
      <text:p text:style-name="P81"><text:s text:c="16"/>return jsonify({</text:p>
      <text:p text:style-name="P81"><text:s text:c="20"/>'message': 'Note created successfully',</text:p>
      <text:p text:style-name="P81"><text:s text:c="20"/>'data': {</text:p>
      <text:p text:style-name="P81"><text:s text:c="24"/>'noteid': noteId,</text:p>
      <text:p text:style-name="P81"><text:s text:c="20"/>}</text:p>
      <text:p text:style-name="P81"><text:s text:c="16"/>}), 200</text:p>
      <text:p text:style-name="P81"><text:s text:c="12"/>except Exception as error:</text:p>
      <text:p text:style-name="P81"><text:soft-page-break/><text:s text:c="16"/>self.conn.rollback()</text:p>
      <text:p text:style-name="P81"><text:s text:c="16"/>print('Error during transaction', error)</text:p>
      <text:p text:style-name="P81"><text:s text:c="16"/>raise</text:p>
      <text:p text:style-name="P81"><text:s text:c="12"/>finally:</text:p>
      <text:p text:style-name="P93"><text:span text:style-name="T116"><text:s text:c="16"/>cur.close()</text:span><text:span text:style-name="T99"><text:line-break/></text:span></text:p>
      <text:list text:continue-numbering="true" text:style-name="L1">
        <text:list-item>
          <text:list>
            <text:list-item>
              <text:list>
                <text:list-item>
                  <text:list>
                    <text:list-item>
                      <text:p text:style-name="P109"><text:bookmark-start text:name="__RefHeading___Toc11528_1229836567"/>Update Note<text:bookmark-end text:name="__RefHeading___Toc11528_1229836567"/></text:p>
                    </text:list-item>
                  </text:list>
                </text:list-item>
              </text:list>
            </text:list-item>
          </text:list>
        </text:list-item>
      </text:list>
      <text:p text:style-name="P97"><text:span text:style-name="Source_20_Text"><text:span text:style-name="T99">/api/notes/update</text:span></text:span><text:span text:style-name="Strong_20_Emphasis"><text:span text:style-name="T99"> (PUT):</text:span></text:span><text:span text:style-name="T99"> Updates an existing note. It validates the request data, retrieves the note ID, title, content, and tags, updates the note in the database, updates the note's tags, updates the tokenization manager, commits the transaction, and returns a success message.</text:span></text:p>
      <text:p text:style-name="P82"><text:s text:c="8"/>@self.app.route('/api/notes/update', methods=['PUT'])</text:p>
      <text:p text:style-name="P82"><text:s text:c="8"/>@jwt_required()</text:p>
      <text:p text:style-name="P82"><text:s text:c="8"/>@token_required</text:p>
      <text:p text:style-name="P82"><text:s text:c="8"/>def update_note():</text:p>
      <text:p text:style-name="P82"><text:s text:c="12"/>try:</text:p>
      <text:p text:style-name="P82"><text:s text:c="16"/>userId = str(g.userId) <text:s/># Convert userId to string</text:p>
      <text:p text:style-name="P82"><text:s text:c="16"/>note = self.note_schema.load(request.get_json())</text:p>
      <text:p text:style-name="P82"/>
      <text:p text:style-name="P82"><text:s text:c="16"/>note_id = str(note['noteid'])</text:p>
      <text:p text:style-name="P82"><text:s text:c="16"/>title = note['title']</text:p>
      <text:p text:style-name="P82"><text:s text:c="16"/>content = note['content']</text:p>
      <text:p text:style-name="P82"><text:s text:c="16"/>tags = note.get('tags', [])</text:p>
      <text:p text:style-name="P82"/>
      <text:p text:style-name="P82"><text:s text:c="16"/>with self.conn.cursor(cursor_factory=psycopg2.extras.DictCursor) as cur:</text:p>
      <text:p text:style-name="P82"/>
      <text:p text:style-name="P82"><text:s text:c="20"/>cur.execute("""</text:p>
      <text:p text:style-name="P82"><text:s text:c="24"/>UPDATE Notes</text:p>
      <text:p text:style-name="P82"><text:s text:c="24"/>SET title = %s, content = %s</text:p>
      <text:p text:style-name="P82"><text:s text:c="24"/>WHERE id = %s AND user_id = %s</text:p>
      <text:p text:style-name="P82"><text:s text:c="20"/>""", (title, content, note_id, userId))</text:p>
      <text:p text:style-name="P82"/>
      <text:p text:style-name="P82"><text:s text:c="20"/>self.update_notetags(cur, note_id, tags)</text:p>
      <text:p text:style-name="P82"/>
      <text:p text:style-name="P82"><text:s text:c="20"/>self.tokenize(note_id, title, content)</text:p>
      <text:p text:style-name="P82"><text:s text:c="20"/>self.conn.commit()</text:p>
      <text:p text:style-name="P82"/>
      <text:p text:style-name="P82"><text:s text:c="20"/>return jsonify({'message': 'Note updated successfully', 'data': None}), 200</text:p>
      <text:p text:style-name="P82"><text:s text:c="12"/>except Exception as e:</text:p>
      <text:p text:style-name="P82"><text:s text:c="16"/>self.conn.rollback()</text:p>
      <text:p text:style-name="P82"><text:s text:c="16"/>print(f"An error occurred: {e}")</text:p>
      <text:p text:style-name="P82"><text:s text:c="16"/>raise</text:p>
      <text:p text:style-name="P82"><text:s text:c="12"/>finally:</text:p>
      <text:p text:style-name="P82"><text:soft-page-break/><text:s text:c="16"/>cur.close()</text:p>
      <text:list text:continue-numbering="true" text:style-name="L1">
        <text:list-item>
          <text:list>
            <text:list-item>
              <text:list>
                <text:list-item>
                  <text:list>
                    <text:list-item>
                      <text:p text:style-name="P109"><text:bookmark-start text:name="__RefHeading___Toc11526_1229836567"/>Delete Note<text:bookmark-end text:name="__RefHeading___Toc11526_1229836567"/></text:p>
                    </text:list-item>
                  </text:list>
                </text:list-item>
              </text:list>
            </text:list-item>
          </text:list>
        </text:list-item>
      </text:list>
      <text:p text:style-name="P97"><text:span text:style-name="Source_20_Text"><text:span text:style-name="T99">/api/notes/delete</text:span></text:span><text:span text:style-name="Strong_20_Emphasis"><text:span text:style-name="T99"> (PUT):</text:span></text:span><text:span text:style-name="T99"> Deletes a note. It retrieves the note ID from the request, and uses </text:span><text:span text:style-name="Source_20_Text"><text:span text:style-name="T99">delete_notes_with_backoff</text:span></text:span><text:span text:style-name="Source_20_Text"><text:span text:style-name="T101">(more about it later)</text:span></text:span><text:span text:style-name="T99"> to attempt deletion with retries, handles NoteTags table before Notes table. It also removes the note from the tokenization manager, </text:span><text:span text:style-name="T101">if it is currently awaiting tokenization</text:span><text:span text:style-name="T99">. It returns a success message or an error message if deletion fails after retries.</text:span></text:p>
      <text:p text:style-name="P83"><text:s text:c="8"/>@self.app.route('/api/notes/delete', methods=['PUT'])</text:p>
      <text:p text:style-name="P83"><text:s text:c="8"/>@jwt_required()</text:p>
      <text:p text:style-name="P83"><text:s text:c="8"/>@token_required</text:p>
      <text:p text:style-name="P83"><text:s text:c="8"/>def delete_note():</text:p>
      <text:p text:style-name="P83"><text:s text:c="12"/>try:</text:p>
      <text:p text:style-name="P83"><text:s text:c="16"/>userId = g.userId</text:p>
      <text:p text:style-name="P83"><text:s text:c="16"/>data = request.get_json()</text:p>
      <text:p text:style-name="P83"><text:s text:c="16"/>note_id = data['noteId']</text:p>
      <text:p text:style-name="P83"><text:s text:c="16"/>stack = [12,2] #NoteTags, Notes</text:p>
      <text:p text:style-name="P83"><text:s text:c="16"/>stack.reverse()</text:p>
      <text:p text:style-name="P83"><text:s text:c="16"/>if delete_notes_with_backoff(self.conn, note_id, stack):</text:p>
      <text:p text:style-name="P83"><text:s text:c="20"/>self.tokenization_manager.delete_note_by_id(note_id)</text:p>
      <text:p text:style-name="P83"><text:s text:c="20"/>return jsonify({'message': 'Note deleted successfully'}), 200</text:p>
      <text:p text:style-name="P83"><text:s text:c="16"/>else:</text:p>
      <text:p text:style-name="P83"><text:s text:c="20"/>return jsonify({'message': 'Failed to delete note data after multiple retries'}), 500</text:p>
      <text:p text:style-name="P83"><text:s text:c="12"/>except Exception as e:</text:p>
      <text:p text:style-name="P83"><text:s text:c="16"/>self.conn.rollback()</text:p>
      <text:p text:style-name="P83"><text:s text:c="16"/>raise</text:p>
      <text:list text:continue-numbering="true" text:style-name="L1">
        <text:list-item>
          <text:list>
            <text:list-item>
              <text:list>
                <text:list-item>
                  <text:list>
                    <text:list-item>
                      <text:p text:style-name="P109"><text:bookmark-start text:name="__RefHeading___Toc11524_1229836567"/>Get a specific note<text:bookmark-end text:name="__RefHeading___Toc11524_1229836567"/></text:p>
                    </text:list-item>
                  </text:list>
                </text:list-item>
              </text:list>
            </text:list-item>
          </text:list>
        </text:list-item>
      </text:list>
      <text:p text:style-name="P98"><text:span text:style-name="Source_20_Text"><text:span text:style-name="T99">/api/note</text:span></text:span><text:span text:style-name="Strong_20_Emphasis"><text:span text:style-name="T99"> (GET):</text:span></text:span><text:span text:style-name="T99"> Retrieves a single note by ID. It retrieves the user ID and note ID from the request, fetches the full note details along with its tags using </text:span><text:span text:style-name="Source_20_Text"><text:span text:style-name="T99">self.tags_cte</text:span></text:span><text:span text:style-name="T99">, and adds the note to the </text:span><text:span text:style-name="Source_20_Text"><text:span text:style-name="T99">recents_manager</text:span></text:span><text:span text:style-name="T99"> (for tracking recently viewed notes). It returns the note details or a 404 error if the note is not found. It also uses the </text:span><text:span text:style-name="Source_20_Text"><text:span text:style-name="T99">self.tags_cte</text:span></text:span><text:span text:style-name="T99"> to efficiently retrieve tags.</text:span></text:p>
      <text:p text:style-name="P84"/>
      <text:p text:style-name="P84"><text:s text:c="8"/>@self.app.route('/api/note', methods=['GET'])</text:p>
      <text:p text:style-name="P84"><text:s text:c="8"/>@jwt_required()</text:p>
      <text:p text:style-name="P84"><text:s text:c="8"/>@token_required</text:p>
      <text:p text:style-name="P84"><text:s text:c="8"/>def get_note():</text:p>
      <text:p text:style-name="P84"><text:s text:c="12"/>try:</text:p>
      <text:p text:style-name="P84"><text:s text:c="16"/>userId = g.userId</text:p>
      <text:p text:style-name="P84"><text:s text:c="16"/>noteid = request.args.get('noteid')</text:p>
      <text:p text:style-name="P84"/>
      <text:p text:style-name="P84"><text:s text:c="16"/>with self.conn.cursor(cursor_factory=psycopg2.extras.DictCursor) as cur:</text:p>
      <text:p text:style-name="P84"/>
      <text:p text:style-name="P84"><text:s text:c="20"/>cur.execute(f"""</text:p>
      <text:p text:style-name="P84"><text:s text:c="24"/>WITH {self.tags_cte}</text:p>
      <text:p text:style-name="P84"><text:soft-page-break/><text:s text:c="24"/>SELECT</text:p>
      <text:p text:style-name="P84"><text:s text:c="28"/>n.id AS note_id,</text:p>
      <text:p text:style-name="P84"><text:s text:c="28"/>n.title AS note_title,</text:p>
      <text:p text:style-name="P84"><text:s text:c="28"/>n.content AS note_content,</text:p>
      <text:p text:style-name="P84"><text:s text:c="28"/>n.created_at AS note_created_at,</text:p>
      <text:p text:style-name="P84"><text:s text:c="28"/>n.type AS note_type,</text:p>
      <text:p text:style-name="P84"><text:s text:c="28"/>COALESCE(tags_cte.tags, '[]') AS tags</text:p>
      <text:p text:style-name="P84"><text:s text:c="24"/>FROM Notes n</text:p>
      <text:p text:style-name="P84"><text:s text:c="24"/>LEFT JOIN TagsCTE tags_cte ON n.id = tags_cte.note_id</text:p>
      <text:p text:style-name="P84"><text:s text:c="24"/>WHERE n.user_id = %s AND n.id = %s AND n.type = 'note' AND n.archived = FALSE</text:p>
      <text:p text:style-name="P84"><text:s text:c="20"/>""", (userId, noteid))</text:p>
      <text:p text:style-name="P84"/>
      <text:p text:style-name="P84"><text:s text:c="20"/>row = cur.fetchone()</text:p>
      <text:p text:style-name="P84"><text:s text:c="20"/>if not row:</text:p>
      <text:p text:style-name="P84"><text:s text:c="24"/>return jsonify({'message': "Note not found"}), 404</text:p>
      <text:p text:style-name="P84"/>
      <text:p text:style-name="P84"><text:s text:c="20"/>note = {</text:p>
      <text:p text:style-name="P84"><text:s text:c="24"/>'noteid': row['note_id'],</text:p>
      <text:p text:style-name="P84"><text:s text:c="24"/>'title': row['note_title'],</text:p>
      <text:p text:style-name="P84"><text:s text:c="24"/>'content': row['note_content'],</text:p>
      <text:p text:style-name="P84"><text:s text:c="24"/>'tags': row['tags']</text:p>
      <text:p text:style-name="P84"><text:s text:c="20"/>}</text:p>
      <text:p text:style-name="P84"><text:s text:c="20"/>self.recents_manager.add_note_for_user(userId, noteid)</text:p>
      <text:p text:style-name="P84"><text:s text:c="20"/>return jsonify({"note": note, 'message': "Note fetched successfully"}), 200</text:p>
      <text:p text:style-name="P84"/>
      <text:p text:style-name="P84"><text:s text:c="12"/>except Exception as e:</text:p>
      <text:p text:style-name="P84"><text:s text:c="16"/>self.conn.rollback()</text:p>
      <text:p text:style-name="P84"><text:s text:c="16"/>print(f"An error occurred: {e}")</text:p>
      <text:p text:style-name="P84"><text:s text:c="16"/>return jsonify({'message': 'An error occurred', 'error': str(e)}), 500</text:p>
      <text:p text:style-name="P84"/>
      <text:p text:style-name="P84"><text:s text:c="12"/>finally:</text:p>
      <text:p text:style-name="P84"><text:s text:c="16"/>cur.close()</text:p>
      <text:list text:continue-numbering="true" text:style-name="L1">
        <text:list-item>
          <text:list>
            <text:list-item>
              <text:list>
                <text:list-item>
                  <text:list>
                    <text:list-item>
                      <text:p text:style-name="P101"><text:bookmark-start text:name="__RefHeading___Toc11522_1229836567"/>Get Note previews<text:bookmark-end text:name="__RefHeading___Toc11522_1229836567"/></text:p>
                    </text:list-item>
                  </text:list>
                </text:list-item>
              </text:list>
            </text:list-item>
          </text:list>
        </text:list-item>
      </text:list>
      <text:p text:style-name="P98"><text:span text:style-name="Source_20_Text"><text:span text:style-name="T99">/api/notes/previews</text:span></text:span><text:span text:style-name="Strong_20_Emphasis"><text:span text:style-name="T99"> (GET):</text:span></text:span><text:span text:style-name="T99"> Retrieves previews of notes, paginated. It retrieves the user ID, gets the page number and items per page from the request arguments, calculates the offset, retrieves the total number of notes for pagination, and then fetches note previews (truncated title and content) along with their tags. </text:span><text:span text:style-name="T101">This is implemented to reduce the amount of data being transmitted when many notes are loaded, which will speed up loading time</text:span><text:span text:style-name="T99">. It returns the previews and pagination information as a JSON response. The query uses a </text:span><text:span text:style-name="T101">Tag CTE</text:span><text:span text:style-name="T99">, </text:span><text:span text:style-name="Source_20_Text"><text:span text:style-name="T99">self.tags_cte</text:span></text:span><text:span text:style-name="T99">, defined in the </text:span><text:span text:style-name="Source_20_Text"><text:span text:style-name="T99">BaseNote</text:span></text:span><text:span text:style-name="T99"> class.</text:span></text:p>
      <text:p text:style-name="P85"><text:s text:c="8"/>@self.app.route('/api/notes/previews', methods=['GET'])</text:p>
      <text:p text:style-name="P85"><text:s text:c="8"/>@jwt_required()</text:p>
      <text:p text:style-name="P85"><text:s text:c="8"/>@token_required</text:p>
      <text:p text:style-name="P85"><text:s text:c="8"/>def get_note_previews():</text:p>
      <text:p text:style-name="P85"><text:soft-page-break/><text:s text:c="12"/>try:</text:p>
      <text:p text:style-name="P85"><text:s text:c="16"/>userId = g.userId</text:p>
      <text:p text:style-name="P85"><text:s text:c="16"/># Pagination</text:p>
      <text:p text:style-name="P85"><text:s text:c="16"/>page = int(request.args.get('pageParam', 1)) <text:s/># Default to page 1</text:p>
      <text:p text:style-name="P85"><text:s text:c="16"/>per_page = int(request.args.get('per_page', 5)) <text:s/># Default to 10 items per page</text:p>
      <text:p text:style-name="P85"><text:s text:c="16"/>offset = (page - 1) * per_page</text:p>
      <text:p text:style-name="P85"/>
      <text:p text:style-name="P85"><text:s text:c="16"/>with self.conn.cursor(cursor_factory=psycopg2.extras.DictCursor) as cur:</text:p>
      <text:p text:style-name="P85"><text:s text:c="20"/># Fetch the total count of notes for pagination metadata</text:p>
      <text:p text:style-name="P85"><text:s text:c="20"/>total,nextPage = self.fetch_total_notes(cur, 'note', userId, page, offset, per_page)</text:p>
      <text:p text:style-name="P85"/>
      <text:p text:style-name="P85"><text:s text:c="20"/>cur.execute(f"""</text:p>
      <text:p text:style-name="P85"><text:s text:c="24"/>WITH {self.tags_cte}</text:p>
      <text:p text:style-name="P85"><text:s text:c="24"/>SELECT</text:p>
      <text:p text:style-name="P85"><text:s text:c="28"/>n.id AS note_id,</text:p>
      <text:p text:style-name="P85"><text:s text:c="28"/>n.title AS title,</text:p>
      <text:p text:style-name="P85"><text:s text:c="28"/>n.content AS content,</text:p>
      <text:p text:style-name="P85"><text:s text:c="28"/>n.type AS type,</text:p>
      <text:p text:style-name="P85"><text:s text:c="28"/>COALESCE(tags_cte.tags, '[]') AS tags</text:p>
      <text:p text:style-name="P85"><text:s text:c="24"/>FROM Notes n</text:p>
      <text:p text:style-name="P85"><text:s text:c="24"/>LEFT JOIN TagsCTE tags_cte ON n.id = tags_cte.note_id</text:p>
      <text:p text:style-name="P85"><text:s text:c="24"/>WHERE n.user_id = %s AND n.type = 'note' AND n.archived = FALSE</text:p>
      <text:p text:style-name="P85"><text:s text:c="24"/>ORDER BY n.updated_at DESC</text:p>
      <text:p text:style-name="P85"><text:s text:c="24"/>LIMIT %s OFFSET %s</text:p>
      <text:p text:style-name="P85"><text:s text:c="20"/>""", (userId, per_page, offset))</text:p>
      <text:p text:style-name="P85"/>
      <text:p text:style-name="P85"><text:s text:c="20"/>rows = cur.fetchall()</text:p>
      <text:p text:style-name="P85"><text:s text:c="20"/>notes = []</text:p>
      <text:p text:style-name="P85"><text:s text:c="20"/>for row in rows:</text:p>
      <text:p text:style-name="P85"><text:s text:c="24"/>note = {</text:p>
      <text:p text:style-name="P85"><text:s text:c="28"/>'noteid': row['note_id'],</text:p>
      <text:p text:style-name="P85"><text:s text:c="28"/>'title': row['title'][:100] + '...' if len(row['title']) &gt; 100 else row['title'],</text:p>
      <text:p text:style-name="P85"><text:s text:c="28"/>'content': row['content'][:200] + '...' if len(row['content']) &gt; 200 else row['content'],</text:p>
      <text:p text:style-name="P85"><text:s text:c="28"/>'tags': row['tags']</text:p>
      <text:p text:style-name="P85"><text:s text:c="24"/>}</text:p>
      <text:p text:style-name="P85"><text:s text:c="24"/>notes.append(note)</text:p>
      <text:p text:style-name="P85"/>
      <text:p text:style-name="P85"><text:s text:c="20"/>return jsonify({"notes": notes,</text:p>
      <text:p text:style-name="P85"><text:s text:c="36"/>'pagination': {</text:p>
      <text:p text:style-name="P85"><text:s text:c="40"/>'total': total,</text:p>
      <text:p text:style-name="P85"><text:soft-page-break/><text:s text:c="40"/>'page': page,</text:p>
      <text:p text:style-name="P85"><text:s text:c="40"/>'perPage': per_page,</text:p>
      <text:p text:style-name="P85"><text:s text:c="40"/>'nextPage': nextPage</text:p>
      <text:p text:style-name="P85"><text:s text:c="36"/>}}), 200</text:p>
      <text:p text:style-name="P85"/>
      <text:p text:style-name="P85"><text:s text:c="12"/>except Exception as e:</text:p>
      <text:p text:style-name="P85"><text:s text:c="16"/>self.conn.rollback()</text:p>
      <text:p text:style-name="P85"><text:s text:c="16"/>print(f"An error occurred: {e}")</text:p>
      <text:p text:style-name="P85"><text:s text:c="16"/>return jsonify({'message': 'An error occurred', 'error': str(e)}), 500</text:p>
      <text:p text:style-name="P85"/>
      <text:p text:style-name="P85"><text:s text:c="12"/>finally:</text:p>
      <text:p text:style-name="P89"><text:s text:c="16"/>cur.close()</text:p>
      <text:p text:style-name="P96"/>
      <text:list text:continue-numbering="true" text:style-name="L1">
        <text:list-item>
          <text:list>
            <text:list-item>
              <text:list>
                <text:list-item>
                  <text:p text:style-name="P110"><text:bookmark-start text:name="__RefHeading___Toc7339_3908388459"/>modules/tasks.py<text:bookmark-end text:name="__RefHeading___Toc7339_3908388459"/></text:p>
                </text:list-item>
              </text:list>
            </text:list-item>
          </text:list>
        </text:list-item>
      </text:list>
      <text:p text:style-name="P99">The tasks module combines the most techniques from other modules, building on the base provided by the notes.py files. It contains cross-table parametrized SQL, uses Common Table Expressions to simplify SQL statements and uses schemas to validate and sanitize the inputs. </text:p>
      <text:list text:continue-numbering="true" text:style-name="L1">
        <text:list-item>
          <text:list>
            <text:list-item>
              <text:list>
                <text:list-item>
                  <text:list>
                    <text:list-item>
                      <text:p text:style-name="P111">Initialization</text:p>
                    </text:list-item>
                  </text:list>
                </text:list-item>
              </text:list>
            </text:list-item>
          </text:list>
        </text:list-item>
      </text:list>
      <text:p text:style-name="P229">class TaskApi(BaseNote):</text:p>
      <text:p text:style-name="P229"><text:s text:c="4"/>def __init__(self, app, conn, tokenization_manager, recents_manager):</text:p>
      <text:p text:style-name="P229"><text:s text:c="8"/>super().__init__(app, conn, tokenization_manager, recents_manager)</text:p>
      <text:p text:style-name="P229"><text:s text:c="8"/>self.task_schema = TaskSchema()</text:p>
      <text:p text:style-name="P229"><text:s text:c="8"/>self.task_routes()</text:p>
      <text:p text:style-name="P229"/>
      <text:p text:style-name="P229"><text:s text:c="8"/>self.subtasks_cte = """SubtasksCTE AS (</text:p>
      <text:p text:style-name="P229"><text:s text:c="20"/>SELECT</text:p>
      <text:p text:style-name="P229"><text:s text:c="24"/>st.task_id,</text:p>
      <text:p text:style-name="P229"><text:s text:c="24"/>json_agg(json_build_object(</text:p>
      <text:p text:style-name="P229"><text:s text:c="28"/>'subtaskid', st.id,</text:p>
      <text:p text:style-name="P229"><text:s text:c="28"/>'description', st.description,</text:p>
      <text:p text:style-name="P229"><text:s text:c="28"/>'completed', st.completed,</text:p>
      <text:p text:style-name="P229"><text:s text:c="28"/>'index', st.st_index</text:p>
      <text:p text:style-name="P229"><text:s text:c="24"/>)) AS subtasks</text:p>
      <text:p text:style-name="P229"><text:s text:c="20"/>FROM Subtasks st</text:p>
      <text:p text:style-name="P229"><text:s text:c="20"/>GROUP BY st.task_id</text:p>
      <text:p text:style-name="P229"><text:s text:c="16"/>)"""</text:p>
      <text:p text:style-name="P229"/>
      <text:p text:style-name="P229"><text:s text:c="4"/>def tokenize(self,noteId,title,content,subtasks):</text:p>
      <text:p text:style-name="P229"><text:s text:c="8"/>text = [title, content] + [subtask['description'] for subtask in subtasks] if subtasks else [title, content]</text:p>
      <text:p text:style-name="P229"><text:s text:c="8"/>priority = sum(len(string) for string in text)</text:p>
      <text:p text:style-name="P229"><text:soft-page-break/><text:s text:c="8"/>self.tokenization_manager.add_note(</text:p>
      <text:p text:style-name="P229"><text:s text:c="12"/>text=text,</text:p>
      <text:p text:style-name="P229"><text:s text:c="12"/>priority=priority,</text:p>
      <text:p text:style-name="P229"><text:s text:c="12"/>note_id=noteId</text:p>
      <text:p text:style-name="P228"><text:s text:c="12"/>)</text:p>
      <text:p text:style-name="P233">The taskAPI class inherits the BaseNote class mentioned previously, but some additions are made to accommodate for the new task-related tables, such as subtasks</text:p>
      <text:list text:continue-numbering="true" text:style-name="L1">
        <text:list-item>
          <text:list>
            <text:list-item>
              <text:list>
                <text:list-item>
                  <text:list>
                    <text:list-item>
                      <text:p text:style-name="P111">Task creation</text:p>
                    </text:list-item>
                  </text:list>
                </text:list-item>
              </text:list>
            </text:list-item>
          </text:list>
        </text:list-item>
      </text:list>
      <text:p text:style-name="P230"><text:s text:c="6"/><text:span text:style-name="T121"><text:s/>@self.app.route('/api/tasks/create', methods=['POST'])</text:span></text:p>
      <text:p text:style-name="P231"><text:s text:c="8"/>@jwt_required()</text:p>
      <text:p text:style-name="P231"><text:s text:c="8"/>@token_required</text:p>
      <text:p text:style-name="P231"><text:s text:c="8"/>def create_task():</text:p>
      <text:p text:style-name="P231"><text:s text:c="12"/>try:</text:p>
      <text:p text:style-name="P231"><text:s text:c="16"/>userId = str(g.userId) <text:s/># Convert UUID to string if userId is a UUID</text:p>
      <text:p text:style-name="P231"/>
      <text:p text:style-name="P231"><text:s text:c="16"/>data = self.task_schema.load(request.get_json())</text:p>
      <text:p text:style-name="P231"/>
      <text:p text:style-name="P231"><text:s text:c="16"/>title = data['title']</text:p>
      <text:p text:style-name="P231"><text:s text:c="16"/>tags = data['tags']</text:p>
      <text:p text:style-name="P231"><text:s text:c="16"/>content = data['content']</text:p>
      <text:p text:style-name="P231"><text:s text:c="16"/>subtasks = data['subtasks']</text:p>
      <text:p text:style-name="P231"><text:s text:c="16"/>due_date = data.get('due_date')</text:p>
      <text:p text:style-name="P231"/>
      <text:p text:style-name="P231"><text:s text:c="16"/>with self.conn.cursor(cursor_factory=psycopg2.extras.DictCursor) as cur:</text:p>
      <text:p text:style-name="P231"><text:s text:c="20"/>noteId = self.create_note(cur, userId, title, content, 'task', tags)</text:p>
      <text:p text:style-name="P231"/>
      <text:p text:style-name="P231"><text:s text:c="20"/>cur.execute( #Insert into Tasks table</text:p>
      <text:p text:style-name="P231"><text:s text:c="24"/>"""</text:p>
      <text:p text:style-name="P231"><text:s text:c="24"/>INSERT INTO Tasks (note_id, completed, due_date)</text:p>
      <text:p text:style-name="P231"><text:s text:c="24"/>VALUES (%s, %s, %s) RETURNING id</text:p>
      <text:p text:style-name="P231"><text:s text:c="24"/>""",</text:p>
      <text:p text:style-name="P231"><text:s text:c="24"/>(noteId, False, due_date)</text:p>
      <text:p text:style-name="P231"><text:s text:c="20"/>)</text:p>
      <text:p text:style-name="P231"><text:s text:c="20"/>taskId = cur.fetchone()[0]</text:p>
      <text:p text:style-name="P231"><text:s text:c="20"/>new_subtasks = None</text:p>
      <text:p text:style-name="P231"><text:s text:c="20"/>if subtasks:</text:p>
      <text:p text:style-name="P231"><text:s text:c="24"/>subtask_tuples = [</text:p>
      <text:p text:style-name="P231"><text:s text:c="28"/>(taskId, subtask['description'], False, subtask['index'])</text:p>
      <text:p text:style-name="P231"><text:s text:c="28"/>for subtask in subtasks</text:p>
      <text:p text:style-name="P231"><text:s text:c="24"/>]</text:p>
      <text:p text:style-name="P231"><text:s text:c="24"/>cur.executemany(</text:p>
      <text:p text:style-name="P231"><text:soft-page-break/><text:s text:c="28"/>"""</text:p>
      <text:p text:style-name="P231"><text:s text:c="28"/>INSERT INTO Subtasks (task_id, description, completed, st_index)</text:p>
      <text:p text:style-name="P231"><text:s text:c="28"/>VALUES (%s, %s, %s, %s)</text:p>
      <text:p text:style-name="P231"><text:s text:c="28"/>RETURNING id, task_id, description, completed, st_index</text:p>
      <text:p text:style-name="P231"><text:s text:c="28"/>""",</text:p>
      <text:p text:style-name="P231"><text:s text:c="28"/>subtask_tuples</text:p>
      <text:p text:style-name="P231"><text:s text:c="24"/>)</text:p>
      <text:p text:style-name="P231"><text:s text:c="24"/>cur.execute(</text:p>
      <text:p text:style-name="P231"><text:s text:c="28"/>"""</text:p>
      <text:p text:style-name="P231"><text:s text:c="28"/>SELECT id, task_id, description, completed, st_index</text:p>
      <text:p text:style-name="P231"><text:s text:c="28"/>FROM Subtasks</text:p>
      <text:p text:style-name="P231"><text:s text:c="28"/>WHERE task_id = %s</text:p>
      <text:p text:style-name="P231"><text:s text:c="28"/>""",</text:p>
      <text:p text:style-name="P231"><text:s text:c="28"/>(taskId,)</text:p>
      <text:p text:style-name="P231"><text:s text:c="24"/>)</text:p>
      <text:p text:style-name="P231"><text:s text:c="24"/>new_subtasks = cur.fetchall()</text:p>
      <text:p text:style-name="P231"/>
      <text:p text:style-name="P231"/>
      <text:p text:style-name="P231"><text:s text:c="16"/>self.tokenize(noteId,title,content,subtasks)</text:p>
      <text:p text:style-name="P231"><text:s text:c="16"/>self.conn.commit()</text:p>
      <text:p text:style-name="P231"><text:s text:c="16"/>return jsonify({</text:p>
      <text:p text:style-name="P231"><text:s text:c="20"/>'message': 'Task created successfully',</text:p>
      <text:p text:style-name="P231"><text:s text:c="20"/>'data': {</text:p>
      <text:p text:style-name="P231"><text:s text:c="24"/>'noteid': noteId,</text:p>
      <text:p text:style-name="P231"><text:s text:c="24"/>'taskid': taskId,</text:p>
      <text:p text:style-name="P231"><text:s text:c="24"/>'subtasks': new_subtasks</text:p>
      <text:p text:style-name="P231"><text:s text:c="20"/>}</text:p>
      <text:p text:style-name="P231"><text:s text:c="16"/>}), 200</text:p>
      <text:p text:style-name="P231"><text:s text:c="12"/>except Exception as error:</text:p>
      <text:p text:style-name="P231"><text:s text:c="16"/>self.conn.rollback()</text:p>
      <text:p text:style-name="P231"><text:s text:c="16"/>print('Error during transaction', error)</text:p>
      <text:p text:style-name="P231"><text:s text:c="16"/>raise</text:p>
      <text:p text:style-name="P231"><text:s text:c="12"/>finally:</text:p>
      <text:p text:style-name="P231"><text:s text:c="16"/>cur.close()</text:p>
      <text:p text:style-name="P234">The task creation goes as follows:</text:p>
      <text:p text:style-name="P234">Firstly, the ID of the user that sent this request is taken and stored, along with the data that had been passed in the request. This data is validated via the following schemas, that inherit the BaseNote schema:<text:line-break/><text:line-break/><text:span text:style-name="T125"># Subtask Schema</text:span></text:p>
      <text:p text:style-name="P236">class SubtaskSchema(Schema):</text:p>
      <text:p text:style-name="P236"><text:s text:c="4"/>subtaskid = fields.UUID(required=False)</text:p>
      <text:p text:style-name="P236"><text:s text:c="4"/>description = fields.Str(required=True, validate=lambda s: 500 &gt;= len(s) &gt; 0)</text:p>
      <text:p text:style-name="P236"><text:s text:c="4"/>completed = fields.Bool(required=True)</text:p>
      <text:p text:style-name="P236"><text:s text:c="4"/>index = fields.Int(required=True)</text:p>
      <text:p text:style-name="P236"><text:soft-page-break/></text:p>
      <text:p text:style-name="P236"># Task Schema</text:p>
      <text:p text:style-name="P236">class TaskSchema(BaseSchema):</text:p>
      <text:p text:style-name="P236"><text:s text:c="4"/>taskid = fields.UUID(required=False)</text:p>
      <text:p text:style-name="P236"><text:s text:c="4"/>due_date = fields.Str(required=False, allow_none=True)</text:p>
      <text:p text:style-name="P236"><text:s text:c="4"/>subtasks = fields.List(fields.Nested(SubtaskSchema), required=False, allow_none=True)</text:p>
      <text:p text:style-name="P236"><text:s text:c="4"/>completed = fields.Bool(required=False)</text:p>
      <text:p text:style-name="P236"/>
      <text:p text:style-name="P234">Secondly, the note is created in the Notes table of the database, with the autogenerated by the database UUID being returned. Then, this ID is passed as a foreign key into the Tasks table through an SQL statement and the subsequent TaskID as a foreign key into the Subtasks table using nested loops for simplicity, if there were any provided in the POST request.</text:p>
      <text:p text:style-name="P235">Finally, any user-entered data is sent for tokenization and the database-generated IDs are returned in a JSON request to be used to correctly display the new notes on the frontend.</text:p>
      <text:p text:style-name="P235"/>
      <text:list text:continue-numbering="true" text:style-name="L1">
        <text:list-item>
          <text:list>
            <text:list-item>
              <text:list>
                <text:list-item>
                  <text:list>
                    <text:list-item>
                      <text:p text:style-name="P112">Updating tasks</text:p>
                    </text:list-item>
                  </text:list>
                </text:list-item>
              </text:list>
            </text:list-item>
          </text:list>
        </text:list-item>
      </text:list>
      <text:p text:style-name="P232"><text:s text:c="7"/>@self.app.route('/api/tasks/update', methods=['PUT'])</text:p>
      <text:p text:style-name="P232"><text:s text:c="8"/>@jwt_required()</text:p>
      <text:p text:style-name="P232"><text:s text:c="8"/>@token_required</text:p>
      <text:p text:style-name="P232"><text:s text:c="8"/>def update_task():</text:p>
      <text:p text:style-name="P232"><text:s text:c="12"/>try:</text:p>
      <text:p text:style-name="P232"><text:s text:c="16"/>userId = str(g.userId) <text:s/># Convert userId to string</text:p>
      <text:p text:style-name="P232"><text:s text:c="16"/>task = self.task_schema.load(request.get_json())</text:p>
      <text:p text:style-name="P232"/>
      <text:p text:style-name="P232"><text:s text:c="16"/>note_id = str(task['noteid']) <text:s/># Convert note_id to string</text:p>
      <text:p text:style-name="P232"><text:s text:c="16"/>task_id = str(task['taskid']) <text:s/># Convert task_id to string</text:p>
      <text:p text:style-name="P232"><text:s text:c="16"/>title = task['title']</text:p>
      <text:p text:style-name="P232"><text:s text:c="16"/>content = task['content']</text:p>
      <text:p text:style-name="P232"><text:s text:c="16"/>due_date = task.get('due_date')</text:p>
      <text:p text:style-name="P232"><text:s text:c="16"/>subtasks = task.get('subtasks', [])</text:p>
      <text:p text:style-name="P232"><text:s text:c="16"/>tags = task.get('tags', [])</text:p>
      <text:p text:style-name="P232"/>
      <text:p text:style-name="P232"><text:s text:c="16"/>with self.conn.cursor(cursor_factory=psycopg2.extras.DictCursor ) as cur:</text:p>
      <text:p text:style-name="P232"><text:s text:c="20"/>if not verify_task_ownership(userId, task_id, cur):</text:p>
      <text:p text:style-name="P232"><text:s text:c="24"/>return jsonify({'message': 'You do not have permission to update this task'}), 403</text:p>
      <text:p text:style-name="P232"/>
      <text:p text:style-name="P232"><text:s text:c="20"/>cur.execute("""</text:p>
      <text:p text:style-name="P232"><text:s text:c="24"/>UPDATE Notes</text:p>
      <text:p text:style-name="P232"><text:s text:c="24"/>SET title = %s, content = %s</text:p>
      <text:p text:style-name="P232"><text:s text:c="24"/>WHERE id = %s AND user_id = %s</text:p>
      <text:p text:style-name="P232"><text:s text:c="20"/>""", (title, content, note_id, <text:s/>userId))</text:p>
      <text:p text:style-name="P232"><text:soft-page-break/></text:p>
      <text:p text:style-name="P232"><text:s text:c="20"/>cur.execute("""</text:p>
      <text:p text:style-name="P232"><text:s text:c="24"/>UPDATE Tasks</text:p>
      <text:p text:style-name="P232"><text:s text:c="24"/>SET due_date = %s</text:p>
      <text:p text:style-name="P232"><text:s text:c="24"/>WHERE id = %s</text:p>
      <text:p text:style-name="P232"><text:s text:c="20"/>""", (due_date, task_id))</text:p>
      <text:p text:style-name="P232"/>
      <text:p text:style-name="P232"><text:s text:c="20"/>cur.execute("DELETE FROM Subtasks WHERE task_id = %s", (task_id,))</text:p>
      <text:p text:style-name="P232"><text:s text:c="20"/>for subtask in task.get('subtasks', []):</text:p>
      <text:p text:style-name="P232"><text:s text:c="24"/>cur.execute("""</text:p>
      <text:p text:style-name="P232"><text:s text:c="28"/>INSERT INTO Subtasks (task_id, description, completed, st_index)</text:p>
      <text:p text:style-name="P232"><text:s text:c="28"/>VALUES (%s, %s, %s, %s)</text:p>
      <text:p text:style-name="P232"><text:s text:c="24"/>""", (task_id, subtask['description'], subtask['completed'], subtask['index']))</text:p>
      <text:p text:style-name="P232"/>
      <text:p text:style-name="P232"><text:s text:c="20"/>self.update_notetags(cur, note_id, tags)</text:p>
      <text:p text:style-name="P232"/>
      <text:p text:style-name="P232"><text:s text:c="20"/>self.tokenize(note_id, title, content, subtasks)</text:p>
      <text:p text:style-name="P232"><text:s text:c="20"/>self.conn.commit()</text:p>
      <text:p text:style-name="P232"/>
      <text:p text:style-name="P232"><text:s text:c="20"/>return jsonify({'message': 'Task updated successfully', 'data': None}), 200</text:p>
      <text:p text:style-name="P232"><text:s text:c="12"/>except Exception as e:</text:p>
      <text:p text:style-name="P232"><text:s text:c="16"/>self.conn.rollback()</text:p>
      <text:p text:style-name="P232"><text:s text:c="16"/>print(f"An error occurred: {e}")</text:p>
      <text:p text:style-name="P232"><text:s text:c="16"/>raise</text:p>
      <text:p text:style-name="P232"><text:s text:c="12"/>finally:</text:p>
      <text:p text:style-name="P232"><text:s text:c="16"/>cur.close()</text:p>
      <text:list text:continue-numbering="true" text:style-name="L1">
        <text:list-item>
          <text:list>
            <text:list-item>
              <text:list>
                <text:list-item>
                  <text:list>
                    <text:list-header>
                      <text:p text:style-name="P227"/>
                    </text:list-header>
                  </text:list>
                </text:list-item>
              </text:list>
            </text:list-item>
          </text:list>
        </text:list-item>
      </text:list>
      <text:p text:style-name="P237"><text:span text:style-name="Strong_20_Emphasis"><text:span text:style-name="T95">The data is received in a similar method: the user ID is retrieved and the data is validated using a schema mentioned above. However, when updating tasks, </text:span></text:span><text:span text:style-name="Strong_20_Emphasis"><text:span text:style-name="T96">a special function runs to verify that the task and subtask being altered indeed belong to the user that tries to alter them, to avoid any mishaps or attacks:<text:line-break/><text:line-break/></text:span></text:span><text:span text:style-name="Strong_20_Emphasis"><text:span text:style-name="T118">def verify_subtask_ownership(user_id, subtask_id, cur):</text:span></text:span></text:p>
      <text:p text:style-name="P237"><text:span text:style-name="Strong_20_Emphasis"><text:span text:style-name="T115"><text:s text:c="4"/>cur.execute("""</text:span></text:span></text:p>
      <text:p text:style-name="P237"><text:span text:style-name="Strong_20_Emphasis"><text:span text:style-name="T115"><text:s text:c="8"/>SELECT st.id</text:span></text:span></text:p>
      <text:p text:style-name="P237"><text:span text:style-name="Strong_20_Emphasis"><text:span text:style-name="T115"><text:s text:c="8"/>FROM Subtasks st</text:span></text:span></text:p>
      <text:p text:style-name="P237"><text:span text:style-name="Strong_20_Emphasis"><text:span text:style-name="T115"><text:s text:c="8"/>JOIN Tasks t ON st.task_id = t.id</text:span></text:span></text:p>
      <text:p text:style-name="P237"><text:span text:style-name="Strong_20_Emphasis"><text:span text:style-name="T115"><text:s text:c="8"/>JOIN Notes n ON t.note_id = n.id</text:span></text:span></text:p>
      <text:p text:style-name="P237"><text:span text:style-name="Strong_20_Emphasis"><text:span text:style-name="T115"><text:s text:c="8"/>WHERE st.id = %s AND n.user_id = %s</text:span></text:span></text:p>
      <text:p text:style-name="P237"><text:span text:style-name="Strong_20_Emphasis"><text:span text:style-name="T115"><text:s text:c="4"/>""", (subtask_id, user_id))</text:span></text:span></text:p>
      <text:p text:style-name="P237"><text:soft-page-break/><text:span text:style-name="Strong_20_Emphasis"><text:span text:style-name="T115"><text:s text:c="4"/>return cur.fetchone() is not None</text:span></text:span></text:p>
      <text:p text:style-name="P237"><text:span text:style-name="Strong_20_Emphasis"><text:span text:style-name="T115"/></text:span></text:p>
      <text:p text:style-name="P237"><text:span text:style-name="Strong_20_Emphasis"><text:span text:style-name="T115">def verify_task_ownership(user_id, task_id, cur):</text:span></text:span></text:p>
      <text:p text:style-name="P237"><text:span text:style-name="Strong_20_Emphasis"><text:span text:style-name="T115"><text:s text:c="4"/></text:span></text:span></text:p>
      <text:p text:style-name="P237"><text:span text:style-name="Strong_20_Emphasis"><text:span text:style-name="T115"><text:s text:c="4"/>query = """</text:span></text:span></text:p>
      <text:p text:style-name="P237"><text:span text:style-name="Strong_20_Emphasis"><text:span text:style-name="T115"><text:s text:c="4"/>SELECT Notes.user_id</text:span></text:span></text:p>
      <text:p text:style-name="P237"><text:span text:style-name="Strong_20_Emphasis"><text:span text:style-name="T115"><text:s text:c="4"/>FROM Tasks</text:span></text:span></text:p>
      <text:p text:style-name="P237"><text:span text:style-name="Strong_20_Emphasis"><text:span text:style-name="T115"><text:s text:c="4"/>JOIN Notes ON Tasks.note_id = Notes.id</text:span></text:span></text:p>
      <text:p text:style-name="P237"><text:span text:style-name="Strong_20_Emphasis"><text:span text:style-name="T115"><text:s text:c="4"/>WHERE Tasks.id = %s</text:span></text:span></text:p>
      <text:p text:style-name="P237"><text:span text:style-name="Strong_20_Emphasis"><text:span text:style-name="T115"><text:s text:c="4"/>"""</text:span></text:span></text:p>
      <text:p text:style-name="P237"><text:span text:style-name="Strong_20_Emphasis"><text:span text:style-name="T115"><text:s text:c="4"/>cur.execute(query, (task_id,))</text:span></text:span></text:p>
      <text:p text:style-name="P237"><text:span text:style-name="Strong_20_Emphasis"><text:span text:style-name="T115"><text:s text:c="4"/>result = cur.fetchone()</text:span></text:span></text:p>
      <text:p text:style-name="P237"><text:span text:style-name="Strong_20_Emphasis"><text:span text:style-name="T115"/></text:span></text:p>
      <text:p text:style-name="P237"><text:span text:style-name="Strong_20_Emphasis"><text:span text:style-name="T115"><text:s text:c="4"/>if (len(result)&lt;1) or (result['user_id'] != user_id):</text:span></text:span></text:p>
      <text:p text:style-name="P237"><text:span text:style-name="Strong_20_Emphasis"><text:span text:style-name="T115"><text:s text:c="8"/>print("False")</text:span></text:span></text:p>
      <text:p text:style-name="P237"><text:span text:style-name="Strong_20_Emphasis"><text:span text:style-name="T115"><text:s text:c="8"/>return False</text:span></text:span></text:p>
      <text:p text:style-name="P237"><text:span text:style-name="Strong_20_Emphasis"><text:span text:style-name="T115"><text:s text:c="4"/>return True</text:span></text:span><text:span text:style-name="Strong_20_Emphasis"><text:span text:style-name="T89"><text:line-break/></text:span></text:span><text:span text:style-name="Strong_20_Emphasis"><text:span text:style-name="T103"><text:line-break/></text:span></text:span><text:span text:style-name="Strong_20_Emphasis"><text:span text:style-name="T98">The function works by checking if the task or subtask exist in the database and if the stored user id is the same as the provided user id. Similar functions exist for every note type. If the ownership is verified, SQL queries run to update the corresponding Note, Task and Subtask records for a specific note</text:span></text:span><text:span text:style-name="Strong_20_Emphasis"><text:span text:style-name="T103">. </text:span></text:span><text:span text:style-name="Strong_20_Emphasis"><text:span text:style-name="T106">Finally, corresponding tags are updated, user content is sent for tokenization and a success code is returned.</text:span></text:span></text:p>
      <text:p text:style-name="P75"><text:span text:style-name="Strong_20_Emphasis"><text:span text:style-name="T102"/></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wiss" style:font-pitch="variable"/>
    <style:font-face style:name="Arial3" svg:font-family="Arial" style:font-family-generic="system" style:font-pitch="variable"/>
    <style:font-face style:name="Arial4" svg:font-family="Arial" style:font-adornments="Bold" style:font-family-generic="swiss" style:font-pitch="variable"/>
    <style:font-face style:name="Arial5" svg:font-family="Arial, sans-serif"/>
    <style:font-face style:name="Arial6" svg:font-family="Arial, sans-serif" style:font-family-generic="swiss" style:font-pitch="variable"/>
    <style:font-face style:name="Consolas" svg:font-family="Consolas" style:font-family-generic="modern" style:font-pitch="fixed"/>
    <style:font-face style:name="Consolas1" svg:font-family="Consolas" style:font-family-generic="swiss" style:font-pitch="fixed"/>
    <style:font-face style:name="Consolas2" svg:font-family="Consolas, 'Courier New', monospace"/>
    <style:font-face style:name="Consolas3" svg:font-family="Consolas, 'Courier New', monospace" style:font-family-generic="modern" style:font-pitch="fixed"/>
    <style:font-face style:name="Consolas4" svg:font-family="Consolas, 'Courier New', monospace" style:font-adornments="Regular"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arial" svg:font-family="arial" style:font-family-generic="swiss"/>
    <style:font-face style:name="consolas" svg:font-family="consolas" style:font-family-generic="modern" style:font-pitch="fixed"/>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SimSun1" style:font-size-asian="10.5pt" style:language-asian="zh" style:country-asian="CN" style:font-name-complex="Arial3"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GB" style:letter-kerning="true" style:font-name-asian="NSimSun1" style:font-size-asian="10.5pt" style:language-asian="zh" style:country-asian="CN" style:font-name-complex="Arial3"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master-page-name="">
      <style:paragraph-properties fo:margin-top="0.21cm" fo:margin-bottom="0.21cm" style:contextual-spacing="false" fo:text-align="start" style:justify-single-word="false" style:page-number="auto" fo:keep-with-next="always"/>
      <style:text-properties style:font-name="Arial4" fo:font-family="Arial" style:font-style-name="Bold" style:font-family-generic="swiss" style:font-pitch="variable" fo:font-size="14pt" fo:font-weight="bold" style:letter-kerning="false" style:font-name-asian="Microsoft YaHei" style:font-family-asian="'Microsoft YaHei'" style:font-family-generic-asian="system" style:font-pitch-asian="variable" style:font-size-asian="14pt" style:font-name-complex="Arial3"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3" style:font-family-complex="Arial"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Arial3" style:font-family-complex="Arial"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NSimSun1" style:font-family-asian="NSimSun" style:font-family-generic-asian="system" style:font-pitch-asian="variable" style:font-size-asian="10pt" style:font-weight-asian="bold" style:font-name-complex="Arial3" style:font-family-complex="Arial" style:font-family-generic-complex="system" style:font-pitch-complex="variable" style:font-size-complex="10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4" style:display-name="Contents 4" style:family="paragraph" style:parent-style-name="Index" style:class="index">
      <style:paragraph-properties fo:margin-left="1.499cm" fo:text-indent="0cm" style:auto-text-indent="false">
        <style:tab-stops>
          <style:tab-stop style:position="15.501cm" style:type="right" style:leader-style="dotted" style:leader-text="."/>
        </style:tab-stops>
      </style:paragraph-properties>
    </style:style>
    <style:style style:name="Contents_20_10" style:display-name="Contents 10" style:family="paragraph" style:parent-style-name="Index" style:class="index">
      <style:paragraph-properties fo:margin-left="4.5cm" fo:text-indent="0cm" style:auto-text-indent="false">
        <style:tab-stops>
          <style:tab-stop style:position="12.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Code" style:family="paragraph" style:parent-style-name="Standard" style:master-page-name="">
      <style:paragraph-properties style:page-number="auto"/>
      <style:text-properties fo:color="#999999" loext:opacity="100%" style:font-name="Consolas4" fo:font-family="Consolas, 'Courier New', monospace" style:font-style-name="Regular" style:font-family-generic="modern" style:font-pitch="fixed"/>
    </style:style>
    <style:style style:name="Numbering_20_Symbols" style:display-name="Numbering Symbols" style:family="text">
      <style:text-properties fo:font-variant="normal" fo:text-transform="none" fo:color="#000000" loext:opacity="100%" style:text-line-through-style="none" style:text-line-through-type="none" style:font-name="Arial5" fo:font-family="Arial, sans-serif" fo:font-size="14pt" fo:font-style="normal" style:text-underline-style="none" fo:font-weight="bold" officeooo:rsid="001b6a6c" style:text-blinking="false" fo:background-color="transparent"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fo:font-variant="normal" fo:text-transform="none" style:text-line-through-style="none" style:text-line-through-type="none" style:font-name="Arial" fo:font-family="Arial" style:font-family-generic="roman" style:font-pitch="variable" fo:font-size="14pt" fo:font-style="normal" fo:font-weight="bold" style:font-size-asian="14pt" style:font-style-asian="normal" style:font-weight-asian="bold" style:font-size-complex="14pt" style:font-weight-complex="bold"/>
    </style:style>
    <style:style style:name="ListLabel_20_11" style:display-name="ListLabel 11" style:family="text">
      <style:text-properties fo:font-variant="normal" fo:text-transform="none" style:text-line-through-style="none" style:text-line-through-type="none" style:font-name="Arial" fo:font-family="Arial" style:font-family-generic="roman" style:font-pitch="variable" fo:font-size="14pt" fo:font-style="normal" fo:font-weight="bold" style:font-size-asian="14pt" style:font-style-asian="normal" style:font-weight-asian="bold" style:font-size-complex="14pt" style:font-weight-complex="bold"/>
    </style:style>
    <style:style style:name="ListLabel_20_12" style:display-name="ListLabel 12" style:family="text">
      <style:text-properties fo:font-variant="normal" fo:text-transform="none" style:text-line-through-style="none" style:text-line-through-type="none" style:font-name="Arial" fo:font-family="Arial" style:font-family-generic="roman" style:font-pitch="variable" fo:font-size="14pt" fo:font-style="normal" fo:font-weight="bold" style:font-size-asian="14pt" style:font-style-asian="normal" style:font-weight-asian="bold" style:font-size-complex="14pt" style:font-weight-complex="bold"/>
    </style:style>
    <style:style style:name="ListLabel_20_13" style:display-name="ListLabel 13" style:family="text">
      <style:text-properties fo:font-variant="normal" fo:text-transform="none" style:text-line-through-style="none" style:text-line-through-type="none" style:font-name="Arial" fo:font-family="Arial" style:font-family-generic="roman" style:font-pitch="variable" fo:font-size="14pt" fo:font-style="normal" fo:font-weight="bold" style:font-size-asian="14pt" style:font-style-asian="normal" style:font-weight-asian="bold" style:font-size-complex="14pt" style:font-weight-complex="bold"/>
    </style:style>
    <style:style style:name="ListLabel_20_14" style:display-name="ListLabel 14" style:family="text">
      <style:text-properties fo:font-variant="normal" fo:text-transform="none" style:text-line-through-style="none" style:text-line-through-type="none" style:font-name="Arial" fo:font-family="Arial" style:font-family-generic="roman" style:font-pitch="variable" fo:font-size="14pt" fo:font-style="normal" fo:font-weight="bold" style:font-size-asian="14pt" style:font-style-asian="normal" style:font-weight-asian="bold" style:font-size-complex="14pt" style:font-weight-complex="bold"/>
    </style:style>
    <style:style style:name="ListLabel_20_15" style:display-name="ListLabel 15" style:family="text">
      <style:text-properties fo:font-variant="normal" fo:text-transform="none" style:text-line-through-style="none" style:text-line-through-type="none" style:font-name="Arial" fo:font-family="Arial" style:font-family-generic="roman" style:font-pitch="variable" fo:font-size="14pt" fo:font-style="normal" fo:font-weight="bold" style:font-size-asian="14pt" style:font-style-asian="normal" style:font-weight-asian="bold" style:font-size-complex="14pt" style:font-weight-complex="bold"/>
    </style:style>
    <style:style style:name="ListLabel_20_16" style:display-name="ListLabel 16" style:family="text">
      <style:text-properties fo:font-variant="normal" fo:text-transform="none" style:text-line-through-style="none" style:text-line-through-type="none" style:font-name="Arial" fo:font-family="Arial" style:font-family-generic="roman" style:font-pitch="variable" fo:font-size="14pt" fo:font-style="normal" fo:font-weight="bold" style:font-size-asian="14pt" style:font-style-asian="normal" style:font-weight-asian="bold" style:font-size-complex="14pt" style:font-weight-complex="bold"/>
    </style:style>
    <style:style style:name="ListLabel_20_17" style:display-name="ListLabel 17" style:family="text">
      <style:text-properties fo:font-variant="normal" fo:text-transform="none" style:text-line-through-style="none" style:text-line-through-type="none" style:font-name="Arial" fo:font-family="Arial" style:font-family-generic="roman" style:font-pitch="variable" fo:font-size="14pt" fo:font-style="normal" fo:font-weight="bold" style:font-size-asian="14pt" style:font-style-asian="normal" style:font-weight-asian="bold" style:font-size-complex="14pt" style:font-weight-complex="bold"/>
    </style:style>
    <style:style style:name="ListLabel_20_18" style:display-name="ListLabel 18" style:family="text">
      <style:text-properties fo:font-variant="normal" fo:text-transform="none" style:text-line-through-style="none" style:text-line-through-type="none" style:font-name="Arial" fo:font-family="Arial" style:font-family-generic="roman" style:font-pitch="variable" fo:font-size="14pt" fo:font-style="normal" fo:font-weight="bold" style:font-size-asian="14pt" style:font-style-asian="normal" style:font-weight-asian="bold" style:font-size-complex="14pt" style:font-weight-complex="bold"/>
    </style:style>
    <style:style style:name="Index_20_Link" style:display-name="Index Link"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loext:num-list-format="%1%.%2%"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2" loext:num-list-format="%1%.%2%.%3%." style:num-suffix="."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4" text:style-name="ListLabel_20_13" loext:num-list-format="%1%.%2%.%3%.%4%" style:num-format="1" text:display-levels="4">
        <style:list-level-properties text:list-level-position-and-space-mode="label-alignment">
          <style:list-level-label-alignment text:label-followed-by="listtab" fo:text-indent="-0.635cm" fo:margin-left="3.175cm"/>
        </style:list-level-properties>
      </text:list-level-style-number>
      <text:list-level-style-number text:level="5" text:style-name="ListLabel_20_14" loext:num-list-format="%1%.%2%.%3%.%4%.%5%" style:num-format="1" text:display-levels="5">
        <style:list-level-properties text:list-level-position-and-space-mode="label-alignment">
          <style:list-level-label-alignment text:label-followed-by="listtab" fo:text-indent="-0.635cm" fo:margin-left="3.81cm"/>
        </style:list-level-properties>
      </text:list-level-style-number>
      <text:list-level-style-number text:level="6" text:style-name="ListLabel_20_15" loext:num-list-format="%1%.%2%.%3%.%4%.%5%.%6%" style:num-format="1" text:display-levels="6">
        <style:list-level-properties text:list-level-position-and-space-mode="label-alignment">
          <style:list-level-label-alignment text:label-followed-by="listtab" fo:text-indent="-0.635cm" fo:margin-left="4.445cm"/>
        </style:list-level-properties>
      </text:list-level-style-number>
      <text:list-level-style-number text:level="7" text:style-name="ListLabel_20_16" loext:num-list-format="%1%.%2%.%3%.%4%.%5%.%6%.%7%" style:num-format="1" text:display-levels="7">
        <style:list-level-properties text:list-level-position-and-space-mode="label-alignment">
          <style:list-level-label-alignment text:label-followed-by="listtab" fo:text-indent="-0.635cm" fo:margin-left="5.08cm"/>
        </style:list-level-properties>
      </text:list-level-style-number>
      <text:list-level-style-number text:level="8" text:style-name="ListLabel_20_17" loext:num-list-format="%1%.%2%.%3%.%4%.%5%.%6%.%7%.%8%" style:num-format="1" text:display-levels="8">
        <style:list-level-properties text:list-level-position-and-space-mode="label-alignment">
          <style:list-level-label-alignment text:label-followed-by="listtab" fo:text-indent="-0.635cm" fo:margin-left="5.715cm"/>
        </style:list-level-properties>
      </text:list-level-style-number>
      <text:list-level-style-number text:level="9" text:style-name="ListLabel_20_18" loext:num-list-format="%1%.%2%.%3%.%4%.%5%.%6%.%7%.%8%.%9%" style:num-format="1" text:display-levels="9">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201cm" fo:margin-left="0cm" fo:margin-right="0cm" fo:margin-top="0.101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2-25T09:07:38.415000000</meta:creation-date>
    <dc:date>2025-02-10T19:41:52.872000000</dc:date>
    <meta:editing-duration>PT3H14M37S</meta:editing-duration>
    <meta:editing-cycles>29</meta:editing-cycles>
    <meta:generator>LibreOffice/24.2.5.2$Windows_X86_64 LibreOffice_project/bffef4ea93e59bebbeaf7f431bb02b1a39ee8a59</meta:generator>
    <meta:document-statistic meta:table-count="0" meta:image-count="27" meta:object-count="4" meta:page-count="71" meta:paragraph-count="1165" meta:word-count="13909" meta:character-count="101965" meta:non-whitespace-character-count="79256"/>
  </office:meta>
</office:document-meta>
</file>

<file path=Object 1/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right-angled-axes="true"/>
    </style:style>
    <style:style style:name="ch4" style:family="chart" style:data-style-name="N0">
      <style:chart-properties chart:display-label="true" chart:logarithmic="false" chart:reverse-direction="tru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chart-properties chart:solid-type="cuboid"/>
      <style:graphic-properties draw:fill-color="#004586"/>
    </style:style>
    <style:style style:name="ch9" style:family="chart">
      <style:chart-properties chart:solid-type="cuboid"/>
      <style:graphic-properties draw:fill-color="#ff420e"/>
    </style:style>
    <style:style style:name="ch10" style:family="chart">
      <style:chart-properties chart:solid-type="cuboid"/>
      <style:graphic-properties draw:fill-color="#ffd320"/>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3.331cm" svg:height="7.501cm" xlink:href="." xlink:type="simple" chart:class="chart:circle" chart:style-name="ch1">
        <chart:legend chart:legend-position="end" svg:x="10.539cm" svg:y="2.953cm" style:legend-expansion="high" chart:style-name="ch2"/>
        <chart:plot-area chart:style-name="ch3" chart:data-source-has-labels="both" svg:x="0.35cm" svg:y="0.35cm" svg:width="9.839cm" svg:height="6.801cm">
          <chart:coordinate-region svg:x="1.869cm" svg:y="0.351cm" svg:width="6.8cm" svg:height="6.8cm"/>
          <chart:axis chart:dimension="x" chart:name="primary-x" chart:style-name="ch4" chartooo:axis-type="auto">
            <chartooo:date-scale/>
            <chart:categories table:cell-range-address="local-table.$A$2:.$A$4"/>
          </chart:axis>
          <chart:axis chart:dimension="y" chart:name="primary-y" chart:style-name="ch5">
            <chart:grid chart:style-name="ch6" chart:class="major"/>
          </chart:axis>
          <chart:series chart:style-name="ch7" chart:values-cell-range-address="local-table.$B$2:.$B$4" chart:label-cell-address="local-table.$B$1" chart:class="chart:circle">
            <chart:data-point chart:style-name="ch8"/>
            <chart:data-point chart:style-name="ch9"/>
            <chart:data-point chart:style-name="ch10"/>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1</text:p>
              </table:table-cell>
            </table:table-row>
          </table:table-header-rows>
          <table:table-rows>
            <table:table-row>
              <table:table-cell office:value-type="string">
                <text:p>Paper-based</text:p>
              </table:table-cell>
              <table:table-cell office:value-type="float" office:value="40">
                <text:p>40</text:p>
              </table:table-cell>
            </table:table-row>
            <table:table-row>
              <table:table-cell office:value-type="string">
                <text:p>Digital</text:p>
              </table:table-cell>
              <table:table-cell office:value-type="float" office:value="50">
                <text:p>50</text:p>
              </table:table-cell>
            </table:table-row>
            <table:table-row>
              <table:table-cell office:value-type="string">
                <text:p>Both</text:p>
              </table:table-cell>
              <table:table-cell office:value-type="float" office:value="3.1">
                <text:p>3.1</text:p>
              </table:table-cell>
            </table:table-row>
          </table:table-rows>
        </table:table>
      </chart:chart>
    </office:chart>
  </office:body>
</office:document-content>
</file>

<file path=Object 1/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24.2.5.2$Windows_X86_64 LibreOffice_project/bffef4ea93e59bebbeaf7f431bb02b1a39ee8a59</meta:generator>
  </office:meta>
</office:document-meta>
</file>

<file path=Object 1/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office:document-styles>
</file>

<file path=Object 2/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0">
      <number:number number:min-integer-digits="1"/>
    </number:number-style>
    <number:date-style style:name="N10036" number:language="en" number:country="GB"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include-hidden-cells="false" chart:auto-position="true" chart:auto-size="true" chart:treat-empty-cells="leave-gap" chart:right-angled-axes="true"/>
    </style:style>
    <style:style style:name="ch3" style:family="chart" style:data-style-name="N10036">
      <style:chart-properties chart:display-label="true" chart:logarithmic="false" chart:origin="1"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reverse-direction="false" text:line-break="false" loext:try-staggering-first="false" chart:label-arrangement="side-by-side" chart:link-data-style-to-source="true" chart:axis-position="1"/>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5.998cm" svg:height="8.999cm" xlink:href="." xlink:type="simple" chart:class="chart:bar" chart:style-name="ch1">
        <chart:plot-area chart:style-name="ch2" chart:data-source-has-labels="both" svg:x="0.319cm" svg:y="0.179cm" svg:width="15.36cm" svg:height="8.641cm">
          <chart:coordinate-region svg:x="1.059cm" svg:y="0.378cm" svg:width="14.62cm" svg:height="5.012cm"/>
          <chart:axis chart:dimension="x" chart:name="primary-x" chart:style-name="ch3" chartooo:axis-type="auto">
            <chartooo:date-scale/>
            <chart:categories table:cell-range-address="local-table.$A$2:.$A$5"/>
          </chart:axis>
          <chart:axis chart:dimension="y" chart:name="primary-y" chart:style-name="ch4">
            <chart:grid chart:style-name="ch5" chart:class="major"/>
          </chart:axis>
          <chart:series chart:style-name="ch6" chart:values-cell-range-address="local-table.$B$2:.$B$5" chart:label-cell-address="local-table.$B$1" chart:class="chart:bar">
            <chart:data-point chart:repeated="4"/>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1</text:p>
              </table:table-cell>
            </table:table-row>
          </table:table-header-rows>
          <table:table-rows>
            <table:table-row>
              <table:table-cell office:value-type="string">
                <text:p>Easy organisation</text:p>
              </table:table-cell>
              <table:table-cell office:value-type="float" office:value="0.8">
                <text:p>0.8</text:p>
              </table:table-cell>
            </table:table-row>
            <table:table-row>
              <table:table-cell office:value-type="string">
                <text:p>Cross-platform access</text:p>
              </table:table-cell>
              <table:table-cell office:value-type="float" office:value="0.7">
                <text:p>0.7</text:p>
              </table:table-cell>
            </table:table-row>
            <table:table-row>
              <table:table-cell office:value-type="string">
                <text:p>Tracking and visualisation</text:p>
              </table:table-cell>
              <table:table-cell office:value-type="float" office:value="0.6">
                <text:p>0.6</text:p>
              </table:table-cell>
            </table:table-row>
            <table:table-row>
              <table:table-cell office:value-type="string">
                <text:p>Simple interface</text:p>
              </table:table-cell>
              <table:table-cell office:value-type="float" office:value="0.85">
                <text:p>0.85</text:p>
              </table:table-cell>
            </table:table-row>
          </table:table-rows>
        </table:table>
      </chart:chart>
    </office:chart>
  </office:body>
</office:document-content>
</file>

<file path=Object 2/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24.2.5.2$Windows_X86_64 LibreOffice_project/bffef4ea93e59bebbeaf7f431bb02b1a39ee8a59</meta:generator>
  </office:meta>
</office:document-meta>
</file>

<file path=Object 2/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office:document-styles>
</file>

<file path=Object 3/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right-angled-axes="true"/>
    </style:style>
    <style:style style:name="ch4" style:family="chart" style:data-style-name="N0">
      <style:chart-properties chart:display-label="true" chart:logarithmic="false" chart:reverse-direction="tru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8" style:family="chart">
      <style:chart-properties chart:solid-type="cuboid"/>
      <style:graphic-properties draw:fill-color="#004586"/>
    </style:style>
    <style:style style:name="ch9" style:family="chart">
      <style:chart-properties chart:solid-type="cuboid"/>
      <style:graphic-properties draw:fill-color="#ff420e"/>
    </style:style>
    <style:style style:name="ch10" style:family="chart">
      <style:chart-properties chart:solid-type="cuboid"/>
      <style:graphic-properties draw:fill-color="#ffd320"/>
    </style:style>
    <style:style style:name="ch11" style:family="chart">
      <style:chart-properties chart:solid-type="cuboid"/>
      <style:graphic-properties draw:fill-color="#579d1c"/>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5.998cm" svg:height="8.999cm" xlink:href="." xlink:type="simple" chart:class="chart:circle" chart:style-name="ch1">
        <chart:legend chart:legend-position="end" svg:x="11.168cm" svg:y="3.254cm" style:legend-expansion="high" chart:style-name="ch2"/>
        <chart:plot-area chart:style-name="ch3" chart:data-source-has-labels="both" svg:x="0.35cm" svg:y="0.35cm" svg:width="10.468cm" svg:height="8.299cm">
          <chart:coordinate-region svg:x="1.435cm" svg:y="0.351cm" svg:width="8.298cm" svg:height="8.298cm"/>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circle">
            <chart:data-point chart:style-name="ch8"/>
            <chart:data-point chart:style-name="ch9"/>
            <chart:data-point chart:style-name="ch10"/>
            <chart:data-point chart:style-name="ch11"/>
          </chart:series>
          <chart:wall chart:style-name="ch12"/>
          <chart:floor chart:style-name="ch13"/>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3</text:p>
              </table:table-cell>
            </table:table-row>
          </table:table-header-rows>
          <table:table-rows>
            <table:table-row>
              <table:table-cell office:value-type="string">
                <text:p>Lack of organisation</text:p>
              </table:table-cell>
              <table:table-cell office:value-type="float" office:value="5">
                <text:p>5</text:p>
              </table:table-cell>
            </table:table-row>
            <table:table-row>
              <table:table-cell office:value-type="string">
                <text:p>Difficulties in tracking progress</text:p>
              </table:table-cell>
              <table:table-cell office:value-type="float" office:value="3">
                <text:p>3</text:p>
              </table:table-cell>
            </table:table-row>
            <table:table-row>
              <table:table-cell office:value-type="string">
                <text:p>It is too complicated</text:p>
              </table:table-cell>
              <table:table-cell office:value-type="float" office:value="1">
                <text:p>1</text:p>
              </table:table-cell>
            </table:table-row>
            <table:table-row>
              <table:table-cell office:value-type="string">
                <text:p>Laziness</text:p>
              </table:table-cell>
              <table:table-cell office:value-type="float" office:value="1">
                <text:p>1</text:p>
              </table:table-cell>
            </table:table-row>
          </table:table-rows>
        </table:table>
      </chart:chart>
    </office:chart>
  </office:body>
</office:document-content>
</file>

<file path=Object 3/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24.2.5.2$Windows_X86_64 LibreOffice_project/bffef4ea93e59bebbeaf7f431bb02b1a39ee8a59</meta:generator>
  </office:meta>
</office:document-meta>
</file>

<file path=Object 3/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office:document-styles>
</file>

<file path=Object 4/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right-angled-axes="true"/>
    </style:style>
    <style:style style:name="ch4" style:family="chart" style:data-style-name="N0">
      <style:chart-properties chart:display-label="true" chart:logarithmic="false" chart:reverse-direction="tru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8" style:family="chart">
      <style:chart-properties chart:solid-type="cuboid"/>
      <style:graphic-properties draw:fill-color="#004586"/>
    </style:style>
    <style:style style:name="ch9" style:family="chart">
      <style:chart-properties chart:solid-type="cuboid"/>
      <style:graphic-properties draw:fill-color="#ff420e"/>
    </style:style>
    <style:style style:name="ch10" style:family="chart">
      <style:chart-properties chart:solid-type="cuboid"/>
      <style:graphic-properties draw:fill-color="#ffd320"/>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8cm" svg:height="8.999cm" xlink:href="." xlink:type="simple" chart:class="chart:circle" chart:style-name="ch1">
        <chart:legend chart:legend-position="end" svg:x="12.663cm" svg:y="3.702cm" style:legend-expansion="high" chart:style-name="ch2"/>
        <chart:plot-area chart:style-name="ch3" chart:data-source-has-labels="both" svg:x="0.35cm" svg:y="0.35cm" svg:width="11.963cm" svg:height="8.299cm">
          <chart:coordinate-region svg:x="2.182cm" svg:y="0.351cm" svg:width="8.298cm" svg:height="8.298cm"/>
          <chart:axis chart:dimension="x" chart:name="primary-x" chart:style-name="ch4" chartooo:axis-type="auto">
            <chartooo:date-scale/>
            <chart:categories table:cell-range-address="local-table.$A$2:.$A$4"/>
          </chart:axis>
          <chart:axis chart:dimension="y" chart:name="primary-y" chart:style-name="ch5">
            <chart:grid chart:style-name="ch6" chart:class="major"/>
          </chart:axis>
          <chart:series chart:style-name="ch7" chart:values-cell-range-address="local-table.$B$2:.$B$4" chart:label-cell-address="local-table.$B$1" chart:class="chart:circle">
            <chart:data-point chart:style-name="ch8"/>
            <chart:data-point chart:style-name="ch9"/>
            <chart:data-point chart:style-name="ch10"/>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3</text:p>
              </table:table-cell>
            </table:table-row>
          </table:table-header-rows>
          <table:table-rows>
            <table:table-row>
              <table:table-cell office:value-type="string">
                <text:p>Very likely</text:p>
              </table:table-cell>
              <table:table-cell office:value-type="float" office:value="7">
                <text:p>7</text:p>
              </table:table-cell>
            </table:table-row>
            <table:table-row>
              <table:table-cell office:value-type="string">
                <text:p>Somewhat likely</text:p>
              </table:table-cell>
              <table:table-cell office:value-type="float" office:value="2">
                <text:p>2</text:p>
              </table:table-cell>
            </table:table-row>
            <table:table-row>
              <table:table-cell office:value-type="string">
                <text:p>Unlikely</text:p>
              </table:table-cell>
              <table:table-cell office:value-type="float" office:value="1">
                <text:p>1</text:p>
              </table:table-cell>
            </table:table-row>
          </table:table-rows>
        </table:table>
      </chart:chart>
    </office:chart>
  </office:body>
</office:document-content>
</file>

<file path=Object 4/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24.2.5.2$Windows_X86_64 LibreOffice_project/bffef4ea93e59bebbeaf7f431bb02b1a39ee8a59</meta:generator>
  </office:meta>
</office:document-meta>
</file>

<file path=Object 4/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office:document-styles>
</file>